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00.7mm" svg:height="112.9mm" svg:x="231.35mm" svg:y="24.33mm">
            <loext:p draw:notify-on-update-of-ranges="Planilha1.A1:Planilha1.A1 Planilha1.A2:Planilha1.A501 Planilha1.B1:Planilha1.B1 Planilha1.B2:Planilha1.B501 Planilha1.C1:Planilha1.C1 Planilha1.C2:Planilha1.C501 Planilha1.D1:Planilha1.D1 Planilha1.D2:Planilha1.D501 Planilha1.E1:Planilha1.E1 Planilha1.E2:Planilha1.E501 Planilha1.F1:Planilha1.F1 Planilha1.F2:Planilha1.F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eps = 1,2</text:p>
          </table:table-cell>
          <table:table-cell office:value-type="string" calcext:value-type="string">
            <text:p>Eps = 1,3</text:p>
          </table:table-cell>
          <table:table-cell office:value-type="string" calcext:value-type="string">
            <text:p>Eps = 1,4</text:p>
          </table:table-cell>
          <table:table-cell office:value-type="string" calcext:value-type="string">
            <text:p>Eps = 1,5</text:p>
          </table:table-cell>
          <table:table-cell office:value-type="string" calcext:value-type="string">
            <text:p>Eps = 1,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6840138456357" calcext:value-type="float">
            <text:p>-0,1168401385</text:p>
          </table:table-cell>
          <table:table-cell office:value-type="float" office:value="-0.0986172781459544" calcext:value-type="float">
            <text:p>-0,0986172781</text:p>
          </table:table-cell>
          <table:table-cell office:value-type="float" office:value="-0.0693399441247306" calcext:value-type="float">
            <text:p>-0,0693399441</text:p>
          </table:table-cell>
          <table:table-cell office:value-type="float" office:value="-0.13934547966484" calcext:value-type="float">
            <text:p>-0,1393454797</text:p>
          </table:table-cell>
          <table:table-cell office:value-type="float" office:value="-0.0792178845983412" calcext:value-type="float">
            <text:p>-0,079217884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65388925267199" calcext:value-type="float">
            <text:p>0,0653889253</text:p>
          </table:table-cell>
          <table:table-cell office:value-type="float" office:value="0.0747413102224752" calcext:value-type="float">
            <text:p>0,0747413102</text:p>
          </table:table-cell>
          <table:table-cell office:value-type="float" office:value="0.0704228224240646" calcext:value-type="float">
            <text:p>0,0704228224</text:p>
          </table:table-cell>
          <table:table-cell office:value-type="float" office:value="0.0633410485038373" calcext:value-type="float">
            <text:p>0,0633410485</text:p>
          </table:table-cell>
          <table:table-cell office:value-type="float" office:value="0.0919651865973525" calcext:value-type="float">
            <text:p>0,091965186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851757493945292" calcext:value-type="float">
            <text:p>0,0851757494</text:p>
          </table:table-cell>
          <table:table-cell office:value-type="float" office:value="0.092607911582077" calcext:value-type="float">
            <text:p>0,0926079116</text:p>
          </table:table-cell>
          <table:table-cell office:value-type="float" office:value="0.0825873651271418" calcext:value-type="float">
            <text:p>0,0825873651</text:p>
          </table:table-cell>
          <table:table-cell office:value-type="float" office:value="0.0659802492005328" calcext:value-type="float">
            <text:p>0,0659802492</text:p>
          </table:table-cell>
          <table:table-cell office:value-type="float" office:value="0.0738981200275464" calcext:value-type="float">
            <text:p>0,073898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447476965519339" calcext:value-type="float">
            <text:p>0,0447476966</text:p>
          </table:table-cell>
          <table:table-cell office:value-type="float" office:value="0.0683793654564206" calcext:value-type="float">
            <text:p>0,0683793655</text:p>
          </table:table-cell>
          <table:table-cell office:value-type="float" office:value="0.0710713611643143" calcext:value-type="float">
            <text:p>0,0710713612</text:p>
          </table:table-cell>
          <table:table-cell office:value-type="float" office:value="0.0679539891178097" calcext:value-type="float">
            <text:p>0,0679539891</text:p>
          </table:table-cell>
          <table:table-cell office:value-type="float" office:value="0.00605146162172409" calcext:value-type="float">
            <text:p>0,006051461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21577600747747" calcext:value-type="float">
            <text:p>0,1215776007</text:p>
          </table:table-cell>
          <table:table-cell office:value-type="float" office:value="0.179363671361285" calcext:value-type="float">
            <text:p>0,1793636714</text:p>
          </table:table-cell>
          <table:table-cell office:value-type="float" office:value="0.196037773825885" calcext:value-type="float">
            <text:p>0,1960377738</text:p>
          </table:table-cell>
          <table:table-cell table:number-columns-repeated="2" office:value-type="float" office:value="0.208813478202379" calcext:value-type="float">
            <text:p>0,2088134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5713182789761" calcext:value-type="float">
            <text:p>0,1557131828</text:p>
          </table:table-cell>
          <table:table-cell table:number-columns-repeated="2" office:value-type="float" office:value="0.195759570263783" calcext:value-type="float">
            <text:p>0,1957595703</text:p>
          </table:table-cell>
          <table:table-cell table:number-columns-repeated="2" office:value-type="float" office:value="0.192864595489876" calcext:value-type="float">
            <text:p>0,192864595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3" office:value-type="float" office:value="0.331860299418494" calcext:value-type="float">
            <text:p>0,3318602994</text:p>
          </table:table-cell>
          <table:table-cell office:value-type="float" office:value="0.276701811105881" calcext:value-type="float">
            <text:p>0,2767018111</text:p>
          </table:table-cell>
          <table:table-cell office:value-type="float" office:value="0.279069113671367" calcext:value-type="float">
            <text:p>0,279069113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371155507051086" calcext:value-type="float">
            <text:p>0,3711555071</text:p>
          </table:table-cell>
          <table:table-cell table:number-columns-repeated="3" office:value-type="float" office:value="0.389365574590625" calcext:value-type="float">
            <text:p>0,3893655746</text:p>
          </table:table-cell>
          <table:table-cell office:value-type="float" office:value="0.412903127352793" calcext:value-type="float">
            <text:p>0,412903127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214752583561492" calcext:value-type="float">
            <text:p>0,2147525836</text:p>
          </table:table-cell>
          <table:table-cell table:number-columns-repeated="2" office:value-type="float" office:value="0.236171683218696" calcext:value-type="float">
            <text:p>0,2361716832</text:p>
          </table:table-cell>
          <table:table-cell office:value-type="float" office:value="0.2763703869591" calcext:value-type="float">
            <text:p>0,276370387</text:p>
          </table:table-cell>
          <table:table-cell office:value-type="float" office:value="0.302070523148216" calcext:value-type="float">
            <text:p>0,302070523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219648121027126" calcext:value-type="float">
            <text:p>0,219648121</text:p>
          </table:table-cell>
          <table:table-cell table:number-columns-repeated="2" office:value-type="float" office:value="0.316350790371175" calcext:value-type="float">
            <text:p>0,3163507904</text:p>
          </table:table-cell>
          <table:table-cell office:value-type="float" office:value="0.180633660262383" calcext:value-type="float">
            <text:p>0,1806336603</text:p>
          </table:table-cell>
          <table:table-cell office:value-type="float" office:value="0.227936773240127" calcext:value-type="float">
            <text:p>0,2279367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345912501167848" calcext:value-type="float">
            <text:p>0,3459125012</text:p>
          </table:table-cell>
          <table:table-cell office:value-type="float" office:value="0.372712722964917" calcext:value-type="float">
            <text:p>0,372712723</text:p>
          </table:table-cell>
          <table:table-cell table:number-columns-repeated="2" office:value-type="float" office:value="0.408980522107062" calcext:value-type="float">
            <text:p>0,4089805221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303075916537285" calcext:value-type="float">
            <text:p>0,3030759165</text:p>
          </table:table-cell>
          <table:table-cell table:number-columns-repeated="2" office:value-type="float" office:value="0.342645409237236" calcext:value-type="float">
            <text:p>0,3426454092</text:p>
          </table:table-cell>
          <table:table-cell table:number-columns-repeated="2" office:value-type="float" office:value="0.358350115868868" calcext:value-type="float">
            <text:p>0,358350115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2" office:value-type="float" office:value="0.236411321919211" calcext:value-type="float">
            <text:p>0,2364113219</text:p>
          </table:table-cell>
          <table:table-cell office:value-type="float" office:value="0.264678415173815" calcext:value-type="float">
            <text:p>0,2646784152</text:p>
          </table:table-cell>
          <table:table-cell office:value-type="float" office:value="0.289506892708434" calcext:value-type="float">
            <text:p>0,2895068927</text:p>
          </table:table-cell>
          <table:table-cell office:value-type="float" office:value="0.290266509183185" calcext:value-type="float">
            <text:p>0,290266509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301506249307387" calcext:value-type="float">
            <text:p>0,3015062493</text:p>
          </table:table-cell>
          <table:table-cell table:number-columns-repeated="2" office:value-type="float" office:value="0.354525207129999" calcext:value-type="float">
            <text:p>0,3545252071</text:p>
          </table:table-cell>
          <table:table-cell office:value-type="float" office:value="0.225786070382776" calcext:value-type="float">
            <text:p>0,2257860704</text:p>
          </table:table-cell>
          <table:table-cell office:value-type="float" office:value="0.227408756143046" calcext:value-type="float">
            <text:p>0,227408756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395489568818986" calcext:value-type="float">
            <text:p>0,3954895688</text:p>
          </table:table-cell>
          <table:table-cell table:number-columns-repeated="2" office:value-type="float" office:value="0.363750155517948" calcext:value-type="float">
            <text:p>0,3637501555</text:p>
          </table:table-cell>
          <table:table-cell table:number-columns-repeated="2" office:value-type="float" office:value="0.314740288712016" calcext:value-type="float">
            <text:p>0,3147402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946760178062" calcext:value-type="float">
            <text:p>0,4669467602</text:p>
          </table:table-cell>
          <table:table-cell table:number-columns-repeated="4" office:value-type="float" office:value="0.492808825610632" calcext:value-type="float">
            <text:p>0,4928088256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 office:value-type="float" office:value="0.4882090273432" calcext:value-type="float">
            <text:p>0,4882090273</text:p>
          </table:table-cell>
          <table:table-cell table:number-columns-repeated="2" office:value-type="float" office:value="0.503888768367126" calcext:value-type="float">
            <text:p>0,5038887684</text:p>
          </table:table-cell>
          <table:table-cell office:value-type="float" office:value="0.502688867769262" calcext:value-type="float">
            <text:p>0,5026888678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4" office:value-type="float" office:value="0.378704709766734" calcext:value-type="float">
            <text:p>0,3787047098</text:p>
          </table:table-cell>
          <table:table-cell office:value-type="float" office:value="0.383895557603398" calcext:value-type="float">
            <text:p>0,3838955576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443164562717168" calcext:value-type="float">
            <text:p>0,4431645627</text:p>
          </table:table-cell>
          <table:table-cell office:value-type="float" office:value="0.461172094166817" calcext:value-type="float">
            <text:p>0,4611720942</text:p>
          </table:table-cell>
          <table:table-cell office:value-type="float" office:value="0.437675295184286" calcext:value-type="float">
            <text:p>0,4376752952</text:p>
          </table:table-cell>
          <table:table-cell office:value-type="float" office:value="0.442892468724633" calcext:value-type="float">
            <text:p>0,4428924687</text:p>
          </table:table-cell>
          <table:table-cell office:value-type="float" office:value="0.368536641151266" calcext:value-type="float">
            <text:p>0,3685366412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5" office:value-type="float" office:value="0.369072748346751" calcext:value-type="float">
            <text:p>0,3690727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1426965172406" calcext:value-type="float">
            <text:p>0,3614269652</text:p>
          </table:table-cell>
          <table:table-cell office:value-type="float" office:value="0.386028237697213" calcext:value-type="float">
            <text:p>0,3860282377</text:p>
          </table:table-cell>
          <table:table-cell table:number-columns-repeated="3" office:value-type="float" office:value="0.337330610006238" calcext:value-type="float">
            <text:p>0,33733061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390137619718641" calcext:value-type="float">
            <text:p>0,3901376197</text:p>
          </table:table-cell>
          <table:table-cell table:number-columns-repeated="3" office:value-type="float" office:value="0.416972061260181" calcext:value-type="float">
            <text:p>0,4169720613</text:p>
          </table:table-cell>
          <table:table-cell office:value-type="float" office:value="0.283514764259932" calcext:value-type="float">
            <text:p>0,283514764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5" office:value-type="float" office:value="0.363094808652438" calcext:value-type="float">
            <text:p>0,363094808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5" office:value-type="float" office:value="0.431095677147486" calcext:value-type="float">
            <text:p>0,431095677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429531334038743" calcext:value-type="float">
            <text:p>0,429531334</text:p>
          </table:table-cell>
          <table:table-cell table:number-columns-repeated="2" office:value-type="float" office:value="0.453332867079913" calcext:value-type="float">
            <text:p>0,4533328671</text:p>
          </table:table-cell>
          <table:table-cell table:number-columns-repeated="2" office:value-type="float" office:value="0.454549899711976" calcext:value-type="float">
            <text:p>0,4545498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141605617307" calcext:value-type="float">
            <text:p>0,3914160562</text:p>
          </table:table-cell>
          <table:table-cell table:number-columns-repeated="4" office:value-type="float" office:value="0.397739070714627" calcext:value-type="float">
            <text:p>0,397739070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5" office:value-type="float" office:value="0.473804283704963" calcext:value-type="float">
            <text:p>0,473804283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3" office:value-type="float" office:value="0.410145249265585" calcext:value-type="float">
            <text:p>0,4101452493</text:p>
          </table:table-cell>
          <table:table-cell table:number-columns-repeated="2" office:value-type="float" office:value="0.43111986592552" calcext:value-type="float">
            <text:p>0,431119865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74439087163514" calcext:value-type="float">
            <text:p>0,3744390872</text:p>
          </table:table-cell>
          <table:table-cell table:number-columns-repeated="4" office:value-type="float" office:value="0.42344627346732" calcext:value-type="float">
            <text:p>0,423446273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4" office:value-type="float" office:value="0.353079308406278" calcext:value-type="float">
            <text:p>0,3530793084</text:p>
          </table:table-cell>
          <table:table-cell office:value-type="float" office:value="0.327780231566255" calcext:value-type="float">
            <text:p>0,3277802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4449244272266" calcext:value-type="float">
            <text:p>0,3344492443</text:p>
          </table:table-cell>
          <table:table-cell table:number-columns-repeated="2" office:value-type="float" office:value="0.242115186624105" calcext:value-type="float">
            <text:p>0,2421151866</text:p>
          </table:table-cell>
          <table:table-cell table:number-columns-repeated="2" office:value-type="float" office:value="0.299262182251367" calcext:value-type="float">
            <text:p>0,2992621823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78990451601805" calcext:value-type="float">
            <text:p>0,3789904516</text:p>
          </table:table-cell>
          <table:table-cell office:value-type="float" office:value="0.409377511442086" calcext:value-type="float">
            <text:p>0,4093775114</text:p>
          </table:table-cell>
          <table:table-cell table:number-columns-repeated="3" office:value-type="float" office:value="0.394691657092707" calcext:value-type="float">
            <text:p>0,394691657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70459331737845" calcext:value-type="float">
            <text:p>0,3704593317</text:p>
          </table:table-cell>
          <table:table-cell office:value-type="float" office:value="0.40436004731339" calcext:value-type="float">
            <text:p>0,4043600473</text:p>
          </table:table-cell>
          <table:table-cell office:value-type="float" office:value="0.386594045092768" calcext:value-type="float">
            <text:p>0,3865940451</text:p>
          </table:table-cell>
          <table:table-cell table:number-columns-repeated="2" office:value-type="float" office:value="0.384168260922408" calcext:value-type="float">
            <text:p>0,3841682609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310684135865828" calcext:value-type="float">
            <text:p>0,3106841359</text:p>
          </table:table-cell>
          <table:table-cell table:number-columns-repeated="4" office:value-type="float" office:value="0.326148327868933" calcext:value-type="float">
            <text:p>0,326148327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364977182025263" calcext:value-type="float">
            <text:p>0,364977182</text:p>
          </table:table-cell>
          <table:table-cell table:number-columns-repeated="2" office:value-type="float" office:value="0.365348476588333" calcext:value-type="float">
            <text:p>0,3653484766</text:p>
          </table:table-cell>
          <table:table-cell office:value-type="float" office:value="0.354510002227643" calcext:value-type="float">
            <text:p>0,3545100022</text:p>
          </table:table-cell>
          <table:table-cell office:value-type="float" office:value="0.32519367936594" calcext:value-type="float">
            <text:p>0,3251936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5904992753329" calcext:value-type="float">
            <text:p>0,2159049928</text:p>
          </table:table-cell>
          <table:table-cell table:number-columns-repeated="2" office:value-type="float" office:value="0.288979912562028" calcext:value-type="float">
            <text:p>0,2889799126</text:p>
          </table:table-cell>
          <table:table-cell office:value-type="float" office:value="0.302614103992578" calcext:value-type="float">
            <text:p>0,302614104</text:p>
          </table:table-cell>
          <table:table-cell office:value-type="float" office:value="0.252451134536001" calcext:value-type="float">
            <text:p>0,252451134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0.314017676489022" calcext:value-type="float">
            <text:p>0,3140176765</text:p>
          </table:table-cell>
          <table:table-cell office:value-type="float" office:value="0.280091526448319" calcext:value-type="float">
            <text:p>0,2800915264</text:p>
          </table:table-cell>
          <table:table-cell office:value-type="float" office:value="0.317341829520984" calcext:value-type="float">
            <text:p>0,3173418295</text:p>
          </table:table-cell>
          <table:table-cell office:value-type="float" office:value="0.302532514120539" calcext:value-type="float">
            <text:p>0,3025325141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11849787575563" calcext:value-type="float">
            <text:p>0,4118497876</text:p>
          </table:table-cell>
          <table:table-cell table:number-columns-repeated="3" office:value-type="float" office:value="0.442737243883218" calcext:value-type="float">
            <text:p>0,4427372439</text:p>
          </table:table-cell>
          <table:table-cell office:value-type="float" office:value="0.451404772826818" calcext:value-type="float">
            <text:p>0,4514047728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65789587326103" calcext:value-type="float">
            <text:p>0,5657895873</text:p>
          </table:table-cell>
          <table:table-cell office:value-type="float" office:value="0.577574898816135" calcext:value-type="float">
            <text:p>0,5775748988</text:p>
          </table:table-cell>
          <table:table-cell office:value-type="float" office:value="0.595657298043814" calcext:value-type="float">
            <text:p>0,595657298</text:p>
          </table:table-cell>
          <table:table-cell table:number-columns-repeated="2" office:value-type="float" office:value="0.603031240328122" calcext:value-type="float">
            <text:p>0,6030312403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2" office:value-type="float" office:value="0.39255049323093" calcext:value-type="float">
            <text:p>0,3925504932</text:p>
          </table:table-cell>
          <table:table-cell office:value-type="float" office:value="0.418311665013463" calcext:value-type="float">
            <text:p>0,418311665</text:p>
          </table:table-cell>
          <table:table-cell office:value-type="float" office:value="0.439695136985723" calcext:value-type="float">
            <text:p>0,439695137</text:p>
          </table:table-cell>
          <table:table-cell office:value-type="float" office:value="0.264891511644072" calcext:value-type="float">
            <text:p>0,2648915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.472006055765025" calcext:value-type="float">
            <text:p>0,4720060558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2" office:value-type="float" office:value="0.396240003134342" calcext:value-type="float">
            <text:p>0,3962400031</text:p>
          </table:table-cell>
          <table:table-cell office:value-type="float" office:value="0.370170755316722" calcext:value-type="float">
            <text:p>0,3701707553</text:p>
          </table:table-cell>
          <table:table-cell table:number-columns-repeated="2" office:value-type="float" office:value="0.384184048249121" calcext:value-type="float">
            <text:p>0,3841840482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254299212209145" calcext:value-type="float">
            <text:p>0,2542992122</text:p>
          </table:table-cell>
          <table:table-cell table:number-columns-repeated="2" office:value-type="float" office:value="0.32527566164059" calcext:value-type="float">
            <text:p>0,3252756616</text:p>
          </table:table-cell>
          <table:table-cell table:number-columns-repeated="2" office:value-type="float" office:value="0.260681342940885" calcext:value-type="float">
            <text:p>0,2606813429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4" office:value-type="float" office:value="0.305196920089542" calcext:value-type="float">
            <text:p>0,3051969201</text:p>
          </table:table-cell>
          <table:table-cell office:value-type="float" office:value="0.31710796609633" calcext:value-type="float">
            <text:p>0,3171079661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15152896078187" calcext:value-type="float">
            <text:p>0,4151528961</text:p>
          </table:table-cell>
          <table:table-cell table:number-columns-repeated="4" office:value-type="float" office:value="0.389578343123869" calcext:value-type="float">
            <text:p>0,3895783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356464463015407" calcext:value-type="float">
            <text:p>0,356464463</text:p>
          </table:table-cell>
          <table:table-cell table:number-columns-repeated="3" office:value-type="float" office:value="0.351154828814036" calcext:value-type="float">
            <text:p>0,351154828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4" office:value-type="float" office:value="0.470557912434376" calcext:value-type="float">
            <text:p>0,4705579124</text:p>
          </table:table-cell>
          <table:table-cell office:value-type="float" office:value="0.471715721559269" calcext:value-type="float">
            <text:p>0,471715721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2" office:value-type="float" office:value="0.423237219688133" calcext:value-type="float">
            <text:p>0,4232372197</text:p>
          </table:table-cell>
          <table:table-cell office:value-type="float" office:value="0.419131298911306" calcext:value-type="float">
            <text:p>0,4191312989</text:p>
          </table:table-cell>
          <table:table-cell table:number-columns-repeated="2" office:value-type="float" office:value="0.411472820515056" calcext:value-type="float">
            <text:p>0,411472820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number-columns-repeated="4" office:value-type="float" office:value="0.361865700947744" calcext:value-type="float">
            <text:p>0,3618657009</text:p>
          </table:table-cell>
          <table:table-cell office:value-type="float" office:value="0.383954494475128" calcext:value-type="float">
            <text:p>0,383954494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number-columns-repeated="2" office:value-type="float" office:value="0.348332343040897" calcext:value-type="float">
            <text:p>0,348332343</text:p>
          </table:table-cell>
          <table:table-cell table:number-columns-repeated="3" office:value-type="float" office:value="0.372958286168596" calcext:value-type="float">
            <text:p>0,3729582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31083584410664" calcext:value-type="float">
            <text:p>0,3108358441</text:p>
          </table:table-cell>
          <table:table-cell office:value-type="float" office:value="0.297258826848998" calcext:value-type="float">
            <text:p>0,2972588268</text:p>
          </table:table-cell>
          <table:table-cell office:value-type="float" office:value="0.263742252074117" calcext:value-type="float">
            <text:p>0,2637422521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4" office:value-type="float" office:value="0.0733265148812041" calcext:value-type="float">
            <text:p>0,0733265149</text:p>
          </table:table-cell>
          <table:table-cell office:value-type="float" office:value="0.0422828153537551" calcext:value-type="float">
            <text:p>0,0422828154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1199393076476" calcext:value-type="float">
            <text:p>0,1199393076</text:p>
          </table:table-cell>
          <table:table-cell table:number-columns-repeated="4" office:value-type="float" office:value="0.117344383819069" calcext:value-type="float">
            <text:p>0,1173443838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16758443003354" calcext:value-type="float">
            <text:p>0,16758443</text:p>
          </table:table-cell>
          <table:table-cell table:number-columns-repeated="2" office:value-type="float" office:value="0.201804188286952" calcext:value-type="float">
            <text:p>0,2018041883</text:p>
          </table:table-cell>
          <table:table-cell table:number-columns-repeated="2" office:value-type="float" office:value="0.205788963971428" calcext:value-type="float">
            <text:p>0,205788964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277548059397855" calcext:value-type="float">
            <text:p>0,2775480594</text:p>
          </table:table-cell>
          <table:table-cell table:number-columns-repeated="4" office:value-type="float" office:value="0.317747244691101" calcext:value-type="float">
            <text:p>0,3177472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.169357544630752" calcext:value-type="float">
            <text:p>0,1693575446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138318634708199" calcext:value-type="float">
            <text:p>0,1383186347</text:p>
          </table:table-cell>
          <table:table-cell table:number-columns-repeated="4" office:value-type="float" office:value="0.150965064845407" calcext:value-type="float">
            <text:p>0,1509650648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333143244725499" calcext:value-type="float">
            <text:p>0,3331432447</text:p>
          </table:table-cell>
          <table:table-cell table:number-columns-repeated="4" office:value-type="float" office:value="0.303789816250542" calcext:value-type="float">
            <text:p>0,3037898163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3" office:value-type="float" office:value="0.248215776692701" calcext:value-type="float">
            <text:p>0,2482157767</text:p>
          </table:table-cell>
          <table:table-cell office:value-type="float" office:value="0.220887925287896" calcext:value-type="float">
            <text:p>0,2208879253</text:p>
          </table:table-cell>
          <table:table-cell office:value-type="float" office:value="0.137258485131674" calcext:value-type="float">
            <text:p>0,1372584851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number-columns-repeated="4" office:value-type="float" office:value="0.391641088131694" calcext:value-type="float">
            <text:p>0,3916410881</text:p>
          </table:table-cell>
          <table:table-cell office:value-type="float" office:value="0.383926159574892" calcext:value-type="float">
            <text:p>0,38392615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416197517653204" calcext:value-type="float">
            <text:p>0,4161975177</text:p>
          </table:table-cell>
          <table:table-cell table:number-columns-repeated="3" office:value-type="float" office:value="0.403552255551199" calcext:value-type="float">
            <text:p>0,403552255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number-columns-repeated="3" office:value-type="float" office:value="0.239407456225864" calcext:value-type="float">
            <text:p>0,2394074562</text:p>
          </table:table-cell>
          <table:table-cell office:value-type="float" office:value="0.195648020299569" calcext:value-type="float">
            <text:p>0,1956480203</text:p>
          </table:table-cell>
          <table:table-cell office:value-type="float" office:value="0.197159542539889" calcext:value-type="float">
            <text:p>0,197159542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00142231232344" calcext:value-type="float">
            <text:p>0,4001422312</text:p>
          </table:table-cell>
          <table:table-cell table:number-columns-repeated="4" office:value-type="float" office:value="0.390158539146993" calcext:value-type="float">
            <text:p>0,3901585391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49476475678088" calcext:value-type="float">
            <text:p>0,4947647568</text:p>
          </table:table-cell>
          <table:table-cell table:number-columns-repeated="4" office:value-type="float" office:value="0.46743351455631" calcext:value-type="float">
            <text:p>0,467433514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number-columns-repeated="4" office:value-type="float" office:value="0.427291145617148" calcext:value-type="float">
            <text:p>0,4272911456</text:p>
          </table:table-cell>
          <table:table-cell office:value-type="float" office:value="0.407107195887521" calcext:value-type="float">
            <text:p>0,4071071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.494642003759944" calcext:value-type="float">
            <text:p>0,4946420038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number-columns-repeated="5" office:value-type="float" office:value="0.457615218897418" calcext:value-type="float">
            <text:p>0,4576152189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number-columns-repeated="5" office:value-type="float" office:value="0.373521596385232" calcext:value-type="float">
            <text:p>0,3735215964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number-columns-repeated="5" office:value-type="float" office:value="0.403296133428637" calcext:value-type="float">
            <text:p>0,4032961334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421486578931917" calcext:value-type="float">
            <text:p>0,4214865789</text:p>
          </table:table-cell>
          <table:table-cell table:number-columns-repeated="2" office:value-type="float" office:value="0.477318746771487" calcext:value-type="float">
            <text:p>0,4773187468</text:p>
          </table:table-cell>
          <table:table-cell table:number-columns-repeated="2" office:value-type="float" office:value="0.48608778405043" calcext:value-type="float">
            <text:p>0,4860877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.466430053733134" calcext:value-type="float">
            <text:p>0,4664300537</text:p>
          </table:table-cell>
          <table:table-cell table:number-columns-repeated="2" office:value-type="float" office:value="0.484552474793376" calcext:value-type="float">
            <text:p>0,484552474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number-columns-repeated="2" office:value-type="float" office:value="0.350548551122131" calcext:value-type="float">
            <text:p>0,3505485511</text:p>
          </table:table-cell>
          <table:table-cell table:number-columns-repeated="3" office:value-type="float" office:value="0.327400066706596" calcext:value-type="float">
            <text:p>0,3274000667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number-columns-repeated="4" office:value-type="float" office:value="0.310301463828342" calcext:value-type="float">
            <text:p>0,3103014638</text:p>
          </table:table-cell>
          <table:table-cell office:value-type="float" office:value="0.344521980334734" calcext:value-type="float">
            <text:p>0,3445219803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number-columns-repeated="5" office:value-type="float" office:value="0.428703583557417" calcext:value-type="float">
            <text:p>0,428703583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number-columns-repeated="5" office:value-type="float" office:value="0.441694198506508" calcext:value-type="float">
            <text:p>0,4416941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9132645899454" calcext:value-type="float">
            <text:p>0,4491326459</text:p>
          </table:table-cell>
          <table:table-cell table:number-columns-repeated="4" office:value-type="float" office:value="0.484377359733862" calcext:value-type="float">
            <text:p>0,4843773597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.353693306201776" calcext:value-type="float">
            <text:p>0,3536933062</text:p>
          </table:table-cell>
          <table:table-cell table:number-columns-repeated="4" office:value-type="float" office:value="0.515170847241045" calcext:value-type="float">
            <text:p>0,5151708472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number-columns-repeated="4" office:value-type="float" office:value="0.441849687406064" calcext:value-type="float">
            <text:p>0,4418496874</text:p>
          </table:table-cell>
          <table:table-cell office:value-type="float" office:value="0.216006520346379" calcext:value-type="float">
            <text:p>0,2160065203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5" office:value-type="float" office:value="0.497569188336798" calcext:value-type="float">
            <text:p>0,4975691883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number-columns-repeated="5" office:value-type="float" office:value="0.42565700628057" calcext:value-type="float">
            <text:p>0,4256570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5893062659173" calcext:value-type="float">
            <text:p>0,2158930627</text:p>
          </table:table-cell>
          <table:table-cell table:number-columns-repeated="4" office:value-type="float" office:value="0.236612272833122" calcext:value-type="float">
            <text:p>0,236612272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number-columns-repeated="5" office:value-type="float" office:value="0.220928205085638" calcext:value-type="float">
            <text:p>0,220928205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0.366489749818894" calcext:value-type="float">
            <text:p>0,3664897498</text:p>
          </table:table-cell>
          <table:table-cell table:number-columns-repeated="4" office:value-type="float" office:value="0.411421269655133" calcext:value-type="float">
            <text:p>0,411421269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235227446098081" calcext:value-type="float">
            <text:p>0,2352274461</text:p>
          </table:table-cell>
          <table:table-cell office:value-type="float" office:value="0.196516893465852" calcext:value-type="float">
            <text:p>0,1965168935</text:p>
          </table:table-cell>
          <table:table-cell office:value-type="float" office:value="0.283401729595466" calcext:value-type="float">
            <text:p>0,2834017296</text:p>
          </table:table-cell>
          <table:table-cell table:number-columns-repeated="2" office:value-type="float" office:value="0.349495676949087" calcext:value-type="float">
            <text:p>0,3494956769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number-columns-repeated="5" office:value-type="float" office:value="0.538286257180131" calcext:value-type="float">
            <text:p>0,53828625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.49227839258688" calcext:value-type="float">
            <text:p>0,4922783926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5" office:value-type="float" office:value="0.490722365978319" calcext:value-type="float">
            <text:p>0,490722366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number-columns-repeated="5" office:value-type="float" office:value="0.500699553817584" calcext:value-type="float">
            <text:p>0,5006995538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number-columns-repeated="5" office:value-type="float" office:value="0.511769463149896" calcext:value-type="float">
            <text:p>0,5117694631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number-columns-repeated="3" office:value-type="float" office:value="0.330164855428855" calcext:value-type="float">
            <text:p>0,3301648554</text:p>
          </table:table-cell>
          <table:table-cell table:number-columns-repeated="2" office:value-type="float" office:value="0.29114877181705" calcext:value-type="float">
            <text:p>0,29114877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425975065681249" calcext:value-type="float">
            <text:p>0,4259750657</text:p>
          </table:table-cell>
          <table:table-cell table:number-columns-repeated="3" office:value-type="float" office:value="0.441257645428665" calcext:value-type="float">
            <text:p>0,4412576454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5" office:value-type="float" office:value="0.443993312735061" calcext:value-type="float">
            <text:p>0,4439933127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0.379924582409848" calcext:value-type="float">
            <text:p>0,3799245824</text:p>
          </table:table-cell>
          <table:table-cell table:number-columns-repeated="2" office:value-type="float" office:value="0.380865158722901" calcext:value-type="float">
            <text:p>0,3808651587</text:p>
          </table:table-cell>
          <table:table-cell table:number-columns-repeated="2" office:value-type="float" office:value="0.411144039446489" calcext:value-type="float">
            <text:p>0,411144039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0.462458258761929" calcext:value-type="float">
            <text:p>0,4624582588</text:p>
          </table:table-cell>
          <table:table-cell table:number-columns-repeated="4" office:value-type="float" office:value="0.611392226633179" calcext:value-type="float">
            <text:p>0,6113922266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.478679675505635" calcext:value-type="float">
            <text:p>0,4786796755</text:p>
          </table:table-cell>
          <table:table-cell table:number-columns-repeated="4" office:value-type="float" office:value="0.595635462534332" calcext:value-type="float">
            <text:p>0,5956354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543999175678406" calcext:value-type="float">
            <text:p>0,5439991757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5" office:value-type="float" office:value="0.500604107694102" calcext:value-type="float">
            <text:p>0,500604107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0.206487519731383" calcext:value-type="float">
            <text:p>0,2064875197</text:p>
          </table:table-cell>
          <table:table-cell table:number-columns-repeated="2" office:value-type="float" office:value="0.421689288050764" calcext:value-type="float">
            <text:p>0,4216892881</text:p>
          </table:table-cell>
          <table:table-cell table:number-columns-repeated="2" office:value-type="float" office:value="0.598056571804439" calcext:value-type="float">
            <text:p>0,5980565718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number-columns-repeated="5" office:value-type="float" office:value="0.660924560284274" calcext:value-type="float">
            <text:p>0,6609245603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0.635524864362881" calcext:value-type="float">
            <text:p>0,6355248644</text:p>
          </table:table-cell>
          <table:table-cell table:number-columns-repeated="4" office:value-type="float" office:value="0.661079421724246" calcext:value-type="float">
            <text:p>0,6610794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9297620888916" calcext:value-type="float">
            <text:p>0,1892976209</text:p>
          </table:table-cell>
          <table:table-cell table:number-columns-repeated="4" office:value-type="float" office:value="0.678989991760425" calcext:value-type="float">
            <text:p>0,6789899918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.492569725352561" calcext:value-type="float">
            <text:p>0,4925697254</text:p>
          </table:table-cell>
          <table:table-cell office:value-type="float" office:value="0.479531729415937" calcext:value-type="float">
            <text:p>0,4795317294</text:p>
          </table:table-cell>
          <table:table-cell table:number-columns-repeated="3" office:value-type="float" office:value="0.606063959209845" calcext:value-type="float">
            <text:p>0,6060639592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table:number-columns-repeated="2" office:value-type="float" office:value="0.531621270069735" calcext:value-type="float">
            <text:p>0,5316212701</text:p>
          </table:table-cell>
          <table:table-cell table:number-columns-repeated="3" office:value-type="float" office:value="0.644469891909692" calcext:value-type="float">
            <text:p>0,6444698919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number-columns-repeated="5" office:value-type="float" office:value="0.555287249885113" calcext:value-type="float">
            <text:p>0,5552872499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table:number-columns-repeated="5" office:value-type="float" office:value="0.589012276984523" calcext:value-type="float">
            <text:p>0,5890122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1291904382224" calcext:value-type="float">
            <text:p>0,4312919044</text:p>
          </table:table-cell>
          <table:table-cell office:value-type="float" office:value="0.463233861738519" calcext:value-type="float">
            <text:p>0,4632338617</text:p>
          </table:table-cell>
          <table:table-cell table:number-columns-repeated="3" office:value-type="float" office:value="0.634403310304313" calcext:value-type="float">
            <text:p>0,6344033103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0.437288704921791" calcext:value-type="float">
            <text:p>0,4372887049</text:p>
          </table:table-cell>
          <table:table-cell office:value-type="float" office:value="0.505441924960098" calcext:value-type="float">
            <text:p>0,505441925</text:p>
          </table:table-cell>
          <table:table-cell table:number-columns-repeated="2" office:value-type="float" office:value="0.474834312176252" calcext:value-type="float">
            <text:p>0,4748343122</text:p>
          </table:table-cell>
          <table:table-cell office:value-type="float" office:value="0.638832983884592" calcext:value-type="float">
            <text:p>0,6388329839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585072286428817" calcext:value-type="float">
            <text:p>0,5850722864</text:p>
          </table:table-cell>
          <table:table-cell office:value-type="float" office:value="0.559949606479483" calcext:value-type="float">
            <text:p>0,5599496065</text:p>
          </table:table-cell>
          <table:table-cell table:number-columns-repeated="3" office:value-type="float" office:value="0.631080381431989" calcext:value-type="float">
            <text:p>0,6310803814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435019178855544" calcext:value-type="float">
            <text:p>0,4350191789</text:p>
          </table:table-cell>
          <table:table-cell table:number-columns-repeated="4" office:value-type="float" office:value="0.534841871056466" calcext:value-type="float">
            <text:p>0,5348418711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table:number-columns-repeated="5" office:value-type="float" office:value="0.602762199248795" calcext:value-type="float">
            <text:p>0,6027621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3741870666692" calcext:value-type="float">
            <text:p>0,6137418707</text:p>
          </table:table-cell>
          <table:table-cell table:number-columns-repeated="4" office:value-type="float" office:value="0.651584896636198" calcext:value-type="float">
            <text:p>0,6515848966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.410672175366108" calcext:value-type="float">
            <text:p>0,4106721754</text:p>
          </table:table-cell>
          <table:table-cell office:value-type="float" office:value="0.64797643618741" calcext:value-type="float">
            <text:p>0,6479764362</text:p>
          </table:table-cell>
          <table:table-cell table:number-columns-repeated="3" office:value-type="float" office:value="0.675885344423654" calcext:value-type="float">
            <text:p>0,6758853444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0.483338148282807" calcext:value-type="float">
            <text:p>0,4833381483</text:p>
          </table:table-cell>
          <table:table-cell table:number-columns-repeated="4" office:value-type="float" office:value="0.666201674043054" calcext:value-type="float">
            <text:p>0,666201674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table:number-columns-repeated="5" office:value-type="float" office:value="0.665470107267789" calcext:value-type="float">
            <text:p>0,6654701073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0.485731397686522" calcext:value-type="float">
            <text:p>0,4857313977</text:p>
          </table:table-cell>
          <table:table-cell table:number-columns-repeated="4" office:value-type="float" office:value="0.625315563846886" calcext:value-type="float">
            <text:p>0,62531556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.632244718898669" calcext:value-type="float">
            <text:p>0,6322447189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0.581433771545089" calcext:value-type="float">
            <text:p>0,5814337715</text:p>
          </table:table-cell>
          <table:table-cell table:number-columns-repeated="3" office:value-type="float" office:value="0.629761998263985" calcext:value-type="float">
            <text:p>0,6297619983</text:p>
          </table:table-cell>
          <table:table-cell office:value-type="float" office:value="0.577646463560287" calcext:value-type="float">
            <text:p>0,5776464636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0.445677043797357" calcext:value-type="float">
            <text:p>0,4456770438</text:p>
          </table:table-cell>
          <table:table-cell office:value-type="float" office:value="0.387278706575688" calcext:value-type="float">
            <text:p>0,3872787066</text:p>
          </table:table-cell>
          <table:table-cell table:number-columns-repeated="2" office:value-type="float" office:value="0.580739206488533" calcext:value-type="float">
            <text:p>0,5807392065</text:p>
          </table:table-cell>
          <table:table-cell office:value-type="float" office:value="0.552474736766487" calcext:value-type="float">
            <text:p>0,552474736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table:number-columns-repeated="5" office:value-type="float" office:value="0.484959826399262" calcext:value-type="float">
            <text:p>0,4849598264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0.409994087340934" calcext:value-type="float">
            <text:p>0,4099940873</text:p>
          </table:table-cell>
          <table:table-cell table:number-columns-repeated="4" office:value-type="float" office:value="0.474116399724293" calcext:value-type="float">
            <text:p>0,47411639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.488995939742522" calcext:value-type="float">
            <text:p>0,4889959397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.179020516214637" calcext:value-type="float">
            <text:p>0,1790205162</text:p>
          </table:table-cell>
          <table:table-cell table:number-columns-repeated="4" office:value-type="float" office:value="0.398565980517243" calcext:value-type="float">
            <text:p>0,3985659805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table:number-columns-repeated="5" office:value-type="float" office:value="0.481569475704496" calcext:value-type="float">
            <text:p>0,4815694757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0.401467711600948" calcext:value-type="float">
            <text:p>0,4014677116</text:p>
          </table:table-cell>
          <table:table-cell table:number-columns-repeated="4" office:value-type="float" office:value="0.515987253379103" calcext:value-type="float">
            <text:p>0,5159872534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table:number-columns-repeated="5" office:value-type="float" office:value="0.401718430128255" calcext:value-type="float">
            <text:p>0,40171843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8374179555145" calcext:value-type="float">
            <text:p>0,2483741796</text:p>
          </table:table-cell>
          <table:table-cell table:number-columns-repeated="2" office:value-type="float" office:value="0.370166571256087" calcext:value-type="float">
            <text:p>0,3701665713</text:p>
          </table:table-cell>
          <table:table-cell table:number-columns-repeated="2" office:value-type="float" office:value="0.401380715137129" calcext:value-type="float">
            <text:p>0,4013807151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table:number-columns-repeated="5" office:value-type="float" office:value="0.326694303448908" calcext:value-type="float">
            <text:p>0,3266943034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0.224281709590094" calcext:value-type="float">
            <text:p>0,2242817096</text:p>
          </table:table-cell>
          <table:table-cell table:number-columns-repeated="4" office:value-type="float" office:value="0.401646246847188" calcext:value-type="float">
            <text:p>0,4016462468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0.306584637933797" calcext:value-type="float">
            <text:p>0,3065846379</text:p>
          </table:table-cell>
          <table:table-cell office:value-type="float" office:value="0.449543419578067" calcext:value-type="float">
            <text:p>0,4495434196</text:p>
          </table:table-cell>
          <table:table-cell office:value-type="float" office:value="0.49905698576564" calcext:value-type="float">
            <text:p>0,4990569858</text:p>
          </table:table-cell>
          <table:table-cell table:number-columns-repeated="2" office:value-type="float" office:value="0.415953210488322" calcext:value-type="float">
            <text:p>0,4159532105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table:number-columns-repeated="2" office:value-type="float" office:value="0.294390552553456" calcext:value-type="float">
            <text:p>0,2943905526</text:p>
          </table:table-cell>
          <table:table-cell table:number-columns-repeated="3" office:value-type="float" office:value="0.381984737245775" calcext:value-type="float">
            <text:p>0,38198473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.454516586458886" calcext:value-type="float">
            <text:p>0,4545165865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table:number-columns-repeated="5" office:value-type="float" office:value="0.421086020083078" calcext:value-type="float">
            <text:p>0,4210860201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table:number-columns-repeated="5" office:value-type="float" office:value="0.429906028423222" calcext:value-type="float">
            <text:p>0,4299060284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0.227803674237342" calcext:value-type="float">
            <text:p>0,2278036742</text:p>
          </table:table-cell>
          <table:table-cell table:number-columns-repeated="4" office:value-type="float" office:value="0.401091069846903" calcext:value-type="float">
            <text:p>0,4010910698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0.235929936139466" calcext:value-type="float">
            <text:p>0,2359299361</text:p>
          </table:table-cell>
          <table:table-cell table:number-columns-repeated="4" office:value-type="float" office:value="0.369201167210086" calcext:value-type="float">
            <text:p>0,36920116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0.420543120732871" calcext:value-type="float">
            <text:p>0,4205431207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0.3750681485652" calcext:value-type="float">
            <text:p>0,3750681486</text:p>
          </table:table-cell>
          <table:table-cell table:number-columns-repeated="4" office:value-type="float" office:value="0.457549179144935" calcext:value-type="float">
            <text:p>0,4575491791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table:number-columns-repeated="5" office:value-type="float" office:value="0.331171820339278" calcext:value-type="float">
            <text:p>0,3311718203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table:number-columns-repeated="5" office:value-type="float" office:value="0.430843940466669" calcext:value-type="float">
            <text:p>0,4308439405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table:number-columns-repeated="5" office:value-type="float" office:value="0.432541019062814" calcext:value-type="float">
            <text:p>0,4325410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0.401970930596722" calcext:value-type="float">
            <text:p>0,4019709306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table:number-columns-repeated="2" office:value-type="float" office:value="0.211649396372321" calcext:value-type="float">
            <text:p>0,2116493964</text:p>
          </table:table-cell>
          <table:table-cell table:number-columns-repeated="3" office:value-type="float" office:value="0.444644330466288" calcext:value-type="float">
            <text:p>0,4446443305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0.117668328596964" calcext:value-type="float">
            <text:p>0,1176683286</text:p>
          </table:table-cell>
          <table:table-cell table:number-columns-repeated="4" office:value-type="float" office:value="0.362005009806629" calcext:value-type="float">
            <text:p>0,3620050098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0.107917113089082" calcext:value-type="float">
            <text:p>0,1079171131</text:p>
          </table:table-cell>
          <table:table-cell table:number-columns-repeated="4" office:value-type="float" office:value="0.32741381384591" calcext:value-type="float">
            <text:p>0,3274138138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table:number-columns-repeated="5" office:value-type="float" office:value="0.354313642867426" calcext:value-type="float">
            <text:p>0,3543136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307385914763558" calcext:value-type="float">
            <text:p>0,3073859148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0.408121079123453" calcext:value-type="float">
            <text:p>0,4081210791</text:p>
          </table:table-cell>
          <table:table-cell table:number-columns-repeated="4" office:value-type="float" office:value="0.432722368695864" calcext:value-type="float">
            <text:p>0,4327223687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table:number-columns-repeated="5" office:value-type="float" office:value="0.570904347359457" calcext:value-type="float">
            <text:p>0,5709043474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table:number-columns-repeated="5" office:value-type="float" office:value="0.473972841934479" calcext:value-type="float">
            <text:p>0,4739728419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table:number-columns-repeated="5" office:value-type="float" office:value="0.568635018315171" calcext:value-type="float">
            <text:p>0,5686350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0.305449988632671" calcext:value-type="float">
            <text:p>0,3054499886</text:p>
          </table:table-cell>
        </table:table-row>
        <table:table-row table:style-name="ro1">
          <table:table-cell office:value-type="float" office:value="30.2" calcext:value-type="float">
            <text:p>30,2</text:p>
          </table:table-cell>
          <table:table-cell office:value-type="float" office:value="0.284543311345895" calcext:value-type="float">
            <text:p>0,2845433113</text:p>
          </table:table-cell>
          <table:table-cell table:number-columns-repeated="2" office:value-type="float" office:value="0.289059985924968" calcext:value-type="float">
            <text:p>0,2890599859</text:p>
          </table:table-cell>
          <table:table-cell table:number-columns-repeated="2" office:value-type="float" office:value="0.227037942486083" calcext:value-type="float">
            <text:p>0,2270379425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0.140380383125712" calcext:value-type="float">
            <text:p>0,1403803831</text:p>
          </table:table-cell>
          <table:table-cell table:number-columns-repeated="3" office:value-type="float" office:value="0.243634745703537" calcext:value-type="float">
            <text:p>0,2436347457</text:p>
          </table:table-cell>
          <table:table-cell office:value-type="float" office:value="0.169190781695731" calcext:value-type="float">
            <text:p>0,1691907817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0.199911841160449" calcext:value-type="float">
            <text:p>0,1999118412</text:p>
          </table:table-cell>
          <table:table-cell table:number-columns-repeated="4" office:value-type="float" office:value="0.260312457249842" calcext:value-type="float">
            <text:p>0,2603124572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table:number-columns-repeated="5" office:value-type="float" office:value="0.268760807036746" calcext:value-type="float">
            <text:p>0,2687608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0.533876654061767" calcext:value-type="float">
            <text:p>0,5338766541</text:p>
          </table:table-cell>
        </table:table-row>
        <table:table-row table:style-name="ro1">
          <table:table-cell office:value-type="float" office:value="31.2" calcext:value-type="float">
            <text:p>31,2</text:p>
          </table:table-cell>
          <table:table-cell office:value-type="float" office:value="0.388511935732891" calcext:value-type="float">
            <text:p>0,3885119357</text:p>
          </table:table-cell>
          <table:table-cell table:number-columns-repeated="4" office:value-type="float" office:value="0.395365245000779" calcext:value-type="float">
            <text:p>0,395365245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table:number-columns-repeated="2" office:value-type="float" office:value="0.266979704615366" calcext:value-type="float">
            <text:p>0,2669797046</text:p>
          </table:table-cell>
          <table:table-cell office:value-type="float" office:value="0.388802174562824" calcext:value-type="float">
            <text:p>0,3888021746</text:p>
          </table:table-cell>
          <table:table-cell table:number-columns-repeated="2" office:value-type="float" office:value="0.440277897204168" calcext:value-type="float">
            <text:p>0,4402778972</text:p>
          </table:table-cell>
        </table:table-row>
        <table:table-row table:style-name="ro1">
          <table:table-cell office:value-type="float" office:value="31.6" calcext:value-type="float">
            <text:p>31,6</text:p>
          </table:table-cell>
          <table:table-cell office:value-type="float" office:value="0.256256967616134" calcext:value-type="float">
            <text:p>0,2562569676</text:p>
          </table:table-cell>
          <table:table-cell table:number-columns-repeated="4" office:value-type="float" office:value="0.440549964888495" calcext:value-type="float">
            <text:p>0,4405499649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number-columns-repeated="5" office:value-type="float" office:value="0.36183298138847" calcext:value-type="float">
            <text:p>0,36183298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.393656117031241" calcext:value-type="float">
            <text:p>0,393656117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table:number-columns-repeated="5" office:value-type="float" office:value="0.36644519223988" calcext:value-type="float">
            <text:p>0,3664451922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table:number-columns-repeated="4" office:value-type="float" office:value="0.250135236041531" calcext:value-type="float">
            <text:p>0,250135236</text:p>
          </table:table-cell>
          <table:table-cell office:value-type="float" office:value="0.151236300852345" calcext:value-type="float">
            <text:p>0,1512363009</text:p>
          </table:table-cell>
        </table:table-row>
        <table:table-row table:style-name="ro1">
          <table:table-cell office:value-type="float" office:value="32.6" calcext:value-type="float">
            <text:p>32,6</text:p>
          </table:table-cell>
          <table:table-cell table:number-columns-repeated="2" office:value-type="float" office:value="0.300826132459968" calcext:value-type="float">
            <text:p>0,3008261325</text:p>
          </table:table-cell>
          <table:table-cell table:number-columns-repeated="3" office:value-type="float" office:value="0.333403175980297" calcext:value-type="float">
            <text:p>0,333403176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table:number-columns-repeated="5" office:value-type="float" office:value="0.303224825554061" calcext:value-type="float">
            <text:p>0,30322482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5686133990009" calcext:value-type="float">
            <text:p>0,3568613399</text:p>
          </table:table-cell>
          <table:table-cell table:number-columns-repeated="4" office:value-type="float" office:value="0.406745680833456" calcext:value-type="float">
            <text:p>0,4067456808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table:number-columns-repeated="5" office:value-type="float" office:value="0.458122361944033" calcext:value-type="float">
            <text:p>0,4581223619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  <table:table-cell table:number-columns-repeated="5" office:value-type="float" office:value="0.382236023189068" calcext:value-type="float">
            <text:p>0,3822360232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5" office:value-type="float" office:value="0.442396442557563" calcext:value-type="float">
            <text:p>0,4423964426</text:p>
          </table:table-cell>
        </table:table-row>
        <table:table-row table:style-name="ro1">
          <table:table-cell office:value-type="float" office:value="33.8" calcext:value-type="float">
            <text:p>33,8</text:p>
          </table:table-cell>
          <table:table-cell table:number-columns-repeated="5" office:value-type="float" office:value="0.397774434580552" calcext:value-type="float">
            <text:p>0,3977744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0.286459314655131" calcext:value-type="float">
            <text:p>0,2864593147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table:number-columns-repeated="5" office:value-type="float" office:value="0.258263004781493" calcext:value-type="float">
            <text:p>0,2582630048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0.310059906124057" calcext:value-type="float">
            <text:p>0,3100599061</text:p>
          </table:table-cell>
          <table:table-cell table:number-columns-repeated="2" office:value-type="float" office:value="0.275879171263795" calcext:value-type="float">
            <text:p>0,2758791713</text:p>
          </table:table-cell>
          <table:table-cell table:number-columns-repeated="2" office:value-type="float" office:value="0.112274882255129" calcext:value-type="float">
            <text:p>0,1122748823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0.213081019204788" calcext:value-type="float">
            <text:p>0,2130810192</text:p>
          </table:table-cell>
          <table:table-cell table:number-columns-repeated="4" office:value-type="float" office:value="0.264371573118706" calcext:value-type="float">
            <text:p>0,2643715731</text:p>
          </table:table-cell>
        </table:table-row>
        <table:table-row table:style-name="ro1">
          <table:table-cell office:value-type="float" office:value="34.8" calcext:value-type="float">
            <text:p>34,8</text:p>
          </table:table-cell>
          <table:table-cell table:number-columns-repeated="5" office:value-type="float" office:value="0.256666601222341" calcext:value-type="float">
            <text:p>0,2566666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.274877023181416" calcext:value-type="float">
            <text:p>0,2748770232</text:p>
          </table:table-cell>
        </table:table-row>
        <table:table-row table:style-name="ro1">
          <table:table-cell office:value-type="float" office:value="35.2" calcext:value-type="float">
            <text:p>35,2</text:p>
          </table:table-cell>
          <table:table-cell table:number-columns-repeated="5" office:value-type="float" office:value="0.320297849071405" calcext:value-type="float">
            <text:p>0,3202978491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5" office:value-type="float" office:value="0.502877624947294" calcext:value-type="float">
            <text:p>0,5028776249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table:number-columns-repeated="5" office:value-type="float" office:value="0.373913662095106" calcext:value-type="float">
            <text:p>0,3739136621</text:p>
          </table:table-cell>
        </table:table-row>
        <table:table-row table:style-name="ro1">
          <table:table-cell office:value-type="float" office:value="35.8" calcext:value-type="float">
            <text:p>35,8</text:p>
          </table:table-cell>
          <table:table-cell table:number-columns-repeated="5" office:value-type="float" office:value="0.411678807213538" calcext:value-type="float">
            <text:p>0,4116788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00252925690875391" calcext:value-type="float">
            <text:p>0,0002529257</text:p>
          </table:table-cell>
          <table:table-cell table:number-columns-repeated="3" office:value-type="float" office:value="0.288688589576214" calcext:value-type="float">
            <text:p>0,2886885896</text:p>
          </table:table-cell>
        </table:table-row>
        <table:table-row table:style-name="ro1">
          <table:table-cell office:value-type="float" office:value="36.2" calcext:value-type="float">
            <text:p>36,2</text:p>
          </table:table-cell>
          <table:table-cell table:number-columns-repeated="5" office:value-type="float" office:value="0.431037193344803" calcext:value-type="float">
            <text:p>0,4310371933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.0855915141129507" calcext:value-type="float">
            <text:p>0,0855915141</text:p>
          </table:table-cell>
          <table:table-cell table:number-columns-repeated="4" office:value-type="float" office:value="0.274684524652676" calcext:value-type="float">
            <text:p>0,2746845247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office:value-type="float" office:value="0.13873086232848" calcext:value-type="float">
            <text:p>0,1387308623</text:p>
          </table:table-cell>
          <table:table-cell office:value-type="float" office:value="0.269316785792925" calcext:value-type="float">
            <text:p>0,2693167858</text:p>
          </table:table-cell>
          <table:table-cell table:number-columns-repeated="3" office:value-type="float" office:value="0.15440611871204" calcext:value-type="float">
            <text:p>0,1544061187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table:number-columns-repeated="3" office:value-type="float" office:value="0.12279749441317" calcext:value-type="float">
            <text:p>0,1227974944</text:p>
          </table:table-cell>
          <table:table-cell table:number-columns-repeated="2" office:value-type="float" office:value="0.290192806736375" calcext:value-type="float">
            <text:p>0,2901928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.224217320819283" calcext:value-type="float">
            <text:p>0,2242173208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office:value-type="float" office:value="0.315895823988716" calcext:value-type="float">
            <text:p>0,315895824</text:p>
          </table:table-cell>
          <table:table-cell table:number-columns-repeated="4" office:value-type="float" office:value="0.500831142234287" calcext:value-type="float">
            <text:p>0,5008311422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table:number-columns-repeated="5" office:value-type="float" office:value="0.26695090763057" calcext:value-type="float">
            <text:p>0,2669509076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0.235335698212215" calcext:value-type="float">
            <text:p>0,2353356982</text:p>
          </table:table-cell>
          <table:table-cell table:number-columns-repeated="4" office:value-type="float" office:value="0.299781843325017" calcext:value-type="float">
            <text:p>0,2997818433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0.167815712065315" calcext:value-type="float">
            <text:p>0,1678157121</text:p>
          </table:table-cell>
          <table:table-cell table:number-columns-repeated="2" office:value-type="float" office:value="0.250104536454423" calcext:value-type="float">
            <text:p>0,2501045365</text:p>
          </table:table-cell>
          <table:table-cell table:number-columns-repeated="2" office:value-type="float" office:value="0.170314076810459" calcext:value-type="float">
            <text:p>0,1703140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3475719643822" calcext:value-type="float">
            <text:p>0,092347572</text:p>
          </table:table-cell>
          <table:table-cell office:value-type="float" office:value="0.10050577831398" calcext:value-type="float">
            <text:p>0,1005057783</text:p>
          </table:table-cell>
          <table:table-cell table:number-columns-repeated="3" office:value-type="float" office:value="0.166428105166694" calcext:value-type="float">
            <text:p>0,1664281052</text:p>
          </table:table-cell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271989313390619" calcext:value-type="float">
            <text:p>0,2719893134</text:p>
          </table:table-cell>
          <table:table-cell table:number-columns-repeated="2" office:value-type="float" office:value="0.359554257935534" calcext:value-type="float">
            <text:p>0,3595542579</text:p>
          </table:table-cell>
          <table:table-cell table:number-columns-repeated="2" office:value-type="float" office:value="0.373128071968062" calcext:value-type="float">
            <text:p>0,373128072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0.118483836678416" calcext:value-type="float">
            <text:p>0,1184838367</text:p>
          </table:table-cell>
          <table:table-cell office:value-type="float" office:value="0.218438087005169" calcext:value-type="float">
            <text:p>0,218438087</text:p>
          </table:table-cell>
          <table:table-cell table:number-columns-repeated="3" office:value-type="float" office:value="0.312994383166159" calcext:value-type="float">
            <text:p>0,3129943832</text:p>
          </table:table-cell>
        </table:table-row>
        <table:table-row table:style-name="ro1">
          <table:table-cell office:value-type="float" office:value="38.6" calcext:value-type="float">
            <text:p>38,6</text:p>
          </table:table-cell>
          <table:table-cell office:value-type="float" office:value="0.312091944034107" calcext:value-type="float">
            <text:p>0,312091944</text:p>
          </table:table-cell>
          <table:table-cell table:number-columns-repeated="4" office:value-type="float" office:value="0.381067669617635" calcext:value-type="float">
            <text:p>0,3810676696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table:number-columns-repeated="5" office:value-type="float" office:value="0.351621890583453" calcext:value-type="float">
            <text:p>0,35162189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0.380550650200962" calcext:value-type="float">
            <text:p>0,3805506502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table:number-columns-repeated="5" office:value-type="float" office:value="0.414792805371512" calcext:value-type="float">
            <text:p>0,4147928054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0.330645854852606" calcext:value-type="float">
            <text:p>0,3306458549</text:p>
          </table:table-cell>
          <table:table-cell table:number-columns-repeated="4" office:value-type="float" office:value="0.202611229401656" calcext:value-type="float">
            <text:p>0,2026112294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 table:number-columns-repeated="5" office:value-type="float" office:value="0.432724332896101" calcext:value-type="float">
            <text:p>0,4327243329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0.197000586548356" calcext:value-type="float">
            <text:p>0,1970005865</text:p>
          </table:table-cell>
          <table:table-cell table:number-columns-repeated="4" office:value-type="float" office:value="0.455453876909277" calcext:value-type="float">
            <text:p>0,4554538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7719657137212" calcext:value-type="float">
            <text:p>0,3177196571</text:p>
          </table:table-cell>
          <table:table-cell table:number-columns-repeated="4" office:value-type="float" office:value="0.409111407773149" calcext:value-type="float">
            <text:p>0,4091114078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office:value-type="float" office:value="0.0153302208919773" calcext:value-type="float">
            <text:p>0,0153302209</text:p>
          </table:table-cell>
          <table:table-cell office:value-type="float" office:value="-0.180316422150746" calcext:value-type="float">
            <text:p>-0,1803164222</text:p>
          </table:table-cell>
          <table:table-cell table:number-columns-repeated="3" office:value-type="float" office:value="0.221636735505762" calcext:value-type="float">
            <text:p>0,2216367355</text:p>
          </table:table-cell>
        </table:table-row>
        <table:table-row table:style-name="ro1">
          <table:table-cell office:value-type="float" office:value="40.4" calcext:value-type="float">
            <text:p>40,4</text:p>
          </table:table-cell>
          <table:table-cell office:value-type="float" office:value="0.0435435511369587" calcext:value-type="float">
            <text:p>0,0435435511</text:p>
          </table:table-cell>
          <table:table-cell office:value-type="float" office:value="0.260424591747063" calcext:value-type="float">
            <text:p>0,2604245917</text:p>
          </table:table-cell>
          <table:table-cell table:number-columns-repeated="3" office:value-type="float" office:value="0.255965192497518" calcext:value-type="float">
            <text:p>0,2559651925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0.110353270156202" calcext:value-type="float">
            <text:p>0,1103532702</text:p>
          </table:table-cell>
          <table:table-cell office:value-type="float" office:value="0.11339276393619" calcext:value-type="float">
            <text:p>0,1133927639</text:p>
          </table:table-cell>
          <table:table-cell office:value-type="float" office:value="0.0110362089628271" calcext:value-type="float">
            <text:p>0,011036209</text:p>
          </table:table-cell>
          <table:table-cell table:number-columns-repeated="2" office:value-type="float" office:value="0.322248763048981" calcext:value-type="float">
            <text:p>0,322248763</text:p>
          </table:table-cell>
        </table:table-row>
        <table:table-row table:style-name="ro1">
          <table:table-cell office:value-type="float" office:value="40.8" calcext:value-type="float">
            <text:p>40,8</text:p>
          </table:table-cell>
          <table:table-cell office:value-type="float" office:value="0.143694485223244" calcext:value-type="float">
            <text:p>0,1436944852</text:p>
          </table:table-cell>
          <table:table-cell office:value-type="float" office:value="0.22218889184079" calcext:value-type="float">
            <text:p>0,2221888918</text:p>
          </table:table-cell>
          <table:table-cell office:value-type="float" office:value="-0.0938621638318125" calcext:value-type="float">
            <text:p>-0,0938621638</text:p>
          </table:table-cell>
          <table:table-cell table:number-columns-repeated="2" office:value-type="float" office:value="0.245487288102163" calcext:value-type="float">
            <text:p>0,24548728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9884806128933" calcext:value-type="float">
            <text:p>0,1298848061</text:p>
          </table:table-cell>
          <table:table-cell office:value-type="float" office:value="0.300473034297057" calcext:value-type="float">
            <text:p>0,3004730343</text:p>
          </table:table-cell>
          <table:table-cell office:value-type="float" office:value="0.418532539611069" calcext:value-type="float">
            <text:p>0,4185325396</text:p>
          </table:table-cell>
          <table:table-cell table:number-columns-repeated="2" office:value-type="float" office:value="0.450315750131045" calcext:value-type="float">
            <text:p>0,4503157501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.189841879133646" calcext:value-type="float">
            <text:p>0,1898418791</text:p>
          </table:table-cell>
          <table:table-cell office:value-type="float" office:value="0.237472828163613" calcext:value-type="float">
            <text:p>0,2374728282</text:p>
          </table:table-cell>
          <table:table-cell office:value-type="float" office:value="0.103265514514843" calcext:value-type="float">
            <text:p>0,1032655145</text:p>
          </table:table-cell>
          <table:table-cell office:value-type="float" office:value="0.313716218296934" calcext:value-type="float">
            <text:p>0,3137162183</text:p>
          </table:table-cell>
          <table:table-cell office:value-type="float" office:value="0.0296736028862682" calcext:value-type="float">
            <text:p>0,0296736029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0.0195376035075428" calcext:value-type="float">
            <text:p>0,0195376035</text:p>
          </table:table-cell>
          <table:table-cell table:number-columns-repeated="4" office:value-type="float" office:value="0.0594669217339575" calcext:value-type="float">
            <text:p>0,0594669217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0.209203577423668" calcext:value-type="float">
            <text:p>0,2092035774</text:p>
          </table:table-cell>
          <table:table-cell table:number-columns-repeated="3" office:value-type="float" office:value="0.383716076419433" calcext:value-type="float">
            <text:p>0,3837160764</text:p>
          </table:table-cell>
          <table:table-cell office:value-type="float" office:value="0.102483915348505" calcext:value-type="float">
            <text:p>0,1024839153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0.147960003873163" calcext:value-type="float">
            <text:p>0,1479600039</text:p>
          </table:table-cell>
          <table:table-cell office:value-type="float" office:value="0.409085494604206" calcext:value-type="float">
            <text:p>0,4090854946</text:p>
          </table:table-cell>
          <table:table-cell table:number-columns-repeated="3" office:value-type="float" office:value="0.662473907289354" calcext:value-type="float">
            <text:p>0,6624739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53418297152454" calcext:value-type="float">
            <text:p>0,1534182972</text:p>
          </table:table-cell>
          <table:table-cell office:value-type="float" office:value="0.41490403892234" calcext:value-type="float">
            <text:p>0,4149040389</text:p>
          </table:table-cell>
          <table:table-cell table:number-columns-repeated="3" office:value-type="float" office:value="0.619962728008198" calcext:value-type="float">
            <text:p>0,619962728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  <table:table-cell table:number-columns-repeated="3" office:value-type="float" office:value="0.422639695495554" calcext:value-type="float">
            <text:p>0,4226396955</text:p>
          </table:table-cell>
          <table:table-cell table:number-columns-repeated="2" office:value-type="float" office:value="0.636494684620864" calcext:value-type="float">
            <text:p>0,6364946846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0.132029799513547" calcext:value-type="float">
            <text:p>0,1320297995</text:p>
          </table:table-cell>
          <table:table-cell office:value-type="float" office:value="0.489617410622565" calcext:value-type="float">
            <text:p>0,4896174106</text:p>
          </table:table-cell>
          <table:table-cell table:number-columns-repeated="3" office:value-type="float" office:value="0.631237414871196" calcext:value-type="float">
            <text:p>0,6312374149</text:p>
          </table:table-cell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0.199449180273594" calcext:value-type="float">
            <text:p>0,1994491803</text:p>
          </table:table-cell>
          <table:table-cell office:value-type="float" office:value="0.388278702984348" calcext:value-type="float">
            <text:p>0,388278703</text:p>
          </table:table-cell>
          <table:table-cell table:number-columns-repeated="3" office:value-type="float" office:value="0.509701865954303" calcext:value-type="float">
            <text:p>0,509701866</text:p>
          </table:table-cell>
        </table:table-row>
        <table:table-row table:style-name="ro1">
          <table:table-cell office:value-type="float" office:value="42.8" calcext:value-type="float">
            <text:p>42,8</text:p>
          </table:table-cell>
          <table:table-cell office:value-type="float" office:value="0.22831985024257" calcext:value-type="float">
            <text:p>0,2283198502</text:p>
          </table:table-cell>
          <table:table-cell office:value-type="float" office:value="0.315528474779628" calcext:value-type="float">
            <text:p>0,3155284748</text:p>
          </table:table-cell>
          <table:table-cell table:number-columns-repeated="2" office:value-type="float" office:value="0.429256164041552" calcext:value-type="float">
            <text:p>0,429256164</text:p>
          </table:table-cell>
          <table:table-cell office:value-type="float" office:value="0.45702491097363" calcext:value-type="float">
            <text:p>0,4570249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6473781845498" calcext:value-type="float">
            <text:p>0,3364737818</text:p>
          </table:table-cell>
          <table:table-cell office:value-type="float" office:value="0.525957850128655" calcext:value-type="float">
            <text:p>0,5259578501</text:p>
          </table:table-cell>
          <table:table-cell table:number-columns-repeated="3" office:value-type="float" office:value="0.670597104467742" calcext:value-type="float">
            <text:p>0,6705971045</text:p>
          </table:table-cell>
        </table:table-row>
        <table:table-row table:style-name="ro1">
          <table:table-cell office:value-type="float" office:value="43.2" calcext:value-type="float">
            <text:p>43,2</text:p>
          </table:table-cell>
          <table:table-cell office:value-type="float" office:value="0.146175399986992" calcext:value-type="float">
            <text:p>0,1461754</text:p>
          </table:table-cell>
          <table:table-cell office:value-type="float" office:value="0.330372143252877" calcext:value-type="float">
            <text:p>0,3303721433</text:p>
          </table:table-cell>
          <table:table-cell office:value-type="float" office:value="0.521409380156993" calcext:value-type="float">
            <text:p>0,5214093802</text:p>
          </table:table-cell>
          <table:table-cell table:number-columns-repeated="2" office:value-type="float" office:value="0.658544421677364" calcext:value-type="float">
            <text:p>0,6585444217</text:p>
          </table:table-cell>
        </table:table-row>
        <table:table-row table:style-name="ro1">
          <table:table-cell office:value-type="float" office:value="43.4" calcext:value-type="float">
            <text:p>43,4</text:p>
          </table:table-cell>
          <table:table-cell office:value-type="float" office:value="0.328558170115532" calcext:value-type="float">
            <text:p>0,3285581701</text:p>
          </table:table-cell>
          <table:table-cell table:number-columns-repeated="4" office:value-type="float" office:value="0.654298093151887" calcext:value-type="float">
            <text:p>0,6542980932</text:p>
          </table:table-cell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0.282993520496073" calcext:value-type="float">
            <text:p>0,2829935205</text:p>
          </table:table-cell>
          <table:table-cell table:number-columns-repeated="3" office:value-type="float" office:value="0.0843511808322769" calcext:value-type="float">
            <text:p>0,0843511808</text:p>
          </table:table-cell>
          <table:table-cell office:value-type="float" office:value="0.349410247709878" calcext:value-type="float">
            <text:p>0,3494102477</text:p>
          </table:table-cell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0.265116650510112" calcext:value-type="float">
            <text:p>0,2651166505</text:p>
          </table:table-cell>
          <table:table-cell office:value-type="float" office:value="0.407811290485503" calcext:value-type="float">
            <text:p>0,4078112905</text:p>
          </table:table-cell>
          <table:table-cell table:number-columns-repeated="3" office:value-type="float" office:value="0.66484835433677" calcext:value-type="float">
            <text:p>0,6648483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96434848585287" calcext:value-type="float">
            <text:p>0,3964348486</text:p>
          </table:table-cell>
          <table:table-cell office:value-type="float" office:value="0.464005679602411" calcext:value-type="float">
            <text:p>0,4640056796</text:p>
          </table:table-cell>
          <table:table-cell table:number-columns-repeated="3" office:value-type="float" office:value="0.655702994268567" calcext:value-type="float">
            <text:p>0,6557029943</text:p>
          </table:table-cell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0.165576559738955" calcext:value-type="float">
            <text:p>0,1655765597</text:p>
          </table:table-cell>
          <table:table-cell office:value-type="float" office:value="0.623387646541593" calcext:value-type="float">
            <text:p>0,6233876465</text:p>
          </table:table-cell>
          <table:table-cell table:number-columns-repeated="3" office:value-type="float" office:value="0.323518377355501" calcext:value-type="float">
            <text:p>0,3235183774</text:p>
          </table:table-cell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0.267510371484575" calcext:value-type="float">
            <text:p>0,2675103715</text:p>
          </table:table-cell>
          <table:table-cell office:value-type="float" office:value="0.48207792263709" calcext:value-type="float">
            <text:p>0,4820779226</text:p>
          </table:table-cell>
          <table:table-cell office:value-type="float" office:value="0.46279907278929" calcext:value-type="float">
            <text:p>0,4627990728</text:p>
          </table:table-cell>
          <table:table-cell table:number-columns-repeated="2" office:value-type="float" office:value="0.656114248373335" calcext:value-type="float">
            <text:p>0,6561142484</text:p>
          </table:table-cell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0.19099459641062" calcext:value-type="float">
            <text:p>0,1909945964</text:p>
          </table:table-cell>
          <table:table-cell table:number-columns-repeated="4" office:value-type="float" office:value="0.64791726833736" calcext:value-type="float">
            <text:p>0,6479172683</text:p>
          </table:table-cell>
        </table:table-row>
        <table:table-row table:style-name="ro1">
          <table:table-cell office:value-type="float" office:value="44.8" calcext:value-type="float">
            <text:p>44,8</text:p>
          </table:table-cell>
          <table:table-cell office:value-type="float" office:value="-0.100725778292078" calcext:value-type="float">
            <text:p>-0,1007257783</text:p>
          </table:table-cell>
          <table:table-cell office:value-type="float" office:value="-0.149142409446173" calcext:value-type="float">
            <text:p>-0,1491424094</text:p>
          </table:table-cell>
          <table:table-cell table:number-columns-repeated="3" office:value-type="float" office:value="0.327327187436919" calcext:value-type="float">
            <text:p>0,3273271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93784109387606" calcext:value-type="float">
            <text:p>0,3937841094</text:p>
          </table:table-cell>
          <table:table-cell office:value-type="float" office:value="0.521308688415372" calcext:value-type="float">
            <text:p>0,5213086884</text:p>
          </table:table-cell>
          <table:table-cell table:number-columns-repeated="3" office:value-type="float" office:value="0.621935864551379" calcext:value-type="float">
            <text:p>0,6219358646</text:p>
          </table:table-cell>
        </table:table-row>
        <table:table-row table:style-name="ro1">
          <table:table-cell office:value-type="float" office:value="45.2" calcext:value-type="float">
            <text:p>45,2</text:p>
          </table:table-cell>
          <table:table-cell office:value-type="float" office:value="0.268389081665919" calcext:value-type="float">
            <text:p>0,2683890817</text:p>
          </table:table-cell>
          <table:table-cell office:value-type="float" office:value="0.473997133078176" calcext:value-type="float">
            <text:p>0,4739971331</text:p>
          </table:table-cell>
          <table:table-cell table:number-columns-repeated="3" office:value-type="float" office:value="0.612827271807385" calcext:value-type="float">
            <text:p>0,6128272718</text:p>
          </table:table-cell>
        </table:table-row>
        <table:table-row table:style-name="ro1">
          <table:table-cell office:value-type="float" office:value="45.4" calcext:value-type="float">
            <text:p>45,4</text:p>
          </table:table-cell>
          <table:table-cell office:value-type="float" office:value="0.203282337483985" calcext:value-type="float">
            <text:p>0,2032823375</text:p>
          </table:table-cell>
          <table:table-cell office:value-type="float" office:value="0.210105572395502" calcext:value-type="float">
            <text:p>0,2101055724</text:p>
          </table:table-cell>
          <table:table-cell table:number-columns-repeated="3" office:value-type="float" office:value="0.600149181731133" calcext:value-type="float">
            <text:p>0,6001491817</text:p>
          </table:table-cell>
        </table:table-row>
        <table:table-row table:style-name="ro1">
          <table:table-cell office:value-type="float" office:value="45.6" calcext:value-type="float">
            <text:p>45,6</text:p>
          </table:table-cell>
          <table:table-cell office:value-type="float" office:value="0.15903586101847" calcext:value-type="float">
            <text:p>0,159035861</text:p>
          </table:table-cell>
          <table:table-cell office:value-type="float" office:value="0.322981421320286" calcext:value-type="float">
            <text:p>0,3229814213</text:p>
          </table:table-cell>
          <table:table-cell table:number-columns-repeated="3" office:value-type="float" office:value="0.245599787399045" calcext:value-type="float">
            <text:p>0,2455997874</text:p>
          </table:table-cell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0.277444158978967" calcext:value-type="float">
            <text:p>0,277444159</text:p>
          </table:table-cell>
          <table:table-cell office:value-type="float" office:value="0.40599894112441" calcext:value-type="float">
            <text:p>0,4059989411</text:p>
          </table:table-cell>
          <table:table-cell table:number-columns-repeated="3" office:value-type="float" office:value="0.54345976627547" calcext:value-type="float">
            <text:p>0,54345976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817307147974607" calcext:value-type="float">
            <text:p>0,0081730715</text:p>
          </table:table-cell>
          <table:table-cell table:number-columns-repeated="2" office:value-type="float" office:value="0.106137494031955" calcext:value-type="float">
            <text:p>0,106137494</text:p>
          </table:table-cell>
          <table:table-cell table:number-columns-repeated="2" office:value-type="float" office:value="0.28152967684561" calcext:value-type="float">
            <text:p>0,2815296768</text:p>
          </table:table-cell>
        </table:table-row>
        <table:table-row table:style-name="ro1">
          <table:table-cell office:value-type="float" office:value="46.2" calcext:value-type="float">
            <text:p>46,2</text:p>
          </table:table-cell>
          <table:table-cell office:value-type="float" office:value="-0.0458019844149345" calcext:value-type="float">
            <text:p>-0,0458019844</text:p>
          </table:table-cell>
          <table:table-cell table:number-columns-repeated="4" office:value-type="float" office:value="0.261858223359298" calcext:value-type="float">
            <text:p>0,2618582234</text:p>
          </table:table-cell>
        </table:table-row>
        <table:table-row table:style-name="ro1">
          <table:table-cell office:value-type="float" office:value="46.4" calcext:value-type="float">
            <text:p>46,4</text:p>
          </table:table-cell>
          <table:table-cell office:value-type="float" office:value="0.118636806918145" calcext:value-type="float">
            <text:p>0,1186368069</text:p>
          </table:table-cell>
          <table:table-cell table:number-columns-repeated="2" office:value-type="float" office:value="-0.0307546808231339" calcext:value-type="float">
            <text:p>-0,0307546808</text:p>
          </table:table-cell>
          <table:table-cell table:number-columns-repeated="2" office:value-type="float" office:value="0.266275863366839" calcext:value-type="float">
            <text:p>0,2662758634</text:p>
          </table:table-cell>
        </table:table-row>
        <table:table-row table:style-name="ro1">
          <table:table-cell office:value-type="float" office:value="46.6" calcext:value-type="float">
            <text:p>46,6</text:p>
          </table:table-cell>
          <table:table-cell office:value-type="float" office:value="0.410062092765836" calcext:value-type="float">
            <text:p>0,4100620928</text:p>
          </table:table-cell>
          <table:table-cell office:value-type="float" office:value="0.403456006143186" calcext:value-type="float">
            <text:p>0,4034560061</text:p>
          </table:table-cell>
          <table:table-cell table:number-columns-repeated="3" office:value-type="float" office:value="0.328170174023451" calcext:value-type="float">
            <text:p>0,328170174</text:p>
          </table:table-cell>
        </table:table-row>
        <table:table-row table:style-name="ro1">
          <table:table-cell office:value-type="float" office:value="46.8" calcext:value-type="float">
            <text:p>46,8</text:p>
          </table:table-cell>
          <table:table-cell office:value-type="float" office:value="0.396092274612504" calcext:value-type="float">
            <text:p>0,3960922746</text:p>
          </table:table-cell>
          <table:table-cell table:number-columns-repeated="2" office:value-type="float" office:value="0.404415777750838" calcext:value-type="float">
            <text:p>0,4044157778</text:p>
          </table:table-cell>
          <table:table-cell table:number-columns-repeated="2" office:value-type="float" office:value="0.299609239618503" calcext:value-type="float">
            <text:p>0,29960923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4081618665176" calcext:value-type="float">
            <text:p>0,4740816187</text:p>
          </table:table-cell>
          <table:table-cell table:number-columns-repeated="4" office:value-type="float" office:value="0.634376311823433" calcext:value-type="float">
            <text:p>0,6343763118</text:p>
          </table:table-cell>
        </table:table-row>
        <table:table-row table:style-name="ro1">
          <table:table-cell office:value-type="float" office:value="47.2" calcext:value-type="float">
            <text:p>47,2</text:p>
          </table:table-cell>
          <table:table-cell office:value-type="float" office:value="0.464139851140408" calcext:value-type="float">
            <text:p>0,4641398511</text:p>
          </table:table-cell>
          <table:table-cell table:number-columns-repeated="4" office:value-type="float" office:value="0.627711957529941" calcext:value-type="float">
            <text:p>0,6277119575</text:p>
          </table:table-cell>
        </table:table-row>
        <table:table-row table:style-name="ro1">
          <table:table-cell office:value-type="float" office:value="47.4" calcext:value-type="float">
            <text:p>47,4</text:p>
          </table:table-cell>
          <table:table-cell office:value-type="float" office:value="0.365205213130281" calcext:value-type="float">
            <text:p>0,3652052131</text:p>
          </table:table-cell>
          <table:table-cell table:number-columns-repeated="4" office:value-type="float" office:value="0.622175012921164" calcext:value-type="float">
            <text:p>0,6221750129</text:p>
          </table:table-cell>
        </table:table-row>
        <table:table-row table:style-name="ro1">
          <table:table-cell office:value-type="float" office:value="47.6" calcext:value-type="float">
            <text:p>47,6</text:p>
          </table:table-cell>
          <table:table-cell office:value-type="float" office:value="0.316554552615775" calcext:value-type="float">
            <text:p>0,3165545526</text:p>
          </table:table-cell>
          <table:table-cell table:number-columns-repeated="2" office:value-type="float" office:value="0.378529616635794" calcext:value-type="float">
            <text:p>0,3785296166</text:p>
          </table:table-cell>
          <table:table-cell office:value-type="float" office:value="0.401670195615106" calcext:value-type="float">
            <text:p>0,4016701956</text:p>
          </table:table-cell>
          <table:table-cell office:value-type="float" office:value="0.340653027169995" calcext:value-type="float">
            <text:p>0,3406530272</text:p>
          </table:table-cell>
        </table:table-row>
        <table:table-row table:style-name="ro1">
          <table:table-cell office:value-type="float" office:value="47.8" calcext:value-type="float">
            <text:p>47,8</text:p>
          </table:table-cell>
          <table:table-cell table:number-columns-repeated="2" office:value-type="float" office:value="0.462226479233482" calcext:value-type="float">
            <text:p>0,4622264792</text:p>
          </table:table-cell>
          <table:table-cell table:number-columns-repeated="2" office:value-type="float" office:value="0.618167714971213" calcext:value-type="float">
            <text:p>0,618167715</text:p>
          </table:table-cell>
          <table:table-cell office:value-type="float" office:value="0.322894087817461" calcext:value-type="float">
            <text:p>0,32289408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07223787132394" calcext:value-type="float">
            <text:p>0,2072237871</text:p>
          </table:table-cell>
          <table:table-cell office:value-type="float" office:value="0.464759125673534" calcext:value-type="float">
            <text:p>0,4647591257</text:p>
          </table:table-cell>
          <table:table-cell table:number-columns-repeated="3" office:value-type="float" office:value="0.60321121196773" calcext:value-type="float">
            <text:p>0,603211212</text:p>
          </table:table-cell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0.160695985868367" calcext:value-type="float">
            <text:p>0,1606959859</text:p>
          </table:table-cell>
          <table:table-cell table:number-columns-repeated="4" office:value-type="float" office:value="0.518885306605737" calcext:value-type="float">
            <text:p>0,5188853066</text:p>
          </table:table-cell>
        </table:table-row>
        <table:table-row table:style-name="ro1">
          <table:table-cell office:value-type="float" office:value="48.4" calcext:value-type="float">
            <text:p>48,4</text:p>
          </table:table-cell>
          <table:table-cell office:value-type="float" office:value="0.362052662314568" calcext:value-type="float">
            <text:p>0,3620526623</text:p>
          </table:table-cell>
          <table:table-cell table:number-columns-repeated="4" office:value-type="float" office:value="0.601850289566127" calcext:value-type="float">
            <text:p>0,6018502896</text:p>
          </table:table-cell>
        </table:table-row>
        <table:table-row table:style-name="ro1">
          <table:table-cell office:value-type="float" office:value="48.6" calcext:value-type="float">
            <text:p>48,6</text:p>
          </table:table-cell>
          <table:table-cell table:number-columns-repeated="2" office:value-type="float" office:value="0.495753343015966" calcext:value-type="float">
            <text:p>0,495753343</text:p>
          </table:table-cell>
          <table:table-cell table:number-columns-repeated="3" office:value-type="float" office:value="0.621377267462282" calcext:value-type="float">
            <text:p>0,6213772675</text:p>
          </table:table-cell>
        </table:table-row>
        <table:table-row table:style-name="ro1">
          <table:table-cell office:value-type="float" office:value="48.8" calcext:value-type="float">
            <text:p>48,8</text:p>
          </table:table-cell>
          <table:table-cell office:value-type="float" office:value="0.281682710895968" calcext:value-type="float">
            <text:p>0,2816827109</text:p>
          </table:table-cell>
          <table:table-cell table:number-columns-repeated="4" office:value-type="float" office:value="0.601322328790659" calcext:value-type="float">
            <text:p>0,6013223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2567204499058" calcext:value-type="float">
            <text:p>0,3925672045</text:p>
          </table:table-cell>
          <table:table-cell table:number-columns-repeated="4" office:value-type="float" office:value="0.562105207717624" calcext:value-type="float">
            <text:p>0,5621052077</text:p>
          </table:table-cell>
        </table:table-row>
        <table:table-row table:style-name="ro1">
          <table:table-cell office:value-type="float" office:value="49.2" calcext:value-type="float">
            <text:p>49,2</text:p>
          </table:table-cell>
          <table:table-cell office:value-type="float" office:value="0.194760704332365" calcext:value-type="float">
            <text:p>0,1947607043</text:p>
          </table:table-cell>
          <table:table-cell office:value-type="float" office:value="0.386564144094552" calcext:value-type="float">
            <text:p>0,3865641441</text:p>
          </table:table-cell>
          <table:table-cell table:number-columns-repeated="2" office:value-type="float" office:value="0.558536511908312" calcext:value-type="float">
            <text:p>0,5585365119</text:p>
          </table:table-cell>
          <table:table-cell office:value-type="float" office:value="0.240537864926037" calcext:value-type="float">
            <text:p>0,2405378649</text:p>
          </table:table-cell>
        </table:table-row>
        <table:table-row table:style-name="ro1">
          <table:table-cell office:value-type="float" office:value="49.4" calcext:value-type="float">
            <text:p>49,4</text:p>
          </table:table-cell>
          <table:table-cell office:value-type="float" office:value="0.211505592912125" calcext:value-type="float">
            <text:p>0,2115055929</text:p>
          </table:table-cell>
          <table:table-cell office:value-type="float" office:value="0.334637887139062" calcext:value-type="float">
            <text:p>0,3346378871</text:p>
          </table:table-cell>
          <table:table-cell office:value-type="float" office:value="0.353712646487593" calcext:value-type="float">
            <text:p>0,3537126465</text:p>
          </table:table-cell>
          <table:table-cell table:number-columns-repeated="2" office:value-type="float" office:value="0.544757310428856" calcext:value-type="float">
            <text:p>0,5447573104</text:p>
          </table:table-cell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0.408974356220243" calcext:value-type="float">
            <text:p>0,4089743562</text:p>
          </table:table-cell>
          <table:table-cell office:value-type="float" office:value="0.449682449160644" calcext:value-type="float">
            <text:p>0,4496824492</text:p>
          </table:table-cell>
          <table:table-cell office:value-type="float" office:value="0.482284705519163" calcext:value-type="float">
            <text:p>0,4822847055</text:p>
          </table:table-cell>
          <table:table-cell table:number-columns-repeated="2" office:value-type="float" office:value="0.553050844824668" calcext:value-type="float">
            <text:p>0,5530508448</text:p>
          </table:table-cell>
        </table:table-row>
        <table:table-row table:style-name="ro1">
          <table:table-cell office:value-type="float" office:value="49.8" calcext:value-type="float">
            <text:p>49,8</text:p>
          </table:table-cell>
          <table:table-cell office:value-type="float" office:value="0.277127435500577" calcext:value-type="float">
            <text:p>0,2771274355</text:p>
          </table:table-cell>
          <table:table-cell office:value-type="float" office:value="0.273768318582668" calcext:value-type="float">
            <text:p>0,2737683186</text:p>
          </table:table-cell>
          <table:table-cell office:value-type="float" office:value="0.384743424762746" calcext:value-type="float">
            <text:p>0,3847434248</text:p>
          </table:table-cell>
          <table:table-cell table:number-columns-repeated="2" office:value-type="float" office:value="0.562260739634046" calcext:value-type="float">
            <text:p>0,56226073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662923180115" calcext:value-type="float">
            <text:p>0,2566292318</text:p>
          </table:table-cell>
          <table:table-cell office:value-type="float" office:value="0.275006571899243" calcext:value-type="float">
            <text:p>0,2750065719</text:p>
          </table:table-cell>
          <table:table-cell table:number-columns-repeated="3" office:value-type="float" office:value="0.604890086677691" calcext:value-type="float">
            <text:p>0,6048900867</text:p>
          </table:table-cell>
        </table:table-row>
        <table:table-row table:style-name="ro1">
          <table:table-cell office:value-type="float" office:value="50.2" calcext:value-type="float">
            <text:p>50,2</text:p>
          </table:table-cell>
          <table:table-cell office:value-type="float" office:value="0.222075536216348" calcext:value-type="float">
            <text:p>0,2220755362</text:p>
          </table:table-cell>
          <table:table-cell office:value-type="float" office:value="0.402741986279932" calcext:value-type="float">
            <text:p>0,4027419863</text:p>
          </table:table-cell>
          <table:table-cell table:number-columns-repeated="3" office:value-type="float" office:value="0.614450994418402" calcext:value-type="float">
            <text:p>0,6144509944</text:p>
          </table:table-cell>
        </table:table-row>
        <table:table-row table:style-name="ro1">
          <table:table-cell office:value-type="float" office:value="50.4" calcext:value-type="float">
            <text:p>50,4</text:p>
          </table:table-cell>
          <table:table-cell office:value-type="float" office:value="0.181022350220435" calcext:value-type="float">
            <text:p>0,1810223502</text:p>
          </table:table-cell>
          <table:table-cell table:number-columns-repeated="2" office:value-type="float" office:value="0.430971846279241" calcext:value-type="float">
            <text:p>0,4309718463</text:p>
          </table:table-cell>
          <table:table-cell table:number-columns-repeated="2" office:value-type="float" office:value="0.28635564083965" calcext:value-type="float">
            <text:p>0,2863556408</text:p>
          </table:table-cell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288195690563077" calcext:value-type="float">
            <text:p>0,2881956906</text:p>
          </table:table-cell>
          <table:table-cell office:value-type="float" office:value="0.473069080438106" calcext:value-type="float">
            <text:p>0,4730690804</text:p>
          </table:table-cell>
          <table:table-cell table:number-columns-repeated="3" office:value-type="float" office:value="0.599832628542577" calcext:value-type="float">
            <text:p>0,5998326285</text:p>
          </table:table-cell>
        </table:table-row>
        <table:table-row table:style-name="ro1">
          <table:table-cell office:value-type="float" office:value="50.8" calcext:value-type="float">
            <text:p>50,8</text:p>
          </table:table-cell>
          <table:table-cell office:value-type="float" office:value="0.200665808694312" calcext:value-type="float">
            <text:p>0,2006658087</text:p>
          </table:table-cell>
          <table:table-cell office:value-type="float" office:value="0.236301457997612" calcext:value-type="float">
            <text:p>0,236301458</text:p>
          </table:table-cell>
          <table:table-cell office:value-type="float" office:value="0.367032588916999" calcext:value-type="float">
            <text:p>0,3670325889</text:p>
          </table:table-cell>
          <table:table-cell office:value-type="float" office:value="0.218473724653991" calcext:value-type="float">
            <text:p>0,2184737247</text:p>
          </table:table-cell>
          <table:table-cell office:value-type="float" office:value="0.288081636012677" calcext:value-type="float">
            <text:p>0,2880816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04395036351065" calcext:value-type="float">
            <text:p>0,2043950364</text:p>
          </table:table-cell>
          <table:table-cell office:value-type="float" office:value="0.00566531237078562" calcext:value-type="float">
            <text:p>0,0056653124</text:p>
          </table:table-cell>
          <table:table-cell office:value-type="float" office:value="0.00888907193116952" calcext:value-type="float">
            <text:p>0,0088890719</text:p>
          </table:table-cell>
          <table:table-cell table:number-columns-repeated="2" office:value-type="float" office:value="0.291137622483068" calcext:value-type="float">
            <text:p>0,2911376225</text:p>
          </table:table-cell>
        </table:table-row>
        <table:table-row table:style-name="ro1">
          <table:table-cell office:value-type="float" office:value="51.2" calcext:value-type="float">
            <text:p>51,2</text:p>
          </table:table-cell>
          <table:table-cell office:value-type="float" office:value="0.342518572166645" calcext:value-type="float">
            <text:p>0,3425185722</text:p>
          </table:table-cell>
          <table:table-cell office:value-type="float" office:value="0.431628995552947" calcext:value-type="float">
            <text:p>0,4316289956</text:p>
          </table:table-cell>
          <table:table-cell office:value-type="float" office:value="0.20368205828063" calcext:value-type="float">
            <text:p>0,2036820583</text:p>
          </table:table-cell>
          <table:table-cell table:number-columns-repeated="2" office:value-type="float" office:value="0.316124692694651" calcext:value-type="float">
            <text:p>0,3161246927</text:p>
          </table:table-cell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0.356077132144398" calcext:value-type="float">
            <text:p>0,3560771321</text:p>
          </table:table-cell>
          <table:table-cell office:value-type="float" office:value="0.350872177613913" calcext:value-type="float">
            <text:p>0,3508721776</text:p>
          </table:table-cell>
          <table:table-cell table:number-columns-repeated="3" office:value-type="float" office:value="0.604693605776735" calcext:value-type="float">
            <text:p>0,6046936058</text:p>
          </table:table-cell>
        </table:table-row>
        <table:table-row table:style-name="ro1">
          <table:table-cell office:value-type="float" office:value="51.6" calcext:value-type="float">
            <text:p>51,6</text:p>
          </table:table-cell>
          <table:table-cell office:value-type="float" office:value="0.30575996371669" calcext:value-type="float">
            <text:p>0,3057599637</text:p>
          </table:table-cell>
          <table:table-cell office:value-type="float" office:value="0.492167689244389" calcext:value-type="float">
            <text:p>0,4921676892</text:p>
          </table:table-cell>
          <table:table-cell table:number-columns-repeated="3" office:value-type="float" office:value="0.621219716260995" calcext:value-type="float">
            <text:p>0,6212197163</text:p>
          </table:table-cell>
        </table:table-row>
        <table:table-row table:style-name="ro1">
          <table:table-cell office:value-type="float" office:value="51.8" calcext:value-type="float">
            <text:p>51,8</text:p>
          </table:table-cell>
          <table:table-cell table:number-columns-repeated="5" office:value-type="float" office:value="0.562673955108975" calcext:value-type="float">
            <text:p>0,56267395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64197852725478" calcext:value-type="float">
            <text:p>0,4641978527</text:p>
          </table:table-cell>
          <table:table-cell table:number-columns-repeated="4" office:value-type="float" office:value="0.64430104939511" calcext:value-type="float">
            <text:p>0,6443010494</text:p>
          </table:table-cell>
        </table:table-row>
        <table:table-row table:style-name="ro1">
          <table:table-cell office:value-type="float" office:value="52.2" calcext:value-type="float">
            <text:p>52,2</text:p>
          </table:table-cell>
          <table:table-cell table:number-columns-repeated="2" office:value-type="float" office:value="0.298872753561138" calcext:value-type="float">
            <text:p>0,2988727536</text:p>
          </table:table-cell>
          <table:table-cell table:number-columns-repeated="3" office:value-type="float" office:value="0.644131105354323" calcext:value-type="float">
            <text:p>0,6441311054</text:p>
          </table:table-cell>
        </table:table-row>
        <table:table-row table:style-name="ro1">
          <table:table-cell office:value-type="float" office:value="52.4" calcext:value-type="float">
            <text:p>52,4</text:p>
          </table:table-cell>
          <table:table-cell office:value-type="float" office:value="0.498403460217121" calcext:value-type="float">
            <text:p>0,4984034602</text:p>
          </table:table-cell>
          <table:table-cell table:number-columns-repeated="4" office:value-type="float" office:value="0.657878388270576" calcext:value-type="float">
            <text:p>0,6578783883</text:p>
          </table:table-cell>
        </table:table-row>
        <table:table-row table:style-name="ro1">
          <table:table-cell office:value-type="float" office:value="52.6" calcext:value-type="float">
            <text:p>52,6</text:p>
          </table:table-cell>
          <table:table-cell table:number-columns-repeated="5" office:value-type="float" office:value="0.586996751913223" calcext:value-type="float">
            <text:p>0,5869967519</text:p>
          </table:table-cell>
        </table:table-row>
        <table:table-row table:style-name="ro1">
          <table:table-cell office:value-type="float" office:value="52.8" calcext:value-type="float">
            <text:p>52,8</text:p>
          </table:table-cell>
          <table:table-cell table:number-columns-repeated="5" office:value-type="float" office:value="0.446964166094613" calcext:value-type="float">
            <text:p>0,4469641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448056898034756" calcext:value-type="float">
            <text:p>0,448056898</text:p>
          </table:table-cell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0.394930607681495" calcext:value-type="float">
            <text:p>0,3949306077</text:p>
          </table:table-cell>
          <table:table-cell table:number-columns-repeated="4" office:value-type="float" office:value="0.436085831490895" calcext:value-type="float">
            <text:p>0,4360858315</text:p>
          </table:table-cell>
        </table:table-row>
        <table:table-row table:style-name="ro1">
          <table:table-cell office:value-type="float" office:value="53.4" calcext:value-type="float">
            <text:p>53,4</text:p>
          </table:table-cell>
          <table:table-cell table:number-columns-repeated="5" office:value-type="float" office:value="0.474554903675101" calcext:value-type="float">
            <text:p>0,4745549037</text:p>
          </table:table-cell>
        </table:table-row>
        <table:table-row table:style-name="ro1">
          <table:table-cell office:value-type="float" office:value="53.6" calcext:value-type="float">
            <text:p>53,6</text:p>
          </table:table-cell>
          <table:table-cell office:value-type="float" office:value="0.164323569738245" calcext:value-type="float">
            <text:p>0,1643235697</text:p>
          </table:table-cell>
          <table:table-cell table:number-columns-repeated="4" office:value-type="float" office:value="0.440920910609707" calcext:value-type="float">
            <text:p>0,4409209106</text:p>
          </table:table-cell>
        </table:table-row>
        <table:table-row table:style-name="ro1">
          <table:table-cell office:value-type="float" office:value="53.8" calcext:value-type="float">
            <text:p>53,8</text:p>
          </table:table-cell>
          <table:table-cell table:number-columns-repeated="3" office:value-type="float" office:value="0.372307978058328" calcext:value-type="float">
            <text:p>0,3723079781</text:p>
          </table:table-cell>
          <table:table-cell table:number-columns-repeated="2" office:value-type="float" office:value="0.502234956157722" calcext:value-type="float">
            <text:p>0,50223495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.407937397821356" calcext:value-type="float">
            <text:p>0,4079373978</text:p>
          </table:table-cell>
          <table:table-cell table:number-columns-repeated="2" office:value-type="float" office:value="0.517253760536466" calcext:value-type="float">
            <text:p>0,5172537605</text:p>
          </table:table-cell>
        </table:table-row>
        <table:table-row table:style-name="ro1">
          <table:table-cell office:value-type="float" office:value="54.2" calcext:value-type="float">
            <text:p>54,2</text:p>
          </table:table-cell>
          <table:table-cell table:number-columns-repeated="5" office:value-type="float" office:value="0.522411444581984" calcext:value-type="float">
            <text:p>0,5224114446</text:p>
          </table:table-cell>
        </table:table-row>
        <table:table-row table:style-name="ro1">
          <table:table-cell office:value-type="float" office:value="54.4" calcext:value-type="float">
            <text:p>54,4</text:p>
          </table:table-cell>
          <table:table-cell table:number-columns-repeated="2" office:value-type="float" office:value="0.44310706112463" calcext:value-type="float">
            <text:p>0,4431070611</text:p>
          </table:table-cell>
          <table:table-cell table:number-columns-repeated="3" office:value-type="float" office:value="0.559856317679016" calcext:value-type="float">
            <text:p>0,5598563177</text:p>
          </table:table-cell>
        </table:table-row>
        <table:table-row table:style-name="ro1">
          <table:table-cell office:value-type="float" office:value="54.6" calcext:value-type="float">
            <text:p>54,6</text:p>
          </table:table-cell>
          <table:table-cell office:value-type="float" office:value="0.361103745078088" calcext:value-type="float">
            <text:p>0,3611037451</text:p>
          </table:table-cell>
          <table:table-cell table:number-columns-repeated="4" office:value-type="float" office:value="0.5962698052429" calcext:value-type="float">
            <text:p>0,5962698052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5" office:value-type="float" office:value="0.566407020575718" calcext:value-type="float">
            <text:p>0,5664070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0.554703606559588" calcext:value-type="float">
            <text:p>0,5547036066</text:p>
          </table:table-cell>
        </table:table-row>
        <table:table-row table:style-name="ro1">
          <table:table-cell office:value-type="float" office:value="55.2" calcext:value-type="float">
            <text:p>55,2</text:p>
          </table:table-cell>
          <table:table-cell table:number-columns-repeated="5" office:value-type="float" office:value="0.579566226190901" calcext:value-type="float">
            <text:p>0,5795662262</text:p>
          </table:table-cell>
        </table:table-row>
        <table:table-row table:style-name="ro1">
          <table:table-cell office:value-type="float" office:value="55.4" calcext:value-type="float">
            <text:p>55,4</text:p>
          </table:table-cell>
          <table:table-cell table:number-columns-repeated="3" office:value-type="float" office:value="0.297098189751393" calcext:value-type="float">
            <text:p>0,2970981898</text:p>
          </table:table-cell>
          <table:table-cell table:number-columns-repeated="2" office:value-type="float" office:value="0.412720367034589" calcext:value-type="float">
            <text:p>0,412720367</text:p>
          </table:table-cell>
        </table:table-row>
        <table:table-row table:style-name="ro1">
          <table:table-cell office:value-type="float" office:value="55.6" calcext:value-type="float">
            <text:p>55,6</text:p>
          </table:table-cell>
          <table:table-cell office:value-type="float" office:value="0.322522546876677" calcext:value-type="float">
            <text:p>0,3225225469</text:p>
          </table:table-cell>
          <table:table-cell table:number-columns-repeated="4" office:value-type="float" office:value="0.411030299954827" calcext:value-type="float">
            <text:p>0,4110303</text:p>
          </table:table-cell>
        </table:table-row>
        <table:table-row table:style-name="ro1">
          <table:table-cell office:value-type="float" office:value="55.8" calcext:value-type="float">
            <text:p>55,8</text:p>
          </table:table-cell>
          <table:table-cell table:number-columns-repeated="5" office:value-type="float" office:value="0.488047500222457" calcext:value-type="float">
            <text:p>0,4880475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9382805029857" calcext:value-type="float">
            <text:p>0,219382805</text:p>
          </table:table-cell>
          <table:table-cell table:number-columns-repeated="4" office:value-type="float" office:value="0.413492567956751" calcext:value-type="float">
            <text:p>0,413492568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table:number-columns-repeated="2" office:value-type="float" office:value="0.322631085840805" calcext:value-type="float">
            <text:p>0,3226310858</text:p>
          </table:table-cell>
          <table:table-cell table:number-columns-repeated="3" office:value-type="float" office:value="0.45409216384215" calcext:value-type="float">
            <text:p>0,4540921638</text:p>
          </table:table-cell>
        </table:table-row>
        <table:table-row table:style-name="ro1">
          <table:table-cell office:value-type="float" office:value="56.4" calcext:value-type="float">
            <text:p>56,4</text:p>
          </table:table-cell>
          <table:table-cell office:value-type="float" office:value="0.371205271542949" calcext:value-type="float">
            <text:p>0,3712052715</text:p>
          </table:table-cell>
          <table:table-cell table:number-columns-repeated="4" office:value-type="float" office:value="0.458603797340364" calcext:value-type="float">
            <text:p>0,4586037973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2" office:value-type="float" office:value="0.316174422350894" calcext:value-type="float">
            <text:p>0,3161744224</text:p>
          </table:table-cell>
          <table:table-cell table:number-columns-repeated="3" office:value-type="float" office:value="0.406203476863656" calcext:value-type="float">
            <text:p>0,4062034769</text:p>
          </table:table-cell>
        </table:table-row>
        <table:table-row table:style-name="ro1">
          <table:table-cell office:value-type="float" office:value="56.8" calcext:value-type="float">
            <text:p>56,8</text:p>
          </table:table-cell>
          <table:table-cell office:value-type="float" office:value="0.200091293347222" calcext:value-type="float">
            <text:p>0,2000912933</text:p>
          </table:table-cell>
          <table:table-cell office:value-type="float" office:value="0.326211700511587" calcext:value-type="float">
            <text:p>0,3262117005</text:p>
          </table:table-cell>
          <table:table-cell table:number-columns-repeated="3" office:value-type="float" office:value="0.417461255662142" calcext:value-type="float">
            <text:p>0,41746125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0.418726479304721" calcext:value-type="float">
            <text:p>0,4187264793</text:p>
          </table:table-cell>
        </table:table-row>
        <table:table-row table:style-name="ro1">
          <table:table-cell office:value-type="float" office:value="57.2" calcext:value-type="float">
            <text:p>57,2</text:p>
          </table:table-cell>
          <table:table-cell table:number-columns-repeated="2" office:value-type="float" office:value="0.313859343291845" calcext:value-type="float">
            <text:p>0,3138593433</text:p>
          </table:table-cell>
          <table:table-cell table:number-columns-repeated="3" office:value-type="float" office:value="0.491171502972223" calcext:value-type="float">
            <text:p>0,491171503</text:p>
          </table:table-cell>
        </table:table-row>
        <table:table-row table:style-name="ro1">
          <table:table-cell office:value-type="float" office:value="57.4" calcext:value-type="float">
            <text:p>57,4</text:p>
          </table:table-cell>
          <table:table-cell office:value-type="float" office:value="0.275396706831508" calcext:value-type="float">
            <text:p>0,2753967068</text:p>
          </table:table-cell>
          <table:table-cell table:number-columns-repeated="4" office:value-type="float" office:value="0.522844811230355" calcext:value-type="float">
            <text:p>0,5228448112</text:p>
          </table:table-cell>
        </table:table-row>
        <table:table-row table:style-name="ro1">
          <table:table-cell office:value-type="float" office:value="57.6" calcext:value-type="float">
            <text:p>57,6</text:p>
          </table:table-cell>
          <table:table-cell office:value-type="float" office:value="0.283504802830574" calcext:value-type="float">
            <text:p>0,2835048028</text:p>
          </table:table-cell>
          <table:table-cell table:number-columns-repeated="4" office:value-type="float" office:value="0.483433314906185" calcext:value-type="float">
            <text:p>0,4834333149</text:p>
          </table:table-cell>
        </table:table-row>
        <table:table-row table:style-name="ro1">
          <table:table-cell office:value-type="float" office:value="57.8" calcext:value-type="float">
            <text:p>57,8</text:p>
          </table:table-cell>
          <table:table-cell office:value-type="float" office:value="0.366375474721094" calcext:value-type="float">
            <text:p>0,3663754747</text:p>
          </table:table-cell>
          <table:table-cell office:value-type="float" office:value="0.488871795282744" calcext:value-type="float">
            <text:p>0,4888717953</text:p>
          </table:table-cell>
          <table:table-cell table:number-columns-repeated="3" office:value-type="float" office:value="0.192906908225688" calcext:value-type="float">
            <text:p>0,19290690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8361589422485" calcext:value-type="float">
            <text:p>0,5183615894</text:p>
          </table:table-cell>
          <table:table-cell office:value-type="float" office:value="0.66869730545511" calcext:value-type="float">
            <text:p>0,6686973055</text:p>
          </table:table-cell>
          <table:table-cell table:number-columns-repeated="3" office:value-type="float" office:value="0.42336609031612" calcext:value-type="float">
            <text:p>0,4233660903</text:p>
          </table:table-cell>
        </table:table-row>
        <table:table-row table:style-name="ro1">
          <table:table-cell office:value-type="float" office:value="58.2" calcext:value-type="float">
            <text:p>58,2</text:p>
          </table:table-cell>
          <table:table-cell office:value-type="float" office:value="0.337593593031455" calcext:value-type="float">
            <text:p>0,337593593</text:p>
          </table:table-cell>
          <table:table-cell table:number-columns-repeated="4" office:value-type="float" office:value="0.568731946936637" calcext:value-type="float">
            <text:p>0,5687319469</text:p>
          </table:table-cell>
        </table:table-row>
        <table:table-row table:style-name="ro1">
          <table:table-cell office:value-type="float" office:value="58.4" calcext:value-type="float">
            <text:p>58,4</text:p>
          </table:table-cell>
          <table:table-cell office:value-type="float" office:value="0.317746483578494" calcext:value-type="float">
            <text:p>0,3177464836</text:p>
          </table:table-cell>
          <table:table-cell office:value-type="float" office:value="0.366711618564421" calcext:value-type="float">
            <text:p>0,3667116186</text:p>
          </table:table-cell>
          <table:table-cell table:number-columns-repeated="3" office:value-type="float" office:value="0.647498011912794" calcext:value-type="float">
            <text:p>0,6474980119</text:p>
          </table:table-cell>
        </table:table-row>
        <table:table-row table:style-name="ro1">
          <table:table-cell office:value-type="float" office:value="58.6" calcext:value-type="float">
            <text:p>58,6</text:p>
          </table:table-cell>
          <table:table-cell table:number-columns-repeated="5" office:value-type="float" office:value="0.586440037728711" calcext:value-type="float">
            <text:p>0,5864400377</text:p>
          </table:table-cell>
        </table:table-row>
        <table:table-row table:style-name="ro1">
          <table:table-cell office:value-type="float" office:value="58.8" calcext:value-type="float">
            <text:p>58,8</text:p>
          </table:table-cell>
          <table:table-cell office:value-type="float" office:value="0.308175986714291" calcext:value-type="float">
            <text:p>0,3081759867</text:p>
          </table:table-cell>
          <table:table-cell table:number-columns-repeated="4" office:value-type="float" office:value="0.552273835686844" calcext:value-type="float">
            <text:p>0,55227383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8824968419805" calcext:value-type="float">
            <text:p>0,2788249684</text:p>
          </table:table-cell>
          <table:table-cell office:value-type="float" office:value="0.412082685118564" calcext:value-type="float">
            <text:p>0,4120826851</text:p>
          </table:table-cell>
          <table:table-cell office:value-type="float" office:value="0.507951621459897" calcext:value-type="float">
            <text:p>0,5079516215</text:p>
          </table:table-cell>
          <table:table-cell table:number-columns-repeated="2" office:value-type="float" office:value="0.606576780439689" calcext:value-type="float">
            <text:p>0,6065767804</text:p>
          </table:table-cell>
        </table:table-row>
        <table:table-row table:style-name="ro1">
          <table:table-cell office:value-type="float" office:value="59.2" calcext:value-type="float">
            <text:p>59,2</text:p>
          </table:table-cell>
          <table:table-cell office:value-type="float" office:value="0.276229398276664" calcext:value-type="float">
            <text:p>0,2762293983</text:p>
          </table:table-cell>
          <table:table-cell office:value-type="float" office:value="0.376102502291912" calcext:value-type="float">
            <text:p>0,3761025023</text:p>
          </table:table-cell>
          <table:table-cell office:value-type="float" office:value="0.492158345937271" calcext:value-type="float">
            <text:p>0,4921583459</text:p>
          </table:table-cell>
          <table:table-cell table:number-columns-repeated="2" office:value-type="float" office:value="0.577595776129164" calcext:value-type="float">
            <text:p>0,5775957761</text:p>
          </table:table-cell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0.283490991158262" calcext:value-type="float">
            <text:p>0,2834909912</text:p>
          </table:table-cell>
          <table:table-cell office:value-type="float" office:value="0.352627121352944" calcext:value-type="float">
            <text:p>0,3526271214</text:p>
          </table:table-cell>
          <table:table-cell office:value-type="float" office:value="0.430459485401896" calcext:value-type="float">
            <text:p>0,4304594854</text:p>
          </table:table-cell>
          <table:table-cell table:number-columns-repeated="2" office:value-type="float" office:value="0.605727665300375" calcext:value-type="float">
            <text:p>0,6057276653</text:p>
          </table:table-cell>
        </table:table-row>
        <table:table-row table:style-name="ro1">
          <table:table-cell office:value-type="float" office:value="59.6" calcext:value-type="float">
            <text:p>59,6</text:p>
          </table:table-cell>
          <table:table-cell office:value-type="float" office:value="0.28948648148695" calcext:value-type="float">
            <text:p>0,2894864815</text:p>
          </table:table-cell>
          <table:table-cell office:value-type="float" office:value="0.259796949481879" calcext:value-type="float">
            <text:p>0,2597969495</text:p>
          </table:table-cell>
          <table:table-cell office:value-type="float" office:value="0.377860838190633" calcext:value-type="float">
            <text:p>0,3778608382</text:p>
          </table:table-cell>
          <table:table-cell office:value-type="float" office:value="0.349796644432819" calcext:value-type="float">
            <text:p>0,3497966444</text:p>
          </table:table-cell>
          <table:table-cell office:value-type="float" office:value="0.460624501687485" calcext:value-type="float">
            <text:p>0,4606245017</text:p>
          </table:table-cell>
        </table:table-row>
        <table:table-row table:style-name="ro1">
          <table:table-cell office:value-type="float" office:value="59.8" calcext:value-type="float">
            <text:p>59,8</text:p>
          </table:table-cell>
          <table:table-cell office:value-type="float" office:value="0.2199806062603" calcext:value-type="float">
            <text:p>0,2199806063</text:p>
          </table:table-cell>
          <table:table-cell office:value-type="float" office:value="0.340014521444999" calcext:value-type="float">
            <text:p>0,3400145214</text:p>
          </table:table-cell>
          <table:table-cell office:value-type="float" office:value="0.454551501086513" calcext:value-type="float">
            <text:p>0,4545515011</text:p>
          </table:table-cell>
          <table:table-cell office:value-type="float" office:value="0.456548158644786" calcext:value-type="float">
            <text:p>0,4565481586</text:p>
          </table:table-cell>
          <table:table-cell office:value-type="float" office:value="0.581756763880369" calcext:value-type="float">
            <text:p>0,58175676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63977475491874" calcext:value-type="float">
            <text:p>0,3639774755</text:p>
          </table:table-cell>
          <table:table-cell office:value-type="float" office:value="0.446015767780001" calcext:value-type="float">
            <text:p>0,4460157678</text:p>
          </table:table-cell>
          <table:table-cell table:number-columns-repeated="3" office:value-type="float" office:value="0.608354114038703" calcext:value-type="float">
            <text:p>0,608354114</text:p>
          </table:table-cell>
        </table:table-row>
        <table:table-row table:style-name="ro1">
          <table:table-cell office:value-type="float" office:value="60.2" calcext:value-type="float">
            <text:p>60,2</text:p>
          </table:table-cell>
          <table:table-cell office:value-type="float" office:value="0.277005805502809" calcext:value-type="float">
            <text:p>0,2770058055</text:p>
          </table:table-cell>
          <table:table-cell office:value-type="float" office:value="0.369973080471789" calcext:value-type="float">
            <text:p>0,3699730805</text:p>
          </table:table-cell>
          <table:table-cell office:value-type="float" office:value="0.445107752469181" calcext:value-type="float">
            <text:p>0,4451077525</text:p>
          </table:table-cell>
          <table:table-cell table:number-columns-repeated="2" office:value-type="float" office:value="0.594881858386368" calcext:value-type="float">
            <text:p>0,5948818584</text:p>
          </table:table-cell>
        </table:table-row>
        <table:table-row table:style-name="ro1">
          <table:table-cell office:value-type="float" office:value="60.4" calcext:value-type="float">
            <text:p>60,4</text:p>
          </table:table-cell>
          <table:table-cell office:value-type="float" office:value="0.30354490716582" calcext:value-type="float">
            <text:p>0,3035449072</text:p>
          </table:table-cell>
          <table:table-cell table:number-columns-repeated="2" office:value-type="float" office:value="0.332831642313604" calcext:value-type="float">
            <text:p>0,3328316423</text:p>
          </table:table-cell>
          <table:table-cell table:number-columns-repeated="2" office:value-type="float" office:value="0.453194226475954" calcext:value-type="float">
            <text:p>0,4531942265</text:p>
          </table:table-cell>
        </table:table-row>
        <table:table-row table:style-name="ro1">
          <table:table-cell office:value-type="float" office:value="60.6" calcext:value-type="float">
            <text:p>60,6</text:p>
          </table:table-cell>
          <table:table-cell office:value-type="float" office:value="0.303076008435992" calcext:value-type="float">
            <text:p>0,3030760084</text:p>
          </table:table-cell>
          <table:table-cell office:value-type="float" office:value="0.352525446007309" calcext:value-type="float">
            <text:p>0,352525446</text:p>
          </table:table-cell>
          <table:table-cell office:value-type="float" office:value="0.471710930020499" calcext:value-type="float">
            <text:p>0,47171093</text:p>
          </table:table-cell>
          <table:table-cell table:number-columns-repeated="2" office:value-type="float" office:value="0.578665664354029" calcext:value-type="float">
            <text:p>0,5786656644</text:p>
          </table:table-cell>
        </table:table-row>
        <table:table-row table:style-name="ro1">
          <table:table-cell office:value-type="float" office:value="60.8" calcext:value-type="float">
            <text:p>60,8</text:p>
          </table:table-cell>
          <table:table-cell office:value-type="float" office:value="0.229421993495897" calcext:value-type="float">
            <text:p>0,2294219935</text:p>
          </table:table-cell>
          <table:table-cell office:value-type="float" office:value="0.321112076337478" calcext:value-type="float">
            <text:p>0,3211120763</text:p>
          </table:table-cell>
          <table:table-cell office:value-type="float" office:value="0.341623182846963" calcext:value-type="float">
            <text:p>0,3416231828</text:p>
          </table:table-cell>
          <table:table-cell table:number-columns-repeated="2" office:value-type="float" office:value="0.59131053210687" calcext:value-type="float">
            <text:p>0,59131053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9578232692971" calcext:value-type="float">
            <text:p>0,3195782327</text:p>
          </table:table-cell>
          <table:table-cell office:value-type="float" office:value="0.486559201387776" calcext:value-type="float">
            <text:p>0,4865592014</text:p>
          </table:table-cell>
          <table:table-cell table:number-columns-repeated="3" office:value-type="float" office:value="0.595172039926624" calcext:value-type="float">
            <text:p>0,5951720399</text:p>
          </table:table-cell>
        </table:table-row>
        <table:table-row table:style-name="ro1">
          <table:table-cell office:value-type="float" office:value="61.2" calcext:value-type="float">
            <text:p>61,2</text:p>
          </table:table-cell>
          <table:table-cell office:value-type="float" office:value="0.311260165604989" calcext:value-type="float">
            <text:p>0,3112601656</text:p>
          </table:table-cell>
          <table:table-cell office:value-type="float" office:value="0.447040452919856" calcext:value-type="float">
            <text:p>0,4470404529</text:p>
          </table:table-cell>
          <table:table-cell table:number-columns-repeated="3" office:value-type="float" office:value="0.602244222918615" calcext:value-type="float">
            <text:p>0,6022442229</text:p>
          </table:table-cell>
        </table:table-row>
        <table:table-row table:style-name="ro1">
          <table:table-cell office:value-type="float" office:value="61.4" calcext:value-type="float">
            <text:p>61,4</text:p>
          </table:table-cell>
          <table:table-cell office:value-type="float" office:value="0.258971322130065" calcext:value-type="float">
            <text:p>0,2589713221</text:p>
          </table:table-cell>
          <table:table-cell office:value-type="float" office:value="0.444375469026522" calcext:value-type="float">
            <text:p>0,444375469</text:p>
          </table:table-cell>
          <table:table-cell table:number-columns-repeated="3" office:value-type="float" office:value="0.625852462903257" calcext:value-type="float">
            <text:p>0,6258524629</text:p>
          </table:table-cell>
        </table:table-row>
        <table:table-row table:style-name="ro1">
          <table:table-cell office:value-type="float" office:value="61.6" calcext:value-type="float">
            <text:p>61,6</text:p>
          </table:table-cell>
          <table:table-cell office:value-type="float" office:value="0.1875624812529" calcext:value-type="float">
            <text:p>0,1875624813</text:p>
          </table:table-cell>
          <table:table-cell office:value-type="float" office:value="0.361347884116188" calcext:value-type="float">
            <text:p>0,3613478841</text:p>
          </table:table-cell>
          <table:table-cell office:value-type="float" office:value="0.509005005604509" calcext:value-type="float">
            <text:p>0,5090050056</text:p>
          </table:table-cell>
          <table:table-cell table:number-columns-repeated="2" office:value-type="float" office:value="0.625031798218034" calcext:value-type="float">
            <text:p>0,6250317982</text:p>
          </table:table-cell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0.2259236960537" calcext:value-type="float">
            <text:p>0,2259236961</text:p>
          </table:table-cell>
          <table:table-cell office:value-type="float" office:value="0.472790524291408" calcext:value-type="float">
            <text:p>0,4727905243</text:p>
          </table:table-cell>
          <table:table-cell table:number-columns-repeated="3" office:value-type="float" office:value="0.621736529774387" calcext:value-type="float">
            <text:p>0,6217365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6753505366353" calcext:value-type="float">
            <text:p>0,2367535054</text:p>
          </table:table-cell>
          <table:table-cell office:value-type="float" office:value="0.264979786638217" calcext:value-type="float">
            <text:p>0,2649797866</text:p>
          </table:table-cell>
          <table:table-cell table:number-columns-repeated="3" office:value-type="float" office:value="0.607259142701512" calcext:value-type="float">
            <text:p>0,6072591427</text:p>
          </table:table-cell>
        </table:table-row>
        <table:table-row table:style-name="ro1">
          <table:table-cell office:value-type="float" office:value="62.2" calcext:value-type="float">
            <text:p>62,2</text:p>
          </table:table-cell>
          <table:table-cell office:value-type="float" office:value="0.169253313516245" calcext:value-type="float">
            <text:p>0,1692533135</text:p>
          </table:table-cell>
          <table:table-cell table:number-columns-repeated="2" office:value-type="float" office:value="0.388468918690147" calcext:value-type="float">
            <text:p>0,3884689187</text:p>
          </table:table-cell>
          <table:table-cell table:number-columns-repeated="2" office:value-type="float" office:value="0.627091635499445" calcext:value-type="float">
            <text:p>0,6270916355</text:p>
          </table:table-cell>
        </table:table-row>
        <table:table-row table:style-name="ro1">
          <table:table-cell office:value-type="float" office:value="62.4" calcext:value-type="float">
            <text:p>62,4</text:p>
          </table:table-cell>
          <table:table-cell office:value-type="float" office:value="0.343895953453249" calcext:value-type="float">
            <text:p>0,3438959535</text:p>
          </table:table-cell>
          <table:table-cell table:number-columns-repeated="4" office:value-type="float" office:value="0.622952778567882" calcext:value-type="float">
            <text:p>0,6229527786</text:p>
          </table:table-cell>
        </table:table-row>
        <table:table-row table:style-name="ro1">
          <table:table-cell office:value-type="float" office:value="62.6" calcext:value-type="float">
            <text:p>62,6</text:p>
          </table:table-cell>
          <table:table-cell office:value-type="float" office:value="0.299112229972105" calcext:value-type="float">
            <text:p>0,29911223</text:p>
          </table:table-cell>
          <table:table-cell table:number-columns-repeated="4" office:value-type="float" office:value="0.641320000422142" calcext:value-type="float">
            <text:p>0,6413200004</text:p>
          </table:table-cell>
        </table:table-row>
        <table:table-row table:style-name="ro1">
          <table:table-cell office:value-type="float" office:value="62.8" calcext:value-type="float">
            <text:p>62,8</text:p>
          </table:table-cell>
          <table:table-cell table:number-columns-repeated="4" office:value-type="float" office:value="0.487628276381955" calcext:value-type="float">
            <text:p>0,4876282764</text:p>
          </table:table-cell>
          <table:table-cell office:value-type="float" office:value="0.602462541160307" calcext:value-type="float">
            <text:p>0,60246254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23960695122936" calcext:value-type="float">
            <text:p>0,3239606951</text:p>
          </table:table-cell>
          <table:table-cell table:number-columns-repeated="4" office:value-type="float" office:value="0.607974625748041" calcext:value-type="float">
            <text:p>0,6079746257</text:p>
          </table:table-cell>
        </table:table-row>
        <table:table-row table:style-name="ro1">
          <table:table-cell office:value-type="float" office:value="63.2" calcext:value-type="float">
            <text:p>63,2</text:p>
          </table:table-cell>
          <table:table-cell office:value-type="float" office:value="0.280186041008105" calcext:value-type="float">
            <text:p>0,280186041</text:p>
          </table:table-cell>
          <table:table-cell office:value-type="float" office:value="0.406720850577104" calcext:value-type="float">
            <text:p>0,4067208506</text:p>
          </table:table-cell>
          <table:table-cell table:number-columns-repeated="3" office:value-type="float" office:value="0.604955433419085" calcext:value-type="float">
            <text:p>0,6049554334</text:p>
          </table:table-cell>
        </table:table-row>
        <table:table-row table:style-name="ro1">
          <table:table-cell office:value-type="float" office:value="63.4" calcext:value-type="float">
            <text:p>63,4</text:p>
          </table:table-cell>
          <table:table-cell office:value-type="float" office:value="0.431635289840088" calcext:value-type="float">
            <text:p>0,4316352898</text:p>
          </table:table-cell>
          <table:table-cell table:number-columns-repeated="4" office:value-type="float" office:value="0.608267747129918" calcext:value-type="float">
            <text:p>0,6082677471</text:p>
          </table:table-cell>
        </table:table-row>
        <table:table-row table:style-name="ro1">
          <table:table-cell office:value-type="float" office:value="63.6" calcext:value-type="float">
            <text:p>63,6</text:p>
          </table:table-cell>
          <table:table-cell office:value-type="float" office:value="0.137268743398116" calcext:value-type="float">
            <text:p>0,1372687434</text:p>
          </table:table-cell>
          <table:table-cell office:value-type="float" office:value="0.458861554360874" calcext:value-type="float">
            <text:p>0,4588615544</text:p>
          </table:table-cell>
          <table:table-cell table:number-columns-repeated="3" office:value-type="float" office:value="0.619827686650214" calcext:value-type="float">
            <text:p>0,6198276867</text:p>
          </table:table-cell>
        </table:table-row>
        <table:table-row table:style-name="ro1">
          <table:table-cell office:value-type="float" office:value="63.8" calcext:value-type="float">
            <text:p>63,8</text:p>
          </table:table-cell>
          <table:table-cell office:value-type="float" office:value="0.365699480485529" calcext:value-type="float">
            <text:p>0,3656994805</text:p>
          </table:table-cell>
          <table:table-cell office:value-type="float" office:value="0.471562062320962" calcext:value-type="float">
            <text:p>0,4715620623</text:p>
          </table:table-cell>
          <table:table-cell table:number-columns-repeated="3" office:value-type="float" office:value="0.625137386989695" calcext:value-type="float">
            <text:p>0,6251373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15914747431662" calcext:value-type="float">
            <text:p>0,3159147474</text:p>
          </table:table-cell>
          <table:table-cell office:value-type="float" office:value="0.319018012243572" calcext:value-type="float">
            <text:p>0,3190180122</text:p>
          </table:table-cell>
          <table:table-cell office:value-type="float" office:value="0.497841448812572" calcext:value-type="float">
            <text:p>0,4978414488</text:p>
          </table:table-cell>
          <table:table-cell table:number-columns-repeated="2" office:value-type="float" office:value="0.624300793442914" calcext:value-type="float">
            <text:p>0,6243007934</text:p>
          </table:table-cell>
        </table:table-row>
        <table:table-row table:style-name="ro1">
          <table:table-cell office:value-type="float" office:value="64.2" calcext:value-type="float">
            <text:p>64,2</text:p>
          </table:table-cell>
          <table:table-cell office:value-type="float" office:value="0.178833372576923" calcext:value-type="float">
            <text:p>0,1788333726</text:p>
          </table:table-cell>
          <table:table-cell office:value-type="float" office:value="0.231716784339064" calcext:value-type="float">
            <text:p>0,2317167843</text:p>
          </table:table-cell>
          <table:table-cell office:value-type="float" office:value="0.291722667583198" calcext:value-type="float">
            <text:p>0,2917226676</text:p>
          </table:table-cell>
          <table:table-cell table:number-columns-repeated="2" office:value-type="float" office:value="0.577168814901738" calcext:value-type="float">
            <text:p>0,5771688149</text:p>
          </table:table-cell>
        </table:table-row>
        <table:table-row table:style-name="ro1">
          <table:table-cell office:value-type="float" office:value="64.4" calcext:value-type="float">
            <text:p>64,4</text:p>
          </table:table-cell>
          <table:table-cell office:value-type="float" office:value="0.236594590907452" calcext:value-type="float">
            <text:p>0,2365945909</text:p>
          </table:table-cell>
          <table:table-cell office:value-type="float" office:value="0.251807380674446" calcext:value-type="float">
            <text:p>0,2518073807</text:p>
          </table:table-cell>
          <table:table-cell office:value-type="float" office:value="0.236632514381465" calcext:value-type="float">
            <text:p>0,2366325144</text:p>
          </table:table-cell>
          <table:table-cell table:number-columns-repeated="2" office:value-type="float" office:value="0.371891390236349" calcext:value-type="float">
            <text:p>0,3718913902</text:p>
          </table:table-cell>
        </table:table-row>
        <table:table-row table:style-name="ro1">
          <table:table-cell office:value-type="float" office:value="64.6" calcext:value-type="float">
            <text:p>64,6</text:p>
          </table:table-cell>
          <table:table-cell office:value-type="float" office:value="0.226716144837971" calcext:value-type="float">
            <text:p>0,2267161448</text:p>
          </table:table-cell>
          <table:table-cell office:value-type="float" office:value="0.441797016640957" calcext:value-type="float">
            <text:p>0,4417970166</text:p>
          </table:table-cell>
          <table:table-cell office:value-type="float" office:value="0.392299854552704" calcext:value-type="float">
            <text:p>0,3922998546</text:p>
          </table:table-cell>
          <table:table-cell table:number-columns-repeated="2" office:value-type="float" office:value="0.609482185382153" calcext:value-type="float">
            <text:p>0,6094821854</text:p>
          </table:table-cell>
        </table:table-row>
        <table:table-row table:style-name="ro1">
          <table:table-cell office:value-type="float" office:value="64.8" calcext:value-type="float">
            <text:p>64,8</text:p>
          </table:table-cell>
          <table:table-cell office:value-type="float" office:value="0.278904412952736" calcext:value-type="float">
            <text:p>0,278904413</text:p>
          </table:table-cell>
          <table:table-cell office:value-type="float" office:value="0.401004634782161" calcext:value-type="float">
            <text:p>0,4010046348</text:p>
          </table:table-cell>
          <table:table-cell office:value-type="float" office:value="0.428297233287027" calcext:value-type="float">
            <text:p>0,4282972333</text:p>
          </table:table-cell>
          <table:table-cell office:value-type="float" office:value="0.481983717035936" calcext:value-type="float">
            <text:p>0,481983717</text:p>
          </table:table-cell>
          <table:table-cell office:value-type="float" office:value="0.153918220745574" calcext:value-type="float">
            <text:p>0,15391822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45762597627385" calcext:value-type="float">
            <text:p>0,2457625976</text:p>
          </table:table-cell>
          <table:table-cell office:value-type="float" office:value="0.301936077308704" calcext:value-type="float">
            <text:p>0,3019360773</text:p>
          </table:table-cell>
          <table:table-cell office:value-type="float" office:value="0.296782612875184" calcext:value-type="float">
            <text:p>0,2967826129</text:p>
          </table:table-cell>
          <table:table-cell office:value-type="float" office:value="0.403253680541479" calcext:value-type="float">
            <text:p>0,4032536805</text:p>
          </table:table-cell>
          <table:table-cell office:value-type="float" office:value="0.48347494996661" calcext:value-type="float">
            <text:p>0,48347495</text:p>
          </table:table-cell>
        </table:table-row>
        <table:table-row table:style-name="ro1">
          <table:table-cell office:value-type="float" office:value="65.2" calcext:value-type="float">
            <text:p>65,2</text:p>
          </table:table-cell>
          <table:table-cell office:value-type="float" office:value="0.434178651365993" calcext:value-type="float">
            <text:p>0,4341786514</text:p>
          </table:table-cell>
          <table:table-cell office:value-type="float" office:value="0.443706176393514" calcext:value-type="float">
            <text:p>0,4437061764</text:p>
          </table:table-cell>
          <table:table-cell office:value-type="float" office:value="0.447420503372758" calcext:value-type="float">
            <text:p>0,4474205034</text:p>
          </table:table-cell>
          <table:table-cell table:number-columns-repeated="2" office:value-type="float" office:value="0.629917591980933" calcext:value-type="float">
            <text:p>0,629917592</text:p>
          </table:table-cell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0.306418919412856" calcext:value-type="float">
            <text:p>0,3064189194</text:p>
          </table:table-cell>
          <table:table-cell office:value-type="float" office:value="0.273224372782249" calcext:value-type="float">
            <text:p>0,2732243728</text:p>
          </table:table-cell>
          <table:table-cell office:value-type="float" office:value="0.502593918448162" calcext:value-type="float">
            <text:p>0,5025939184</text:p>
          </table:table-cell>
          <table:table-cell table:number-columns-repeated="2" office:value-type="float" office:value="0.620026404069692" calcext:value-type="float">
            <text:p>0,6200264041</text:p>
          </table:table-cell>
        </table:table-row>
        <table:table-row table:style-name="ro1">
          <table:table-cell office:value-type="float" office:value="65.6" calcext:value-type="float">
            <text:p>65,6</text:p>
          </table:table-cell>
          <table:table-cell office:value-type="float" office:value="0.215182755866431" calcext:value-type="float">
            <text:p>0,2151827559</text:p>
          </table:table-cell>
          <table:table-cell office:value-type="float" office:value="0.243092476684565" calcext:value-type="float">
            <text:p>0,2430924767</text:p>
          </table:table-cell>
          <table:table-cell office:value-type="float" office:value="0.378454300563992" calcext:value-type="float">
            <text:p>0,3784543006</text:p>
          </table:table-cell>
          <table:table-cell table:number-columns-repeated="2" office:value-type="float" office:value="0.609110359671898" calcext:value-type="float">
            <text:p>0,6091103597</text:p>
          </table:table-cell>
        </table:table-row>
        <table:table-row table:style-name="ro1">
          <table:table-cell office:value-type="float" office:value="65.8" calcext:value-type="float">
            <text:p>65,8</text:p>
          </table:table-cell>
          <table:table-cell office:value-type="float" office:value="0.181188127630759" calcext:value-type="float">
            <text:p>0,1811881276</text:p>
          </table:table-cell>
          <table:table-cell office:value-type="float" office:value="0.237655452767784" calcext:value-type="float">
            <text:p>0,2376554528</text:p>
          </table:table-cell>
          <table:table-cell table:number-columns-repeated="3" office:value-type="float" office:value="0.481295153767681" calcext:value-type="float">
            <text:p>0,48129515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14162100483039" calcext:value-type="float">
            <text:p>0,2141621005</text:p>
          </table:table-cell>
          <table:table-cell office:value-type="float" office:value="0.281966397726466" calcext:value-type="float">
            <text:p>0,2819663977</text:p>
          </table:table-cell>
          <table:table-cell office:value-type="float" office:value="0.268303486144344" calcext:value-type="float">
            <text:p>0,2683034861</text:p>
          </table:table-cell>
          <table:table-cell table:number-columns-repeated="2" office:value-type="float" office:value="0.504771291735406" calcext:value-type="float">
            <text:p>0,5047712917</text:p>
          </table:table-cell>
        </table:table-row>
        <table:table-row table:style-name="ro1">
          <table:table-cell office:value-type="float" office:value="66.2" calcext:value-type="float">
            <text:p>66,2</text:p>
          </table:table-cell>
          <table:table-cell office:value-type="float" office:value="0.178531605441225" calcext:value-type="float">
            <text:p>0,1785316054</text:p>
          </table:table-cell>
          <table:table-cell office:value-type="float" office:value="0.171386836007331" calcext:value-type="float">
            <text:p>0,171386836</text:p>
          </table:table-cell>
          <table:table-cell office:value-type="float" office:value="0.335524033180917" calcext:value-type="float">
            <text:p>0,3355240332</text:p>
          </table:table-cell>
          <table:table-cell table:number-columns-repeated="2" office:value-type="float" office:value="0.646994033072443" calcext:value-type="float">
            <text:p>0,6469940331</text:p>
          </table:table-cell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0.223484549784705" calcext:value-type="float">
            <text:p>0,2234845498</text:p>
          </table:table-cell>
          <table:table-cell office:value-type="float" office:value="0.26051308197882" calcext:value-type="float">
            <text:p>0,260513082</text:p>
          </table:table-cell>
          <table:table-cell office:value-type="float" office:value="0.429524305308304" calcext:value-type="float">
            <text:p>0,4295243053</text:p>
          </table:table-cell>
          <table:table-cell table:number-columns-repeated="2" office:value-type="float" office:value="0.657896877996974" calcext:value-type="float">
            <text:p>0,657896878</text:p>
          </table:table-cell>
        </table:table-row>
        <table:table-row table:style-name="ro1">
          <table:table-cell office:value-type="float" office:value="66.6" calcext:value-type="float">
            <text:p>66,6</text:p>
          </table:table-cell>
          <table:table-cell office:value-type="float" office:value="0.330698273948855" calcext:value-type="float">
            <text:p>0,3306982739</text:p>
          </table:table-cell>
          <table:table-cell office:value-type="float" office:value="0.443198070198261" calcext:value-type="float">
            <text:p>0,4431980702</text:p>
          </table:table-cell>
          <table:table-cell table:number-columns-repeated="3" office:value-type="float" office:value="0.664018007097509" calcext:value-type="float">
            <text:p>0,6640180071</text:p>
          </table:table-cell>
        </table:table-row>
        <table:table-row table:style-name="ro1">
          <table:table-cell office:value-type="float" office:value="66.8" calcext:value-type="float">
            <text:p>66,8</text:p>
          </table:table-cell>
          <table:table-cell office:value-type="float" office:value="0.269877354387177" calcext:value-type="float">
            <text:p>0,2698773544</text:p>
          </table:table-cell>
          <table:table-cell office:value-type="float" office:value="0.321163140867192" calcext:value-type="float">
            <text:p>0,3211631409</text:p>
          </table:table-cell>
          <table:table-cell office:value-type="float" office:value="0.300577547054358" calcext:value-type="float">
            <text:p>0,3005775471</text:p>
          </table:table-cell>
          <table:table-cell office:value-type="float" office:value="0.473379429680613" calcext:value-type="float">
            <text:p>0,4733794297</text:p>
          </table:table-cell>
          <table:table-cell office:value-type="float" office:value="0.66481943281478" calcext:value-type="float">
            <text:p>0,66481943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7326861718016" calcext:value-type="float">
            <text:p>0,1473268617</text:p>
          </table:table-cell>
          <table:table-cell office:value-type="float" office:value="0.174913113803996" calcext:value-type="float">
            <text:p>0,1749131138</text:p>
          </table:table-cell>
          <table:table-cell office:value-type="float" office:value="0.203685118830075" calcext:value-type="float">
            <text:p>0,2036851188</text:p>
          </table:table-cell>
          <table:table-cell office:value-type="float" office:value="0.448250730172808" calcext:value-type="float">
            <text:p>0,4482507302</text:p>
          </table:table-cell>
          <table:table-cell office:value-type="float" office:value="0.650455650107537" calcext:value-type="float">
            <text:p>0,6504556501</text:p>
          </table:table-cell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2" office:value-type="float" office:value="0.260951743013205" calcext:value-type="float">
            <text:p>0,260951743</text:p>
          </table:table-cell>
          <table:table-cell office:value-type="float" office:value="0.278689838843925" calcext:value-type="float">
            <text:p>0,2786898388</text:p>
          </table:table-cell>
          <table:table-cell office:value-type="float" office:value="0.471611672510707" calcext:value-type="float">
            <text:p>0,4716116725</text:p>
          </table:table-cell>
          <table:table-cell office:value-type="float" office:value="0.639066999656189" calcext:value-type="float">
            <text:p>0,6390669997</text:p>
          </table:table-cell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0.291831213840309" calcext:value-type="float">
            <text:p>0,2918312138</text:p>
          </table:table-cell>
          <table:table-cell office:value-type="float" office:value="0.268182206132297" calcext:value-type="float">
            <text:p>0,2681822061</text:p>
          </table:table-cell>
          <table:table-cell office:value-type="float" office:value="0.432704999669594" calcext:value-type="float">
            <text:p>0,4327049997</text:p>
          </table:table-cell>
          <table:table-cell table:number-columns-repeated="2" office:value-type="float" office:value="0.447293008013707" calcext:value-type="float">
            <text:p>0,447293008</text:p>
          </table:table-cell>
        </table:table-row>
        <table:table-row table:style-name="ro1">
          <table:table-cell office:value-type="float" office:value="67.6" calcext:value-type="float">
            <text:p>67,6</text:p>
          </table:table-cell>
          <table:table-cell office:value-type="float" office:value="0.249552585776601" calcext:value-type="float">
            <text:p>0,2495525858</text:p>
          </table:table-cell>
          <table:table-cell office:value-type="float" office:value="0.327574070616305" calcext:value-type="float">
            <text:p>0,3275740706</text:p>
          </table:table-cell>
          <table:table-cell office:value-type="float" office:value="0.442791944523789" calcext:value-type="float">
            <text:p>0,4427919445</text:p>
          </table:table-cell>
          <table:table-cell table:number-columns-repeated="2" office:value-type="float" office:value="0.409803044218488" calcext:value-type="float">
            <text:p>0,4098030442</text:p>
          </table:table-cell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0.236669137938648" calcext:value-type="float">
            <text:p>0,2366691379</text:p>
          </table:table-cell>
          <table:table-cell office:value-type="float" office:value="0.388554784509652" calcext:value-type="float">
            <text:p>0,3885547845</text:p>
          </table:table-cell>
          <table:table-cell table:number-columns-repeated="3" office:value-type="float" office:value="0.588353442073013" calcext:value-type="float">
            <text:p>0,5883534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8253749134909" calcext:value-type="float">
            <text:p>0,1682537491</text:p>
          </table:table-cell>
          <table:table-cell office:value-type="float" office:value="0.160322929314493" calcext:value-type="float">
            <text:p>0,1603229293</text:p>
          </table:table-cell>
          <table:table-cell office:value-type="float" office:value="0.432296086064567" calcext:value-type="float">
            <text:p>0,4322960861</text:p>
          </table:table-cell>
          <table:table-cell office:value-type="float" office:value="0.436375427543958" calcext:value-type="float">
            <text:p>0,4363754275</text:p>
          </table:table-cell>
          <table:table-cell office:value-type="float" office:value="0.592376177397633" calcext:value-type="float">
            <text:p>0,5923761774</text:p>
          </table:table-cell>
        </table:table-row>
        <table:table-row table:style-name="ro1">
          <table:table-cell office:value-type="float" office:value="68.2" calcext:value-type="float">
            <text:p>68,2</text:p>
          </table:table-cell>
          <table:table-cell office:value-type="float" office:value="0.45339267724404" calcext:value-type="float">
            <text:p>0,4533926772</text:p>
          </table:table-cell>
          <table:table-cell office:value-type="float" office:value="0.453329526322123" calcext:value-type="float">
            <text:p>0,4533295263</text:p>
          </table:table-cell>
          <table:table-cell table:number-columns-repeated="2" office:value-type="float" office:value="0.499629198768523" calcext:value-type="float">
            <text:p>0,4996291988</text:p>
          </table:table-cell>
          <table:table-cell office:value-type="float" office:value="0.597337504622132" calcext:value-type="float">
            <text:p>0,5973375046</text:p>
          </table:table-cell>
        </table:table-row>
        <table:table-row table:style-name="ro1">
          <table:table-cell office:value-type="float" office:value="68.4" calcext:value-type="float">
            <text:p>68,4</text:p>
          </table:table-cell>
          <table:table-cell office:value-type="float" office:value="0.274276738805987" calcext:value-type="float">
            <text:p>0,2742767388</text:p>
          </table:table-cell>
          <table:table-cell office:value-type="float" office:value="0.348014514164223" calcext:value-type="float">
            <text:p>0,3480145142</text:p>
          </table:table-cell>
          <table:table-cell office:value-type="float" office:value="0.359208530406289" calcext:value-type="float">
            <text:p>0,3592085304</text:p>
          </table:table-cell>
          <table:table-cell office:value-type="float" office:value="0.579392016001172" calcext:value-type="float">
            <text:p>0,579392016</text:p>
          </table:table-cell>
          <table:table-cell office:value-type="float" office:value="0.509612447649148" calcext:value-type="float">
            <text:p>0,5096124476</text:p>
          </table:table-cell>
        </table:table-row>
        <table:table-row table:style-name="ro1">
          <table:table-cell office:value-type="float" office:value="68.6" calcext:value-type="float">
            <text:p>68,6</text:p>
          </table:table-cell>
          <table:table-cell office:value-type="float" office:value="0.138962093521224" calcext:value-type="float">
            <text:p>0,1389620935</text:p>
          </table:table-cell>
          <table:table-cell office:value-type="float" office:value="0.262701829495465" calcext:value-type="float">
            <text:p>0,2627018295</text:p>
          </table:table-cell>
          <table:table-cell table:number-columns-repeated="3" office:value-type="float" office:value="0.526209441257619" calcext:value-type="float">
            <text:p>0,5262094413</text:p>
          </table:table-cell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0.314557067671656" calcext:value-type="float">
            <text:p>0,3145570677</text:p>
          </table:table-cell>
          <table:table-cell office:value-type="float" office:value="0.311088848573762" calcext:value-type="float">
            <text:p>0,3110888486</text:p>
          </table:table-cell>
          <table:table-cell table:number-columns-repeated="3" office:value-type="float" office:value="0.576024042841357" calcext:value-type="float">
            <text:p>0,5760240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01547659604056" calcext:value-type="float">
            <text:p>0,2015476596</text:p>
          </table:table-cell>
          <table:table-cell office:value-type="float" office:value="0.439737301034737" calcext:value-type="float">
            <text:p>0,439737301</text:p>
          </table:table-cell>
          <table:table-cell table:number-columns-repeated="3" office:value-type="float" office:value="0.623701447460831" calcext:value-type="float">
            <text:p>0,6237014475</text:p>
          </table:table-cell>
        </table:table-row>
        <table:table-row table:style-name="ro1">
          <table:table-cell office:value-type="float" office:value="69.2" calcext:value-type="float">
            <text:p>69,2</text:p>
          </table:table-cell>
          <table:table-cell office:value-type="float" office:value="0.412454961418321" calcext:value-type="float">
            <text:p>0,4124549614</text:p>
          </table:table-cell>
          <table:table-cell office:value-type="float" office:value="0.412390788797462" calcext:value-type="float">
            <text:p>0,4123907888</text:p>
          </table:table-cell>
          <table:table-cell table:number-columns-repeated="3" office:value-type="float" office:value="0.592421283491798" calcext:value-type="float">
            <text:p>0,5924212835</text:p>
          </table:table-cell>
        </table:table-row>
        <table:table-row table:style-name="ro1">
          <table:table-cell office:value-type="float" office:value="69.4" calcext:value-type="float">
            <text:p>69,4</text:p>
          </table:table-cell>
          <table:table-cell office:value-type="float" office:value="0.311125397245454" calcext:value-type="float">
            <text:p>0,3111253972</text:p>
          </table:table-cell>
          <table:table-cell table:number-columns-repeated="2" office:value-type="float" office:value="0.250681581310534" calcext:value-type="float">
            <text:p>0,2506815813</text:p>
          </table:table-cell>
          <table:table-cell office:value-type="float" office:value="0.158914820937733" calcext:value-type="float">
            <text:p>0,1589148209</text:p>
          </table:table-cell>
          <table:table-cell office:value-type="float" office:value="0.243384108328167" calcext:value-type="float">
            <text:p>0,2433841083</text:p>
          </table:table-cell>
        </table:table-row>
        <table:table-row table:style-name="ro1">
          <table:table-cell office:value-type="float" office:value="69.6" calcext:value-type="float">
            <text:p>69,6</text:p>
          </table:table-cell>
          <table:table-cell office:value-type="float" office:value="0.304442936372436" calcext:value-type="float">
            <text:p>0,3044429364</text:p>
          </table:table-cell>
          <table:table-cell office:value-type="float" office:value="0.496861473213719" calcext:value-type="float">
            <text:p>0,4968614732</text:p>
          </table:table-cell>
          <table:table-cell office:value-type="float" office:value="0.248407202186859" calcext:value-type="float">
            <text:p>0,2484072022</text:p>
          </table:table-cell>
          <table:table-cell table:number-columns-repeated="2" office:value-type="float" office:value="0.648756825159874" calcext:value-type="float">
            <text:p>0,6487568252</text:p>
          </table:table-cell>
        </table:table-row>
        <table:table-row table:style-name="ro1">
          <table:table-cell office:value-type="float" office:value="69.8" calcext:value-type="float">
            <text:p>69,8</text:p>
          </table:table-cell>
          <table:table-cell office:value-type="float" office:value="0.0822379265470662" calcext:value-type="float">
            <text:p>0,0822379265</text:p>
          </table:table-cell>
          <table:table-cell office:value-type="float" office:value="-0.0685303640831778" calcext:value-type="float">
            <text:p>-0,0685303641</text:p>
          </table:table-cell>
          <table:table-cell table:number-columns-repeated="3" office:value-type="float" office:value="0.464749643895178" calcext:value-type="float">
            <text:p>0,46474964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58359008154166" calcext:value-type="float">
            <text:p>0,0858359008</text:p>
          </table:table-cell>
          <table:table-cell office:value-type="float" office:value="0.0384142444681309" calcext:value-type="float">
            <text:p>0,0384142445</text:p>
          </table:table-cell>
          <table:table-cell office:value-type="float" office:value="0.203980549188962" calcext:value-type="float">
            <text:p>0,2039805492</text:p>
          </table:table-cell>
          <table:table-cell table:number-columns-repeated="2" office:value-type="float" office:value="0.146553112406865" calcext:value-type="float">
            <text:p>0,1465531124</text:p>
          </table:table-cell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0.0726836197690791" calcext:value-type="float">
            <text:p>0,0726836198</text:p>
          </table:table-cell>
          <table:table-cell office:value-type="float" office:value="0.128939953474984" calcext:value-type="float">
            <text:p>0,1289399535</text:p>
          </table:table-cell>
          <table:table-cell office:value-type="float" office:value="0.242914179082868" calcext:value-type="float">
            <text:p>0,2429141791</text:p>
          </table:table-cell>
          <table:table-cell table:number-columns-repeated="2" office:value-type="float" office:value="0.00204337461609717" calcext:value-type="float">
            <text:p>0,0020433746</text:p>
          </table:table-cell>
        </table:table-row>
        <table:table-row table:style-name="ro1">
          <table:table-cell office:value-type="float" office:value="70.4" calcext:value-type="float">
            <text:p>70,4</text:p>
          </table:table-cell>
          <table:table-cell office:value-type="float" office:value="0.100544324350778" calcext:value-type="float">
            <text:p>0,1005443244</text:p>
          </table:table-cell>
          <table:table-cell office:value-type="float" office:value="0.191567594729767" calcext:value-type="float">
            <text:p>0,1915675947</text:p>
          </table:table-cell>
          <table:table-cell office:value-type="float" office:value="0.251486790112762" calcext:value-type="float">
            <text:p>0,2514867901</text:p>
          </table:table-cell>
          <table:table-cell office:value-type="float" office:value="0.329703387231519" calcext:value-type="float">
            <text:p>0,3297033872</text:p>
          </table:table-cell>
          <table:table-cell office:value-type="float" office:value="0.476813229115124" calcext:value-type="float">
            <text:p>0,4768132291</text:p>
          </table:table-cell>
        </table:table-row>
        <table:table-row table:style-name="ro1">
          <table:table-cell office:value-type="float" office:value="70.6" calcext:value-type="float">
            <text:p>70,6</text:p>
          </table:table-cell>
          <table:table-cell office:value-type="float" office:value="0.0388246485448739" calcext:value-type="float">
            <text:p>0,0388246485</text:p>
          </table:table-cell>
          <table:table-cell office:value-type="float" office:value="0.109296317271391" calcext:value-type="float">
            <text:p>0,1092963173</text:p>
          </table:table-cell>
          <table:table-cell office:value-type="float" office:value="0.301629682709844" calcext:value-type="float">
            <text:p>0,3016296827</text:p>
          </table:table-cell>
          <table:table-cell office:value-type="float" office:value="0.276657092986652" calcext:value-type="float">
            <text:p>0,276657093</text:p>
          </table:table-cell>
          <table:table-cell office:value-type="float" office:value="0.386364617034825" calcext:value-type="float">
            <text:p>0,386364617</text:p>
          </table:table-cell>
        </table:table-row>
        <table:table-row table:style-name="ro1">
          <table:table-cell office:value-type="float" office:value="70.8" calcext:value-type="float">
            <text:p>70,8</text:p>
          </table:table-cell>
          <table:table-cell office:value-type="float" office:value="0.0968519212151345" calcext:value-type="float">
            <text:p>0,0968519212</text:p>
          </table:table-cell>
          <table:table-cell office:value-type="float" office:value="0.177537379739512" calcext:value-type="float">
            <text:p>0,1775373797</text:p>
          </table:table-cell>
          <table:table-cell office:value-type="float" office:value="0.184440217369231" calcext:value-type="float">
            <text:p>0,1844402174</text:p>
          </table:table-cell>
          <table:table-cell office:value-type="float" office:value="0.147019073786692" calcext:value-type="float">
            <text:p>0,1470190738</text:p>
          </table:table-cell>
          <table:table-cell office:value-type="float" office:value="-0.0706000831060687" calcext:value-type="float">
            <text:p>-0,07060008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5449021537759" calcext:value-type="float">
            <text:p>0,1654490215</text:p>
          </table:table-cell>
          <table:table-cell office:value-type="float" office:value="0.197690554186478" calcext:value-type="float">
            <text:p>0,1976905542</text:p>
          </table:table-cell>
          <table:table-cell office:value-type="float" office:value="0.121238895786115" calcext:value-type="float">
            <text:p>0,1212388958</text:p>
          </table:table-cell>
          <table:table-cell office:value-type="float" office:value="0.210233823510276" calcext:value-type="float">
            <text:p>0,2102338235</text:p>
          </table:table-cell>
          <table:table-cell office:value-type="float" office:value="0.300721594994742" calcext:value-type="float">
            <text:p>0,300721595</text:p>
          </table:table-cell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0.220615948705355" calcext:value-type="float">
            <text:p>0,2206159487</text:p>
          </table:table-cell>
          <table:table-cell office:value-type="float" office:value="0.20986084904696" calcext:value-type="float">
            <text:p>0,209860849</text:p>
          </table:table-cell>
          <table:table-cell office:value-type="float" office:value="0.213326951896894" calcext:value-type="float">
            <text:p>0,2133269519</text:p>
          </table:table-cell>
          <table:table-cell office:value-type="float" office:value="0.209405924633091" calcext:value-type="float">
            <text:p>0,2094059246</text:p>
          </table:table-cell>
          <table:table-cell office:value-type="float" office:value="0.425838999321105" calcext:value-type="float">
            <text:p>0,4258389993</text:p>
          </table:table-cell>
        </table:table-row>
        <table:table-row table:style-name="ro1">
          <table:table-cell office:value-type="float" office:value="71.4" calcext:value-type="float">
            <text:p>71,4</text:p>
          </table:table-cell>
          <table:table-cell office:value-type="float" office:value="0.230165502645008" calcext:value-type="float">
            <text:p>0,2301655026</text:p>
          </table:table-cell>
          <table:table-cell office:value-type="float" office:value="0.263250668796995" calcext:value-type="float">
            <text:p>0,2632506688</text:p>
          </table:table-cell>
          <table:table-cell office:value-type="float" office:value="0.222630221450403" calcext:value-type="float">
            <text:p>0,2226302215</text:p>
          </table:table-cell>
          <table:table-cell office:value-type="float" office:value="0.332909974273239" calcext:value-type="float">
            <text:p>0,3329099743</text:p>
          </table:table-cell>
          <table:table-cell office:value-type="float" office:value="0.471120520735592" calcext:value-type="float">
            <text:p>0,4711205207</text:p>
          </table:table-cell>
        </table:table-row>
        <table:table-row table:style-name="ro1">
          <table:table-cell office:value-type="float" office:value="71.6" calcext:value-type="float">
            <text:p>71,6</text:p>
          </table:table-cell>
          <table:table-cell office:value-type="float" office:value="0.188016361931782" calcext:value-type="float">
            <text:p>0,1880163619</text:p>
          </table:table-cell>
          <table:table-cell office:value-type="float" office:value="0.212715943161183" calcext:value-type="float">
            <text:p>0,2127159432</text:p>
          </table:table-cell>
          <table:table-cell office:value-type="float" office:value="0.396348461025012" calcext:value-type="float">
            <text:p>0,396348461</text:p>
          </table:table-cell>
          <table:table-cell office:value-type="float" office:value="0.307461382694806" calcext:value-type="float">
            <text:p>0,3074613827</text:p>
          </table:table-cell>
          <table:table-cell office:value-type="float" office:value="0.56002080933233" calcext:value-type="float">
            <text:p>0,5600208093</text:p>
          </table:table-cell>
        </table:table-row>
        <table:table-row table:style-name="ro1">
          <table:table-cell office:value-type="float" office:value="71.8" calcext:value-type="float">
            <text:p>71,8</text:p>
          </table:table-cell>
          <table:table-cell office:value-type="float" office:value="0.243063216887941" calcext:value-type="float">
            <text:p>0,2430632169</text:p>
          </table:table-cell>
          <table:table-cell office:value-type="float" office:value="0.340371245636683" calcext:value-type="float">
            <text:p>0,3403712456</text:p>
          </table:table-cell>
          <table:table-cell office:value-type="float" office:value="0.433482683195361" calcext:value-type="float">
            <text:p>0,4334826832</text:p>
          </table:table-cell>
          <table:table-cell office:value-type="float" office:value="0.448532180912102" calcext:value-type="float">
            <text:p>0,4485321809</text:p>
          </table:table-cell>
          <table:table-cell office:value-type="float" office:value="0.602317522252444" calcext:value-type="float">
            <text:p>0,60231752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18259887394779" calcext:value-type="float">
            <text:p>0,2182598874</text:p>
          </table:table-cell>
          <table:table-cell office:value-type="float" office:value="0.298979197999368" calcext:value-type="float">
            <text:p>0,298979198</text:p>
          </table:table-cell>
          <table:table-cell office:value-type="float" office:value="0.261105996126563" calcext:value-type="float">
            <text:p>0,2611059961</text:p>
          </table:table-cell>
          <table:table-cell office:value-type="float" office:value="0.34081329748971" calcext:value-type="float">
            <text:p>0,3408132975</text:p>
          </table:table-cell>
          <table:table-cell office:value-type="float" office:value="0.458433290542937" calcext:value-type="float">
            <text:p>0,4584332905</text:p>
          </table:table-cell>
        </table:table-row>
        <table:table-row table:style-name="ro1">
          <table:table-cell office:value-type="float" office:value="72.2" calcext:value-type="float">
            <text:p>72,2</text:p>
          </table:table-cell>
          <table:table-cell office:value-type="float" office:value="0.258434231793395" calcext:value-type="float">
            <text:p>0,2584342318</text:p>
          </table:table-cell>
          <table:table-cell office:value-type="float" office:value="0.418612715115784" calcext:value-type="float">
            <text:p>0,4186127151</text:p>
          </table:table-cell>
          <table:table-cell table:number-columns-repeated="2" office:value-type="float" office:value="0.239752246732134" calcext:value-type="float">
            <text:p>0,2397522467</text:p>
          </table:table-cell>
          <table:table-cell office:value-type="float" office:value="0.216624450305479" calcext:value-type="float">
            <text:p>0,2166244503</text:p>
          </table:table-cell>
        </table:table-row>
        <table:table-row table:style-name="ro1">
          <table:table-cell office:value-type="float" office:value="72.4" calcext:value-type="float">
            <text:p>72,4</text:p>
          </table:table-cell>
          <table:table-cell office:value-type="float" office:value="0.231249103134693" calcext:value-type="float">
            <text:p>0,2312491031</text:p>
          </table:table-cell>
          <table:table-cell office:value-type="float" office:value="0.256600254963617" calcext:value-type="float">
            <text:p>0,256600255</text:p>
          </table:table-cell>
          <table:table-cell office:value-type="float" office:value="0.331981565721618" calcext:value-type="float">
            <text:p>0,3319815657</text:p>
          </table:table-cell>
          <table:table-cell office:value-type="float" office:value="0.329305026102543" calcext:value-type="float">
            <text:p>0,3293050261</text:p>
          </table:table-cell>
          <table:table-cell office:value-type="float" office:value="0.420898001310418" calcext:value-type="float">
            <text:p>0,4208980013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  <table:table-cell office:value-type="float" office:value="0.284833950223556" calcext:value-type="float">
            <text:p>0,2848339502</text:p>
          </table:table-cell>
          <table:table-cell table:number-columns-repeated="2" office:value-type="float" office:value="0.399723519051341" calcext:value-type="float">
            <text:p>0,3997235191</text:p>
          </table:table-cell>
          <table:table-cell table:number-columns-repeated="2" office:value-type="float" office:value="0.551703829648716" calcext:value-type="float">
            <text:p>0,5517038296</text:p>
          </table:table-cell>
        </table:table-row>
        <table:table-row table:style-name="ro1">
          <table:table-cell office:value-type="float" office:value="72.8" calcext:value-type="float">
            <text:p>72,8</text:p>
          </table:table-cell>
          <table:table-cell office:value-type="float" office:value="0.170155092684421" calcext:value-type="float">
            <text:p>0,1701550927</text:p>
          </table:table-cell>
          <table:table-cell office:value-type="float" office:value="0.17889915206941" calcext:value-type="float">
            <text:p>0,1788991521</text:p>
          </table:table-cell>
          <table:table-cell office:value-type="float" office:value="0.226777792905264" calcext:value-type="float">
            <text:p>0,2267777929</text:p>
          </table:table-cell>
          <table:table-cell office:value-type="float" office:value="0.332170542466679" calcext:value-type="float">
            <text:p>0,3321705425</text:p>
          </table:table-cell>
          <table:table-cell office:value-type="float" office:value="0.326728789969922" calcext:value-type="float">
            <text:p>0,3267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5945457268552" calcext:value-type="float">
            <text:p>0,3359454573</text:p>
          </table:table-cell>
          <table:table-cell table:number-columns-repeated="2" office:value-type="float" office:value="0.30670010320119" calcext:value-type="float">
            <text:p>0,3067001032</text:p>
          </table:table-cell>
          <table:table-cell office:value-type="float" office:value="0.448737927104576" calcext:value-type="float">
            <text:p>0,4487379271</text:p>
          </table:table-cell>
          <table:table-cell office:value-type="float" office:value="0.539844097329919" calcext:value-type="float">
            <text:p>0,5398440973</text:p>
          </table:table-cell>
        </table:table-row>
        <table:table-row table:style-name="ro1">
          <table:table-cell office:value-type="float" office:value="73.2" calcext:value-type="float">
            <text:p>73,2</text:p>
          </table:table-cell>
          <table:table-cell office:value-type="float" office:value="0.196910470967527" calcext:value-type="float">
            <text:p>0,196910471</text:p>
          </table:table-cell>
          <table:table-cell office:value-type="float" office:value="0.221778932049902" calcext:value-type="float">
            <text:p>0,221778932</text:p>
          </table:table-cell>
          <table:table-cell office:value-type="float" office:value="0.373166933051858" calcext:value-type="float">
            <text:p>0,3731669331</text:p>
          </table:table-cell>
          <table:table-cell office:value-type="float" office:value="0.334639316575848" calcext:value-type="float">
            <text:p>0,3346393166</text:p>
          </table:table-cell>
          <table:table-cell office:value-type="float" office:value="0.555548627640698" calcext:value-type="float">
            <text:p>0,5555486276</text:p>
          </table:table-cell>
        </table:table-row>
        <table:table-row table:style-name="ro1">
          <table:table-cell office:value-type="float" office:value="73.4" calcext:value-type="float">
            <text:p>73,4</text:p>
          </table:table-cell>
          <table:table-cell office:value-type="float" office:value="0.370926353751413" calcext:value-type="float">
            <text:p>0,3709263538</text:p>
          </table:table-cell>
          <table:table-cell office:value-type="float" office:value="0.458418934171534" calcext:value-type="float">
            <text:p>0,4584189342</text:p>
          </table:table-cell>
          <table:table-cell office:value-type="float" office:value="0.324380184797665" calcext:value-type="float">
            <text:p>0,3243801848</text:p>
          </table:table-cell>
          <table:table-cell office:value-type="float" office:value="0.384811051196347" calcext:value-type="float">
            <text:p>0,3848110512</text:p>
          </table:table-cell>
          <table:table-cell office:value-type="float" office:value="0.571121926357626" calcext:value-type="float">
            <text:p>0,5711219264</text:p>
          </table:table-cell>
        </table:table-row>
        <table:table-row table:style-name="ro1">
          <table:table-cell office:value-type="float" office:value="73.6" calcext:value-type="float">
            <text:p>73,6</text:p>
          </table:table-cell>
          <table:table-cell office:value-type="float" office:value="0.356828682088538" calcext:value-type="float">
            <text:p>0,3568286821</text:p>
          </table:table-cell>
          <table:table-cell office:value-type="float" office:value="0.340857734416489" calcext:value-type="float">
            <text:p>0,3408577344</text:p>
          </table:table-cell>
          <table:table-cell table:number-columns-repeated="3" office:value-type="float" office:value="0.607437335836194" calcext:value-type="float">
            <text:p>0,6074373358</text:p>
          </table:table-cell>
        </table:table-row>
        <table:table-row table:style-name="ro1">
          <table:table-cell office:value-type="float" office:value="73.8" calcext:value-type="float">
            <text:p>73,8</text:p>
          </table:table-cell>
          <table:table-cell office:value-type="float" office:value="0.198127964327551" calcext:value-type="float">
            <text:p>0,1981279643</text:p>
          </table:table-cell>
          <table:table-cell office:value-type="float" office:value="0.218691537083285" calcext:value-type="float">
            <text:p>0,2186915371</text:p>
          </table:table-cell>
          <table:table-cell office:value-type="float" office:value="0.325699310563045" calcext:value-type="float">
            <text:p>0,3256993106</text:p>
          </table:table-cell>
          <table:table-cell office:value-type="float" office:value="0.0100963129823645" calcext:value-type="float">
            <text:p>0,010096313</text:p>
          </table:table-cell>
          <table:table-cell office:value-type="float" office:value="0.251700019521198" calcext:value-type="float">
            <text:p>0,25170001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78853338790296" calcext:value-type="float">
            <text:p>0,0778853339</text:p>
          </table:table-cell>
          <table:table-cell office:value-type="float" office:value="0.193418307092797" calcext:value-type="float">
            <text:p>0,1934183071</text:p>
          </table:table-cell>
          <table:table-cell office:value-type="float" office:value="0.473901928791586" calcext:value-type="float">
            <text:p>0,4739019288</text:p>
          </table:table-cell>
          <table:table-cell table:number-columns-repeated="2" office:value-type="float" office:value="0.585096712167149" calcext:value-type="float">
            <text:p>0,5850967122</text:p>
          </table:table-cell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float" office:value="0.186739641861647" calcext:value-type="float">
            <text:p>0,1867396419</text:p>
          </table:table-cell>
          <table:table-cell office:value-type="float" office:value="0.179266794021146" calcext:value-type="float">
            <text:p>0,179266794</text:p>
          </table:table-cell>
          <table:table-cell office:value-type="float" office:value="0.262610944655875" calcext:value-type="float">
            <text:p>0,2626109447</text:p>
          </table:table-cell>
          <table:table-cell office:value-type="float" office:value="0.439967309028851" calcext:value-type="float">
            <text:p>0,439967309</text:p>
          </table:table-cell>
          <table:table-cell office:value-type="float" office:value="0.508149993451165" calcext:value-type="float">
            <text:p>0,5081499935</text:p>
          </table:table-cell>
        </table:table-row>
        <table:table-row table:style-name="ro1">
          <table:table-cell office:value-type="float" office:value="74.4" calcext:value-type="float">
            <text:p>74,4</text:p>
          </table:table-cell>
          <table:table-cell office:value-type="float" office:value="0.102187231029153" calcext:value-type="float">
            <text:p>0,102187231</text:p>
          </table:table-cell>
          <table:table-cell office:value-type="float" office:value="0.0886760028645978" calcext:value-type="float">
            <text:p>0,0886760029</text:p>
          </table:table-cell>
          <table:table-cell office:value-type="float" office:value="0.116248224062433" calcext:value-type="float">
            <text:p>0,1162482241</text:p>
          </table:table-cell>
          <table:table-cell office:value-type="float" office:value="0.0708882139011716" calcext:value-type="float">
            <text:p>0,0708882139</text:p>
          </table:table-cell>
          <table:table-cell office:value-type="float" office:value="0.225016888134235" calcext:value-type="float">
            <text:p>0,2250168881</text:p>
          </table:table-cell>
        </table:table-row>
        <table:table-row table:style-name="ro1">
          <table:table-cell office:value-type="float" office:value="74.6" calcext:value-type="float">
            <text:p>74,6</text:p>
          </table:table-cell>
          <table:table-cell office:value-type="float" office:value="0.230907645500889" calcext:value-type="float">
            <text:p>0,2309076455</text:p>
          </table:table-cell>
          <table:table-cell office:value-type="float" office:value="0.201934765739536" calcext:value-type="float">
            <text:p>0,2019347657</text:p>
          </table:table-cell>
          <table:table-cell office:value-type="float" office:value="0.218623642230245" calcext:value-type="float">
            <text:p>0,2186236422</text:p>
          </table:table-cell>
          <table:table-cell office:value-type="float" office:value="0.224972440312917" calcext:value-type="float">
            <text:p>0,2249724403</text:p>
          </table:table-cell>
          <table:table-cell office:value-type="float" office:value="0.527264917870342" calcext:value-type="float">
            <text:p>0,5272649179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  <table:table-cell office:value-type="float" office:value="0.147709481942974" calcext:value-type="float">
            <text:p>0,1477094819</text:p>
          </table:table-cell>
          <table:table-cell office:value-type="float" office:value="0.325044805760363" calcext:value-type="float">
            <text:p>0,3250448058</text:p>
          </table:table-cell>
          <table:table-cell table:number-columns-repeated="3" office:value-type="float" office:value="0.659175287826556" calcext:value-type="float">
            <text:p>0,65917528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8340378313608" calcext:value-type="float">
            <text:p>0,2783403783</text:p>
          </table:table-cell>
          <table:table-cell office:value-type="float" office:value="0.339655817200084" calcext:value-type="float">
            <text:p>0,3396558172</text:p>
          </table:table-cell>
          <table:table-cell table:number-columns-repeated="3" office:value-type="float" office:value="0.651001442972423" calcext:value-type="float">
            <text:p>0,651001443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  <table:table-cell office:value-type="float" office:value="0.144735429124032" calcext:value-type="float">
            <text:p>0,1447354291</text:p>
          </table:table-cell>
          <table:table-cell office:value-type="float" office:value="0.39604797746267" calcext:value-type="float">
            <text:p>0,3960479775</text:p>
          </table:table-cell>
          <table:table-cell table:number-columns-repeated="3" office:value-type="float" office:value="0.656948964927069" calcext:value-type="float">
            <text:p>0,6569489649</text:p>
          </table:table-cell>
        </table:table-row>
        <table:table-row table:style-name="ro1">
          <table:table-cell office:value-type="float" office:value="75.4" calcext:value-type="float">
            <text:p>75,4</text:p>
          </table:table-cell>
          <table:table-cell office:value-type="float" office:value="0.502804077717613" calcext:value-type="float">
            <text:p>0,5028040777</text:p>
          </table:table-cell>
          <table:table-cell table:number-columns-repeated="4" office:value-type="float" office:value="0.625026579984363" calcext:value-type="float">
            <text:p>0,62502658</text:p>
          </table:table-cell>
        </table:table-row>
        <table:table-row table:style-name="ro1">
          <table:table-cell office:value-type="float" office:value="75.6" calcext:value-type="float">
            <text:p>75,6</text:p>
          </table:table-cell>
          <table:table-cell office:value-type="float" office:value="0.0947481824633904" calcext:value-type="float">
            <text:p>0,0947481825</text:p>
          </table:table-cell>
          <table:table-cell office:value-type="float" office:value="0.249466971829152" calcext:value-type="float">
            <text:p>0,2494669718</text:p>
          </table:table-cell>
          <table:table-cell table:number-columns-repeated="2" office:value-type="float" office:value="0.395322543888172" calcext:value-type="float">
            <text:p>0,3953225439</text:p>
          </table:table-cell>
          <table:table-cell office:value-type="float" office:value="0.575073872468121" calcext:value-type="float">
            <text:p>0,5750738725</text:p>
          </table:table-cell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0.123375759233307" calcext:value-type="float">
            <text:p>0,1233757592</text:p>
          </table:table-cell>
          <table:table-cell office:value-type="float" office:value="0.151027211206235" calcext:value-type="float">
            <text:p>0,1510272112</text:p>
          </table:table-cell>
          <table:table-cell office:value-type="float" office:value="0.183484856024521" calcext:value-type="float">
            <text:p>0,183484856</text:p>
          </table:table-cell>
          <table:table-cell table:number-columns-repeated="2" office:value-type="float" office:value="0.326217948750571" calcext:value-type="float">
            <text:p>0,32621794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99219799539678" calcext:value-type="float">
            <text:p>0,2992197995</text:p>
          </table:table-cell>
          <table:table-cell table:number-columns-repeated="4" office:value-type="float" office:value="0.510905553974786" calcext:value-type="float">
            <text:p>0,510905554</text:p>
          </table:table-cell>
        </table:table-row>
        <table:table-row table:style-name="ro1">
          <table:table-cell office:value-type="float" office:value="76.2" calcext:value-type="float">
            <text:p>76,2</text:p>
          </table:table-cell>
          <table:table-cell office:value-type="float" office:value="0.215807880431726" calcext:value-type="float">
            <text:p>0,2158078804</text:p>
          </table:table-cell>
          <table:table-cell office:value-type="float" office:value="0.167397890913271" calcext:value-type="float">
            <text:p>0,1673978909</text:p>
          </table:table-cell>
          <table:table-cell table:number-columns-repeated="3" office:value-type="float" office:value="0.42130112787313" calcext:value-type="float">
            <text:p>0,4213011279</text:p>
          </table:table-cell>
        </table:table-row>
        <table:table-row table:style-name="ro1">
          <table:table-cell office:value-type="float" office:value="76.4" calcext:value-type="float">
            <text:p>76,4</text:p>
          </table:table-cell>
          <table:table-cell office:value-type="float" office:value="0.196105191874878" calcext:value-type="float">
            <text:p>0,1961051919</text:p>
          </table:table-cell>
          <table:table-cell table:number-columns-repeated="2" office:value-type="float" office:value="0.463565229262988" calcext:value-type="float">
            <text:p>0,4635652293</text:p>
          </table:table-cell>
          <table:table-cell table:number-columns-repeated="2" office:value-type="float" office:value="0.664980384119337" calcext:value-type="float">
            <text:p>0,6649803841</text:p>
          </table:table-cell>
        </table:table-row>
        <table:table-row table:style-name="ro1">
          <table:table-cell office:value-type="float" office:value="76.6" calcext:value-type="float">
            <text:p>76,6</text:p>
          </table:table-cell>
          <table:table-cell table:number-columns-repeated="2" office:value-type="float" office:value="0.36834081886451" calcext:value-type="float">
            <text:p>0,3683408189</text:p>
          </table:table-cell>
          <table:table-cell table:number-columns-repeated="3" office:value-type="float" office:value="0.552266520382413" calcext:value-type="float">
            <text:p>0,5522665204</text:p>
          </table:table-cell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0.241792011243755" calcext:value-type="float">
            <text:p>0,2417920112</text:p>
          </table:table-cell>
          <table:table-cell office:value-type="float" office:value="0.389872458494909" calcext:value-type="float">
            <text:p>0,3898724585</text:p>
          </table:table-cell>
          <table:table-cell table:number-columns-repeated="2" office:value-type="float" office:value="0.379422690855863" calcext:value-type="float">
            <text:p>0,3794226909</text:p>
          </table:table-cell>
          <table:table-cell office:value-type="float" office:value="0.522660327437123" calcext:value-type="float">
            <text:p>0,5226603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.200231349405628" calcext:value-type="float">
            <text:p>0,2002313494</text:p>
          </table:table-cell>
          <table:table-cell table:number-columns-repeated="2" office:value-type="float" office:value="0.459326976565974" calcext:value-type="float">
            <text:p>0,4593269766</text:p>
          </table:table-cell>
        </table:table-row>
        <table:table-row table:style-name="ro1">
          <table:table-cell office:value-type="float" office:value="77.2" calcext:value-type="float">
            <text:p>77,2</text:p>
          </table:table-cell>
          <table:table-cell office:value-type="float" office:value="0.4063432298621" calcext:value-type="float">
            <text:p>0,4063432299</text:p>
          </table:table-cell>
          <table:table-cell table:number-columns-repeated="4" office:value-type="float" office:value="0.543997723881311" calcext:value-type="float">
            <text:p>0,5439977239</text:p>
          </table:table-cell>
        </table:table-row>
        <table:table-row table:style-name="ro1">
          <table:table-cell office:value-type="float" office:value="77.4" calcext:value-type="float">
            <text:p>77,4</text:p>
          </table:table-cell>
          <table:table-cell table:number-columns-repeated="2" office:value-type="float" office:value="0.386550198544205" calcext:value-type="float">
            <text:p>0,3865501985</text:p>
          </table:table-cell>
          <table:table-cell table:number-columns-repeated="3" office:value-type="float" office:value="0.54302507770093" calcext:value-type="float">
            <text:p>0,5430250777</text:p>
          </table:table-cell>
        </table:table-row>
        <table:table-row table:style-name="ro1">
          <table:table-cell office:value-type="float" office:value="77.6" calcext:value-type="float">
            <text:p>77,6</text:p>
          </table:table-cell>
          <table:table-cell office:value-type="float" office:value="0.324212298149445" calcext:value-type="float">
            <text:p>0,3242122981</text:p>
          </table:table-cell>
          <table:table-cell office:value-type="float" office:value="0.418059562852594" calcext:value-type="float">
            <text:p>0,4180595629</text:p>
          </table:table-cell>
          <table:table-cell table:number-columns-repeated="3" office:value-type="float" office:value="0.574505594937359" calcext:value-type="float">
            <text:p>0,5745055949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5" office:value-type="float" office:value="0.537552268787388" calcext:value-type="float">
            <text:p>0,53755226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 office:value-type="float" office:value="0.328583548267089" calcext:value-type="float">
            <text:p>0,3285835483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  <table:table-cell table:number-columns-repeated="5" office:value-type="float" office:value="0.31772324025831" calcext:value-type="float">
            <text:p>0,3177232403</text:p>
          </table:table-cell>
        </table:table-row>
        <table:table-row table:style-name="ro1">
          <table:table-cell office:value-type="float" office:value="78.4" calcext:value-type="float">
            <text:p>78,4</text:p>
          </table:table-cell>
          <table:table-cell office:value-type="float" office:value="0.0864466661438701" calcext:value-type="float">
            <text:p>0,0864466661</text:p>
          </table:table-cell>
          <table:table-cell table:number-columns-repeated="4" office:value-type="float" office:value="0.298552420916608" calcext:value-type="float">
            <text:p>0,2985524209</text:p>
          </table:table-cell>
        </table:table-row>
        <table:table-row table:style-name="ro1">
          <table:table-cell office:value-type="float" office:value="78.6" calcext:value-type="float">
            <text:p>78,6</text:p>
          </table:table-cell>
          <table:table-cell office:value-type="float" office:value="0.117609727240799" calcext:value-type="float">
            <text:p>0,1176097272</text:p>
          </table:table-cell>
          <table:table-cell office:value-type="float" office:value="0.158221385513984" calcext:value-type="float">
            <text:p>0,1582213855</text:p>
          </table:table-cell>
          <table:table-cell table:number-columns-repeated="3" office:value-type="float" office:value="0.310789788098266" calcext:value-type="float">
            <text:p>0,3107897881</text:p>
          </table:table-cell>
        </table:table-row>
        <table:table-row table:style-name="ro1">
          <table:table-cell office:value-type="float" office:value="78.8" calcext:value-type="float">
            <text:p>78,8</text:p>
          </table:table-cell>
          <table:table-cell office:value-type="float" office:value="0.141254542444875" calcext:value-type="float">
            <text:p>0,1412545424</text:p>
          </table:table-cell>
          <table:table-cell table:number-columns-repeated="4" office:value-type="float" office:value="0.350030767565488" calcext:value-type="float">
            <text:p>0,35003076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301414985876096" calcext:value-type="float">
            <text:p>-0,0301414986</text:p>
          </table:table-cell>
          <table:table-cell table:number-columns-repeated="4" office:value-type="float" office:value="0.310440112588339" calcext:value-type="float">
            <text:p>0,3104401126</text:p>
          </table:table-cell>
        </table:table-row>
        <table:table-row table:style-name="ro1">
          <table:table-cell office:value-type="float" office:value="79.2" calcext:value-type="float">
            <text:p>79,2</text:p>
          </table:table-cell>
          <table:table-cell office:value-type="float" office:value="-0.232405790900218" calcext:value-type="float">
            <text:p>-0,2324057909</text:p>
          </table:table-cell>
          <table:table-cell table:number-columns-repeated="2" office:value-type="float" office:value="0.0525936876369529" calcext:value-type="float">
            <text:p>0,0525936876</text:p>
          </table:table-cell>
          <table:table-cell table:number-columns-repeated="2" office:value-type="float" office:value="0.293947970551528" calcext:value-type="float">
            <text:p>0,2939479706</text:p>
          </table:table-cell>
        </table:table-row>
        <table:table-row table:style-name="ro1">
          <table:table-cell office:value-type="float" office:value="79.4" calcext:value-type="float">
            <text:p>79,4</text:p>
          </table:table-cell>
          <table:table-cell table:number-columns-repeated="5" office:value-type="float" office:value="0.353109304408426" calcext:value-type="float">
            <text:p>0,3531093044</text:p>
          </table:table-cell>
        </table:table-row>
        <table:table-row table:style-name="ro1">
          <table:table-cell office:value-type="float" office:value="79.6" calcext:value-type="float">
            <text:p>79,6</text:p>
          </table:table-cell>
          <table:table-cell table:number-columns-repeated="5" office:value-type="float" office:value="0.388575389132907" calcext:value-type="float">
            <text:p>0,3885753891</text:p>
          </table:table-cell>
        </table:table-row>
        <table:table-row table:style-name="ro1">
          <table:table-cell office:value-type="float" office:value="79.8" calcext:value-type="float">
            <text:p>79,8</text:p>
          </table:table-cell>
          <table:table-cell office:value-type="float" office:value="0.064537749431581" calcext:value-type="float">
            <text:p>0,0645377494</text:p>
          </table:table-cell>
          <table:table-cell table:number-columns-repeated="4" office:value-type="float" office:value="0.312523642530813" calcext:value-type="float">
            <text:p>0,31252364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2475227647259" calcext:value-type="float">
            <text:p>0,1824752276</text:p>
          </table:table-cell>
          <table:table-cell table:number-columns-repeated="2" office:value-type="float" office:value="0.157740534227097" calcext:value-type="float">
            <text:p>0,1577405342</text:p>
          </table:table-cell>
          <table:table-cell table:number-columns-repeated="2" office:value-type="float" office:value="0.415738926195789" calcext:value-type="float">
            <text:p>0,4157389262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  <table:table-cell office:value-type="float" office:value="0.221082592350173" calcext:value-type="float">
            <text:p>0,2210825924</text:p>
          </table:table-cell>
          <table:table-cell office:value-type="float" office:value="0.269861298469238" calcext:value-type="float">
            <text:p>0,2698612985</text:p>
          </table:table-cell>
          <table:table-cell table:number-columns-repeated="3" office:value-type="float" office:value="0.546134291883977" calcext:value-type="float">
            <text:p>0,5461342919</text:p>
          </table:table-cell>
        </table:table-row>
        <table:table-row table:style-name="ro1">
          <table:table-cell office:value-type="float" office:value="80.4" calcext:value-type="float">
            <text:p>80,4</text:p>
          </table:table-cell>
          <table:table-cell office:value-type="float" office:value="0.0982604298722182" calcext:value-type="float">
            <text:p>0,0982604299</text:p>
          </table:table-cell>
          <table:table-cell office:value-type="float" office:value="0.327123787695119" calcext:value-type="float">
            <text:p>0,3271237877</text:p>
          </table:table-cell>
          <table:table-cell table:number-columns-repeated="3" office:value-type="float" office:value="0.511153151211822" calcext:value-type="float">
            <text:p>0,5111531512</text:p>
          </table:table-cell>
        </table:table-row>
        <table:table-row table:style-name="ro1">
          <table:table-cell office:value-type="float" office:value="80.6" calcext:value-type="float">
            <text:p>80,6</text:p>
          </table:table-cell>
          <table:table-cell office:value-type="float" office:value="0.161490771220843" calcext:value-type="float">
            <text:p>0,1614907712</text:p>
          </table:table-cell>
          <table:table-cell table:number-columns-repeated="2" office:value-type="float" office:value="0.325267498775079" calcext:value-type="float">
            <text:p>0,3252674988</text:p>
          </table:table-cell>
          <table:table-cell table:number-columns-repeated="2" office:value-type="float" office:value="0.490745892905022" calcext:value-type="float">
            <text:p>0,4907458929</text:p>
          </table:table-cell>
        </table:table-row>
        <table:table-row table:style-name="ro1">
          <table:table-cell office:value-type="float" office:value="80.8" calcext:value-type="float">
            <text:p>80,8</text:p>
          </table:table-cell>
          <table:table-cell office:value-type="float" office:value="0.350226250031962" calcext:value-type="float">
            <text:p>0,35022625</text:p>
          </table:table-cell>
          <table:table-cell table:number-columns-repeated="4" office:value-type="float" office:value="0.45015093681863" calcext:value-type="float">
            <text:p>0,45015093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83080992949371" calcext:value-type="float">
            <text:p>0,4830809929</text:p>
          </table:table-cell>
          <table:table-cell table:number-columns-repeated="4" office:value-type="float" office:value="0.661483348326087" calcext:value-type="float">
            <text:p>0,6614833483</text:p>
          </table:table-cell>
        </table:table-row>
        <table:table-row table:style-name="ro1">
          <table:table-cell office:value-type="float" office:value="81.2" calcext:value-type="float">
            <text:p>81,2</text:p>
          </table:table-cell>
          <table:table-cell table:number-columns-repeated="2" office:value-type="float" office:value="0.458071479949292" calcext:value-type="float">
            <text:p>0,4580714799</text:p>
          </table:table-cell>
          <table:table-cell table:number-columns-repeated="3" office:value-type="float" office:value="0.655850293964622" calcext:value-type="float">
            <text:p>0,655850294</text:p>
          </table:table-cell>
        </table:table-row>
        <table:table-row table:style-name="ro1">
          <table:table-cell office:value-type="float" office:value="81.4" calcext:value-type="float">
            <text:p>81,4</text:p>
          </table:table-cell>
          <table:table-cell office:value-type="float" office:value="0.48888005790118" calcext:value-type="float">
            <text:p>0,4888800579</text:p>
          </table:table-cell>
          <table:table-cell table:number-columns-repeated="2" office:value-type="float" office:value="0.52832985675704" calcext:value-type="float">
            <text:p>0,5283298568</text:p>
          </table:table-cell>
          <table:table-cell table:number-columns-repeated="2" office:value-type="float" office:value="0.440849401313884" calcext:value-type="float">
            <text:p>0,4408494013</text:p>
          </table:table-cell>
        </table:table-row>
        <table:table-row table:style-name="ro1">
          <table:table-cell office:value-type="float" office:value="81.6" calcext:value-type="float">
            <text:p>81,6</text:p>
          </table:table-cell>
          <table:table-cell office:value-type="float" office:value="0.287961822163833" calcext:value-type="float">
            <text:p>0,2879618222</text:p>
          </table:table-cell>
          <table:table-cell office:value-type="float" office:value="0.326486231260391" calcext:value-type="float">
            <text:p>0,3264862313</text:p>
          </table:table-cell>
          <table:table-cell office:value-type="float" office:value="0.45444046417497" calcext:value-type="float">
            <text:p>0,4544404642</text:p>
          </table:table-cell>
          <table:table-cell table:number-columns-repeated="2" office:value-type="float" office:value="0.637146963110824" calcext:value-type="float">
            <text:p>0,6371469631</text:p>
          </table:table-cell>
        </table:table-row>
        <table:table-row table:style-name="ro1">
          <table:table-cell office:value-type="float" office:value="81.8" calcext:value-type="float">
            <text:p>81,8</text:p>
          </table:table-cell>
          <table:table-cell office:value-type="float" office:value="0.318210530728313" calcext:value-type="float">
            <text:p>0,3182105307</text:p>
          </table:table-cell>
          <table:table-cell office:value-type="float" office:value="0.28902010702821" calcext:value-type="float">
            <text:p>0,289020107</text:p>
          </table:table-cell>
          <table:table-cell table:number-columns-repeated="2" office:value-type="float" office:value="0.451466856825038" calcext:value-type="float">
            <text:p>0,4514668568</text:p>
          </table:table-cell>
          <table:table-cell office:value-type="float" office:value="0.633099701139853" calcext:value-type="float">
            <text:p>0,63309970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351777836301" calcext:value-type="float">
            <text:p>0,4435177784</text:p>
          </table:table-cell>
          <table:table-cell office:value-type="float" office:value="0.503345071665196" calcext:value-type="float">
            <text:p>0,5033450717</text:p>
          </table:table-cell>
          <table:table-cell office:value-type="float" office:value="0.632910834045211" calcext:value-type="float">
            <text:p>0,632910834</text:p>
          </table:table-cell>
          <table:table-cell table:number-columns-repeated="2" office:value-type="float" office:value="0.511942969279098" calcext:value-type="float">
            <text:p>0,5119429693</text:p>
          </table:table-cell>
        </table:table-row>
        <table:table-row table:style-name="ro1">
          <table:table-cell office:value-type="float" office:value="82.2" calcext:value-type="float">
            <text:p>82,2</text:p>
          </table:table-cell>
          <table:table-cell office:value-type="float" office:value="0.14369783374446" calcext:value-type="float">
            <text:p>0,1436978337</text:p>
          </table:table-cell>
          <table:table-cell office:value-type="float" office:value="0.46632777246742" calcext:value-type="float">
            <text:p>0,4663277725</text:p>
          </table:table-cell>
          <table:table-cell table:number-columns-repeated="3" office:value-type="float" office:value="0.594191304113019" calcext:value-type="float">
            <text:p>0,5941913041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  <table:table-cell office:value-type="float" office:value="0.0610024043772188" calcext:value-type="float">
            <text:p>0,0610024044</text:p>
          </table:table-cell>
          <table:table-cell office:value-type="float" office:value="0.222349346071323" calcext:value-type="float">
            <text:p>0,2223493461</text:p>
          </table:table-cell>
          <table:table-cell table:number-columns-repeated="2" office:value-type="float" office:value="0.316113552336727" calcext:value-type="float">
            <text:p>0,3161135523</text:p>
          </table:table-cell>
          <table:table-cell office:value-type="float" office:value="0.480768362743681" calcext:value-type="float">
            <text:p>0,4807683627</text:p>
          </table:table-cell>
        </table:table-row>
        <table:table-row table:style-name="ro1">
          <table:table-cell office:value-type="float" office:value="82.6" calcext:value-type="float">
            <text:p>82,6</text:p>
          </table:table-cell>
          <table:table-cell office:value-type="float" office:value="0.161675986297966" calcext:value-type="float">
            <text:p>0,1616759863</text:p>
          </table:table-cell>
          <table:table-cell office:value-type="float" office:value="0.461160984035566" calcext:value-type="float">
            <text:p>0,461160984</text:p>
          </table:table-cell>
          <table:table-cell table:number-columns-repeated="2" office:value-type="float" office:value="0.514386846507644" calcext:value-type="float">
            <text:p>0,5143868465</text:p>
          </table:table-cell>
          <table:table-cell office:value-type="float" office:value="0.624532154014274" calcext:value-type="float">
            <text:p>0,624532154</text:p>
          </table:table-cell>
        </table:table-row>
        <table:table-row table:style-name="ro1">
          <table:table-cell office:value-type="float" office:value="82.8" calcext:value-type="float">
            <text:p>82,8</text:p>
          </table:table-cell>
          <table:table-cell office:value-type="float" office:value="0.161371065625203" calcext:value-type="float">
            <text:p>0,1613710656</text:p>
          </table:table-cell>
          <table:table-cell office:value-type="float" office:value="0.311822556818738" calcext:value-type="float">
            <text:p>0,3118225568</text:p>
          </table:table-cell>
          <table:table-cell office:value-type="float" office:value="0.406406654033091" calcext:value-type="float">
            <text:p>0,406406654</text:p>
          </table:table-cell>
          <table:table-cell table:number-columns-repeated="2" office:value-type="float" office:value="0.631608276284355" calcext:value-type="float">
            <text:p>0,63160827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101364491184661" calcext:value-type="float">
            <text:p>-0,0101364491</text:p>
          </table:table-cell>
          <table:table-cell office:value-type="float" office:value="0.262970191179706" calcext:value-type="float">
            <text:p>0,2629701912</text:p>
          </table:table-cell>
          <table:table-cell table:number-columns-repeated="3" office:value-type="float" office:value="0.436308526498548" calcext:value-type="float">
            <text:p>0,4363085265</text:p>
          </table:table-cell>
        </table:table-row>
        <table:table-row table:style-name="ro1">
          <table:table-cell office:value-type="float" office:value="83.2" calcext:value-type="float">
            <text:p>83,2</text:p>
          </table:table-cell>
          <table:table-cell table:number-columns-repeated="2" office:value-type="float" office:value="0.341244343591683" calcext:value-type="float">
            <text:p>0,3412443436</text:p>
          </table:table-cell>
          <table:table-cell table:number-columns-repeated="2" office:value-type="float" office:value="0.44248107127126" calcext:value-type="float">
            <text:p>0,4424810713</text:p>
          </table:table-cell>
          <table:table-cell office:value-type="float" office:value="0.529146735818395" calcext:value-type="float">
            <text:p>0,5291467358</text:p>
          </table:table-cell>
        </table:table-row>
        <table:table-row table:style-name="ro1">
          <table:table-cell office:value-type="float" office:value="83.4" calcext:value-type="float">
            <text:p>83,4</text:p>
          </table:table-cell>
          <table:table-cell table:number-columns-repeated="5" office:value-type="float" office:value="0.527407765174004" calcext:value-type="float">
            <text:p>0,5274077652</text:p>
          </table:table-cell>
        </table:table-row>
        <table:table-row table:style-name="ro1">
          <table:table-cell office:value-type="float" office:value="83.6" calcext:value-type="float">
            <text:p>83,6</text:p>
          </table:table-cell>
          <table:table-cell table:number-columns-repeated="2" office:value-type="float" office:value="0.435672189598656" calcext:value-type="float">
            <text:p>0,4356721896</text:p>
          </table:table-cell>
          <table:table-cell table:number-columns-repeated="3" office:value-type="float" office:value="0.528033834238052" calcext:value-type="float">
            <text:p>0,5280338342</text:p>
          </table:table-cell>
        </table:table-row>
        <table:table-row table:style-name="ro1">
          <table:table-cell office:value-type="float" office:value="83.8" calcext:value-type="float">
            <text:p>83,8</text:p>
          </table:table-cell>
          <table:table-cell office:value-type="float" office:value="0.417695379244501" calcext:value-type="float">
            <text:p>0,4176953792</text:p>
          </table:table-cell>
          <table:table-cell table:number-columns-repeated="4" office:value-type="float" office:value="0.501599090924908" calcext:value-type="float">
            <text:p>0,50159909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.477396628184802" calcext:value-type="float">
            <text:p>0,4773966282</text:p>
          </table:table-cell>
          <table:table-cell table:number-columns-repeated="3" office:value-type="float" office:value="0.546097744011891" calcext:value-type="float">
            <text:p>0,546097744</text:p>
          </table:table-cell>
        </table:table-row>
        <table:table-row table:style-name="ro1">
          <table:table-cell office:value-type="float" office:value="84.2" calcext:value-type="float">
            <text:p>84,2</text:p>
          </table:table-cell>
          <table:table-cell table:number-columns-repeated="5" office:value-type="float" office:value="0.557144366941323" calcext:value-type="float">
            <text:p>0,5571443669</text:p>
          </table:table-cell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0.319465019915859" calcext:value-type="float">
            <text:p>0,3194650199</text:p>
          </table:table-cell>
          <table:table-cell table:number-columns-repeated="4" office:value-type="float" office:value="0.421351126267664" calcext:value-type="float">
            <text:p>0,4213511263</text:p>
          </table:table-cell>
        </table:table-row>
        <table:table-row table:style-name="ro1">
          <table:table-cell office:value-type="float" office:value="84.6" calcext:value-type="float">
            <text:p>84,6</text:p>
          </table:table-cell>
          <table:table-cell table:number-columns-repeated="5" office:value-type="float" office:value="0.342704451788897" calcext:value-type="float">
            <text:p>0,3427044518</text:p>
          </table:table-cell>
        </table:table-row>
        <table:table-row table:style-name="ro1">
          <table:table-cell office:value-type="float" office:value="84.8" calcext:value-type="float">
            <text:p>84,8</text:p>
          </table:table-cell>
          <table:table-cell office:value-type="float" office:value="0.187710271002191" calcext:value-type="float">
            <text:p>0,187710271</text:p>
          </table:table-cell>
          <table:table-cell table:number-columns-repeated="4" office:value-type="float" office:value="0.221127615379253" calcext:value-type="float">
            <text:p>0,22112761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0.238696676389519" calcext:value-type="float">
            <text:p>0,2386966764</text:p>
          </table:table-cell>
        </table:table-row>
        <table:table-row table:style-name="ro1">
          <table:table-cell office:value-type="float" office:value="85.2" calcext:value-type="float">
            <text:p>85,2</text:p>
          </table:table-cell>
          <table:table-cell table:number-columns-repeated="5" office:value-type="float" office:value="0.331701460474852" calcext:value-type="float">
            <text:p>0,3317014605</text:p>
          </table:table-cell>
        </table:table-row>
        <table:table-row table:style-name="ro1">
          <table:table-cell office:value-type="float" office:value="85.4" calcext:value-type="float">
            <text:p>85,4</text:p>
          </table:table-cell>
          <table:table-cell table:number-columns-repeated="5" office:value-type="float" office:value="0.250916798371566" calcext:value-type="float">
            <text:p>0,2509167984</text:p>
          </table:table-cell>
        </table:table-row>
        <table:table-row table:style-name="ro1">
          <table:table-cell office:value-type="float" office:value="85.6" calcext:value-type="float">
            <text:p>85,6</text:p>
          </table:table-cell>
          <table:table-cell table:number-columns-repeated="5" office:value-type="float" office:value="0.439201288748311" calcext:value-type="float">
            <text:p>0,4392012887</text:p>
          </table:table-cell>
        </table:table-row>
        <table:table-row table:style-name="ro1">
          <table:table-cell office:value-type="float" office:value="85.8" calcext:value-type="float">
            <text:p>85,8</text:p>
          </table:table-cell>
          <table:table-cell office:value-type="float" office:value="0.0788316459991188" calcext:value-type="float">
            <text:p>0,078831646</text:p>
          </table:table-cell>
          <table:table-cell table:number-columns-repeated="4" office:value-type="float" office:value="0.340144641083718" calcext:value-type="float">
            <text:p>0,34014464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149321350375861" calcext:value-type="float">
            <text:p>-0,014932135</text:p>
          </table:table-cell>
          <table:table-cell table:number-columns-repeated="4" office:value-type="float" office:value="0.224587736424635" calcext:value-type="float">
            <text:p>0,2245877364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  <table:table-cell table:number-columns-repeated="3" office:value-type="float" office:value="0.171812485961299" calcext:value-type="float">
            <text:p>0,171812486</text:p>
          </table:table-cell>
          <table:table-cell table:number-columns-repeated="2" office:value-type="float" office:value="0.214826636662984" calcext:value-type="float">
            <text:p>0,2148266367</text:p>
          </table:table-cell>
        </table:table-row>
        <table:table-row table:style-name="ro1">
          <table:table-cell office:value-type="float" office:value="86.4" calcext:value-type="float">
            <text:p>86,4</text:p>
          </table:table-cell>
          <table:table-cell table:number-columns-repeated="3" office:value-type="float" office:value="0.333359369677625" calcext:value-type="float">
            <text:p>0,3333593697</text:p>
          </table:table-cell>
          <table:table-cell table:number-columns-repeated="2" office:value-type="float" office:value="0.478399757558334" calcext:value-type="float">
            <text:p>0,4783997576</text:p>
          </table:table-cell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3" office:value-type="float" office:value="0.373039072278387" calcext:value-type="float">
            <text:p>0,3730390723</text:p>
          </table:table-cell>
          <table:table-cell table:number-columns-repeated="2" office:value-type="float" office:value="0.378488867072057" calcext:value-type="float">
            <text:p>0,3784888671</text:p>
          </table:table-cell>
        </table:table-row>
        <table:table-row table:style-name="ro1">
          <table:table-cell office:value-type="float" office:value="86.8" calcext:value-type="float">
            <text:p>86,8</text:p>
          </table:table-cell>
          <table:table-cell table:number-columns-repeated="5" office:value-type="float" office:value="0.370031710030618" calcext:value-type="float">
            <text:p>0,370031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158311498833776" calcext:value-type="float">
            <text:p>-0,0158311499</text:p>
          </table:table-cell>
          <table:table-cell table:number-columns-repeated="3" office:value-type="float" office:value="0.179892624456942" calcext:value-type="float">
            <text:p>0,1798926245</text:p>
          </table:table-cell>
          <table:table-cell office:value-type="float" office:value="0.222366199477931" calcext:value-type="float">
            <text:p>0,2223661995</text:p>
          </table:table-cell>
        </table:table-row>
        <table:table-row table:style-name="ro1">
          <table:table-cell office:value-type="float" office:value="87.2" calcext:value-type="float">
            <text:p>87,2</text:p>
          </table:table-cell>
          <table:table-cell table:number-columns-repeated="5" office:value-type="float" office:value="0.301706721747963" calcext:value-type="float">
            <text:p>0,3017067217</text:p>
          </table:table-cell>
        </table:table-row>
        <table:table-row table:style-name="ro1">
          <table:table-cell office:value-type="float" office:value="87.4" calcext:value-type="float">
            <text:p>87,4</text:p>
          </table:table-cell>
          <table:table-cell table:number-columns-repeated="5" office:value-type="float" office:value="0.205095459219442" calcext:value-type="float">
            <text:p>0,2050954592</text:p>
          </table:table-cell>
        </table:table-row>
        <table:table-row table:style-name="ro1">
          <table:table-cell office:value-type="float" office:value="87.6" calcext:value-type="float">
            <text:p>87,6</text:p>
          </table:table-cell>
          <table:table-cell table:number-columns-repeated="5" office:value-type="float" office:value="0.284112267418945" calcext:value-type="float">
            <text:p>0,2841122674</text:p>
          </table:table-cell>
        </table:table-row>
        <table:table-row table:style-name="ro1">
          <table:table-cell office:value-type="float" office:value="87.8" calcext:value-type="float">
            <text:p>87,8</text:p>
          </table:table-cell>
          <table:table-cell office:value-type="float" office:value="0.249359186628655" calcext:value-type="float">
            <text:p>0,2493591866</text:p>
          </table:table-cell>
          <table:table-cell table:number-columns-repeated="4" office:value-type="float" office:value="0.274583954227437" calcext:value-type="float">
            <text:p>0,27458395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0.285044909641827" calcext:value-type="float">
            <text:p>0,2850449096</text:p>
          </table:table-cell>
        </table:table-row>
        <table:table-row table:style-name="ro1">
          <table:table-cell office:value-type="float" office:value="88.2" calcext:value-type="float">
            <text:p>88,2</text:p>
          </table:table-cell>
          <table:table-cell table:number-columns-repeated="5" office:value-type="float" office:value="0.586794193323925" calcext:value-type="float">
            <text:p>0,5867941933</text:p>
          </table:table-cell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5" office:value-type="float" office:value="0.378963015345786" calcext:value-type="float">
            <text:p>0,3789630153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  <table:table-cell office:value-type="float" office:value="0.450314987822991" calcext:value-type="float">
            <text:p>0,4503149878</text:p>
          </table:table-cell>
          <table:table-cell table:number-columns-repeated="4" office:value-type="float" office:value="0.484347770976296" calcext:value-type="float">
            <text:p>0,484347771</text:p>
          </table:table-cell>
        </table:table-row>
        <table:table-row table:style-name="ro1">
          <table:table-cell office:value-type="float" office:value="88.8" calcext:value-type="float">
            <text:p>88,8</text:p>
          </table:table-cell>
          <table:table-cell office:value-type="float" office:value="0.387533174346317" calcext:value-type="float">
            <text:p>0,3875331743</text:p>
          </table:table-cell>
          <table:table-cell table:number-columns-repeated="4" office:value-type="float" office:value="0.538018695634979" calcext:value-type="float">
            <text:p>0,53801869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11030655595104" calcext:value-type="float">
            <text:p>0,4110306556</text:p>
          </table:table-cell>
          <table:table-cell table:number-columns-repeated="4" office:value-type="float" office:value="0.54991426927609" calcext:value-type="float">
            <text:p>0,5499142693</text:p>
          </table:table-cell>
        </table:table-row>
        <table:table-row table:style-name="ro1">
          <table:table-cell office:value-type="float" office:value="89.2" calcext:value-type="float">
            <text:p>89,2</text:p>
          </table:table-cell>
          <table:table-cell office:value-type="float" office:value="0.208732375067372" calcext:value-type="float">
            <text:p>0,2087323751</text:p>
          </table:table-cell>
          <table:table-cell office:value-type="float" office:value="0.395319123728838" calcext:value-type="float">
            <text:p>0,3953191237</text:p>
          </table:table-cell>
          <table:table-cell table:number-columns-repeated="3" office:value-type="float" office:value="0.539511708753579" calcext:value-type="float">
            <text:p>0,5395117088</text:p>
          </table:table-cell>
        </table:table-row>
        <table:table-row table:style-name="ro1">
          <table:table-cell office:value-type="float" office:value="89.4" calcext:value-type="float">
            <text:p>89,4</text:p>
          </table:table-cell>
          <table:table-cell table:number-columns-repeated="5" office:value-type="float" office:value="0.314748872978369" calcext:value-type="float">
            <text:p>0,314748873</text:p>
          </table:table-cell>
        </table:table-row>
        <table:table-row table:style-name="ro1">
          <table:table-cell office:value-type="float" office:value="89.6" calcext:value-type="float">
            <text:p>89,6</text:p>
          </table:table-cell>
          <table:table-cell table:number-columns-repeated="2" office:value-type="float" office:value="0.173726490430833" calcext:value-type="float">
            <text:p>0,1737264904</text:p>
          </table:table-cell>
          <table:table-cell table:number-columns-repeated="3" office:value-type="float" office:value="0.329328520646672" calcext:value-type="float">
            <text:p>0,3293285206</text:p>
          </table:table-cell>
        </table:table-row>
        <table:table-row table:style-name="ro1">
          <table:table-cell office:value-type="float" office:value="89.8" calcext:value-type="float">
            <text:p>89,8</text:p>
          </table:table-cell>
          <table:table-cell table:number-columns-repeated="5" office:value-type="float" office:value="0.343987471227725" calcext:value-type="float">
            <text:p>0,34398747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 office:value-type="float" office:value="0.493975424604278" calcext:value-type="float">
            <text:p>0,4939754246</text:p>
          </table:table-cell>
        </table:table-row>
        <table:table-row table:style-name="ro1">
          <table:table-cell office:value-type="float" office:value="90.2" calcext:value-type="float">
            <text:p>90,2</text:p>
          </table:table-cell>
          <table:table-cell office:value-type="float" office:value="0.395920180016494" calcext:value-type="float">
            <text:p>0,39592018</text:p>
          </table:table-cell>
          <table:table-cell table:number-columns-repeated="4" office:value-type="float" office:value="0.558292163195773" calcext:value-type="float">
            <text:p>0,5582921632</text:p>
          </table:table-cell>
        </table:table-row>
        <table:table-row table:style-name="ro1">
          <table:table-cell office:value-type="float" office:value="90.4" calcext:value-type="float">
            <text:p>90,4</text:p>
          </table:table-cell>
          <table:table-cell table:number-columns-repeated="5" office:value-type="float" office:value="0.583355385690045" calcext:value-type="float">
            <text:p>0,5833553857</text:p>
          </table:table-cell>
        </table:table-row>
        <table:table-row table:style-name="ro1">
          <table:table-cell office:value-type="float" office:value="90.6" calcext:value-type="float">
            <text:p>90,6</text:p>
          </table:table-cell>
          <table:table-cell table:number-columns-repeated="5" office:value-type="float" office:value="0.481941187450494" calcext:value-type="float">
            <text:p>0,4819411875</text:p>
          </table:table-cell>
        </table:table-row>
        <table:table-row table:style-name="ro1">
          <table:table-cell office:value-type="float" office:value="90.8" calcext:value-type="float">
            <text:p>90,8</text:p>
          </table:table-cell>
          <table:table-cell table:number-columns-repeated="5" office:value-type="float" office:value="0.531772662227651" calcext:value-type="float">
            <text:p>0,53177266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194766467016731" calcext:value-type="float">
            <text:p>0,194766467</text:p>
          </table:table-cell>
          <table:table-cell table:number-columns-repeated="3" office:value-type="float" office:value="0.23826337140887" calcext:value-type="float">
            <text:p>0,2382633714</text:p>
          </table:table-cell>
        </table:table-row>
        <table:table-row table:style-name="ro1">
          <table:table-cell office:value-type="float" office:value="91.2" calcext:value-type="float">
            <text:p>91,2</text:p>
          </table:table-cell>
          <table:table-cell table:number-columns-repeated="5" office:value-type="float" office:value="0.211449355485701" calcext:value-type="float">
            <text:p>0,2114493555</text:p>
          </table:table-cell>
        </table:table-row>
        <table:table-row table:style-name="ro1">
          <table:table-cell office:value-type="float" office:value="91.4" calcext:value-type="float">
            <text:p>91,4</text:p>
          </table:table-cell>
          <table:table-cell table:number-columns-repeated="5" office:value-type="float" office:value="0.275616872076255" calcext:value-type="float">
            <text:p>0,2756168721</text:p>
          </table:table-cell>
        </table:table-row>
        <table:table-row table:style-name="ro1">
          <table:table-cell office:value-type="float" office:value="91.6" calcext:value-type="float">
            <text:p>91,6</text:p>
          </table:table-cell>
          <table:table-cell table:number-columns-repeated="5" office:value-type="float" office:value="0.211591561638356" calcext:value-type="float">
            <text:p>0,2115915616</text:p>
          </table:table-cell>
        </table:table-row>
        <table:table-row table:style-name="ro1">
          <table:table-cell office:value-type="float" office:value="91.8" calcext:value-type="float">
            <text:p>91,8</text:p>
          </table:table-cell>
          <table:table-cell table:number-columns-repeated="5" office:value-type="float" office:value="0.160646203747141" calcext:value-type="float">
            <text:p>0,16064620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0.165310556600479" calcext:value-type="float">
            <text:p>0,1653105566</text:p>
          </table:table-cell>
        </table:table-row>
        <table:table-row table:style-name="ro1">
          <table:table-cell office:value-type="float" office:value="92.2" calcext:value-type="float">
            <text:p>92,2</text:p>
          </table:table-cell>
          <table:table-cell office:value-type="float" office:value="-0.0909310215214776" calcext:value-type="float">
            <text:p>-0,0909310215</text:p>
          </table:table-cell>
          <table:table-cell table:number-columns-repeated="4" office:value-type="float" office:value="0.120724653750564" calcext:value-type="float">
            <text:p>0,1207246538</text:p>
          </table:table-cell>
        </table:table-row>
        <table:table-row table:style-name="ro1">
          <table:table-cell office:value-type="float" office:value="92.4" calcext:value-type="float">
            <text:p>92,4</text:p>
          </table:table-cell>
          <table:table-cell table:number-columns-repeated="5" office:value-type="float" office:value="0.226703822762707" calcext:value-type="float">
            <text:p>0,2267038228</text:p>
          </table:table-cell>
        </table:table-row>
        <table:table-row table:style-name="ro1">
          <table:table-cell office:value-type="float" office:value="92.6" calcext:value-type="float">
            <text:p>92,6</text:p>
          </table:table-cell>
          <table:table-cell table:number-columns-repeated="5" office:value-type="float" office:value="0.406767282988929" calcext:value-type="float">
            <text:p>0,406767283</text:p>
          </table:table-cell>
        </table:table-row>
        <table:table-row table:style-name="ro1">
          <table:table-cell office:value-type="float" office:value="92.8" calcext:value-type="float">
            <text:p>92,8</text:p>
          </table:table-cell>
          <table:table-cell table:number-columns-repeated="5" office:value-type="float" office:value="0.358077906179754" calcext:value-type="float">
            <text:p>0,35807790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.266166196439345" calcext:value-type="float">
            <text:p>0,2661661964</text:p>
          </table:table-cell>
          <table:table-cell office:value-type="float" office:value="0.444092721839615" calcext:value-type="float">
            <text:p>0,4440927218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  <table:table-cell table:number-columns-repeated="2" office:value-type="float" office:value="0.314878335881088" calcext:value-type="float">
            <text:p>0,3148783359</text:p>
          </table:table-cell>
          <table:table-cell office:value-type="float" office:value="0.200255707043673" calcext:value-type="float">
            <text:p>0,200255707</text:p>
          </table:table-cell>
          <table:table-cell table:number-columns-repeated="2" office:value-type="float" office:value="0.401085687851653" calcext:value-type="float">
            <text:p>0,4010856879</text:p>
          </table:table-cell>
        </table:table-row>
        <table:table-row table:style-name="ro1">
          <table:table-cell office:value-type="float" office:value="93.4" calcext:value-type="float">
            <text:p>93,4</text:p>
          </table:table-cell>
          <table:table-cell table:number-columns-repeated="5" office:value-type="float" office:value="0.395946071162393" calcext:value-type="float">
            <text:p>0,3959460712</text:p>
          </table:table-cell>
        </table:table-row>
        <table:table-row table:style-name="ro1">
          <table:table-cell office:value-type="float" office:value="93.6" calcext:value-type="float">
            <text:p>93,6</text:p>
          </table:table-cell>
          <table:table-cell office:value-type="float" office:value="0.0383619686779577" calcext:value-type="float">
            <text:p>0,0383619687</text:p>
          </table:table-cell>
          <table:table-cell table:number-columns-repeated="4" office:value-type="float" office:value="0.401485508283123" calcext:value-type="float">
            <text:p>0,4014855083</text:p>
          </table:table-cell>
        </table:table-row>
        <table:table-row table:style-name="ro1">
          <table:table-cell office:value-type="float" office:value="93.8" calcext:value-type="float">
            <text:p>93,8</text:p>
          </table:table-cell>
          <table:table-cell office:value-type="float" office:value="0.176091711387784" calcext:value-type="float">
            <text:p>0,1760917114</text:p>
          </table:table-cell>
          <table:table-cell table:number-columns-repeated="4" office:value-type="float" office:value="0.356949909850485" calcext:value-type="float">
            <text:p>0,35694990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0.394637442417283" calcext:value-type="float">
            <text:p>0,3946374424</text:p>
          </table:table-cell>
        </table:table-row>
        <table:table-row table:style-name="ro1">
          <table:table-cell office:value-type="float" office:value="94.2" calcext:value-type="float">
            <text:p>94,2</text:p>
          </table:table-cell>
          <table:table-cell table:number-columns-repeated="5" office:value-type="float" office:value="0.412579899182196" calcext:value-type="float">
            <text:p>0,4125798992</text:p>
          </table:table-cell>
        </table:table-row>
        <table:table-row table:style-name="ro1">
          <table:table-cell office:value-type="float" office:value="94.4" calcext:value-type="float">
            <text:p>94,4</text:p>
          </table:table-cell>
          <table:table-cell office:value-type="float" office:value="0.28309105820358" calcext:value-type="float">
            <text:p>0,2830910582</text:p>
          </table:table-cell>
          <table:table-cell office:value-type="float" office:value="0.297986262027353" calcext:value-type="float">
            <text:p>0,297986262</text:p>
          </table:table-cell>
          <table:table-cell table:number-columns-repeated="3" office:value-type="float" office:value="0.392891242816379" calcext:value-type="float">
            <text:p>0,3928912428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  <table:table-cell office:value-type="float" office:value="0.110800439358784" calcext:value-type="float">
            <text:p>0,1108004394</text:p>
          </table:table-cell>
          <table:table-cell table:number-columns-repeated="4" office:value-type="float" office:value="0.31645194477245" calcext:value-type="float">
            <text:p>0,3164519448</text:p>
          </table:table-cell>
        </table:table-row>
        <table:table-row table:style-name="ro1">
          <table:table-cell office:value-type="float" office:value="94.8" calcext:value-type="float">
            <text:p>94,8</text:p>
          </table:table-cell>
          <table:table-cell office:value-type="float" office:value="0.322049879134547" calcext:value-type="float">
            <text:p>0,3220498791</text:p>
          </table:table-cell>
          <table:table-cell table:number-columns-repeated="4" office:value-type="float" office:value="0.367875387066264" calcext:value-type="float">
            <text:p>0,36787538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345809848138" calcext:value-type="float">
            <text:p>0,3893458098</text:p>
          </table:table-cell>
          <table:table-cell table:number-columns-repeated="4" office:value-type="float" office:value="0.539268863624797" calcext:value-type="float">
            <text:p>0,5392688636</text:p>
          </table:table-cell>
        </table:table-row>
        <table:table-row table:style-name="ro1">
          <table:table-cell office:value-type="float" office:value="95.2" calcext:value-type="float">
            <text:p>95,2</text:p>
          </table:table-cell>
          <table:table-cell table:number-columns-repeated="2" office:value-type="float" office:value="0.153461519401064" calcext:value-type="float">
            <text:p>0,1534615194</text:p>
          </table:table-cell>
          <table:table-cell office:value-type="float" office:value="0.260342233373535" calcext:value-type="float">
            <text:p>0,2603422334</text:p>
          </table:table-cell>
          <table:table-cell table:number-columns-repeated="2" office:value-type="float" office:value="0.409779298572033" calcext:value-type="float">
            <text:p>0,4097792986</text:p>
          </table:table-cell>
        </table:table-row>
        <table:table-row table:style-name="ro1">
          <table:table-cell office:value-type="float" office:value="95.4" calcext:value-type="float">
            <text:p>95,4</text:p>
          </table:table-cell>
          <table:table-cell table:number-columns-repeated="2" office:value-type="float" office:value="0.360797421478135" calcext:value-type="float">
            <text:p>0,3607974215</text:p>
          </table:table-cell>
          <table:table-cell office:value-type="float" office:value="0.30629121545362" calcext:value-type="float">
            <text:p>0,3062912155</text:p>
          </table:table-cell>
          <table:table-cell table:number-columns-repeated="2" office:value-type="float" office:value="0.454920446945196" calcext:value-type="float">
            <text:p>0,4549204469</text:p>
          </table:table-cell>
        </table:table-row>
        <table:table-row table:style-name="ro1">
          <table:table-cell office:value-type="float" office:value="95.6" calcext:value-type="float">
            <text:p>95,6</text:p>
          </table:table-cell>
          <table:table-cell office:value-type="float" office:value="0.263589737333093" calcext:value-type="float">
            <text:p>0,2635897373</text:p>
          </table:table-cell>
          <table:table-cell table:number-columns-repeated="4" office:value-type="float" office:value="0.428945945518892" calcext:value-type="float">
            <text:p>0,4289459455</text:p>
          </table:table-cell>
        </table:table-row>
        <table:table-row table:style-name="ro1">
          <table:table-cell office:value-type="float" office:value="95.8" calcext:value-type="float">
            <text:p>95,8</text:p>
          </table:table-cell>
          <table:table-cell table:number-columns-repeated="2" office:value-type="float" office:value="0.39287628311117" calcext:value-type="float">
            <text:p>0,3928762831</text:p>
          </table:table-cell>
          <table:table-cell table:number-columns-repeated="3" office:value-type="float" office:value="0.58317685454296" calcext:value-type="float">
            <text:p>0,58317685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85649081853231" calcext:value-type="float">
            <text:p>0,4856490819</text:p>
          </table:table-cell>
          <table:table-cell table:number-columns-repeated="4" office:value-type="float" office:value="0.428016571305372" calcext:value-type="float">
            <text:p>0,4280165713</text:p>
          </table:table-cell>
        </table:table-row>
        <table:table-row table:style-name="ro1">
          <table:table-cell office:value-type="float" office:value="96.2" calcext:value-type="float">
            <text:p>96,2</text:p>
          </table:table-cell>
          <table:table-cell office:value-type="float" office:value="0.21592002415057" calcext:value-type="float">
            <text:p>0,2159200242</text:p>
          </table:table-cell>
          <table:table-cell table:number-columns-repeated="4" office:value-type="float" office:value="0.456827994915921" calcext:value-type="float">
            <text:p>0,4568279949</text:p>
          </table:table-cell>
        </table:table-row>
        <table:table-row table:style-name="ro1">
          <table:table-cell office:value-type="float" office:value="96.4" calcext:value-type="float">
            <text:p>96,4</text:p>
          </table:table-cell>
          <table:table-cell table:number-columns-repeated="2" office:value-type="float" office:value="0.244632912719446" calcext:value-type="float">
            <text:p>0,2446329127</text:p>
          </table:table-cell>
          <table:table-cell table:number-columns-repeated="2" office:value-type="float" office:value="0.136460301590529" calcext:value-type="float">
            <text:p>0,1364603016</text:p>
          </table:table-cell>
          <table:table-cell office:value-type="float" office:value="0.431733293387751" calcext:value-type="float">
            <text:p>0,4317332934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  <table:table-cell office:value-type="float" office:value="0.32014114358877" calcext:value-type="float">
            <text:p>0,3201411436</text:p>
          </table:table-cell>
          <table:table-cell table:number-columns-repeated="4" office:value-type="float" office:value="0.531209367334185" calcext:value-type="float">
            <text:p>0,5312093673</text:p>
          </table:table-cell>
        </table:table-row>
        <table:table-row table:style-name="ro1">
          <table:table-cell office:value-type="float" office:value="96.8" calcext:value-type="float">
            <text:p>96,8</text:p>
          </table:table-cell>
          <table:table-cell table:number-columns-repeated="5" office:value-type="float" office:value="0.588092778032139" calcext:value-type="float">
            <text:p>0,5880927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26180813945038" calcext:value-type="float">
            <text:p>0,2261808139</text:p>
          </table:table-cell>
          <table:table-cell office:value-type="float" office:value="0.218171195116473" calcext:value-type="float">
            <text:p>0,2181711951</text:p>
          </table:table-cell>
          <table:table-cell table:number-columns-repeated="3" office:value-type="float" office:value="0.192172706260267" calcext:value-type="float">
            <text:p>0,1921727063</text:p>
          </table:table-cell>
        </table:table-row>
        <table:table-row table:style-name="ro1">
          <table:table-cell office:value-type="float" office:value="97.2" calcext:value-type="float">
            <text:p>97,2</text:p>
          </table:table-cell>
          <table:table-cell office:value-type="float" office:value="0.41578087468621" calcext:value-type="float">
            <text:p>0,4157808747</text:p>
          </table:table-cell>
          <table:table-cell office:value-type="float" office:value="0.382668388820239" calcext:value-type="float">
            <text:p>0,3826683888</text:p>
          </table:table-cell>
          <table:table-cell table:number-columns-repeated="2" office:value-type="float" office:value="0.162050193184387" calcext:value-type="float">
            <text:p>0,1620501932</text:p>
          </table:table-cell>
          <table:table-cell office:value-type="float" office:value="0.386837352485932" calcext:value-type="float">
            <text:p>0,3868373525</text:p>
          </table:table-cell>
        </table:table-row>
        <table:table-row table:style-name="ro1">
          <table:table-cell office:value-type="float" office:value="97.4" calcext:value-type="float">
            <text:p>97,4</text:p>
          </table:table-cell>
          <table:table-cell office:value-type="float" office:value="0.460082770291172" calcext:value-type="float">
            <text:p>0,4600827703</text:p>
          </table:table-cell>
          <table:table-cell office:value-type="float" office:value="0.478604991363333" calcext:value-type="float">
            <text:p>0,4786049914</text:p>
          </table:table-cell>
          <table:table-cell office:value-type="float" office:value="0.455684361702273" calcext:value-type="float">
            <text:p>0,4556843617</text:p>
          </table:table-cell>
          <table:table-cell office:value-type="float" office:value="0.22360812012367" calcext:value-type="float">
            <text:p>0,2236081201</text:p>
          </table:table-cell>
          <table:table-cell office:value-type="float" office:value="0.457172421351609" calcext:value-type="float">
            <text:p>0,4571724214</text:p>
          </table:table-cell>
        </table:table-row>
        <table:table-row table:style-name="ro1">
          <table:table-cell office:value-type="float" office:value="97.6" calcext:value-type="float">
            <text:p>97,6</text:p>
          </table:table-cell>
          <table:table-cell office:value-type="float" office:value="0.503023353753656" calcext:value-type="float">
            <text:p>0,5030233538</text:p>
          </table:table-cell>
          <table:table-cell office:value-type="float" office:value="0.495154586274422" calcext:value-type="float">
            <text:p>0,4951545863</text:p>
          </table:table-cell>
          <table:table-cell table:number-columns-repeated="3" office:value-type="float" office:value="0.412504141786847" calcext:value-type="float">
            <text:p>0,4125041418</text:p>
          </table:table-cell>
        </table:table-row>
        <table:table-row table:style-name="ro1">
          <table:table-cell office:value-type="float" office:value="97.8" calcext:value-type="float">
            <text:p>97,8</text:p>
          </table:table-cell>
          <table:table-cell office:value-type="float" office:value="0.234610472068892" calcext:value-type="float">
            <text:p>0,2346104721</text:p>
          </table:table-cell>
          <table:table-cell table:number-columns-repeated="2" office:value-type="float" office:value="0.367202620839255" calcext:value-type="float">
            <text:p>0,3672026208</text:p>
          </table:table-cell>
          <table:table-cell table:number-columns-repeated="2" office:value-type="float" office:value="0.529249208057212" calcext:value-type="float">
            <text:p>0,52924920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3792290593564" calcext:value-type="float">
            <text:p>0,2337922906</text:p>
          </table:table-cell>
          <table:table-cell table:number-columns-repeated="2" office:value-type="float" office:value="0.323646982922946" calcext:value-type="float">
            <text:p>0,3236469829</text:p>
          </table:table-cell>
          <table:table-cell table:number-columns-repeated="2" office:value-type="float" office:value="0.522493558626824" calcext:value-type="float">
            <text:p>0,5224935586</text:p>
          </table:table-cell>
        </table:table-row>
        <table:table-row table:style-name="ro1">
          <table:table-cell office:value-type="float" office:value="98.2" calcext:value-type="float">
            <text:p>98,2</text:p>
          </table:table-cell>
          <table:table-cell table:number-columns-repeated="2" office:value-type="float" office:value="0.327763100903117" calcext:value-type="float">
            <text:p>0,3277631009</text:p>
          </table:table-cell>
          <table:table-cell table:number-columns-repeated="3" office:value-type="float" office:value="0.477965671410949" calcext:value-type="float">
            <text:p>0,4779656714</text:p>
          </table:table-cell>
        </table:table-row>
        <table:table-row table:style-name="ro1">
          <table:table-cell office:value-type="float" office:value="98.4" calcext:value-type="float">
            <text:p>98,4</text:p>
          </table:table-cell>
          <table:table-cell table:number-columns-repeated="5" office:value-type="float" office:value="0.527898954420526" calcext:value-type="float">
            <text:p>0,5278989544</text:p>
          </table:table-cell>
        </table:table-row>
        <table:table-row table:style-name="ro1">
          <table:table-cell office:value-type="float" office:value="98.6" calcext:value-type="float">
            <text:p>98,6</text:p>
          </table:table-cell>
          <table:table-cell office:value-type="float" office:value="0.393159081926422" calcext:value-type="float">
            <text:p>0,3931590819</text:p>
          </table:table-cell>
          <table:table-cell table:number-columns-repeated="4" office:value-type="float" office:value="0.510256364487056" calcext:value-type="float">
            <text:p>0,5102563645</text:p>
          </table:table-cell>
        </table:table-row>
        <table:table-row table:style-name="ro1">
          <table:table-cell office:value-type="float" office:value="98.8" calcext:value-type="float">
            <text:p>98,8</text:p>
          </table:table-cell>
          <table:table-cell table:number-columns-repeated="2" office:value-type="float" office:value="0.39375886579816" calcext:value-type="float">
            <text:p>0,3937588658</text:p>
          </table:table-cell>
          <table:table-cell office:value-type="float" office:value="0.571265326988938" calcext:value-type="float">
            <text:p>0,571265327</text:p>
          </table:table-cell>
          <table:table-cell table:number-columns-repeated="2" office:value-type="float" office:value="0.398663122625409" calcext:value-type="float">
            <text:p>0,39866312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7002380033341" calcext:value-type="float">
            <text:p>0,29700238</text:p>
          </table:table-cell>
          <table:table-cell table:number-columns-repeated="2" office:value-type="float" office:value="0.238288596751018" calcext:value-type="float">
            <text:p>0,2382885968</text:p>
          </table:table-cell>
          <table:table-cell table:number-columns-repeated="2" office:value-type="float" office:value="0.56089689008716" calcext:value-type="float">
            <text:p>0,5608968901</text:p>
          </table:table-cell>
        </table:table-row>
        <table:table-row table:style-name="ro1">
          <table:table-cell office:value-type="float" office:value="99.2" calcext:value-type="float">
            <text:p>99,2</text:p>
          </table:table-cell>
          <table:table-cell office:value-type="float" office:value="0.272974360627475" calcext:value-type="float">
            <text:p>0,2729743606</text:p>
          </table:table-cell>
          <table:table-cell office:value-type="float" office:value="0.246447234099703" calcext:value-type="float">
            <text:p>0,2464472341</text:p>
          </table:table-cell>
          <table:table-cell table:number-columns-repeated="3" office:value-type="float" office:value="0.41569110398713" calcext:value-type="float">
            <text:p>0,415691104</text:p>
          </table:table-cell>
        </table:table-row>
        <table:table-row table:style-name="ro1">
          <table:table-cell office:value-type="float" office:value="99.4" calcext:value-type="float">
            <text:p>99,4</text:p>
          </table:table-cell>
          <table:table-cell office:value-type="float" office:value="0.378707282352761" calcext:value-type="float">
            <text:p>0,3787072824</text:p>
          </table:table-cell>
          <table:table-cell table:number-columns-repeated="4" office:value-type="float" office:value="0.497451513659218" calcext:value-type="float">
            <text:p>0,4974515137</text:p>
          </table:table-cell>
        </table:table-row>
        <table:table-row table:style-name="ro1">
          <table:table-cell office:value-type="float" office:value="99.6" calcext:value-type="float">
            <text:p>99,6</text:p>
          </table:table-cell>
          <table:table-cell table:number-columns-repeated="5" office:value-type="float" office:value="0.494404251514963" calcext:value-type="float">
            <text:p>0,4944042515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  <table:table-cell office:value-type="float" office:value="0.497550638060476" calcext:value-type="float">
            <text:p>0,4975506381</text:p>
          </table:table-cell>
          <table:table-cell table:number-columns-repeated="3" office:value-type="float" office:value="0.486491492602533" calcext:value-type="float">
            <text:p>0,4864914926</text:p>
          </table:table-cell>
          <table:table-cell office:value-type="float" office:value="0.626893714099389" calcext:value-type="float">
            <text:p>0,6268937141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06:17.331169864</meta:creation-date>
    <dc:date>2019-11-06T20:22:37.042540846</dc:date>
    <meta:editing-duration>PT4M15S</meta:editing-duration>
    <meta:editing-cycles>1</meta:editing-cycles>
    <meta:document-statistic meta:table-count="1" meta:cell-count="30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1cm" svg:height="11.291cm" xlink:href=".." xlink:type="simple" chart:class="chart:line" chart:style-name="ch1">
        <chart:legend chart:legend-position="bottom" svg:x="3.456cm" svg:y="10.508cm" style:legend-expansion="wide" chart:style-name="ch2"/>
        <chart:plot-area chart:style-name="ch3" table:cell-range-address="Planilha1.A1:Planilha1.F501" chart:data-source-has-labels="both" svg:x="1.412cm" svg:y="0.225cm" svg:width="18.258cm" svg:height="9.077cm">
          <chartooo:coordinate-region svg:x="2.245cm" svg:y="0.424cm" svg:width="17.425cm" svg:height="8.679cm"/>
          <chart:axis chart:dimension="x" chart:name="primary-x" chart:style-name="ch4" chartooo:axis-type="auto">
            <chartooo:date-scale/>
            <chart:title svg:x="8.685cm" svg:y="9.527cm" chart:style-name="ch5">
              <text:p>Tempo de simulação (ns)</text:p>
            </chart:title>
            <chart:categories table:cell-range-address="Planilha1.A2:Planilha1.A501"/>
          </chart:axis>
          <chart:axis chart:dimension="y" chart:name="primary-y" chart:style-name="ch4">
            <chart:title svg:x="0.451cm" svg:y="5.707cm" chart:style-name="ch6">
              <text:p>Valor de silh</text:p>
            </chart:title>
            <chart:grid chart:style-name="ch7" chart:class="major"/>
          </chart:axis>
          <chart:series chart:style-name="ch8" chart:values-cell-range-address="Planilha1.B2:Planilha1.B501" chart:label-cell-address="Planilha1.B1:Planilha1.B1" chart:class="chart:line">
            <chart:data-point chart:repeated="500"/>
          </chart:series>
          <chart:series chart:style-name="ch9" chart:values-cell-range-address="Planilha1.C2:Planilha1.C501" chart:label-cell-address="Planilha1.C1:Planilha1.C1" chart:class="chart:line">
            <chart:data-point chart:repeated="500"/>
          </chart:series>
          <chart:series chart:style-name="ch10" chart:values-cell-range-address="Planilha1.D2:Planilha1.D501" chart:label-cell-address="Planilha1.D1:Planilha1.D1" chart:class="chart:line">
            <chart:data-point chart:repeated="500"/>
          </chart:series>
          <chart:series chart:style-name="ch11" chart:values-cell-range-address="Planilha1.E2:Planilha1.E501" chart:label-cell-address="Planilha1.E1:Planilha1.E1" chart:class="chart:line">
            <chart:data-point chart:repeated="500"/>
          </chart:series>
          <chart:series chart:style-name="ch12" chart:values-cell-range-address="Planilha1.F2:Planilha1.F501" chart:label-cell-address="Planilha1.F1:Planilha1.F1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s = 1,2</text:p>
                <draw:g>
                  <svg:desc>Planilha1.B1:Planilha1.B1</svg:desc>
                </draw:g>
              </table:table-cell>
              <table:table-cell office:value-type="string">
                <text:p>Eps = 1,3</text:p>
                <draw:g>
                  <svg:desc>Planilha1.C1:Planilha1.C1</svg:desc>
                </draw:g>
              </table:table-cell>
              <table:table-cell office:value-type="string">
                <text:p>Eps = 1,4</text:p>
                <draw:g>
                  <svg:desc>Planilha1.D1:Planilha1.D1</svg:desc>
                </draw:g>
              </table:table-cell>
              <table:table-cell office:value-type="string">
                <text:p>Eps = 1,5</text:p>
                <draw:g>
                  <svg:desc>Planilha1.E1:Planilha1.E1</svg:desc>
                </draw:g>
              </table:table-cell>
              <table:table-cell office:value-type="string">
                <text:p>Eps = 1,6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2:Planilha1.A501</svg:desc>
                </draw:g>
              </table:table-cell>
              <table:table-cell office:value-type="float" office:value="-0.116840138456357">
                <text:p>-0.116840138456357</text:p>
                <draw:g>
                  <svg:desc>Planilha1.B2:Planilha1.B501</svg:desc>
                </draw:g>
              </table:table-cell>
              <table:table-cell office:value-type="float" office:value="-0.0986172781459544">
                <text:p>-0.0986172781459544</text:p>
                <draw:g>
                  <svg:desc>Planilha1.C2:Planilha1.C501</svg:desc>
                </draw:g>
              </table:table-cell>
              <table:table-cell office:value-type="float" office:value="-0.0693399441247306">
                <text:p>-0.0693399441247306</text:p>
                <draw:g>
                  <svg:desc>Planilha1.D2:Planilha1.D501</svg:desc>
                </draw:g>
              </table:table-cell>
              <table:table-cell office:value-type="float" office:value="-0.13934547966484">
                <text:p>-0.13934547966484</text:p>
                <draw:g>
                  <svg:desc>Planilha1.E2:Planilha1.E501</svg:desc>
                </draw:g>
              </table:table-cell>
              <table:table-cell office:value-type="float" office:value="-0.0792178845983412">
                <text:p>-0.0792178845983412</text:p>
                <draw:g>
                  <svg:desc>Planilha1.F2:Planilha1.F50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65388925267199">
                <text:p>0.065388925267199</text:p>
              </table:table-cell>
              <table:table-cell office:value-type="float" office:value="0.0747413102224752">
                <text:p>0.0747413102224752</text:p>
              </table:table-cell>
              <table:table-cell office:value-type="float" office:value="0.0704228224240646">
                <text:p>0.0704228224240646</text:p>
              </table:table-cell>
              <table:table-cell office:value-type="float" office:value="0.0633410485038373">
                <text:p>0.0633410485038373</text:p>
              </table:table-cell>
              <table:table-cell office:value-type="float" office:value="0.0919651865973525">
                <text:p>0.09196518659735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851757493945292">
                <text:p>0.0851757493945292</text:p>
              </table:table-cell>
              <table:table-cell office:value-type="float" office:value="0.092607911582077">
                <text:p>0.092607911582077</text:p>
              </table:table-cell>
              <table:table-cell office:value-type="float" office:value="0.0825873651271418">
                <text:p>0.0825873651271418</text:p>
              </table:table-cell>
              <table:table-cell office:value-type="float" office:value="0.0659802492005328">
                <text:p>0.0659802492005328</text:p>
              </table:table-cell>
              <table:table-cell office:value-type="float" office:value="0.0738981200275464">
                <text:p>0.07389812002754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47476965519339">
                <text:p>0.0447476965519339</text:p>
              </table:table-cell>
              <table:table-cell office:value-type="float" office:value="0.0683793654564206">
                <text:p>0.0683793654564206</text:p>
              </table:table-cell>
              <table:table-cell office:value-type="float" office:value="0.0710713611643143">
                <text:p>0.0710713611643143</text:p>
              </table:table-cell>
              <table:table-cell office:value-type="float" office:value="0.0679539891178097">
                <text:p>0.0679539891178097</text:p>
              </table:table-cell>
              <table:table-cell office:value-type="float" office:value="0.00605146162172409">
                <text:p>0.0060514616217240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21577600747747">
                <text:p>0.121577600747747</text:p>
              </table:table-cell>
              <table:table-cell office:value-type="float" office:value="0.179363671361285">
                <text:p>0.179363671361285</text:p>
              </table:table-cell>
              <table:table-cell office:value-type="float" office:value="0.196037773825885">
                <text:p>0.196037773825885</text:p>
              </table:table-cell>
              <table:table-cell office:value-type="float" office:value="0.208813478202379">
                <text:p>0.208813478202379</text:p>
              </table:table-cell>
              <table:table-cell office:value-type="float" office:value="0.208813478202379">
                <text:p>0.2088134782023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5713182789761">
                <text:p>0.155713182789761</text:p>
              </table:table-cell>
              <table:table-cell office:value-type="float" office:value="0.195759570263783">
                <text:p>0.195759570263783</text:p>
              </table:table-cell>
              <table:table-cell office:value-type="float" office:value="0.195759570263783">
                <text:p>0.195759570263783</text:p>
              </table:table-cell>
              <table:table-cell office:value-type="float" office:value="0.192864595489876">
                <text:p>0.192864595489876</text:p>
              </table:table-cell>
              <table:table-cell office:value-type="float" office:value="0.192864595489876">
                <text:p>0.19286459548987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331860299418494">
                <text:p>0.331860299418494</text:p>
              </table:table-cell>
              <table:table-cell office:value-type="float" office:value="0.331860299418494">
                <text:p>0.331860299418494</text:p>
              </table:table-cell>
              <table:table-cell office:value-type="float" office:value="0.331860299418494">
                <text:p>0.331860299418494</text:p>
              </table:table-cell>
              <table:table-cell office:value-type="float" office:value="0.276701811105881">
                <text:p>0.276701811105881</text:p>
              </table:table-cell>
              <table:table-cell office:value-type="float" office:value="0.279069113671367">
                <text:p>0.27906911367136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71155507051086">
                <text:p>0.371155507051086</text:p>
              </table:table-cell>
              <table:table-cell office:value-type="float" office:value="0.389365574590625">
                <text:p>0.389365574590625</text:p>
              </table:table-cell>
              <table:table-cell office:value-type="float" office:value="0.389365574590625">
                <text:p>0.389365574590625</text:p>
              </table:table-cell>
              <table:table-cell office:value-type="float" office:value="0.389365574590625">
                <text:p>0.389365574590625</text:p>
              </table:table-cell>
              <table:table-cell office:value-type="float" office:value="0.412903127352793">
                <text:p>0.41290312735279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214752583561492">
                <text:p>0.214752583561492</text:p>
              </table:table-cell>
              <table:table-cell office:value-type="float" office:value="0.236171683218696">
                <text:p>0.236171683218696</text:p>
              </table:table-cell>
              <table:table-cell office:value-type="float" office:value="0.236171683218696">
                <text:p>0.236171683218696</text:p>
              </table:table-cell>
              <table:table-cell office:value-type="float" office:value="0.2763703869591">
                <text:p>0.2763703869591</text:p>
              </table:table-cell>
              <table:table-cell office:value-type="float" office:value="0.302070523148216">
                <text:p>0.30207052314821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219648121027126">
                <text:p>0.219648121027126</text:p>
              </table:table-cell>
              <table:table-cell office:value-type="float" office:value="0.316350790371175">
                <text:p>0.316350790371175</text:p>
              </table:table-cell>
              <table:table-cell office:value-type="float" office:value="0.316350790371175">
                <text:p>0.316350790371175</text:p>
              </table:table-cell>
              <table:table-cell office:value-type="float" office:value="0.180633660262383">
                <text:p>0.180633660262383</text:p>
              </table:table-cell>
              <table:table-cell office:value-type="float" office:value="0.227936773240127">
                <text:p>0.2279367732401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45912501167848">
                <text:p>0.345912501167848</text:p>
              </table:table-cell>
              <table:table-cell office:value-type="float" office:value="0.345912501167848">
                <text:p>0.345912501167848</text:p>
              </table:table-cell>
              <table:table-cell office:value-type="float" office:value="0.372712722964917">
                <text:p>0.372712722964917</text:p>
              </table:table-cell>
              <table:table-cell office:value-type="float" office:value="0.408980522107062">
                <text:p>0.408980522107062</text:p>
              </table:table-cell>
              <table:table-cell office:value-type="float" office:value="0.408980522107062">
                <text:p>0.40898052210706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303075916537285">
                <text:p>0.303075916537285</text:p>
              </table:table-cell>
              <table:table-cell office:value-type="float" office:value="0.342645409237236">
                <text:p>0.342645409237236</text:p>
              </table:table-cell>
              <table:table-cell office:value-type="float" office:value="0.342645409237236">
                <text:p>0.342645409237236</text:p>
              </table:table-cell>
              <table:table-cell office:value-type="float" office:value="0.358350115868868">
                <text:p>0.358350115868868</text:p>
              </table:table-cell>
              <table:table-cell office:value-type="float" office:value="0.358350115868868">
                <text:p>0.35835011586886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36411321919211">
                <text:p>0.236411321919211</text:p>
              </table:table-cell>
              <table:table-cell office:value-type="float" office:value="0.236411321919211">
                <text:p>0.236411321919211</text:p>
              </table:table-cell>
              <table:table-cell office:value-type="float" office:value="0.264678415173815">
                <text:p>0.264678415173815</text:p>
              </table:table-cell>
              <table:table-cell office:value-type="float" office:value="0.289506892708434">
                <text:p>0.289506892708434</text:p>
              </table:table-cell>
              <table:table-cell office:value-type="float" office:value="0.290266509183185">
                <text:p>0.29026650918318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301506249307387">
                <text:p>0.301506249307387</text:p>
              </table:table-cell>
              <table:table-cell office:value-type="float" office:value="0.354525207129999">
                <text:p>0.354525207129999</text:p>
              </table:table-cell>
              <table:table-cell office:value-type="float" office:value="0.354525207129999">
                <text:p>0.354525207129999</text:p>
              </table:table-cell>
              <table:table-cell office:value-type="float" office:value="0.225786070382776">
                <text:p>0.225786070382776</text:p>
              </table:table-cell>
              <table:table-cell office:value-type="float" office:value="0.227408756143046">
                <text:p>0.22740875614304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395489568818986">
                <text:p>0.395489568818986</text:p>
              </table:table-cell>
              <table:table-cell office:value-type="float" office:value="0.363750155517948">
                <text:p>0.363750155517948</text:p>
              </table:table-cell>
              <table:table-cell office:value-type="float" office:value="0.363750155517948">
                <text:p>0.363750155517948</text:p>
              </table:table-cell>
              <table:table-cell office:value-type="float" office:value="0.314740288712016">
                <text:p>0.314740288712016</text:p>
              </table:table-cell>
              <table:table-cell office:value-type="float" office:value="0.314740288712016">
                <text:p>0.3147402887120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66946760178062">
                <text:p>0.466946760178062</text:p>
              </table:table-cell>
              <table:table-cell office:value-type="float" office:value="0.492808825610632">
                <text:p>0.492808825610632</text:p>
              </table:table-cell>
              <table:table-cell office:value-type="float" office:value="0.492808825610632">
                <text:p>0.492808825610632</text:p>
              </table:table-cell>
              <table:table-cell office:value-type="float" office:value="0.492808825610632">
                <text:p>0.492808825610632</text:p>
              </table:table-cell>
              <table:table-cell office:value-type="float" office:value="0.492808825610632">
                <text:p>0.49280882561063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4882090273432">
                <text:p>0.4882090273432</text:p>
              </table:table-cell>
              <table:table-cell office:value-type="float" office:value="0.4882090273432">
                <text:p>0.4882090273432</text:p>
              </table:table-cell>
              <table:table-cell office:value-type="float" office:value="0.503888768367126">
                <text:p>0.503888768367126</text:p>
              </table:table-cell>
              <table:table-cell office:value-type="float" office:value="0.503888768367126">
                <text:p>0.503888768367126</text:p>
              </table:table-cell>
              <table:table-cell office:value-type="float" office:value="0.502688867769262">
                <text:p>0.50268886776926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378704709766734">
                <text:p>0.378704709766734</text:p>
              </table:table-cell>
              <table:table-cell office:value-type="float" office:value="0.378704709766734">
                <text:p>0.378704709766734</text:p>
              </table:table-cell>
              <table:table-cell office:value-type="float" office:value="0.378704709766734">
                <text:p>0.378704709766734</text:p>
              </table:table-cell>
              <table:table-cell office:value-type="float" office:value="0.378704709766734">
                <text:p>0.378704709766734</text:p>
              </table:table-cell>
              <table:table-cell office:value-type="float" office:value="0.383895557603398">
                <text:p>0.38389555760339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443164562717168">
                <text:p>0.443164562717168</text:p>
              </table:table-cell>
              <table:table-cell office:value-type="float" office:value="0.461172094166817">
                <text:p>0.461172094166817</text:p>
              </table:table-cell>
              <table:table-cell office:value-type="float" office:value="0.437675295184286">
                <text:p>0.437675295184286</text:p>
              </table:table-cell>
              <table:table-cell office:value-type="float" office:value="0.442892468724633">
                <text:p>0.442892468724633</text:p>
              </table:table-cell>
              <table:table-cell office:value-type="float" office:value="0.368536641151266">
                <text:p>0.36853664115126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369072748346751">
                <text:p>0.369072748346751</text:p>
              </table:table-cell>
              <table:table-cell office:value-type="float" office:value="0.369072748346751">
                <text:p>0.369072748346751</text:p>
              </table:table-cell>
              <table:table-cell office:value-type="float" office:value="0.369072748346751">
                <text:p>0.369072748346751</text:p>
              </table:table-cell>
              <table:table-cell office:value-type="float" office:value="0.369072748346751">
                <text:p>0.369072748346751</text:p>
              </table:table-cell>
              <table:table-cell office:value-type="float" office:value="0.369072748346751">
                <text:p>0.3690727483467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1426965172406">
                <text:p>0.361426965172406</text:p>
              </table:table-cell>
              <table:table-cell office:value-type="float" office:value="0.386028237697213">
                <text:p>0.386028237697213</text:p>
              </table:table-cell>
              <table:table-cell office:value-type="float" office:value="0.337330610006238">
                <text:p>0.337330610006238</text:p>
              </table:table-cell>
              <table:table-cell office:value-type="float" office:value="0.337330610006238">
                <text:p>0.337330610006238</text:p>
              </table:table-cell>
              <table:table-cell office:value-type="float" office:value="0.337330610006238">
                <text:p>0.33733061000623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390137619718641">
                <text:p>0.390137619718641</text:p>
              </table:table-cell>
              <table:table-cell office:value-type="float" office:value="0.416972061260181">
                <text:p>0.416972061260181</text:p>
              </table:table-cell>
              <table:table-cell office:value-type="float" office:value="0.416972061260181">
                <text:p>0.416972061260181</text:p>
              </table:table-cell>
              <table:table-cell office:value-type="float" office:value="0.416972061260181">
                <text:p>0.416972061260181</text:p>
              </table:table-cell>
              <table:table-cell office:value-type="float" office:value="0.283514764259932">
                <text:p>0.28351476425993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363094808652438">
                <text:p>0.363094808652438</text:p>
              </table:table-cell>
              <table:table-cell office:value-type="float" office:value="0.363094808652438">
                <text:p>0.363094808652438</text:p>
              </table:table-cell>
              <table:table-cell office:value-type="float" office:value="0.363094808652438">
                <text:p>0.363094808652438</text:p>
              </table:table-cell>
              <table:table-cell office:value-type="float" office:value="0.363094808652438">
                <text:p>0.363094808652438</text:p>
              </table:table-cell>
              <table:table-cell office:value-type="float" office:value="0.363094808652438">
                <text:p>0.363094808652438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431095677147486">
                <text:p>0.431095677147486</text:p>
              </table:table-cell>
              <table:table-cell office:value-type="float" office:value="0.431095677147486">
                <text:p>0.431095677147486</text:p>
              </table:table-cell>
              <table:table-cell office:value-type="float" office:value="0.431095677147486">
                <text:p>0.431095677147486</text:p>
              </table:table-cell>
              <table:table-cell office:value-type="float" office:value="0.431095677147486">
                <text:p>0.431095677147486</text:p>
              </table:table-cell>
              <table:table-cell office:value-type="float" office:value="0.431095677147486">
                <text:p>0.43109567714748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429531334038743">
                <text:p>0.429531334038743</text:p>
              </table:table-cell>
              <table:table-cell office:value-type="float" office:value="0.453332867079913">
                <text:p>0.453332867079913</text:p>
              </table:table-cell>
              <table:table-cell office:value-type="float" office:value="0.453332867079913">
                <text:p>0.453332867079913</text:p>
              </table:table-cell>
              <table:table-cell office:value-type="float" office:value="0.454549899711976">
                <text:p>0.454549899711976</text:p>
              </table:table-cell>
              <table:table-cell office:value-type="float" office:value="0.454549899711976">
                <text:p>0.4545498997119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141605617307">
                <text:p>0.39141605617307</text:p>
              </table:table-cell>
              <table:table-cell office:value-type="float" office:value="0.397739070714627">
                <text:p>0.397739070714627</text:p>
              </table:table-cell>
              <table:table-cell office:value-type="float" office:value="0.397739070714627">
                <text:p>0.397739070714627</text:p>
              </table:table-cell>
              <table:table-cell office:value-type="float" office:value="0.397739070714627">
                <text:p>0.397739070714627</text:p>
              </table:table-cell>
              <table:table-cell office:value-type="float" office:value="0.397739070714627">
                <text:p>0.39773907071462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473804283704963">
                <text:p>0.473804283704963</text:p>
              </table:table-cell>
              <table:table-cell office:value-type="float" office:value="0.473804283704963">
                <text:p>0.473804283704963</text:p>
              </table:table-cell>
              <table:table-cell office:value-type="float" office:value="0.473804283704963">
                <text:p>0.473804283704963</text:p>
              </table:table-cell>
              <table:table-cell office:value-type="float" office:value="0.473804283704963">
                <text:p>0.473804283704963</text:p>
              </table:table-cell>
              <table:table-cell office:value-type="float" office:value="0.473804283704963">
                <text:p>0.47380428370496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410145249265585">
                <text:p>0.410145249265585</text:p>
              </table:table-cell>
              <table:table-cell office:value-type="float" office:value="0.410145249265585">
                <text:p>0.410145249265585</text:p>
              </table:table-cell>
              <table:table-cell office:value-type="float" office:value="0.410145249265585">
                <text:p>0.410145249265585</text:p>
              </table:table-cell>
              <table:table-cell office:value-type="float" office:value="0.43111986592552">
                <text:p>0.43111986592552</text:p>
              </table:table-cell>
              <table:table-cell office:value-type="float" office:value="0.43111986592552">
                <text:p>0.4311198659255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374439087163514">
                <text:p>0.374439087163514</text:p>
              </table:table-cell>
              <table:table-cell office:value-type="float" office:value="0.42344627346732">
                <text:p>0.42344627346732</text:p>
              </table:table-cell>
              <table:table-cell office:value-type="float" office:value="0.42344627346732">
                <text:p>0.42344627346732</text:p>
              </table:table-cell>
              <table:table-cell office:value-type="float" office:value="0.42344627346732">
                <text:p>0.42344627346732</text:p>
              </table:table-cell>
              <table:table-cell office:value-type="float" office:value="0.42344627346732">
                <text:p>0.4234462734673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353079308406278">
                <text:p>0.353079308406278</text:p>
              </table:table-cell>
              <table:table-cell office:value-type="float" office:value="0.353079308406278">
                <text:p>0.353079308406278</text:p>
              </table:table-cell>
              <table:table-cell office:value-type="float" office:value="0.353079308406278">
                <text:p>0.353079308406278</text:p>
              </table:table-cell>
              <table:table-cell office:value-type="float" office:value="0.353079308406278">
                <text:p>0.353079308406278</text:p>
              </table:table-cell>
              <table:table-cell office:value-type="float" office:value="0.327780231566255">
                <text:p>0.3277802315662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449244272266">
                <text:p>0.334449244272266</text:p>
              </table:table-cell>
              <table:table-cell office:value-type="float" office:value="0.242115186624105">
                <text:p>0.242115186624105</text:p>
              </table:table-cell>
              <table:table-cell office:value-type="float" office:value="0.242115186624105">
                <text:p>0.242115186624105</text:p>
              </table:table-cell>
              <table:table-cell office:value-type="float" office:value="0.299262182251367">
                <text:p>0.299262182251367</text:p>
              </table:table-cell>
              <table:table-cell office:value-type="float" office:value="0.299262182251367">
                <text:p>0.299262182251367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378990451601805">
                <text:p>0.378990451601805</text:p>
              </table:table-cell>
              <table:table-cell office:value-type="float" office:value="0.409377511442086">
                <text:p>0.409377511442086</text:p>
              </table:table-cell>
              <table:table-cell office:value-type="float" office:value="0.394691657092707">
                <text:p>0.394691657092707</text:p>
              </table:table-cell>
              <table:table-cell office:value-type="float" office:value="0.394691657092707">
                <text:p>0.394691657092707</text:p>
              </table:table-cell>
              <table:table-cell office:value-type="float" office:value="0.394691657092707">
                <text:p>0.394691657092707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370459331737845">
                <text:p>0.370459331737845</text:p>
              </table:table-cell>
              <table:table-cell office:value-type="float" office:value="0.40436004731339">
                <text:p>0.40436004731339</text:p>
              </table:table-cell>
              <table:table-cell office:value-type="float" office:value="0.386594045092768">
                <text:p>0.386594045092768</text:p>
              </table:table-cell>
              <table:table-cell office:value-type="float" office:value="0.384168260922408">
                <text:p>0.384168260922408</text:p>
              </table:table-cell>
              <table:table-cell office:value-type="float" office:value="0.384168260922408">
                <text:p>0.38416826092240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310684135865828">
                <text:p>0.310684135865828</text:p>
              </table:table-cell>
              <table:table-cell office:value-type="float" office:value="0.326148327868933">
                <text:p>0.326148327868933</text:p>
              </table:table-cell>
              <table:table-cell office:value-type="float" office:value="0.326148327868933">
                <text:p>0.326148327868933</text:p>
              </table:table-cell>
              <table:table-cell office:value-type="float" office:value="0.326148327868933">
                <text:p>0.326148327868933</text:p>
              </table:table-cell>
              <table:table-cell office:value-type="float" office:value="0.326148327868933">
                <text:p>0.32614832786893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364977182025263">
                <text:p>0.364977182025263</text:p>
              </table:table-cell>
              <table:table-cell office:value-type="float" office:value="0.365348476588333">
                <text:p>0.365348476588333</text:p>
              </table:table-cell>
              <table:table-cell office:value-type="float" office:value="0.365348476588333">
                <text:p>0.365348476588333</text:p>
              </table:table-cell>
              <table:table-cell office:value-type="float" office:value="0.354510002227643">
                <text:p>0.354510002227643</text:p>
              </table:table-cell>
              <table:table-cell office:value-type="float" office:value="0.32519367936594">
                <text:p>0.325193679365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5904992753329">
                <text:p>0.215904992753329</text:p>
              </table:table-cell>
              <table:table-cell office:value-type="float" office:value="0.288979912562028">
                <text:p>0.288979912562028</text:p>
              </table:table-cell>
              <table:table-cell office:value-type="float" office:value="0.288979912562028">
                <text:p>0.288979912562028</text:p>
              </table:table-cell>
              <table:table-cell office:value-type="float" office:value="0.302614103992578">
                <text:p>0.302614103992578</text:p>
              </table:table-cell>
              <table:table-cell office:value-type="float" office:value="0.252451134536001">
                <text:p>0.25245113453600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314017676489022">
                <text:p>0.314017676489022</text:p>
              </table:table-cell>
              <table:table-cell office:value-type="float" office:value="0.314017676489022">
                <text:p>0.314017676489022</text:p>
              </table:table-cell>
              <table:table-cell office:value-type="float" office:value="0.280091526448319">
                <text:p>0.280091526448319</text:p>
              </table:table-cell>
              <table:table-cell office:value-type="float" office:value="0.317341829520984">
                <text:p>0.317341829520984</text:p>
              </table:table-cell>
              <table:table-cell office:value-type="float" office:value="0.302532514120539">
                <text:p>0.30253251412053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411849787575563">
                <text:p>0.411849787575563</text:p>
              </table:table-cell>
              <table:table-cell office:value-type="float" office:value="0.442737243883218">
                <text:p>0.442737243883218</text:p>
              </table:table-cell>
              <table:table-cell office:value-type="float" office:value="0.442737243883218">
                <text:p>0.442737243883218</text:p>
              </table:table-cell>
              <table:table-cell office:value-type="float" office:value="0.442737243883218">
                <text:p>0.442737243883218</text:p>
              </table:table-cell>
              <table:table-cell office:value-type="float" office:value="0.451404772826818">
                <text:p>0.45140477282681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565789587326103">
                <text:p>0.565789587326103</text:p>
              </table:table-cell>
              <table:table-cell office:value-type="float" office:value="0.577574898816135">
                <text:p>0.577574898816135</text:p>
              </table:table-cell>
              <table:table-cell office:value-type="float" office:value="0.595657298043814">
                <text:p>0.595657298043814</text:p>
              </table:table-cell>
              <table:table-cell office:value-type="float" office:value="0.603031240328122">
                <text:p>0.603031240328122</text:p>
              </table:table-cell>
              <table:table-cell office:value-type="float" office:value="0.603031240328122">
                <text:p>0.603031240328122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39255049323093">
                <text:p>0.39255049323093</text:p>
              </table:table-cell>
              <table:table-cell office:value-type="float" office:value="0.39255049323093">
                <text:p>0.39255049323093</text:p>
              </table:table-cell>
              <table:table-cell office:value-type="float" office:value="0.418311665013463">
                <text:p>0.418311665013463</text:p>
              </table:table-cell>
              <table:table-cell office:value-type="float" office:value="0.439695136985723">
                <text:p>0.439695136985723</text:p>
              </table:table-cell>
              <table:table-cell office:value-type="float" office:value="0.264891511644072">
                <text:p>0.2648915116440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2006055765025">
                <text:p>0.472006055765025</text:p>
              </table:table-cell>
              <table:table-cell office:value-type="float" office:value="0.472006055765025">
                <text:p>0.472006055765025</text:p>
              </table:table-cell>
              <table:table-cell office:value-type="float" office:value="0.472006055765025">
                <text:p>0.472006055765025</text:p>
              </table:table-cell>
              <table:table-cell office:value-type="float" office:value="0.472006055765025">
                <text:p>0.472006055765025</text:p>
              </table:table-cell>
              <table:table-cell office:value-type="float" office:value="0.472006055765025">
                <text:p>0.47200605576502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396240003134342">
                <text:p>0.396240003134342</text:p>
              </table:table-cell>
              <table:table-cell office:value-type="float" office:value="0.396240003134342">
                <text:p>0.396240003134342</text:p>
              </table:table-cell>
              <table:table-cell office:value-type="float" office:value="0.370170755316722">
                <text:p>0.370170755316722</text:p>
              </table:table-cell>
              <table:table-cell office:value-type="float" office:value="0.384184048249121">
                <text:p>0.384184048249121</text:p>
              </table:table-cell>
              <table:table-cell office:value-type="float" office:value="0.384184048249121">
                <text:p>0.38418404824912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254299212209145">
                <text:p>0.254299212209145</text:p>
              </table:table-cell>
              <table:table-cell office:value-type="float" office:value="0.32527566164059">
                <text:p>0.32527566164059</text:p>
              </table:table-cell>
              <table:table-cell office:value-type="float" office:value="0.32527566164059">
                <text:p>0.32527566164059</text:p>
              </table:table-cell>
              <table:table-cell office:value-type="float" office:value="0.260681342940885">
                <text:p>0.260681342940885</text:p>
              </table:table-cell>
              <table:table-cell office:value-type="float" office:value="0.260681342940885">
                <text:p>0.26068134294088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305196920089542">
                <text:p>0.305196920089542</text:p>
              </table:table-cell>
              <table:table-cell office:value-type="float" office:value="0.305196920089542">
                <text:p>0.305196920089542</text:p>
              </table:table-cell>
              <table:table-cell office:value-type="float" office:value="0.305196920089542">
                <text:p>0.305196920089542</text:p>
              </table:table-cell>
              <table:table-cell office:value-type="float" office:value="0.305196920089542">
                <text:p>0.305196920089542</text:p>
              </table:table-cell>
              <table:table-cell office:value-type="float" office:value="0.31710796609633">
                <text:p>0.3171079660963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415152896078187">
                <text:p>0.415152896078187</text:p>
              </table:table-cell>
              <table:table-cell office:value-type="float" office:value="0.389578343123869">
                <text:p>0.389578343123869</text:p>
              </table:table-cell>
              <table:table-cell office:value-type="float" office:value="0.389578343123869">
                <text:p>0.389578343123869</text:p>
              </table:table-cell>
              <table:table-cell office:value-type="float" office:value="0.389578343123869">
                <text:p>0.389578343123869</text:p>
              </table:table-cell>
              <table:table-cell office:value-type="float" office:value="0.389578343123869">
                <text:p>0.3895783431238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6464463015407">
                <text:p>0.356464463015407</text:p>
              </table:table-cell>
              <table:table-cell office:value-type="float" office:value="0.356464463015407">
                <text:p>0.356464463015407</text:p>
              </table:table-cell>
              <table:table-cell office:value-type="float" office:value="0.351154828814036">
                <text:p>0.351154828814036</text:p>
              </table:table-cell>
              <table:table-cell office:value-type="float" office:value="0.351154828814036">
                <text:p>0.351154828814036</text:p>
              </table:table-cell>
              <table:table-cell office:value-type="float" office:value="0.351154828814036">
                <text:p>0.35115482881403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470557912434376">
                <text:p>0.470557912434376</text:p>
              </table:table-cell>
              <table:table-cell office:value-type="float" office:value="0.470557912434376">
                <text:p>0.470557912434376</text:p>
              </table:table-cell>
              <table:table-cell office:value-type="float" office:value="0.470557912434376">
                <text:p>0.470557912434376</text:p>
              </table:table-cell>
              <table:table-cell office:value-type="float" office:value="0.470557912434376">
                <text:p>0.470557912434376</text:p>
              </table:table-cell>
              <table:table-cell office:value-type="float" office:value="0.471715721559269">
                <text:p>0.47171572155926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423237219688133">
                <text:p>0.423237219688133</text:p>
              </table:table-cell>
              <table:table-cell office:value-type="float" office:value="0.423237219688133">
                <text:p>0.423237219688133</text:p>
              </table:table-cell>
              <table:table-cell office:value-type="float" office:value="0.419131298911306">
                <text:p>0.419131298911306</text:p>
              </table:table-cell>
              <table:table-cell office:value-type="float" office:value="0.411472820515056">
                <text:p>0.411472820515056</text:p>
              </table:table-cell>
              <table:table-cell office:value-type="float" office:value="0.411472820515056">
                <text:p>0.41147282051505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361865700947744">
                <text:p>0.361865700947744</text:p>
              </table:table-cell>
              <table:table-cell office:value-type="float" office:value="0.361865700947744">
                <text:p>0.361865700947744</text:p>
              </table:table-cell>
              <table:table-cell office:value-type="float" office:value="0.361865700947744">
                <text:p>0.361865700947744</text:p>
              </table:table-cell>
              <table:table-cell office:value-type="float" office:value="0.361865700947744">
                <text:p>0.361865700947744</text:p>
              </table:table-cell>
              <table:table-cell office:value-type="float" office:value="0.383954494475128">
                <text:p>0.38395449447512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348332343040897">
                <text:p>0.348332343040897</text:p>
              </table:table-cell>
              <table:table-cell office:value-type="float" office:value="0.348332343040897">
                <text:p>0.348332343040897</text:p>
              </table:table-cell>
              <table:table-cell office:value-type="float" office:value="0.372958286168596">
                <text:p>0.372958286168596</text:p>
              </table:table-cell>
              <table:table-cell office:value-type="float" office:value="0.372958286168596">
                <text:p>0.372958286168596</text:p>
              </table:table-cell>
              <table:table-cell office:value-type="float" office:value="0.372958286168596">
                <text:p>0.372958286168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083584410664">
                <text:p>0.31083584410664</text:p>
              </table:table-cell>
              <table:table-cell office:value-type="float" office:value="0.31083584410664">
                <text:p>0.31083584410664</text:p>
              </table:table-cell>
              <table:table-cell office:value-type="float" office:value="0.31083584410664">
                <text:p>0.31083584410664</text:p>
              </table:table-cell>
              <table:table-cell office:value-type="float" office:value="0.297258826848998">
                <text:p>0.297258826848998</text:p>
              </table:table-cell>
              <table:table-cell office:value-type="float" office:value="0.263742252074117">
                <text:p>0.26374225207411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733265148812041">
                <text:p>0.0733265148812041</text:p>
              </table:table-cell>
              <table:table-cell office:value-type="float" office:value="0.0733265148812041">
                <text:p>0.0733265148812041</text:p>
              </table:table-cell>
              <table:table-cell office:value-type="float" office:value="0.0733265148812041">
                <text:p>0.0733265148812041</text:p>
              </table:table-cell>
              <table:table-cell office:value-type="float" office:value="0.0733265148812041">
                <text:p>0.0733265148812041</text:p>
              </table:table-cell>
              <table:table-cell office:value-type="float" office:value="0.0422828153537551">
                <text:p>0.04228281535375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1199393076476">
                <text:p>0.1199393076476</text:p>
              </table:table-cell>
              <table:table-cell office:value-type="float" office:value="0.117344383819069">
                <text:p>0.117344383819069</text:p>
              </table:table-cell>
              <table:table-cell office:value-type="float" office:value="0.117344383819069">
                <text:p>0.117344383819069</text:p>
              </table:table-cell>
              <table:table-cell office:value-type="float" office:value="0.117344383819069">
                <text:p>0.117344383819069</text:p>
              </table:table-cell>
              <table:table-cell office:value-type="float" office:value="0.117344383819069">
                <text:p>0.11734438381906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16758443003354">
                <text:p>0.16758443003354</text:p>
              </table:table-cell>
              <table:table-cell office:value-type="float" office:value="0.201804188286952">
                <text:p>0.201804188286952</text:p>
              </table:table-cell>
              <table:table-cell office:value-type="float" office:value="0.201804188286952">
                <text:p>0.201804188286952</text:p>
              </table:table-cell>
              <table:table-cell office:value-type="float" office:value="0.205788963971428">
                <text:p>0.205788963971428</text:p>
              </table:table-cell>
              <table:table-cell office:value-type="float" office:value="0.205788963971428">
                <text:p>0.20578896397142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277548059397855">
                <text:p>0.277548059397855</text:p>
              </table:table-cell>
              <table:table-cell office:value-type="float" office:value="0.317747244691101">
                <text:p>0.317747244691101</text:p>
              </table:table-cell>
              <table:table-cell office:value-type="float" office:value="0.317747244691101">
                <text:p>0.317747244691101</text:p>
              </table:table-cell>
              <table:table-cell office:value-type="float" office:value="0.317747244691101">
                <text:p>0.317747244691101</text:p>
              </table:table-cell>
              <table:table-cell office:value-type="float" office:value="0.317747244691101">
                <text:p>0.317747244691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69357544630752">
                <text:p>0.169357544630752</text:p>
              </table:table-cell>
              <table:table-cell office:value-type="float" office:value="0.169357544630752">
                <text:p>0.169357544630752</text:p>
              </table:table-cell>
              <table:table-cell office:value-type="float" office:value="0.169357544630752">
                <text:p>0.169357544630752</text:p>
              </table:table-cell>
              <table:table-cell office:value-type="float" office:value="0.169357544630752">
                <text:p>0.169357544630752</text:p>
              </table:table-cell>
              <table:table-cell office:value-type="float" office:value="0.169357544630752">
                <text:p>0.16935754463075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138318634708199">
                <text:p>0.138318634708199</text:p>
              </table:table-cell>
              <table:table-cell office:value-type="float" office:value="0.150965064845407">
                <text:p>0.150965064845407</text:p>
              </table:table-cell>
              <table:table-cell office:value-type="float" office:value="0.150965064845407">
                <text:p>0.150965064845407</text:p>
              </table:table-cell>
              <table:table-cell office:value-type="float" office:value="0.150965064845407">
                <text:p>0.150965064845407</text:p>
              </table:table-cell>
              <table:table-cell office:value-type="float" office:value="0.150965064845407">
                <text:p>0.15096506484540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333143244725499">
                <text:p>0.333143244725499</text:p>
              </table:table-cell>
              <table:table-cell office:value-type="float" office:value="0.303789816250542">
                <text:p>0.303789816250542</text:p>
              </table:table-cell>
              <table:table-cell office:value-type="float" office:value="0.303789816250542">
                <text:p>0.303789816250542</text:p>
              </table:table-cell>
              <table:table-cell office:value-type="float" office:value="0.303789816250542">
                <text:p>0.303789816250542</text:p>
              </table:table-cell>
              <table:table-cell office:value-type="float" office:value="0.303789816250542">
                <text:p>0.303789816250542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248215776692701">
                <text:p>0.248215776692701</text:p>
              </table:table-cell>
              <table:table-cell office:value-type="float" office:value="0.248215776692701">
                <text:p>0.248215776692701</text:p>
              </table:table-cell>
              <table:table-cell office:value-type="float" office:value="0.248215776692701">
                <text:p>0.248215776692701</text:p>
              </table:table-cell>
              <table:table-cell office:value-type="float" office:value="0.220887925287896">
                <text:p>0.220887925287896</text:p>
              </table:table-cell>
              <table:table-cell office:value-type="float" office:value="0.137258485131674">
                <text:p>0.137258485131674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391641088131694">
                <text:p>0.391641088131694</text:p>
              </table:table-cell>
              <table:table-cell office:value-type="float" office:value="0.391641088131694">
                <text:p>0.391641088131694</text:p>
              </table:table-cell>
              <table:table-cell office:value-type="float" office:value="0.391641088131694">
                <text:p>0.391641088131694</text:p>
              </table:table-cell>
              <table:table-cell office:value-type="float" office:value="0.391641088131694">
                <text:p>0.391641088131694</text:p>
              </table:table-cell>
              <table:table-cell office:value-type="float" office:value="0.383926159574892">
                <text:p>0.3839261595748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16197517653204">
                <text:p>0.416197517653204</text:p>
              </table:table-cell>
              <table:table-cell office:value-type="float" office:value="0.416197517653204">
                <text:p>0.416197517653204</text:p>
              </table:table-cell>
              <table:table-cell office:value-type="float" office:value="0.403552255551199">
                <text:p>0.403552255551199</text:p>
              </table:table-cell>
              <table:table-cell office:value-type="float" office:value="0.403552255551199">
                <text:p>0.403552255551199</text:p>
              </table:table-cell>
              <table:table-cell office:value-type="float" office:value="0.403552255551199">
                <text:p>0.40355225555119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239407456225864">
                <text:p>0.239407456225864</text:p>
              </table:table-cell>
              <table:table-cell office:value-type="float" office:value="0.239407456225864">
                <text:p>0.239407456225864</text:p>
              </table:table-cell>
              <table:table-cell office:value-type="float" office:value="0.239407456225864">
                <text:p>0.239407456225864</text:p>
              </table:table-cell>
              <table:table-cell office:value-type="float" office:value="0.195648020299569">
                <text:p>0.195648020299569</text:p>
              </table:table-cell>
              <table:table-cell office:value-type="float" office:value="0.197159542539889">
                <text:p>0.19715954253988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400142231232344">
                <text:p>0.400142231232344</text:p>
              </table:table-cell>
              <table:table-cell office:value-type="float" office:value="0.390158539146993">
                <text:p>0.390158539146993</text:p>
              </table:table-cell>
              <table:table-cell office:value-type="float" office:value="0.390158539146993">
                <text:p>0.390158539146993</text:p>
              </table:table-cell>
              <table:table-cell office:value-type="float" office:value="0.390158539146993">
                <text:p>0.390158539146993</text:p>
              </table:table-cell>
              <table:table-cell office:value-type="float" office:value="0.390158539146993">
                <text:p>0.39015853914699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49476475678088">
                <text:p>0.49476475678088</text:p>
              </table:table-cell>
              <table:table-cell office:value-type="float" office:value="0.46743351455631">
                <text:p>0.46743351455631</text:p>
              </table:table-cell>
              <table:table-cell office:value-type="float" office:value="0.46743351455631">
                <text:p>0.46743351455631</text:p>
              </table:table-cell>
              <table:table-cell office:value-type="float" office:value="0.46743351455631">
                <text:p>0.46743351455631</text:p>
              </table:table-cell>
              <table:table-cell office:value-type="float" office:value="0.46743351455631">
                <text:p>0.4674335145563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427291145617148">
                <text:p>0.427291145617148</text:p>
              </table:table-cell>
              <table:table-cell office:value-type="float" office:value="0.427291145617148">
                <text:p>0.427291145617148</text:p>
              </table:table-cell>
              <table:table-cell office:value-type="float" office:value="0.427291145617148">
                <text:p>0.427291145617148</text:p>
              </table:table-cell>
              <table:table-cell office:value-type="float" office:value="0.427291145617148">
                <text:p>0.427291145617148</text:p>
              </table:table-cell>
              <table:table-cell office:value-type="float" office:value="0.407107195887521">
                <text:p>0.4071071958875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94642003759944">
                <text:p>0.494642003759944</text:p>
              </table:table-cell>
              <table:table-cell office:value-type="float" office:value="0.494642003759944">
                <text:p>0.494642003759944</text:p>
              </table:table-cell>
              <table:table-cell office:value-type="float" office:value="0.494642003759944">
                <text:p>0.494642003759944</text:p>
              </table:table-cell>
              <table:table-cell office:value-type="float" office:value="0.494642003759944">
                <text:p>0.494642003759944</text:p>
              </table:table-cell>
              <table:table-cell office:value-type="float" office:value="0.494642003759944">
                <text:p>0.49464200375994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457615218897418">
                <text:p>0.457615218897418</text:p>
              </table:table-cell>
              <table:table-cell office:value-type="float" office:value="0.457615218897418">
                <text:p>0.457615218897418</text:p>
              </table:table-cell>
              <table:table-cell office:value-type="float" office:value="0.457615218897418">
                <text:p>0.457615218897418</text:p>
              </table:table-cell>
              <table:table-cell office:value-type="float" office:value="0.457615218897418">
                <text:p>0.457615218897418</text:p>
              </table:table-cell>
              <table:table-cell office:value-type="float" office:value="0.457615218897418">
                <text:p>0.45761521889741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373521596385232">
                <text:p>0.373521596385232</text:p>
              </table:table-cell>
              <table:table-cell office:value-type="float" office:value="0.373521596385232">
                <text:p>0.373521596385232</text:p>
              </table:table-cell>
              <table:table-cell office:value-type="float" office:value="0.373521596385232">
                <text:p>0.373521596385232</text:p>
              </table:table-cell>
              <table:table-cell office:value-type="float" office:value="0.373521596385232">
                <text:p>0.373521596385232</text:p>
              </table:table-cell>
              <table:table-cell office:value-type="float" office:value="0.373521596385232">
                <text:p>0.37352159638523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403296133428637">
                <text:p>0.403296133428637</text:p>
              </table:table-cell>
              <table:table-cell office:value-type="float" office:value="0.403296133428637">
                <text:p>0.403296133428637</text:p>
              </table:table-cell>
              <table:table-cell office:value-type="float" office:value="0.403296133428637">
                <text:p>0.403296133428637</text:p>
              </table:table-cell>
              <table:table-cell office:value-type="float" office:value="0.403296133428637">
                <text:p>0.403296133428637</text:p>
              </table:table-cell>
              <table:table-cell office:value-type="float" office:value="0.403296133428637">
                <text:p>0.40329613342863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421486578931917">
                <text:p>0.421486578931917</text:p>
              </table:table-cell>
              <table:table-cell office:value-type="float" office:value="0.477318746771487">
                <text:p>0.477318746771487</text:p>
              </table:table-cell>
              <table:table-cell office:value-type="float" office:value="0.477318746771487">
                <text:p>0.477318746771487</text:p>
              </table:table-cell>
              <table:table-cell office:value-type="float" office:value="0.48608778405043">
                <text:p>0.48608778405043</text:p>
              </table:table-cell>
              <table:table-cell office:value-type="float" office:value="0.48608778405043">
                <text:p>0.486087784050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66430053733134">
                <text:p>0.466430053733134</text:p>
              </table:table-cell>
              <table:table-cell office:value-type="float" office:value="0.466430053733134">
                <text:p>0.466430053733134</text:p>
              </table:table-cell>
              <table:table-cell office:value-type="float" office:value="0.466430053733134">
                <text:p>0.466430053733134</text:p>
              </table:table-cell>
              <table:table-cell office:value-type="float" office:value="0.484552474793376">
                <text:p>0.484552474793376</text:p>
              </table:table-cell>
              <table:table-cell office:value-type="float" office:value="0.484552474793376">
                <text:p>0.484552474793376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350548551122131">
                <text:p>0.350548551122131</text:p>
              </table:table-cell>
              <table:table-cell office:value-type="float" office:value="0.350548551122131">
                <text:p>0.350548551122131</text:p>
              </table:table-cell>
              <table:table-cell office:value-type="float" office:value="0.327400066706596">
                <text:p>0.327400066706596</text:p>
              </table:table-cell>
              <table:table-cell office:value-type="float" office:value="0.327400066706596">
                <text:p>0.327400066706596</text:p>
              </table:table-cell>
              <table:table-cell office:value-type="float" office:value="0.327400066706596">
                <text:p>0.32740006670659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310301463828342">
                <text:p>0.310301463828342</text:p>
              </table:table-cell>
              <table:table-cell office:value-type="float" office:value="0.310301463828342">
                <text:p>0.310301463828342</text:p>
              </table:table-cell>
              <table:table-cell office:value-type="float" office:value="0.310301463828342">
                <text:p>0.310301463828342</text:p>
              </table:table-cell>
              <table:table-cell office:value-type="float" office:value="0.310301463828342">
                <text:p>0.310301463828342</text:p>
              </table:table-cell>
              <table:table-cell office:value-type="float" office:value="0.344521980334734">
                <text:p>0.34452198033473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428703583557417">
                <text:p>0.428703583557417</text:p>
              </table:table-cell>
              <table:table-cell office:value-type="float" office:value="0.428703583557417">
                <text:p>0.428703583557417</text:p>
              </table:table-cell>
              <table:table-cell office:value-type="float" office:value="0.428703583557417">
                <text:p>0.428703583557417</text:p>
              </table:table-cell>
              <table:table-cell office:value-type="float" office:value="0.428703583557417">
                <text:p>0.428703583557417</text:p>
              </table:table-cell>
              <table:table-cell office:value-type="float" office:value="0.428703583557417">
                <text:p>0.428703583557417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441694198506508">
                <text:p>0.441694198506508</text:p>
              </table:table-cell>
              <table:table-cell office:value-type="float" office:value="0.441694198506508">
                <text:p>0.441694198506508</text:p>
              </table:table-cell>
              <table:table-cell office:value-type="float" office:value="0.441694198506508">
                <text:p>0.441694198506508</text:p>
              </table:table-cell>
              <table:table-cell office:value-type="float" office:value="0.441694198506508">
                <text:p>0.441694198506508</text:p>
              </table:table-cell>
              <table:table-cell office:value-type="float" office:value="0.441694198506508">
                <text:p>0.4416941985065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49132645899454">
                <text:p>0.449132645899454</text:p>
              </table:table-cell>
              <table:table-cell office:value-type="float" office:value="0.484377359733862">
                <text:p>0.484377359733862</text:p>
              </table:table-cell>
              <table:table-cell office:value-type="float" office:value="0.484377359733862">
                <text:p>0.484377359733862</text:p>
              </table:table-cell>
              <table:table-cell office:value-type="float" office:value="0.484377359733862">
                <text:p>0.484377359733862</text:p>
              </table:table-cell>
              <table:table-cell office:value-type="float" office:value="0.484377359733862">
                <text:p>0.48437735973386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353693306201776">
                <text:p>0.353693306201776</text:p>
              </table:table-cell>
              <table:table-cell office:value-type="float" office:value="0.515170847241045">
                <text:p>0.515170847241045</text:p>
              </table:table-cell>
              <table:table-cell office:value-type="float" office:value="0.515170847241045">
                <text:p>0.515170847241045</text:p>
              </table:table-cell>
              <table:table-cell office:value-type="float" office:value="0.515170847241045">
                <text:p>0.515170847241045</text:p>
              </table:table-cell>
              <table:table-cell office:value-type="float" office:value="0.515170847241045">
                <text:p>0.515170847241045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441849687406064">
                <text:p>0.441849687406064</text:p>
              </table:table-cell>
              <table:table-cell office:value-type="float" office:value="0.441849687406064">
                <text:p>0.441849687406064</text:p>
              </table:table-cell>
              <table:table-cell office:value-type="float" office:value="0.441849687406064">
                <text:p>0.441849687406064</text:p>
              </table:table-cell>
              <table:table-cell office:value-type="float" office:value="0.441849687406064">
                <text:p>0.441849687406064</text:p>
              </table:table-cell>
              <table:table-cell office:value-type="float" office:value="0.216006520346379">
                <text:p>0.21600652034637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497569188336798">
                <text:p>0.497569188336798</text:p>
              </table:table-cell>
              <table:table-cell office:value-type="float" office:value="0.497569188336798">
                <text:p>0.497569188336798</text:p>
              </table:table-cell>
              <table:table-cell office:value-type="float" office:value="0.497569188336798">
                <text:p>0.497569188336798</text:p>
              </table:table-cell>
              <table:table-cell office:value-type="float" office:value="0.497569188336798">
                <text:p>0.497569188336798</text:p>
              </table:table-cell>
              <table:table-cell office:value-type="float" office:value="0.497569188336798">
                <text:p>0.49756918833679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42565700628057">
                <text:p>0.42565700628057</text:p>
              </table:table-cell>
              <table:table-cell office:value-type="float" office:value="0.42565700628057">
                <text:p>0.42565700628057</text:p>
              </table:table-cell>
              <table:table-cell office:value-type="float" office:value="0.42565700628057">
                <text:p>0.42565700628057</text:p>
              </table:table-cell>
              <table:table-cell office:value-type="float" office:value="0.42565700628057">
                <text:p>0.42565700628057</text:p>
              </table:table-cell>
              <table:table-cell office:value-type="float" office:value="0.42565700628057">
                <text:p>0.42565700628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893062659173">
                <text:p>0.215893062659173</text:p>
              </table:table-cell>
              <table:table-cell office:value-type="float" office:value="0.236612272833122">
                <text:p>0.236612272833122</text:p>
              </table:table-cell>
              <table:table-cell office:value-type="float" office:value="0.236612272833122">
                <text:p>0.236612272833122</text:p>
              </table:table-cell>
              <table:table-cell office:value-type="float" office:value="0.236612272833122">
                <text:p>0.236612272833122</text:p>
              </table:table-cell>
              <table:table-cell office:value-type="float" office:value="0.236612272833122">
                <text:p>0.23661227283312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220928205085638">
                <text:p>0.220928205085638</text:p>
              </table:table-cell>
              <table:table-cell office:value-type="float" office:value="0.220928205085638">
                <text:p>0.220928205085638</text:p>
              </table:table-cell>
              <table:table-cell office:value-type="float" office:value="0.220928205085638">
                <text:p>0.220928205085638</text:p>
              </table:table-cell>
              <table:table-cell office:value-type="float" office:value="0.220928205085638">
                <text:p>0.220928205085638</text:p>
              </table:table-cell>
              <table:table-cell office:value-type="float" office:value="0.220928205085638">
                <text:p>0.22092820508563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366489749818894">
                <text:p>0.366489749818894</text:p>
              </table:table-cell>
              <table:table-cell office:value-type="float" office:value="0.411421269655133">
                <text:p>0.411421269655133</text:p>
              </table:table-cell>
              <table:table-cell office:value-type="float" office:value="0.411421269655133">
                <text:p>0.411421269655133</text:p>
              </table:table-cell>
              <table:table-cell office:value-type="float" office:value="0.411421269655133">
                <text:p>0.411421269655133</text:p>
              </table:table-cell>
              <table:table-cell office:value-type="float" office:value="0.411421269655133">
                <text:p>0.41142126965513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235227446098081">
                <text:p>0.235227446098081</text:p>
              </table:table-cell>
              <table:table-cell office:value-type="float" office:value="0.196516893465852">
                <text:p>0.196516893465852</text:p>
              </table:table-cell>
              <table:table-cell office:value-type="float" office:value="0.283401729595466">
                <text:p>0.283401729595466</text:p>
              </table:table-cell>
              <table:table-cell office:value-type="float" office:value="0.349495676949087">
                <text:p>0.349495676949087</text:p>
              </table:table-cell>
              <table:table-cell office:value-type="float" office:value="0.349495676949087">
                <text:p>0.349495676949087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538286257180131">
                <text:p>0.538286257180131</text:p>
              </table:table-cell>
              <table:table-cell office:value-type="float" office:value="0.538286257180131">
                <text:p>0.538286257180131</text:p>
              </table:table-cell>
              <table:table-cell office:value-type="float" office:value="0.538286257180131">
                <text:p>0.538286257180131</text:p>
              </table:table-cell>
              <table:table-cell office:value-type="float" office:value="0.538286257180131">
                <text:p>0.538286257180131</text:p>
              </table:table-cell>
              <table:table-cell office:value-type="float" office:value="0.538286257180131">
                <text:p>0.5382862571801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227839258688">
                <text:p>0.49227839258688</text:p>
              </table:table-cell>
              <table:table-cell office:value-type="float" office:value="0.49227839258688">
                <text:p>0.49227839258688</text:p>
              </table:table-cell>
              <table:table-cell office:value-type="float" office:value="0.49227839258688">
                <text:p>0.49227839258688</text:p>
              </table:table-cell>
              <table:table-cell office:value-type="float" office:value="0.49227839258688">
                <text:p>0.49227839258688</text:p>
              </table:table-cell>
              <table:table-cell office:value-type="float" office:value="0.49227839258688">
                <text:p>0.49227839258688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490722365978319">
                <text:p>0.490722365978319</text:p>
              </table:table-cell>
              <table:table-cell office:value-type="float" office:value="0.490722365978319">
                <text:p>0.490722365978319</text:p>
              </table:table-cell>
              <table:table-cell office:value-type="float" office:value="0.490722365978319">
                <text:p>0.490722365978319</text:p>
              </table:table-cell>
              <table:table-cell office:value-type="float" office:value="0.490722365978319">
                <text:p>0.490722365978319</text:p>
              </table:table-cell>
              <table:table-cell office:value-type="float" office:value="0.490722365978319">
                <text:p>0.49072236597831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500699553817584">
                <text:p>0.500699553817584</text:p>
              </table:table-cell>
              <table:table-cell office:value-type="float" office:value="0.500699553817584">
                <text:p>0.500699553817584</text:p>
              </table:table-cell>
              <table:table-cell office:value-type="float" office:value="0.500699553817584">
                <text:p>0.500699553817584</text:p>
              </table:table-cell>
              <table:table-cell office:value-type="float" office:value="0.500699553817584">
                <text:p>0.500699553817584</text:p>
              </table:table-cell>
              <table:table-cell office:value-type="float" office:value="0.500699553817584">
                <text:p>0.50069955381758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511769463149896">
                <text:p>0.511769463149896</text:p>
              </table:table-cell>
              <table:table-cell office:value-type="float" office:value="0.511769463149896">
                <text:p>0.511769463149896</text:p>
              </table:table-cell>
              <table:table-cell office:value-type="float" office:value="0.511769463149896">
                <text:p>0.511769463149896</text:p>
              </table:table-cell>
              <table:table-cell office:value-type="float" office:value="0.511769463149896">
                <text:p>0.511769463149896</text:p>
              </table:table-cell>
              <table:table-cell office:value-type="float" office:value="0.511769463149896">
                <text:p>0.51176946314989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330164855428855">
                <text:p>0.330164855428855</text:p>
              </table:table-cell>
              <table:table-cell office:value-type="float" office:value="0.330164855428855">
                <text:p>0.330164855428855</text:p>
              </table:table-cell>
              <table:table-cell office:value-type="float" office:value="0.330164855428855">
                <text:p>0.330164855428855</text:p>
              </table:table-cell>
              <table:table-cell office:value-type="float" office:value="0.29114877181705">
                <text:p>0.29114877181705</text:p>
              </table:table-cell>
              <table:table-cell office:value-type="float" office:value="0.29114877181705">
                <text:p>0.291148771817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5975065681249">
                <text:p>0.425975065681249</text:p>
              </table:table-cell>
              <table:table-cell office:value-type="float" office:value="0.425975065681249">
                <text:p>0.425975065681249</text:p>
              </table:table-cell>
              <table:table-cell office:value-type="float" office:value="0.441257645428665">
                <text:p>0.441257645428665</text:p>
              </table:table-cell>
              <table:table-cell office:value-type="float" office:value="0.441257645428665">
                <text:p>0.441257645428665</text:p>
              </table:table-cell>
              <table:table-cell office:value-type="float" office:value="0.441257645428665">
                <text:p>0.44125764542866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443993312735061">
                <text:p>0.443993312735061</text:p>
              </table:table-cell>
              <table:table-cell office:value-type="float" office:value="0.443993312735061">
                <text:p>0.443993312735061</text:p>
              </table:table-cell>
              <table:table-cell office:value-type="float" office:value="0.443993312735061">
                <text:p>0.443993312735061</text:p>
              </table:table-cell>
              <table:table-cell office:value-type="float" office:value="0.443993312735061">
                <text:p>0.443993312735061</text:p>
              </table:table-cell>
              <table:table-cell office:value-type="float" office:value="0.443993312735061">
                <text:p>0.443993312735061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379924582409848">
                <text:p>0.379924582409848</text:p>
              </table:table-cell>
              <table:table-cell office:value-type="float" office:value="0.380865158722901">
                <text:p>0.380865158722901</text:p>
              </table:table-cell>
              <table:table-cell office:value-type="float" office:value="0.380865158722901">
                <text:p>0.380865158722901</text:p>
              </table:table-cell>
              <table:table-cell office:value-type="float" office:value="0.411144039446489">
                <text:p>0.411144039446489</text:p>
              </table:table-cell>
              <table:table-cell office:value-type="float" office:value="0.411144039446489">
                <text:p>0.41114403944648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462458258761929">
                <text:p>0.462458258761929</text:p>
              </table:table-cell>
              <table:table-cell office:value-type="float" office:value="0.611392226633179">
                <text:p>0.611392226633179</text:p>
              </table:table-cell>
              <table:table-cell office:value-type="float" office:value="0.611392226633179">
                <text:p>0.611392226633179</text:p>
              </table:table-cell>
              <table:table-cell office:value-type="float" office:value="0.611392226633179">
                <text:p>0.611392226633179</text:p>
              </table:table-cell>
              <table:table-cell office:value-type="float" office:value="0.611392226633179">
                <text:p>0.611392226633179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478679675505635">
                <text:p>0.478679675505635</text:p>
              </table:table-cell>
              <table:table-cell office:value-type="float" office:value="0.595635462534332">
                <text:p>0.595635462534332</text:p>
              </table:table-cell>
              <table:table-cell office:value-type="float" office:value="0.595635462534332">
                <text:p>0.595635462534332</text:p>
              </table:table-cell>
              <table:table-cell office:value-type="float" office:value="0.595635462534332">
                <text:p>0.595635462534332</text:p>
              </table:table-cell>
              <table:table-cell office:value-type="float" office:value="0.595635462534332">
                <text:p>0.5956354625343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43999175678406">
                <text:p>0.543999175678406</text:p>
              </table:table-cell>
              <table:table-cell office:value-type="float" office:value="0.543999175678406">
                <text:p>0.543999175678406</text:p>
              </table:table-cell>
              <table:table-cell office:value-type="float" office:value="0.543999175678406">
                <text:p>0.543999175678406</text:p>
              </table:table-cell>
              <table:table-cell office:value-type="float" office:value="0.543999175678406">
                <text:p>0.543999175678406</text:p>
              </table:table-cell>
              <table:table-cell office:value-type="float" office:value="0.543999175678406">
                <text:p>0.54399917567840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500604107694102">
                <text:p>0.500604107694102</text:p>
              </table:table-cell>
              <table:table-cell office:value-type="float" office:value="0.500604107694102">
                <text:p>0.500604107694102</text:p>
              </table:table-cell>
              <table:table-cell office:value-type="float" office:value="0.500604107694102">
                <text:p>0.500604107694102</text:p>
              </table:table-cell>
              <table:table-cell office:value-type="float" office:value="0.500604107694102">
                <text:p>0.500604107694102</text:p>
              </table:table-cell>
              <table:table-cell office:value-type="float" office:value="0.500604107694102">
                <text:p>0.500604107694102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206487519731383">
                <text:p>0.206487519731383</text:p>
              </table:table-cell>
              <table:table-cell office:value-type="float" office:value="0.421689288050764">
                <text:p>0.421689288050764</text:p>
              </table:table-cell>
              <table:table-cell office:value-type="float" office:value="0.421689288050764">
                <text:p>0.421689288050764</text:p>
              </table:table-cell>
              <table:table-cell office:value-type="float" office:value="0.598056571804439">
                <text:p>0.598056571804439</text:p>
              </table:table-cell>
              <table:table-cell office:value-type="float" office:value="0.598056571804439">
                <text:p>0.59805657180443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660924560284274">
                <text:p>0.660924560284274</text:p>
              </table:table-cell>
              <table:table-cell office:value-type="float" office:value="0.660924560284274">
                <text:p>0.660924560284274</text:p>
              </table:table-cell>
              <table:table-cell office:value-type="float" office:value="0.660924560284274">
                <text:p>0.660924560284274</text:p>
              </table:table-cell>
              <table:table-cell office:value-type="float" office:value="0.660924560284274">
                <text:p>0.660924560284274</text:p>
              </table:table-cell>
              <table:table-cell office:value-type="float" office:value="0.660924560284274">
                <text:p>0.660924560284274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635524864362881">
                <text:p>0.635524864362881</text:p>
              </table:table-cell>
              <table:table-cell office:value-type="float" office:value="0.661079421724246">
                <text:p>0.661079421724246</text:p>
              </table:table-cell>
              <table:table-cell office:value-type="float" office:value="0.661079421724246">
                <text:p>0.661079421724246</text:p>
              </table:table-cell>
              <table:table-cell office:value-type="float" office:value="0.661079421724246">
                <text:p>0.661079421724246</text:p>
              </table:table-cell>
              <table:table-cell office:value-type="float" office:value="0.661079421724246">
                <text:p>0.6610794217242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89297620888916">
                <text:p>0.189297620888916</text:p>
              </table:table-cell>
              <table:table-cell office:value-type="float" office:value="0.678989991760425">
                <text:p>0.678989991760425</text:p>
              </table:table-cell>
              <table:table-cell office:value-type="float" office:value="0.678989991760425">
                <text:p>0.678989991760425</text:p>
              </table:table-cell>
              <table:table-cell office:value-type="float" office:value="0.678989991760425">
                <text:p>0.678989991760425</text:p>
              </table:table-cell>
              <table:table-cell office:value-type="float" office:value="0.678989991760425">
                <text:p>0.678989991760425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492569725352561">
                <text:p>0.492569725352561</text:p>
              </table:table-cell>
              <table:table-cell office:value-type="float" office:value="0.479531729415937">
                <text:p>0.479531729415937</text:p>
              </table:table-cell>
              <table:table-cell office:value-type="float" office:value="0.606063959209845">
                <text:p>0.606063959209845</text:p>
              </table:table-cell>
              <table:table-cell office:value-type="float" office:value="0.606063959209845">
                <text:p>0.606063959209845</text:p>
              </table:table-cell>
              <table:table-cell office:value-type="float" office:value="0.606063959209845">
                <text:p>0.60606395920984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531621270069735">
                <text:p>0.531621270069735</text:p>
              </table:table-cell>
              <table:table-cell office:value-type="float" office:value="0.531621270069735">
                <text:p>0.531621270069735</text:p>
              </table:table-cell>
              <table:table-cell office:value-type="float" office:value="0.644469891909692">
                <text:p>0.644469891909692</text:p>
              </table:table-cell>
              <table:table-cell office:value-type="float" office:value="0.644469891909692">
                <text:p>0.644469891909692</text:p>
              </table:table-cell>
              <table:table-cell office:value-type="float" office:value="0.644469891909692">
                <text:p>0.644469891909692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555287249885113">
                <text:p>0.555287249885113</text:p>
              </table:table-cell>
              <table:table-cell office:value-type="float" office:value="0.555287249885113">
                <text:p>0.555287249885113</text:p>
              </table:table-cell>
              <table:table-cell office:value-type="float" office:value="0.555287249885113">
                <text:p>0.555287249885113</text:p>
              </table:table-cell>
              <table:table-cell office:value-type="float" office:value="0.555287249885113">
                <text:p>0.555287249885113</text:p>
              </table:table-cell>
              <table:table-cell office:value-type="float" office:value="0.555287249885113">
                <text:p>0.55528724988511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589012276984523">
                <text:p>0.589012276984523</text:p>
              </table:table-cell>
              <table:table-cell office:value-type="float" office:value="0.589012276984523">
                <text:p>0.589012276984523</text:p>
              </table:table-cell>
              <table:table-cell office:value-type="float" office:value="0.589012276984523">
                <text:p>0.589012276984523</text:p>
              </table:table-cell>
              <table:table-cell office:value-type="float" office:value="0.589012276984523">
                <text:p>0.589012276984523</text:p>
              </table:table-cell>
              <table:table-cell office:value-type="float" office:value="0.589012276984523">
                <text:p>0.5890122769845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1291904382224">
                <text:p>0.431291904382224</text:p>
              </table:table-cell>
              <table:table-cell office:value-type="float" office:value="0.463233861738519">
                <text:p>0.463233861738519</text:p>
              </table:table-cell>
              <table:table-cell office:value-type="float" office:value="0.634403310304313">
                <text:p>0.634403310304313</text:p>
              </table:table-cell>
              <table:table-cell office:value-type="float" office:value="0.634403310304313">
                <text:p>0.634403310304313</text:p>
              </table:table-cell>
              <table:table-cell office:value-type="float" office:value="0.634403310304313">
                <text:p>0.634403310304313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437288704921791">
                <text:p>0.437288704921791</text:p>
              </table:table-cell>
              <table:table-cell office:value-type="float" office:value="0.505441924960098">
                <text:p>0.505441924960098</text:p>
              </table:table-cell>
              <table:table-cell office:value-type="float" office:value="0.474834312176252">
                <text:p>0.474834312176252</text:p>
              </table:table-cell>
              <table:table-cell office:value-type="float" office:value="0.474834312176252">
                <text:p>0.474834312176252</text:p>
              </table:table-cell>
              <table:table-cell office:value-type="float" office:value="0.638832983884592">
                <text:p>0.638832983884592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585072286428817">
                <text:p>0.585072286428817</text:p>
              </table:table-cell>
              <table:table-cell office:value-type="float" office:value="0.559949606479483">
                <text:p>0.559949606479483</text:p>
              </table:table-cell>
              <table:table-cell office:value-type="float" office:value="0.631080381431989">
                <text:p>0.631080381431989</text:p>
              </table:table-cell>
              <table:table-cell office:value-type="float" office:value="0.631080381431989">
                <text:p>0.631080381431989</text:p>
              </table:table-cell>
              <table:table-cell office:value-type="float" office:value="0.631080381431989">
                <text:p>0.631080381431989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435019178855544">
                <text:p>0.435019178855544</text:p>
              </table:table-cell>
              <table:table-cell office:value-type="float" office:value="0.534841871056466">
                <text:p>0.534841871056466</text:p>
              </table:table-cell>
              <table:table-cell office:value-type="float" office:value="0.534841871056466">
                <text:p>0.534841871056466</text:p>
              </table:table-cell>
              <table:table-cell office:value-type="float" office:value="0.534841871056466">
                <text:p>0.534841871056466</text:p>
              </table:table-cell>
              <table:table-cell office:value-type="float" office:value="0.534841871056466">
                <text:p>0.534841871056466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602762199248795">
                <text:p>0.602762199248795</text:p>
              </table:table-cell>
              <table:table-cell office:value-type="float" office:value="0.602762199248795">
                <text:p>0.602762199248795</text:p>
              </table:table-cell>
              <table:table-cell office:value-type="float" office:value="0.602762199248795">
                <text:p>0.602762199248795</text:p>
              </table:table-cell>
              <table:table-cell office:value-type="float" office:value="0.602762199248795">
                <text:p>0.602762199248795</text:p>
              </table:table-cell>
              <table:table-cell office:value-type="float" office:value="0.602762199248795">
                <text:p>0.6027621992487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3741870666692">
                <text:p>0.613741870666692</text:p>
              </table:table-cell>
              <table:table-cell office:value-type="float" office:value="0.651584896636198">
                <text:p>0.651584896636198</text:p>
              </table:table-cell>
              <table:table-cell office:value-type="float" office:value="0.651584896636198">
                <text:p>0.651584896636198</text:p>
              </table:table-cell>
              <table:table-cell office:value-type="float" office:value="0.651584896636198">
                <text:p>0.651584896636198</text:p>
              </table:table-cell>
              <table:table-cell office:value-type="float" office:value="0.651584896636198">
                <text:p>0.65158489663619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410672175366108">
                <text:p>0.410672175366108</text:p>
              </table:table-cell>
              <table:table-cell office:value-type="float" office:value="0.64797643618741">
                <text:p>0.64797643618741</text:p>
              </table:table-cell>
              <table:table-cell office:value-type="float" office:value="0.675885344423654">
                <text:p>0.675885344423654</text:p>
              </table:table-cell>
              <table:table-cell office:value-type="float" office:value="0.675885344423654">
                <text:p>0.675885344423654</text:p>
              </table:table-cell>
              <table:table-cell office:value-type="float" office:value="0.675885344423654">
                <text:p>0.675885344423654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483338148282807">
                <text:p>0.483338148282807</text:p>
              </table:table-cell>
              <table:table-cell office:value-type="float" office:value="0.666201674043054">
                <text:p>0.666201674043054</text:p>
              </table:table-cell>
              <table:table-cell office:value-type="float" office:value="0.666201674043054">
                <text:p>0.666201674043054</text:p>
              </table:table-cell>
              <table:table-cell office:value-type="float" office:value="0.666201674043054">
                <text:p>0.666201674043054</text:p>
              </table:table-cell>
              <table:table-cell office:value-type="float" office:value="0.666201674043054">
                <text:p>0.666201674043054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665470107267789">
                <text:p>0.665470107267789</text:p>
              </table:table-cell>
              <table:table-cell office:value-type="float" office:value="0.665470107267789">
                <text:p>0.665470107267789</text:p>
              </table:table-cell>
              <table:table-cell office:value-type="float" office:value="0.665470107267789">
                <text:p>0.665470107267789</text:p>
              </table:table-cell>
              <table:table-cell office:value-type="float" office:value="0.665470107267789">
                <text:p>0.665470107267789</text:p>
              </table:table-cell>
              <table:table-cell office:value-type="float" office:value="0.665470107267789">
                <text:p>0.66547010726778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485731397686522">
                <text:p>0.485731397686522</text:p>
              </table:table-cell>
              <table:table-cell office:value-type="float" office:value="0.625315563846886">
                <text:p>0.625315563846886</text:p>
              </table:table-cell>
              <table:table-cell office:value-type="float" office:value="0.625315563846886">
                <text:p>0.625315563846886</text:p>
              </table:table-cell>
              <table:table-cell office:value-type="float" office:value="0.625315563846886">
                <text:p>0.625315563846886</text:p>
              </table:table-cell>
              <table:table-cell office:value-type="float" office:value="0.625315563846886">
                <text:p>0.6253155638468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32244718898669">
                <text:p>0.632244718898669</text:p>
              </table:table-cell>
              <table:table-cell office:value-type="float" office:value="0.632244718898669">
                <text:p>0.632244718898669</text:p>
              </table:table-cell>
              <table:table-cell office:value-type="float" office:value="0.632244718898669">
                <text:p>0.632244718898669</text:p>
              </table:table-cell>
              <table:table-cell office:value-type="float" office:value="0.632244718898669">
                <text:p>0.632244718898669</text:p>
              </table:table-cell>
              <table:table-cell office:value-type="float" office:value="0.632244718898669">
                <text:p>0.632244718898669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581433771545089">
                <text:p>0.581433771545089</text:p>
              </table:table-cell>
              <table:table-cell office:value-type="float" office:value="0.629761998263985">
                <text:p>0.629761998263985</text:p>
              </table:table-cell>
              <table:table-cell office:value-type="float" office:value="0.629761998263985">
                <text:p>0.629761998263985</text:p>
              </table:table-cell>
              <table:table-cell office:value-type="float" office:value="0.629761998263985">
                <text:p>0.629761998263985</text:p>
              </table:table-cell>
              <table:table-cell office:value-type="float" office:value="0.577646463560287">
                <text:p>0.577646463560287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445677043797357">
                <text:p>0.445677043797357</text:p>
              </table:table-cell>
              <table:table-cell office:value-type="float" office:value="0.387278706575688">
                <text:p>0.387278706575688</text:p>
              </table:table-cell>
              <table:table-cell office:value-type="float" office:value="0.580739206488533">
                <text:p>0.580739206488533</text:p>
              </table:table-cell>
              <table:table-cell office:value-type="float" office:value="0.580739206488533">
                <text:p>0.580739206488533</text:p>
              </table:table-cell>
              <table:table-cell office:value-type="float" office:value="0.552474736766487">
                <text:p>0.552474736766487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484959826399262">
                <text:p>0.484959826399262</text:p>
              </table:table-cell>
              <table:table-cell office:value-type="float" office:value="0.484959826399262">
                <text:p>0.484959826399262</text:p>
              </table:table-cell>
              <table:table-cell office:value-type="float" office:value="0.484959826399262">
                <text:p>0.484959826399262</text:p>
              </table:table-cell>
              <table:table-cell office:value-type="float" office:value="0.484959826399262">
                <text:p>0.484959826399262</text:p>
              </table:table-cell>
              <table:table-cell office:value-type="float" office:value="0.484959826399262">
                <text:p>0.484959826399262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409994087340934">
                <text:p>0.409994087340934</text:p>
              </table:table-cell>
              <table:table-cell office:value-type="float" office:value="0.474116399724293">
                <text:p>0.474116399724293</text:p>
              </table:table-cell>
              <table:table-cell office:value-type="float" office:value="0.474116399724293">
                <text:p>0.474116399724293</text:p>
              </table:table-cell>
              <table:table-cell office:value-type="float" office:value="0.474116399724293">
                <text:p>0.474116399724293</text:p>
              </table:table-cell>
              <table:table-cell office:value-type="float" office:value="0.474116399724293">
                <text:p>0.4741163997242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88995939742522">
                <text:p>0.488995939742522</text:p>
              </table:table-cell>
              <table:table-cell office:value-type="float" office:value="0.488995939742522">
                <text:p>0.488995939742522</text:p>
              </table:table-cell>
              <table:table-cell office:value-type="float" office:value="0.488995939742522">
                <text:p>0.488995939742522</text:p>
              </table:table-cell>
              <table:table-cell office:value-type="float" office:value="0.488995939742522">
                <text:p>0.488995939742522</text:p>
              </table:table-cell>
              <table:table-cell office:value-type="float" office:value="0.488995939742522">
                <text:p>0.48899593974252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179020516214637">
                <text:p>0.179020516214637</text:p>
              </table:table-cell>
              <table:table-cell office:value-type="float" office:value="0.398565980517243">
                <text:p>0.398565980517243</text:p>
              </table:table-cell>
              <table:table-cell office:value-type="float" office:value="0.398565980517243">
                <text:p>0.398565980517243</text:p>
              </table:table-cell>
              <table:table-cell office:value-type="float" office:value="0.398565980517243">
                <text:p>0.398565980517243</text:p>
              </table:table-cell>
              <table:table-cell office:value-type="float" office:value="0.398565980517243">
                <text:p>0.39856598051724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481569475704496">
                <text:p>0.481569475704496</text:p>
              </table:table-cell>
              <table:table-cell office:value-type="float" office:value="0.481569475704496">
                <text:p>0.481569475704496</text:p>
              </table:table-cell>
              <table:table-cell office:value-type="float" office:value="0.481569475704496">
                <text:p>0.481569475704496</text:p>
              </table:table-cell>
              <table:table-cell office:value-type="float" office:value="0.481569475704496">
                <text:p>0.481569475704496</text:p>
              </table:table-cell>
              <table:table-cell office:value-type="float" office:value="0.481569475704496">
                <text:p>0.481569475704496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401467711600948">
                <text:p>0.401467711600948</text:p>
              </table:table-cell>
              <table:table-cell office:value-type="float" office:value="0.515987253379103">
                <text:p>0.515987253379103</text:p>
              </table:table-cell>
              <table:table-cell office:value-type="float" office:value="0.515987253379103">
                <text:p>0.515987253379103</text:p>
              </table:table-cell>
              <table:table-cell office:value-type="float" office:value="0.515987253379103">
                <text:p>0.515987253379103</text:p>
              </table:table-cell>
              <table:table-cell office:value-type="float" office:value="0.515987253379103">
                <text:p>0.515987253379103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401718430128255">
                <text:p>0.401718430128255</text:p>
              </table:table-cell>
              <table:table-cell office:value-type="float" office:value="0.401718430128255">
                <text:p>0.401718430128255</text:p>
              </table:table-cell>
              <table:table-cell office:value-type="float" office:value="0.401718430128255">
                <text:p>0.401718430128255</text:p>
              </table:table-cell>
              <table:table-cell office:value-type="float" office:value="0.401718430128255">
                <text:p>0.401718430128255</text:p>
              </table:table-cell>
              <table:table-cell office:value-type="float" office:value="0.401718430128255">
                <text:p>0.4017184301282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48374179555145">
                <text:p>0.248374179555145</text:p>
              </table:table-cell>
              <table:table-cell office:value-type="float" office:value="0.370166571256087">
                <text:p>0.370166571256087</text:p>
              </table:table-cell>
              <table:table-cell office:value-type="float" office:value="0.370166571256087">
                <text:p>0.370166571256087</text:p>
              </table:table-cell>
              <table:table-cell office:value-type="float" office:value="0.401380715137129">
                <text:p>0.401380715137129</text:p>
              </table:table-cell>
              <table:table-cell office:value-type="float" office:value="0.401380715137129">
                <text:p>0.401380715137129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326694303448908">
                <text:p>0.326694303448908</text:p>
              </table:table-cell>
              <table:table-cell office:value-type="float" office:value="0.326694303448908">
                <text:p>0.326694303448908</text:p>
              </table:table-cell>
              <table:table-cell office:value-type="float" office:value="0.326694303448908">
                <text:p>0.326694303448908</text:p>
              </table:table-cell>
              <table:table-cell office:value-type="float" office:value="0.326694303448908">
                <text:p>0.326694303448908</text:p>
              </table:table-cell>
              <table:table-cell office:value-type="float" office:value="0.326694303448908">
                <text:p>0.326694303448908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224281709590094">
                <text:p>0.224281709590094</text:p>
              </table:table-cell>
              <table:table-cell office:value-type="float" office:value="0.401646246847188">
                <text:p>0.401646246847188</text:p>
              </table:table-cell>
              <table:table-cell office:value-type="float" office:value="0.401646246847188">
                <text:p>0.401646246847188</text:p>
              </table:table-cell>
              <table:table-cell office:value-type="float" office:value="0.401646246847188">
                <text:p>0.401646246847188</text:p>
              </table:table-cell>
              <table:table-cell office:value-type="float" office:value="0.401646246847188">
                <text:p>0.401646246847188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306584637933797">
                <text:p>0.306584637933797</text:p>
              </table:table-cell>
              <table:table-cell office:value-type="float" office:value="0.449543419578067">
                <text:p>0.449543419578067</text:p>
              </table:table-cell>
              <table:table-cell office:value-type="float" office:value="0.49905698576564">
                <text:p>0.49905698576564</text:p>
              </table:table-cell>
              <table:table-cell office:value-type="float" office:value="0.415953210488322">
                <text:p>0.415953210488322</text:p>
              </table:table-cell>
              <table:table-cell office:value-type="float" office:value="0.415953210488322">
                <text:p>0.415953210488322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294390552553456">
                <text:p>0.294390552553456</text:p>
              </table:table-cell>
              <table:table-cell office:value-type="float" office:value="0.294390552553456">
                <text:p>0.294390552553456</text:p>
              </table:table-cell>
              <table:table-cell office:value-type="float" office:value="0.381984737245775">
                <text:p>0.381984737245775</text:p>
              </table:table-cell>
              <table:table-cell office:value-type="float" office:value="0.381984737245775">
                <text:p>0.381984737245775</text:p>
              </table:table-cell>
              <table:table-cell office:value-type="float" office:value="0.381984737245775">
                <text:p>0.3819847372457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4516586458886">
                <text:p>0.454516586458886</text:p>
              </table:table-cell>
              <table:table-cell office:value-type="float" office:value="0.454516586458886">
                <text:p>0.454516586458886</text:p>
              </table:table-cell>
              <table:table-cell office:value-type="float" office:value="0.454516586458886">
                <text:p>0.454516586458886</text:p>
              </table:table-cell>
              <table:table-cell office:value-type="float" office:value="0.454516586458886">
                <text:p>0.454516586458886</text:p>
              </table:table-cell>
              <table:table-cell office:value-type="float" office:value="0.454516586458886">
                <text:p>0.454516586458886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421086020083078">
                <text:p>0.421086020083078</text:p>
              </table:table-cell>
              <table:table-cell office:value-type="float" office:value="0.421086020083078">
                <text:p>0.421086020083078</text:p>
              </table:table-cell>
              <table:table-cell office:value-type="float" office:value="0.421086020083078">
                <text:p>0.421086020083078</text:p>
              </table:table-cell>
              <table:table-cell office:value-type="float" office:value="0.421086020083078">
                <text:p>0.421086020083078</text:p>
              </table:table-cell>
              <table:table-cell office:value-type="float" office:value="0.421086020083078">
                <text:p>0.421086020083078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429906028423222">
                <text:p>0.429906028423222</text:p>
              </table:table-cell>
              <table:table-cell office:value-type="float" office:value="0.429906028423222">
                <text:p>0.429906028423222</text:p>
              </table:table-cell>
              <table:table-cell office:value-type="float" office:value="0.429906028423222">
                <text:p>0.429906028423222</text:p>
              </table:table-cell>
              <table:table-cell office:value-type="float" office:value="0.429906028423222">
                <text:p>0.429906028423222</text:p>
              </table:table-cell>
              <table:table-cell office:value-type="float" office:value="0.429906028423222">
                <text:p>0.42990602842322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227803674237342">
                <text:p>0.227803674237342</text:p>
              </table:table-cell>
              <table:table-cell office:value-type="float" office:value="0.401091069846903">
                <text:p>0.401091069846903</text:p>
              </table:table-cell>
              <table:table-cell office:value-type="float" office:value="0.401091069846903">
                <text:p>0.401091069846903</text:p>
              </table:table-cell>
              <table:table-cell office:value-type="float" office:value="0.401091069846903">
                <text:p>0.401091069846903</text:p>
              </table:table-cell>
              <table:table-cell office:value-type="float" office:value="0.401091069846903">
                <text:p>0.40109106984690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235929936139466">
                <text:p>0.235929936139466</text:p>
              </table:table-cell>
              <table:table-cell office:value-type="float" office:value="0.369201167210086">
                <text:p>0.369201167210086</text:p>
              </table:table-cell>
              <table:table-cell office:value-type="float" office:value="0.369201167210086">
                <text:p>0.369201167210086</text:p>
              </table:table-cell>
              <table:table-cell office:value-type="float" office:value="0.369201167210086">
                <text:p>0.369201167210086</text:p>
              </table:table-cell>
              <table:table-cell office:value-type="float" office:value="0.369201167210086">
                <text:p>0.3692011672100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20543120732871">
                <text:p>0.420543120732871</text:p>
              </table:table-cell>
              <table:table-cell office:value-type="float" office:value="0.420543120732871">
                <text:p>0.420543120732871</text:p>
              </table:table-cell>
              <table:table-cell office:value-type="float" office:value="0.420543120732871">
                <text:p>0.420543120732871</text:p>
              </table:table-cell>
              <table:table-cell office:value-type="float" office:value="0.420543120732871">
                <text:p>0.420543120732871</text:p>
              </table:table-cell>
              <table:table-cell office:value-type="float" office:value="0.420543120732871">
                <text:p>0.420543120732871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3750681485652">
                <text:p>0.3750681485652</text:p>
              </table:table-cell>
              <table:table-cell office:value-type="float" office:value="0.457549179144935">
                <text:p>0.457549179144935</text:p>
              </table:table-cell>
              <table:table-cell office:value-type="float" office:value="0.457549179144935">
                <text:p>0.457549179144935</text:p>
              </table:table-cell>
              <table:table-cell office:value-type="float" office:value="0.457549179144935">
                <text:p>0.457549179144935</text:p>
              </table:table-cell>
              <table:table-cell office:value-type="float" office:value="0.457549179144935">
                <text:p>0.457549179144935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331171820339278">
                <text:p>0.331171820339278</text:p>
              </table:table-cell>
              <table:table-cell office:value-type="float" office:value="0.331171820339278">
                <text:p>0.331171820339278</text:p>
              </table:table-cell>
              <table:table-cell office:value-type="float" office:value="0.331171820339278">
                <text:p>0.331171820339278</text:p>
              </table:table-cell>
              <table:table-cell office:value-type="float" office:value="0.331171820339278">
                <text:p>0.331171820339278</text:p>
              </table:table-cell>
              <table:table-cell office:value-type="float" office:value="0.331171820339278">
                <text:p>0.331171820339278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430843940466669">
                <text:p>0.430843940466669</text:p>
              </table:table-cell>
              <table:table-cell office:value-type="float" office:value="0.430843940466669">
                <text:p>0.430843940466669</text:p>
              </table:table-cell>
              <table:table-cell office:value-type="float" office:value="0.430843940466669">
                <text:p>0.430843940466669</text:p>
              </table:table-cell>
              <table:table-cell office:value-type="float" office:value="0.430843940466669">
                <text:p>0.430843940466669</text:p>
              </table:table-cell>
              <table:table-cell office:value-type="float" office:value="0.430843940466669">
                <text:p>0.43084394046666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432541019062814">
                <text:p>0.432541019062814</text:p>
              </table:table-cell>
              <table:table-cell office:value-type="float" office:value="0.432541019062814">
                <text:p>0.432541019062814</text:p>
              </table:table-cell>
              <table:table-cell office:value-type="float" office:value="0.432541019062814">
                <text:p>0.432541019062814</text:p>
              </table:table-cell>
              <table:table-cell office:value-type="float" office:value="0.432541019062814">
                <text:p>0.432541019062814</text:p>
              </table:table-cell>
              <table:table-cell office:value-type="float" office:value="0.432541019062814">
                <text:p>0.43254101906281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01970930596722">
                <text:p>0.401970930596722</text:p>
              </table:table-cell>
              <table:table-cell office:value-type="float" office:value="0.401970930596722">
                <text:p>0.401970930596722</text:p>
              </table:table-cell>
              <table:table-cell office:value-type="float" office:value="0.401970930596722">
                <text:p>0.401970930596722</text:p>
              </table:table-cell>
              <table:table-cell office:value-type="float" office:value="0.401970930596722">
                <text:p>0.401970930596722</text:p>
              </table:table-cell>
              <table:table-cell office:value-type="float" office:value="0.401970930596722">
                <text:p>0.401970930596722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211649396372321">
                <text:p>0.211649396372321</text:p>
              </table:table-cell>
              <table:table-cell office:value-type="float" office:value="0.211649396372321">
                <text:p>0.211649396372321</text:p>
              </table:table-cell>
              <table:table-cell office:value-type="float" office:value="0.444644330466288">
                <text:p>0.444644330466288</text:p>
              </table:table-cell>
              <table:table-cell office:value-type="float" office:value="0.444644330466288">
                <text:p>0.444644330466288</text:p>
              </table:table-cell>
              <table:table-cell office:value-type="float" office:value="0.444644330466288">
                <text:p>0.444644330466288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117668328596964">
                <text:p>0.117668328596964</text:p>
              </table:table-cell>
              <table:table-cell office:value-type="float" office:value="0.362005009806629">
                <text:p>0.362005009806629</text:p>
              </table:table-cell>
              <table:table-cell office:value-type="float" office:value="0.362005009806629">
                <text:p>0.362005009806629</text:p>
              </table:table-cell>
              <table:table-cell office:value-type="float" office:value="0.362005009806629">
                <text:p>0.362005009806629</text:p>
              </table:table-cell>
              <table:table-cell office:value-type="float" office:value="0.362005009806629">
                <text:p>0.362005009806629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107917113089082">
                <text:p>0.107917113089082</text:p>
              </table:table-cell>
              <table:table-cell office:value-type="float" office:value="0.32741381384591">
                <text:p>0.32741381384591</text:p>
              </table:table-cell>
              <table:table-cell office:value-type="float" office:value="0.32741381384591">
                <text:p>0.32741381384591</text:p>
              </table:table-cell>
              <table:table-cell office:value-type="float" office:value="0.32741381384591">
                <text:p>0.32741381384591</text:p>
              </table:table-cell>
              <table:table-cell office:value-type="float" office:value="0.32741381384591">
                <text:p>0.32741381384591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354313642867426">
                <text:p>0.354313642867426</text:p>
              </table:table-cell>
              <table:table-cell office:value-type="float" office:value="0.354313642867426">
                <text:p>0.354313642867426</text:p>
              </table:table-cell>
              <table:table-cell office:value-type="float" office:value="0.354313642867426">
                <text:p>0.354313642867426</text:p>
              </table:table-cell>
              <table:table-cell office:value-type="float" office:value="0.354313642867426">
                <text:p>0.354313642867426</text:p>
              </table:table-cell>
              <table:table-cell office:value-type="float" office:value="0.354313642867426">
                <text:p>0.3543136428674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7385914763558">
                <text:p>0.307385914763558</text:p>
              </table:table-cell>
              <table:table-cell office:value-type="float" office:value="0.307385914763558">
                <text:p>0.307385914763558</text:p>
              </table:table-cell>
              <table:table-cell office:value-type="float" office:value="0.307385914763558">
                <text:p>0.307385914763558</text:p>
              </table:table-cell>
              <table:table-cell office:value-type="float" office:value="0.307385914763558">
                <text:p>0.307385914763558</text:p>
              </table:table-cell>
              <table:table-cell office:value-type="float" office:value="0.307385914763558">
                <text:p>0.307385914763558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408121079123453">
                <text:p>0.408121079123453</text:p>
              </table:table-cell>
              <table:table-cell office:value-type="float" office:value="0.432722368695864">
                <text:p>0.432722368695864</text:p>
              </table:table-cell>
              <table:table-cell office:value-type="float" office:value="0.432722368695864">
                <text:p>0.432722368695864</text:p>
              </table:table-cell>
              <table:table-cell office:value-type="float" office:value="0.432722368695864">
                <text:p>0.432722368695864</text:p>
              </table:table-cell>
              <table:table-cell office:value-type="float" office:value="0.432722368695864">
                <text:p>0.432722368695864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570904347359457">
                <text:p>0.570904347359457</text:p>
              </table:table-cell>
              <table:table-cell office:value-type="float" office:value="0.570904347359457">
                <text:p>0.570904347359457</text:p>
              </table:table-cell>
              <table:table-cell office:value-type="float" office:value="0.570904347359457">
                <text:p>0.570904347359457</text:p>
              </table:table-cell>
              <table:table-cell office:value-type="float" office:value="0.570904347359457">
                <text:p>0.570904347359457</text:p>
              </table:table-cell>
              <table:table-cell office:value-type="float" office:value="0.570904347359457">
                <text:p>0.570904347359457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473972841934479">
                <text:p>0.473972841934479</text:p>
              </table:table-cell>
              <table:table-cell office:value-type="float" office:value="0.473972841934479">
                <text:p>0.473972841934479</text:p>
              </table:table-cell>
              <table:table-cell office:value-type="float" office:value="0.473972841934479">
                <text:p>0.473972841934479</text:p>
              </table:table-cell>
              <table:table-cell office:value-type="float" office:value="0.473972841934479">
                <text:p>0.473972841934479</text:p>
              </table:table-cell>
              <table:table-cell office:value-type="float" office:value="0.473972841934479">
                <text:p>0.473972841934479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568635018315171">
                <text:p>0.568635018315171</text:p>
              </table:table-cell>
              <table:table-cell office:value-type="float" office:value="0.568635018315171">
                <text:p>0.568635018315171</text:p>
              </table:table-cell>
              <table:table-cell office:value-type="float" office:value="0.568635018315171">
                <text:p>0.568635018315171</text:p>
              </table:table-cell>
              <table:table-cell office:value-type="float" office:value="0.568635018315171">
                <text:p>0.568635018315171</text:p>
              </table:table-cell>
              <table:table-cell office:value-type="float" office:value="0.568635018315171">
                <text:p>0.5686350183151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5449988632671">
                <text:p>0.305449988632671</text:p>
              </table:table-cell>
              <table:table-cell office:value-type="float" office:value="0.305449988632671">
                <text:p>0.305449988632671</text:p>
              </table:table-cell>
              <table:table-cell office:value-type="float" office:value="0.305449988632671">
                <text:p>0.305449988632671</text:p>
              </table:table-cell>
              <table:table-cell office:value-type="float" office:value="0.305449988632671">
                <text:p>0.305449988632671</text:p>
              </table:table-cell>
              <table:table-cell office:value-type="float" office:value="0.305449988632671">
                <text:p>0.305449988632671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284543311345895">
                <text:p>0.284543311345895</text:p>
              </table:table-cell>
              <table:table-cell office:value-type="float" office:value="0.289059985924968">
                <text:p>0.289059985924968</text:p>
              </table:table-cell>
              <table:table-cell office:value-type="float" office:value="0.289059985924968">
                <text:p>0.289059985924968</text:p>
              </table:table-cell>
              <table:table-cell office:value-type="float" office:value="0.227037942486083">
                <text:p>0.227037942486083</text:p>
              </table:table-cell>
              <table:table-cell office:value-type="float" office:value="0.227037942486083">
                <text:p>0.227037942486083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140380383125712">
                <text:p>0.140380383125712</text:p>
              </table:table-cell>
              <table:table-cell office:value-type="float" office:value="0.243634745703537">
                <text:p>0.243634745703537</text:p>
              </table:table-cell>
              <table:table-cell office:value-type="float" office:value="0.243634745703537">
                <text:p>0.243634745703537</text:p>
              </table:table-cell>
              <table:table-cell office:value-type="float" office:value="0.243634745703537">
                <text:p>0.243634745703537</text:p>
              </table:table-cell>
              <table:table-cell office:value-type="float" office:value="0.169190781695731">
                <text:p>0.169190781695731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199911841160449">
                <text:p>0.199911841160449</text:p>
              </table:table-cell>
              <table:table-cell office:value-type="float" office:value="0.260312457249842">
                <text:p>0.260312457249842</text:p>
              </table:table-cell>
              <table:table-cell office:value-type="float" office:value="0.260312457249842">
                <text:p>0.260312457249842</text:p>
              </table:table-cell>
              <table:table-cell office:value-type="float" office:value="0.260312457249842">
                <text:p>0.260312457249842</text:p>
              </table:table-cell>
              <table:table-cell office:value-type="float" office:value="0.260312457249842">
                <text:p>0.260312457249842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268760807036746">
                <text:p>0.268760807036746</text:p>
              </table:table-cell>
              <table:table-cell office:value-type="float" office:value="0.268760807036746">
                <text:p>0.268760807036746</text:p>
              </table:table-cell>
              <table:table-cell office:value-type="float" office:value="0.268760807036746">
                <text:p>0.268760807036746</text:p>
              </table:table-cell>
              <table:table-cell office:value-type="float" office:value="0.268760807036746">
                <text:p>0.268760807036746</text:p>
              </table:table-cell>
              <table:table-cell office:value-type="float" office:value="0.268760807036746">
                <text:p>0.2687608070367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33876654061767">
                <text:p>0.533876654061767</text:p>
              </table:table-cell>
              <table:table-cell office:value-type="float" office:value="0.533876654061767">
                <text:p>0.533876654061767</text:p>
              </table:table-cell>
              <table:table-cell office:value-type="float" office:value="0.533876654061767">
                <text:p>0.533876654061767</text:p>
              </table:table-cell>
              <table:table-cell office:value-type="float" office:value="0.533876654061767">
                <text:p>0.533876654061767</text:p>
              </table:table-cell>
              <table:table-cell office:value-type="float" office:value="0.533876654061767">
                <text:p>0.533876654061767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388511935732891">
                <text:p>0.388511935732891</text:p>
              </table:table-cell>
              <table:table-cell office:value-type="float" office:value="0.395365245000779">
                <text:p>0.395365245000779</text:p>
              </table:table-cell>
              <table:table-cell office:value-type="float" office:value="0.395365245000779">
                <text:p>0.395365245000779</text:p>
              </table:table-cell>
              <table:table-cell office:value-type="float" office:value="0.395365245000779">
                <text:p>0.395365245000779</text:p>
              </table:table-cell>
              <table:table-cell office:value-type="float" office:value="0.395365245000779">
                <text:p>0.39536524500077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266979704615366">
                <text:p>0.266979704615366</text:p>
              </table:table-cell>
              <table:table-cell office:value-type="float" office:value="0.266979704615366">
                <text:p>0.266979704615366</text:p>
              </table:table-cell>
              <table:table-cell office:value-type="float" office:value="0.388802174562824">
                <text:p>0.388802174562824</text:p>
              </table:table-cell>
              <table:table-cell office:value-type="float" office:value="0.440277897204168">
                <text:p>0.440277897204168</text:p>
              </table:table-cell>
              <table:table-cell office:value-type="float" office:value="0.440277897204168">
                <text:p>0.440277897204168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256256967616134">
                <text:p>0.256256967616134</text:p>
              </table:table-cell>
              <table:table-cell office:value-type="float" office:value="0.440549964888495">
                <text:p>0.440549964888495</text:p>
              </table:table-cell>
              <table:table-cell office:value-type="float" office:value="0.440549964888495">
                <text:p>0.440549964888495</text:p>
              </table:table-cell>
              <table:table-cell office:value-type="float" office:value="0.440549964888495">
                <text:p>0.440549964888495</text:p>
              </table:table-cell>
              <table:table-cell office:value-type="float" office:value="0.440549964888495">
                <text:p>0.440549964888495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36183298138847">
                <text:p>0.36183298138847</text:p>
              </table:table-cell>
              <table:table-cell office:value-type="float" office:value="0.36183298138847">
                <text:p>0.36183298138847</text:p>
              </table:table-cell>
              <table:table-cell office:value-type="float" office:value="0.36183298138847">
                <text:p>0.36183298138847</text:p>
              </table:table-cell>
              <table:table-cell office:value-type="float" office:value="0.36183298138847">
                <text:p>0.36183298138847</text:p>
              </table:table-cell>
              <table:table-cell office:value-type="float" office:value="0.36183298138847">
                <text:p>0.361832981388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93656117031241">
                <text:p>0.393656117031241</text:p>
              </table:table-cell>
              <table:table-cell office:value-type="float" office:value="0.393656117031241">
                <text:p>0.393656117031241</text:p>
              </table:table-cell>
              <table:table-cell office:value-type="float" office:value="0.393656117031241">
                <text:p>0.393656117031241</text:p>
              </table:table-cell>
              <table:table-cell office:value-type="float" office:value="0.393656117031241">
                <text:p>0.393656117031241</text:p>
              </table:table-cell>
              <table:table-cell office:value-type="float" office:value="0.393656117031241">
                <text:p>0.393656117031241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36644519223988">
                <text:p>0.36644519223988</text:p>
              </table:table-cell>
              <table:table-cell office:value-type="float" office:value="0.36644519223988">
                <text:p>0.36644519223988</text:p>
              </table:table-cell>
              <table:table-cell office:value-type="float" office:value="0.36644519223988">
                <text:p>0.36644519223988</text:p>
              </table:table-cell>
              <table:table-cell office:value-type="float" office:value="0.36644519223988">
                <text:p>0.36644519223988</text:p>
              </table:table-cell>
              <table:table-cell office:value-type="float" office:value="0.36644519223988">
                <text:p>0.36644519223988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250135236041531">
                <text:p>0.250135236041531</text:p>
              </table:table-cell>
              <table:table-cell office:value-type="float" office:value="0.250135236041531">
                <text:p>0.250135236041531</text:p>
              </table:table-cell>
              <table:table-cell office:value-type="float" office:value="0.250135236041531">
                <text:p>0.250135236041531</text:p>
              </table:table-cell>
              <table:table-cell office:value-type="float" office:value="0.250135236041531">
                <text:p>0.250135236041531</text:p>
              </table:table-cell>
              <table:table-cell office:value-type="float" office:value="0.151236300852345">
                <text:p>0.15123630085234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300826132459968">
                <text:p>0.300826132459968</text:p>
              </table:table-cell>
              <table:table-cell office:value-type="float" office:value="0.300826132459968">
                <text:p>0.300826132459968</text:p>
              </table:table-cell>
              <table:table-cell office:value-type="float" office:value="0.333403175980297">
                <text:p>0.333403175980297</text:p>
              </table:table-cell>
              <table:table-cell office:value-type="float" office:value="0.333403175980297">
                <text:p>0.333403175980297</text:p>
              </table:table-cell>
              <table:table-cell office:value-type="float" office:value="0.333403175980297">
                <text:p>0.33340317598029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303224825554061">
                <text:p>0.303224825554061</text:p>
              </table:table-cell>
              <table:table-cell office:value-type="float" office:value="0.303224825554061">
                <text:p>0.303224825554061</text:p>
              </table:table-cell>
              <table:table-cell office:value-type="float" office:value="0.303224825554061">
                <text:p>0.303224825554061</text:p>
              </table:table-cell>
              <table:table-cell office:value-type="float" office:value="0.303224825554061">
                <text:p>0.303224825554061</text:p>
              </table:table-cell>
              <table:table-cell office:value-type="float" office:value="0.303224825554061">
                <text:p>0.3032248255540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5686133990009">
                <text:p>0.35686133990009</text:p>
              </table:table-cell>
              <table:table-cell office:value-type="float" office:value="0.406745680833456">
                <text:p>0.406745680833456</text:p>
              </table:table-cell>
              <table:table-cell office:value-type="float" office:value="0.406745680833456">
                <text:p>0.406745680833456</text:p>
              </table:table-cell>
              <table:table-cell office:value-type="float" office:value="0.406745680833456">
                <text:p>0.406745680833456</text:p>
              </table:table-cell>
              <table:table-cell office:value-type="float" office:value="0.406745680833456">
                <text:p>0.406745680833456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458122361944033">
                <text:p>0.458122361944033</text:p>
              </table:table-cell>
              <table:table-cell office:value-type="float" office:value="0.458122361944033">
                <text:p>0.458122361944033</text:p>
              </table:table-cell>
              <table:table-cell office:value-type="float" office:value="0.458122361944033">
                <text:p>0.458122361944033</text:p>
              </table:table-cell>
              <table:table-cell office:value-type="float" office:value="0.458122361944033">
                <text:p>0.458122361944033</text:p>
              </table:table-cell>
              <table:table-cell office:value-type="float" office:value="0.458122361944033">
                <text:p>0.45812236194403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382236023189068">
                <text:p>0.382236023189068</text:p>
              </table:table-cell>
              <table:table-cell office:value-type="float" office:value="0.382236023189068">
                <text:p>0.382236023189068</text:p>
              </table:table-cell>
              <table:table-cell office:value-type="float" office:value="0.382236023189068">
                <text:p>0.382236023189068</text:p>
              </table:table-cell>
              <table:table-cell office:value-type="float" office:value="0.382236023189068">
                <text:p>0.382236023189068</text:p>
              </table:table-cell>
              <table:table-cell office:value-type="float" office:value="0.382236023189068">
                <text:p>0.382236023189068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442396442557563">
                <text:p>0.442396442557563</text:p>
              </table:table-cell>
              <table:table-cell office:value-type="float" office:value="0.442396442557563">
                <text:p>0.442396442557563</text:p>
              </table:table-cell>
              <table:table-cell office:value-type="float" office:value="0.442396442557563">
                <text:p>0.442396442557563</text:p>
              </table:table-cell>
              <table:table-cell office:value-type="float" office:value="0.442396442557563">
                <text:p>0.442396442557563</text:p>
              </table:table-cell>
              <table:table-cell office:value-type="float" office:value="0.442396442557563">
                <text:p>0.44239644255756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397774434580552">
                <text:p>0.397774434580552</text:p>
              </table:table-cell>
              <table:table-cell office:value-type="float" office:value="0.397774434580552">
                <text:p>0.397774434580552</text:p>
              </table:table-cell>
              <table:table-cell office:value-type="float" office:value="0.397774434580552">
                <text:p>0.397774434580552</text:p>
              </table:table-cell>
              <table:table-cell office:value-type="float" office:value="0.397774434580552">
                <text:p>0.397774434580552</text:p>
              </table:table-cell>
              <table:table-cell office:value-type="float" office:value="0.397774434580552">
                <text:p>0.3977744345805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86459314655131">
                <text:p>0.286459314655131</text:p>
              </table:table-cell>
              <table:table-cell office:value-type="float" office:value="0.286459314655131">
                <text:p>0.286459314655131</text:p>
              </table:table-cell>
              <table:table-cell office:value-type="float" office:value="0.286459314655131">
                <text:p>0.286459314655131</text:p>
              </table:table-cell>
              <table:table-cell office:value-type="float" office:value="0.286459314655131">
                <text:p>0.286459314655131</text:p>
              </table:table-cell>
              <table:table-cell office:value-type="float" office:value="0.286459314655131">
                <text:p>0.286459314655131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258263004781493">
                <text:p>0.258263004781493</text:p>
              </table:table-cell>
              <table:table-cell office:value-type="float" office:value="0.258263004781493">
                <text:p>0.258263004781493</text:p>
              </table:table-cell>
              <table:table-cell office:value-type="float" office:value="0.258263004781493">
                <text:p>0.258263004781493</text:p>
              </table:table-cell>
              <table:table-cell office:value-type="float" office:value="0.258263004781493">
                <text:p>0.258263004781493</text:p>
              </table:table-cell>
              <table:table-cell office:value-type="float" office:value="0.258263004781493">
                <text:p>0.25826300478149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310059906124057">
                <text:p>0.310059906124057</text:p>
              </table:table-cell>
              <table:table-cell office:value-type="float" office:value="0.275879171263795">
                <text:p>0.275879171263795</text:p>
              </table:table-cell>
              <table:table-cell office:value-type="float" office:value="0.275879171263795">
                <text:p>0.275879171263795</text:p>
              </table:table-cell>
              <table:table-cell office:value-type="float" office:value="0.112274882255129">
                <text:p>0.112274882255129</text:p>
              </table:table-cell>
              <table:table-cell office:value-type="float" office:value="0.112274882255129">
                <text:p>0.11227488225512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213081019204788">
                <text:p>0.213081019204788</text:p>
              </table:table-cell>
              <table:table-cell office:value-type="float" office:value="0.264371573118706">
                <text:p>0.264371573118706</text:p>
              </table:table-cell>
              <table:table-cell office:value-type="float" office:value="0.264371573118706">
                <text:p>0.264371573118706</text:p>
              </table:table-cell>
              <table:table-cell office:value-type="float" office:value="0.264371573118706">
                <text:p>0.264371573118706</text:p>
              </table:table-cell>
              <table:table-cell office:value-type="float" office:value="0.264371573118706">
                <text:p>0.264371573118706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256666601222341">
                <text:p>0.256666601222341</text:p>
              </table:table-cell>
              <table:table-cell office:value-type="float" office:value="0.256666601222341">
                <text:p>0.256666601222341</text:p>
              </table:table-cell>
              <table:table-cell office:value-type="float" office:value="0.256666601222341">
                <text:p>0.256666601222341</text:p>
              </table:table-cell>
              <table:table-cell office:value-type="float" office:value="0.256666601222341">
                <text:p>0.256666601222341</text:p>
              </table:table-cell>
              <table:table-cell office:value-type="float" office:value="0.256666601222341">
                <text:p>0.25666660122234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74877023181416">
                <text:p>0.274877023181416</text:p>
              </table:table-cell>
              <table:table-cell office:value-type="float" office:value="0.274877023181416">
                <text:p>0.274877023181416</text:p>
              </table:table-cell>
              <table:table-cell office:value-type="float" office:value="0.274877023181416">
                <text:p>0.274877023181416</text:p>
              </table:table-cell>
              <table:table-cell office:value-type="float" office:value="0.274877023181416">
                <text:p>0.274877023181416</text:p>
              </table:table-cell>
              <table:table-cell office:value-type="float" office:value="0.274877023181416">
                <text:p>0.274877023181416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320297849071405">
                <text:p>0.320297849071405</text:p>
              </table:table-cell>
              <table:table-cell office:value-type="float" office:value="0.320297849071405">
                <text:p>0.320297849071405</text:p>
              </table:table-cell>
              <table:table-cell office:value-type="float" office:value="0.320297849071405">
                <text:p>0.320297849071405</text:p>
              </table:table-cell>
              <table:table-cell office:value-type="float" office:value="0.320297849071405">
                <text:p>0.320297849071405</text:p>
              </table:table-cell>
              <table:table-cell office:value-type="float" office:value="0.320297849071405">
                <text:p>0.320297849071405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502877624947294">
                <text:p>0.502877624947294</text:p>
              </table:table-cell>
              <table:table-cell office:value-type="float" office:value="0.502877624947294">
                <text:p>0.502877624947294</text:p>
              </table:table-cell>
              <table:table-cell office:value-type="float" office:value="0.502877624947294">
                <text:p>0.502877624947294</text:p>
              </table:table-cell>
              <table:table-cell office:value-type="float" office:value="0.502877624947294">
                <text:p>0.502877624947294</text:p>
              </table:table-cell>
              <table:table-cell office:value-type="float" office:value="0.502877624947294">
                <text:p>0.502877624947294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373913662095106">
                <text:p>0.373913662095106</text:p>
              </table:table-cell>
              <table:table-cell office:value-type="float" office:value="0.373913662095106">
                <text:p>0.373913662095106</text:p>
              </table:table-cell>
              <table:table-cell office:value-type="float" office:value="0.373913662095106">
                <text:p>0.373913662095106</text:p>
              </table:table-cell>
              <table:table-cell office:value-type="float" office:value="0.373913662095106">
                <text:p>0.373913662095106</text:p>
              </table:table-cell>
              <table:table-cell office:value-type="float" office:value="0.373913662095106">
                <text:p>0.373913662095106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411678807213538">
                <text:p>0.411678807213538</text:p>
              </table:table-cell>
              <table:table-cell office:value-type="float" office:value="0.411678807213538">
                <text:p>0.411678807213538</text:p>
              </table:table-cell>
              <table:table-cell office:value-type="float" office:value="0.411678807213538">
                <text:p>0.411678807213538</text:p>
              </table:table-cell>
              <table:table-cell office:value-type="float" office:value="0.411678807213538">
                <text:p>0.411678807213538</text:p>
              </table:table-cell>
              <table:table-cell office:value-type="float" office:value="0.411678807213538">
                <text:p>0.4116788072135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252925690875391">
                <text:p>0.000252925690875391</text:p>
              </table:table-cell>
              <table:table-cell office:value-type="float" office:value="0.000252925690875391">
                <text:p>0.000252925690875391</text:p>
              </table:table-cell>
              <table:table-cell office:value-type="float" office:value="0.288688589576214">
                <text:p>0.288688589576214</text:p>
              </table:table-cell>
              <table:table-cell office:value-type="float" office:value="0.288688589576214">
                <text:p>0.288688589576214</text:p>
              </table:table-cell>
              <table:table-cell office:value-type="float" office:value="0.288688589576214">
                <text:p>0.288688589576214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431037193344803">
                <text:p>0.431037193344803</text:p>
              </table:table-cell>
              <table:table-cell office:value-type="float" office:value="0.431037193344803">
                <text:p>0.431037193344803</text:p>
              </table:table-cell>
              <table:table-cell office:value-type="float" office:value="0.431037193344803">
                <text:p>0.431037193344803</text:p>
              </table:table-cell>
              <table:table-cell office:value-type="float" office:value="0.431037193344803">
                <text:p>0.431037193344803</text:p>
              </table:table-cell>
              <table:table-cell office:value-type="float" office:value="0.431037193344803">
                <text:p>0.43103719334480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0855915141129507">
                <text:p>0.0855915141129507</text:p>
              </table:table-cell>
              <table:table-cell office:value-type="float" office:value="0.274684524652676">
                <text:p>0.274684524652676</text:p>
              </table:table-cell>
              <table:table-cell office:value-type="float" office:value="0.274684524652676">
                <text:p>0.274684524652676</text:p>
              </table:table-cell>
              <table:table-cell office:value-type="float" office:value="0.274684524652676">
                <text:p>0.274684524652676</text:p>
              </table:table-cell>
              <table:table-cell office:value-type="float" office:value="0.274684524652676">
                <text:p>0.274684524652676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0.13873086232848">
                <text:p>0.13873086232848</text:p>
              </table:table-cell>
              <table:table-cell office:value-type="float" office:value="0.269316785792925">
                <text:p>0.269316785792925</text:p>
              </table:table-cell>
              <table:table-cell office:value-type="float" office:value="0.15440611871204">
                <text:p>0.15440611871204</text:p>
              </table:table-cell>
              <table:table-cell office:value-type="float" office:value="0.15440611871204">
                <text:p>0.15440611871204</text:p>
              </table:table-cell>
              <table:table-cell office:value-type="float" office:value="0.15440611871204">
                <text:p>0.15440611871204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.12279749441317">
                <text:p>0.12279749441317</text:p>
              </table:table-cell>
              <table:table-cell office:value-type="float" office:value="0.12279749441317">
                <text:p>0.12279749441317</text:p>
              </table:table-cell>
              <table:table-cell office:value-type="float" office:value="0.12279749441317">
                <text:p>0.12279749441317</text:p>
              </table:table-cell>
              <table:table-cell office:value-type="float" office:value="0.290192806736375">
                <text:p>0.290192806736375</text:p>
              </table:table-cell>
              <table:table-cell office:value-type="float" office:value="0.290192806736375">
                <text:p>0.29019280673637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24217320819283">
                <text:p>0.224217320819283</text:p>
              </table:table-cell>
              <table:table-cell office:value-type="float" office:value="0.224217320819283">
                <text:p>0.224217320819283</text:p>
              </table:table-cell>
              <table:table-cell office:value-type="float" office:value="0.224217320819283">
                <text:p>0.224217320819283</text:p>
              </table:table-cell>
              <table:table-cell office:value-type="float" office:value="0.224217320819283">
                <text:p>0.224217320819283</text:p>
              </table:table-cell>
              <table:table-cell office:value-type="float" office:value="0.224217320819283">
                <text:p>0.224217320819283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0.315895823988716">
                <text:p>0.315895823988716</text:p>
              </table:table-cell>
              <table:table-cell office:value-type="float" office:value="0.500831142234287">
                <text:p>0.500831142234287</text:p>
              </table:table-cell>
              <table:table-cell office:value-type="float" office:value="0.500831142234287">
                <text:p>0.500831142234287</text:p>
              </table:table-cell>
              <table:table-cell office:value-type="float" office:value="0.500831142234287">
                <text:p>0.500831142234287</text:p>
              </table:table-cell>
              <table:table-cell office:value-type="float" office:value="0.500831142234287">
                <text:p>0.500831142234287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0.26695090763057">
                <text:p>0.26695090763057</text:p>
              </table:table-cell>
              <table:table-cell office:value-type="float" office:value="0.26695090763057">
                <text:p>0.26695090763057</text:p>
              </table:table-cell>
              <table:table-cell office:value-type="float" office:value="0.26695090763057">
                <text:p>0.26695090763057</text:p>
              </table:table-cell>
              <table:table-cell office:value-type="float" office:value="0.26695090763057">
                <text:p>0.26695090763057</text:p>
              </table:table-cell>
              <table:table-cell office:value-type="float" office:value="0.26695090763057">
                <text:p>0.26695090763057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.235335698212215">
                <text:p>0.235335698212215</text:p>
              </table:table-cell>
              <table:table-cell office:value-type="float" office:value="0.299781843325017">
                <text:p>0.299781843325017</text:p>
              </table:table-cell>
              <table:table-cell office:value-type="float" office:value="0.299781843325017">
                <text:p>0.299781843325017</text:p>
              </table:table-cell>
              <table:table-cell office:value-type="float" office:value="0.299781843325017">
                <text:p>0.299781843325017</text:p>
              </table:table-cell>
              <table:table-cell office:value-type="float" office:value="0.299781843325017">
                <text:p>0.299781843325017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0.167815712065315">
                <text:p>0.167815712065315</text:p>
              </table:table-cell>
              <table:table-cell office:value-type="float" office:value="0.250104536454423">
                <text:p>0.250104536454423</text:p>
              </table:table-cell>
              <table:table-cell office:value-type="float" office:value="0.250104536454423">
                <text:p>0.250104536454423</text:p>
              </table:table-cell>
              <table:table-cell office:value-type="float" office:value="0.170314076810459">
                <text:p>0.170314076810459</text:p>
              </table:table-cell>
              <table:table-cell office:value-type="float" office:value="0.170314076810459">
                <text:p>0.1703140768104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923475719643822">
                <text:p>0.0923475719643822</text:p>
              </table:table-cell>
              <table:table-cell office:value-type="float" office:value="0.10050577831398">
                <text:p>0.10050577831398</text:p>
              </table:table-cell>
              <table:table-cell office:value-type="float" office:value="0.166428105166694">
                <text:p>0.166428105166694</text:p>
              </table:table-cell>
              <table:table-cell office:value-type="float" office:value="0.166428105166694">
                <text:p>0.166428105166694</text:p>
              </table:table-cell>
              <table:table-cell office:value-type="float" office:value="0.166428105166694">
                <text:p>0.166428105166694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0.271989313390619">
                <text:p>0.271989313390619</text:p>
              </table:table-cell>
              <table:table-cell office:value-type="float" office:value="0.359554257935534">
                <text:p>0.359554257935534</text:p>
              </table:table-cell>
              <table:table-cell office:value-type="float" office:value="0.359554257935534">
                <text:p>0.359554257935534</text:p>
              </table:table-cell>
              <table:table-cell office:value-type="float" office:value="0.373128071968062">
                <text:p>0.373128071968062</text:p>
              </table:table-cell>
              <table:table-cell office:value-type="float" office:value="0.373128071968062">
                <text:p>0.373128071968062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.118483836678416">
                <text:p>0.118483836678416</text:p>
              </table:table-cell>
              <table:table-cell office:value-type="float" office:value="0.218438087005169">
                <text:p>0.218438087005169</text:p>
              </table:table-cell>
              <table:table-cell office:value-type="float" office:value="0.312994383166159">
                <text:p>0.312994383166159</text:p>
              </table:table-cell>
              <table:table-cell office:value-type="float" office:value="0.312994383166159">
                <text:p>0.312994383166159</text:p>
              </table:table-cell>
              <table:table-cell office:value-type="float" office:value="0.312994383166159">
                <text:p>0.312994383166159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0.312091944034107">
                <text:p>0.312091944034107</text:p>
              </table:table-cell>
              <table:table-cell office:value-type="float" office:value="0.381067669617635">
                <text:p>0.381067669617635</text:p>
              </table:table-cell>
              <table:table-cell office:value-type="float" office:value="0.381067669617635">
                <text:p>0.381067669617635</text:p>
              </table:table-cell>
              <table:table-cell office:value-type="float" office:value="0.381067669617635">
                <text:p>0.381067669617635</text:p>
              </table:table-cell>
              <table:table-cell office:value-type="float" office:value="0.381067669617635">
                <text:p>0.381067669617635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0.351621890583453">
                <text:p>0.351621890583453</text:p>
              </table:table-cell>
              <table:table-cell office:value-type="float" office:value="0.351621890583453">
                <text:p>0.351621890583453</text:p>
              </table:table-cell>
              <table:table-cell office:value-type="float" office:value="0.351621890583453">
                <text:p>0.351621890583453</text:p>
              </table:table-cell>
              <table:table-cell office:value-type="float" office:value="0.351621890583453">
                <text:p>0.351621890583453</text:p>
              </table:table-cell>
              <table:table-cell office:value-type="float" office:value="0.351621890583453">
                <text:p>0.35162189058345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80550650200962">
                <text:p>0.380550650200962</text:p>
              </table:table-cell>
              <table:table-cell office:value-type="float" office:value="0.380550650200962">
                <text:p>0.380550650200962</text:p>
              </table:table-cell>
              <table:table-cell office:value-type="float" office:value="0.380550650200962">
                <text:p>0.380550650200962</text:p>
              </table:table-cell>
              <table:table-cell office:value-type="float" office:value="0.380550650200962">
                <text:p>0.380550650200962</text:p>
              </table:table-cell>
              <table:table-cell office:value-type="float" office:value="0.380550650200962">
                <text:p>0.380550650200962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.414792805371512">
                <text:p>0.414792805371512</text:p>
              </table:table-cell>
              <table:table-cell office:value-type="float" office:value="0.414792805371512">
                <text:p>0.414792805371512</text:p>
              </table:table-cell>
              <table:table-cell office:value-type="float" office:value="0.414792805371512">
                <text:p>0.414792805371512</text:p>
              </table:table-cell>
              <table:table-cell office:value-type="float" office:value="0.414792805371512">
                <text:p>0.414792805371512</text:p>
              </table:table-cell>
              <table:table-cell office:value-type="float" office:value="0.414792805371512">
                <text:p>0.414792805371512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0.330645854852606">
                <text:p>0.330645854852606</text:p>
              </table:table-cell>
              <table:table-cell office:value-type="float" office:value="0.202611229401656">
                <text:p>0.202611229401656</text:p>
              </table:table-cell>
              <table:table-cell office:value-type="float" office:value="0.202611229401656">
                <text:p>0.202611229401656</text:p>
              </table:table-cell>
              <table:table-cell office:value-type="float" office:value="0.202611229401656">
                <text:p>0.202611229401656</text:p>
              </table:table-cell>
              <table:table-cell office:value-type="float" office:value="0.202611229401656">
                <text:p>0.202611229401656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0.432724332896101">
                <text:p>0.432724332896101</text:p>
              </table:table-cell>
              <table:table-cell office:value-type="float" office:value="0.432724332896101">
                <text:p>0.432724332896101</text:p>
              </table:table-cell>
              <table:table-cell office:value-type="float" office:value="0.432724332896101">
                <text:p>0.432724332896101</text:p>
              </table:table-cell>
              <table:table-cell office:value-type="float" office:value="0.432724332896101">
                <text:p>0.432724332896101</text:p>
              </table:table-cell>
              <table:table-cell office:value-type="float" office:value="0.432724332896101">
                <text:p>0.43272433289610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0.197000586548356">
                <text:p>0.197000586548356</text:p>
              </table:table-cell>
              <table:table-cell office:value-type="float" office:value="0.455453876909277">
                <text:p>0.455453876909277</text:p>
              </table:table-cell>
              <table:table-cell office:value-type="float" office:value="0.455453876909277">
                <text:p>0.455453876909277</text:p>
              </table:table-cell>
              <table:table-cell office:value-type="float" office:value="0.455453876909277">
                <text:p>0.455453876909277</text:p>
              </table:table-cell>
              <table:table-cell office:value-type="float" office:value="0.455453876909277">
                <text:p>0.4554538769092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17719657137212">
                <text:p>0.317719657137212</text:p>
              </table:table-cell>
              <table:table-cell office:value-type="float" office:value="0.409111407773149">
                <text:p>0.409111407773149</text:p>
              </table:table-cell>
              <table:table-cell office:value-type="float" office:value="0.409111407773149">
                <text:p>0.409111407773149</text:p>
              </table:table-cell>
              <table:table-cell office:value-type="float" office:value="0.409111407773149">
                <text:p>0.409111407773149</text:p>
              </table:table-cell>
              <table:table-cell office:value-type="float" office:value="0.409111407773149">
                <text:p>0.409111407773149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0.0153302208919773">
                <text:p>0.0153302208919773</text:p>
              </table:table-cell>
              <table:table-cell office:value-type="float" office:value="-0.180316422150746">
                <text:p>-0.180316422150746</text:p>
              </table:table-cell>
              <table:table-cell office:value-type="float" office:value="0.221636735505762">
                <text:p>0.221636735505762</text:p>
              </table:table-cell>
              <table:table-cell office:value-type="float" office:value="0.221636735505762">
                <text:p>0.221636735505762</text:p>
              </table:table-cell>
              <table:table-cell office:value-type="float" office:value="0.221636735505762">
                <text:p>0.221636735505762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0.0435435511369587">
                <text:p>0.0435435511369587</text:p>
              </table:table-cell>
              <table:table-cell office:value-type="float" office:value="0.260424591747063">
                <text:p>0.260424591747063</text:p>
              </table:table-cell>
              <table:table-cell office:value-type="float" office:value="0.255965192497518">
                <text:p>0.255965192497518</text:p>
              </table:table-cell>
              <table:table-cell office:value-type="float" office:value="0.255965192497518">
                <text:p>0.255965192497518</text:p>
              </table:table-cell>
              <table:table-cell office:value-type="float" office:value="0.255965192497518">
                <text:p>0.255965192497518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0.110353270156202">
                <text:p>0.110353270156202</text:p>
              </table:table-cell>
              <table:table-cell office:value-type="float" office:value="0.11339276393619">
                <text:p>0.11339276393619</text:p>
              </table:table-cell>
              <table:table-cell office:value-type="float" office:value="0.0110362089628271">
                <text:p>0.0110362089628271</text:p>
              </table:table-cell>
              <table:table-cell office:value-type="float" office:value="0.322248763048981">
                <text:p>0.322248763048981</text:p>
              </table:table-cell>
              <table:table-cell office:value-type="float" office:value="0.322248763048981">
                <text:p>0.322248763048981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.143694485223244">
                <text:p>0.143694485223244</text:p>
              </table:table-cell>
              <table:table-cell office:value-type="float" office:value="0.22218889184079">
                <text:p>0.22218889184079</text:p>
              </table:table-cell>
              <table:table-cell office:value-type="float" office:value="-0.0938621638318125">
                <text:p>-0.0938621638318125</text:p>
              </table:table-cell>
              <table:table-cell office:value-type="float" office:value="0.245487288102163">
                <text:p>0.245487288102163</text:p>
              </table:table-cell>
              <table:table-cell office:value-type="float" office:value="0.245487288102163">
                <text:p>0.2454872881021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29884806128933">
                <text:p>0.129884806128933</text:p>
              </table:table-cell>
              <table:table-cell office:value-type="float" office:value="0.300473034297057">
                <text:p>0.300473034297057</text:p>
              </table:table-cell>
              <table:table-cell office:value-type="float" office:value="0.418532539611069">
                <text:p>0.418532539611069</text:p>
              </table:table-cell>
              <table:table-cell office:value-type="float" office:value="0.450315750131045">
                <text:p>0.450315750131045</text:p>
              </table:table-cell>
              <table:table-cell office:value-type="float" office:value="0.450315750131045">
                <text:p>0.450315750131045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.189841879133646">
                <text:p>0.189841879133646</text:p>
              </table:table-cell>
              <table:table-cell office:value-type="float" office:value="0.237472828163613">
                <text:p>0.237472828163613</text:p>
              </table:table-cell>
              <table:table-cell office:value-type="float" office:value="0.103265514514843">
                <text:p>0.103265514514843</text:p>
              </table:table-cell>
              <table:table-cell office:value-type="float" office:value="0.313716218296934">
                <text:p>0.313716218296934</text:p>
              </table:table-cell>
              <table:table-cell office:value-type="float" office:value="0.0296736028862682">
                <text:p>0.0296736028862682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0.0195376035075428">
                <text:p>0.0195376035075428</text:p>
              </table:table-cell>
              <table:table-cell office:value-type="float" office:value="0.0594669217339575">
                <text:p>0.0594669217339575</text:p>
              </table:table-cell>
              <table:table-cell office:value-type="float" office:value="0.0594669217339575">
                <text:p>0.0594669217339575</text:p>
              </table:table-cell>
              <table:table-cell office:value-type="float" office:value="0.0594669217339575">
                <text:p>0.0594669217339575</text:p>
              </table:table-cell>
              <table:table-cell office:value-type="float" office:value="0.0594669217339575">
                <text:p>0.0594669217339575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.209203577423668">
                <text:p>0.209203577423668</text:p>
              </table:table-cell>
              <table:table-cell office:value-type="float" office:value="0.383716076419433">
                <text:p>0.383716076419433</text:p>
              </table:table-cell>
              <table:table-cell office:value-type="float" office:value="0.383716076419433">
                <text:p>0.383716076419433</text:p>
              </table:table-cell>
              <table:table-cell office:value-type="float" office:value="0.383716076419433">
                <text:p>0.383716076419433</text:p>
              </table:table-cell>
              <table:table-cell office:value-type="float" office:value="0.102483915348505">
                <text:p>0.102483915348505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0.147960003873163">
                <text:p>0.147960003873163</text:p>
              </table:table-cell>
              <table:table-cell office:value-type="float" office:value="0.409085494604206">
                <text:p>0.409085494604206</text:p>
              </table:table-cell>
              <table:table-cell office:value-type="float" office:value="0.662473907289354">
                <text:p>0.662473907289354</text:p>
              </table:table-cell>
              <table:table-cell office:value-type="float" office:value="0.662473907289354">
                <text:p>0.662473907289354</text:p>
              </table:table-cell>
              <table:table-cell office:value-type="float" office:value="0.662473907289354">
                <text:p>0.66247390728935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53418297152454">
                <text:p>0.153418297152454</text:p>
              </table:table-cell>
              <table:table-cell office:value-type="float" office:value="0.41490403892234">
                <text:p>0.41490403892234</text:p>
              </table:table-cell>
              <table:table-cell office:value-type="float" office:value="0.619962728008198">
                <text:p>0.619962728008198</text:p>
              </table:table-cell>
              <table:table-cell office:value-type="float" office:value="0.619962728008198">
                <text:p>0.619962728008198</text:p>
              </table:table-cell>
              <table:table-cell office:value-type="float" office:value="0.619962728008198">
                <text:p>0.619962728008198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.422639695495554">
                <text:p>0.422639695495554</text:p>
              </table:table-cell>
              <table:table-cell office:value-type="float" office:value="0.422639695495554">
                <text:p>0.422639695495554</text:p>
              </table:table-cell>
              <table:table-cell office:value-type="float" office:value="0.422639695495554">
                <text:p>0.422639695495554</text:p>
              </table:table-cell>
              <table:table-cell office:value-type="float" office:value="0.636494684620864">
                <text:p>0.636494684620864</text:p>
              </table:table-cell>
              <table:table-cell office:value-type="float" office:value="0.636494684620864">
                <text:p>0.636494684620864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.132029799513547">
                <text:p>0.132029799513547</text:p>
              </table:table-cell>
              <table:table-cell office:value-type="float" office:value="0.489617410622565">
                <text:p>0.489617410622565</text:p>
              </table:table-cell>
              <table:table-cell office:value-type="float" office:value="0.631237414871196">
                <text:p>0.631237414871196</text:p>
              </table:table-cell>
              <table:table-cell office:value-type="float" office:value="0.631237414871196">
                <text:p>0.631237414871196</text:p>
              </table:table-cell>
              <table:table-cell office:value-type="float" office:value="0.631237414871196">
                <text:p>0.631237414871196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.199449180273594">
                <text:p>0.199449180273594</text:p>
              </table:table-cell>
              <table:table-cell office:value-type="float" office:value="0.388278702984348">
                <text:p>0.388278702984348</text:p>
              </table:table-cell>
              <table:table-cell office:value-type="float" office:value="0.509701865954303">
                <text:p>0.509701865954303</text:p>
              </table:table-cell>
              <table:table-cell office:value-type="float" office:value="0.509701865954303">
                <text:p>0.509701865954303</text:p>
              </table:table-cell>
              <table:table-cell office:value-type="float" office:value="0.509701865954303">
                <text:p>0.509701865954303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.22831985024257">
                <text:p>0.22831985024257</text:p>
              </table:table-cell>
              <table:table-cell office:value-type="float" office:value="0.315528474779628">
                <text:p>0.315528474779628</text:p>
              </table:table-cell>
              <table:table-cell office:value-type="float" office:value="0.429256164041552">
                <text:p>0.429256164041552</text:p>
              </table:table-cell>
              <table:table-cell office:value-type="float" office:value="0.429256164041552">
                <text:p>0.429256164041552</text:p>
              </table:table-cell>
              <table:table-cell office:value-type="float" office:value="0.45702491097363">
                <text:p>0.4570249109736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36473781845498">
                <text:p>0.336473781845498</text:p>
              </table:table-cell>
              <table:table-cell office:value-type="float" office:value="0.525957850128655">
                <text:p>0.525957850128655</text:p>
              </table:table-cell>
              <table:table-cell office:value-type="float" office:value="0.670597104467742">
                <text:p>0.670597104467742</text:p>
              </table:table-cell>
              <table:table-cell office:value-type="float" office:value="0.670597104467742">
                <text:p>0.670597104467742</text:p>
              </table:table-cell>
              <table:table-cell office:value-type="float" office:value="0.670597104467742">
                <text:p>0.670597104467742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.146175399986992">
                <text:p>0.146175399986992</text:p>
              </table:table-cell>
              <table:table-cell office:value-type="float" office:value="0.330372143252877">
                <text:p>0.330372143252877</text:p>
              </table:table-cell>
              <table:table-cell office:value-type="float" office:value="0.521409380156993">
                <text:p>0.521409380156993</text:p>
              </table:table-cell>
              <table:table-cell office:value-type="float" office:value="0.658544421677364">
                <text:p>0.658544421677364</text:p>
              </table:table-cell>
              <table:table-cell office:value-type="float" office:value="0.658544421677364">
                <text:p>0.658544421677364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.328558170115532">
                <text:p>0.328558170115532</text:p>
              </table:table-cell>
              <table:table-cell office:value-type="float" office:value="0.654298093151887">
                <text:p>0.654298093151887</text:p>
              </table:table-cell>
              <table:table-cell office:value-type="float" office:value="0.654298093151887">
                <text:p>0.654298093151887</text:p>
              </table:table-cell>
              <table:table-cell office:value-type="float" office:value="0.654298093151887">
                <text:p>0.654298093151887</text:p>
              </table:table-cell>
              <table:table-cell office:value-type="float" office:value="0.654298093151887">
                <text:p>0.654298093151887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.282993520496073">
                <text:p>0.282993520496073</text:p>
              </table:table-cell>
              <table:table-cell office:value-type="float" office:value="0.0843511808322769">
                <text:p>0.0843511808322769</text:p>
              </table:table-cell>
              <table:table-cell office:value-type="float" office:value="0.0843511808322769">
                <text:p>0.0843511808322769</text:p>
              </table:table-cell>
              <table:table-cell office:value-type="float" office:value="0.0843511808322769">
                <text:p>0.0843511808322769</text:p>
              </table:table-cell>
              <table:table-cell office:value-type="float" office:value="0.349410247709878">
                <text:p>0.349410247709878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0.265116650510112">
                <text:p>0.265116650510112</text:p>
              </table:table-cell>
              <table:table-cell office:value-type="float" office:value="0.407811290485503">
                <text:p>0.407811290485503</text:p>
              </table:table-cell>
              <table:table-cell office:value-type="float" office:value="0.66484835433677">
                <text:p>0.66484835433677</text:p>
              </table:table-cell>
              <table:table-cell office:value-type="float" office:value="0.66484835433677">
                <text:p>0.66484835433677</text:p>
              </table:table-cell>
              <table:table-cell office:value-type="float" office:value="0.66484835433677">
                <text:p>0.664848354336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96434848585287">
                <text:p>0.396434848585287</text:p>
              </table:table-cell>
              <table:table-cell office:value-type="float" office:value="0.464005679602411">
                <text:p>0.464005679602411</text:p>
              </table:table-cell>
              <table:table-cell office:value-type="float" office:value="0.655702994268567">
                <text:p>0.655702994268567</text:p>
              </table:table-cell>
              <table:table-cell office:value-type="float" office:value="0.655702994268567">
                <text:p>0.655702994268567</text:p>
              </table:table-cell>
              <table:table-cell office:value-type="float" office:value="0.655702994268567">
                <text:p>0.655702994268567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.165576559738955">
                <text:p>0.165576559738955</text:p>
              </table:table-cell>
              <table:table-cell office:value-type="float" office:value="0.623387646541593">
                <text:p>0.623387646541593</text:p>
              </table:table-cell>
              <table:table-cell office:value-type="float" office:value="0.323518377355501">
                <text:p>0.323518377355501</text:p>
              </table:table-cell>
              <table:table-cell office:value-type="float" office:value="0.323518377355501">
                <text:p>0.323518377355501</text:p>
              </table:table-cell>
              <table:table-cell office:value-type="float" office:value="0.323518377355501">
                <text:p>0.323518377355501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.267510371484575">
                <text:p>0.267510371484575</text:p>
              </table:table-cell>
              <table:table-cell office:value-type="float" office:value="0.48207792263709">
                <text:p>0.48207792263709</text:p>
              </table:table-cell>
              <table:table-cell office:value-type="float" office:value="0.46279907278929">
                <text:p>0.46279907278929</text:p>
              </table:table-cell>
              <table:table-cell office:value-type="float" office:value="0.656114248373335">
                <text:p>0.656114248373335</text:p>
              </table:table-cell>
              <table:table-cell office:value-type="float" office:value="0.656114248373335">
                <text:p>0.656114248373335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.19099459641062">
                <text:p>0.19099459641062</text:p>
              </table:table-cell>
              <table:table-cell office:value-type="float" office:value="0.64791726833736">
                <text:p>0.64791726833736</text:p>
              </table:table-cell>
              <table:table-cell office:value-type="float" office:value="0.64791726833736">
                <text:p>0.64791726833736</text:p>
              </table:table-cell>
              <table:table-cell office:value-type="float" office:value="0.64791726833736">
                <text:p>0.64791726833736</text:p>
              </table:table-cell>
              <table:table-cell office:value-type="float" office:value="0.64791726833736">
                <text:p>0.64791726833736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-0.100725778292078">
                <text:p>-0.100725778292078</text:p>
              </table:table-cell>
              <table:table-cell office:value-type="float" office:value="-0.149142409446173">
                <text:p>-0.149142409446173</text:p>
              </table:table-cell>
              <table:table-cell office:value-type="float" office:value="0.327327187436919">
                <text:p>0.327327187436919</text:p>
              </table:table-cell>
              <table:table-cell office:value-type="float" office:value="0.327327187436919">
                <text:p>0.327327187436919</text:p>
              </table:table-cell>
              <table:table-cell office:value-type="float" office:value="0.327327187436919">
                <text:p>0.3273271874369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93784109387606">
                <text:p>0.393784109387606</text:p>
              </table:table-cell>
              <table:table-cell office:value-type="float" office:value="0.521308688415372">
                <text:p>0.521308688415372</text:p>
              </table:table-cell>
              <table:table-cell office:value-type="float" office:value="0.621935864551379">
                <text:p>0.621935864551379</text:p>
              </table:table-cell>
              <table:table-cell office:value-type="float" office:value="0.621935864551379">
                <text:p>0.621935864551379</text:p>
              </table:table-cell>
              <table:table-cell office:value-type="float" office:value="0.621935864551379">
                <text:p>0.621935864551379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0.268389081665919">
                <text:p>0.268389081665919</text:p>
              </table:table-cell>
              <table:table-cell office:value-type="float" office:value="0.473997133078176">
                <text:p>0.473997133078176</text:p>
              </table:table-cell>
              <table:table-cell office:value-type="float" office:value="0.612827271807385">
                <text:p>0.612827271807385</text:p>
              </table:table-cell>
              <table:table-cell office:value-type="float" office:value="0.612827271807385">
                <text:p>0.612827271807385</text:p>
              </table:table-cell>
              <table:table-cell office:value-type="float" office:value="0.612827271807385">
                <text:p>0.612827271807385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0.203282337483985">
                <text:p>0.203282337483985</text:p>
              </table:table-cell>
              <table:table-cell office:value-type="float" office:value="0.210105572395502">
                <text:p>0.210105572395502</text:p>
              </table:table-cell>
              <table:table-cell office:value-type="float" office:value="0.600149181731133">
                <text:p>0.600149181731133</text:p>
              </table:table-cell>
              <table:table-cell office:value-type="float" office:value="0.600149181731133">
                <text:p>0.600149181731133</text:p>
              </table:table-cell>
              <table:table-cell office:value-type="float" office:value="0.600149181731133">
                <text:p>0.600149181731133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.15903586101847">
                <text:p>0.15903586101847</text:p>
              </table:table-cell>
              <table:table-cell office:value-type="float" office:value="0.322981421320286">
                <text:p>0.322981421320286</text:p>
              </table:table-cell>
              <table:table-cell office:value-type="float" office:value="0.245599787399045">
                <text:p>0.245599787399045</text:p>
              </table:table-cell>
              <table:table-cell office:value-type="float" office:value="0.245599787399045">
                <text:p>0.245599787399045</text:p>
              </table:table-cell>
              <table:table-cell office:value-type="float" office:value="0.245599787399045">
                <text:p>0.24559978739904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0.277444158978967">
                <text:p>0.277444158978967</text:p>
              </table:table-cell>
              <table:table-cell office:value-type="float" office:value="0.40599894112441">
                <text:p>0.40599894112441</text:p>
              </table:table-cell>
              <table:table-cell office:value-type="float" office:value="0.54345976627547">
                <text:p>0.54345976627547</text:p>
              </table:table-cell>
              <table:table-cell office:value-type="float" office:value="0.54345976627547">
                <text:p>0.54345976627547</text:p>
              </table:table-cell>
              <table:table-cell office:value-type="float" office:value="0.54345976627547">
                <text:p>0.543459766275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817307147974607">
                <text:p>0.00817307147974607</text:p>
              </table:table-cell>
              <table:table-cell office:value-type="float" office:value="0.106137494031955">
                <text:p>0.106137494031955</text:p>
              </table:table-cell>
              <table:table-cell office:value-type="float" office:value="0.106137494031955">
                <text:p>0.106137494031955</text:p>
              </table:table-cell>
              <table:table-cell office:value-type="float" office:value="0.28152967684561">
                <text:p>0.28152967684561</text:p>
              </table:table-cell>
              <table:table-cell office:value-type="float" office:value="0.28152967684561">
                <text:p>0.28152967684561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-0.0458019844149345">
                <text:p>-0.0458019844149345</text:p>
              </table:table-cell>
              <table:table-cell office:value-type="float" office:value="0.261858223359298">
                <text:p>0.261858223359298</text:p>
              </table:table-cell>
              <table:table-cell office:value-type="float" office:value="0.261858223359298">
                <text:p>0.261858223359298</text:p>
              </table:table-cell>
              <table:table-cell office:value-type="float" office:value="0.261858223359298">
                <text:p>0.261858223359298</text:p>
              </table:table-cell>
              <table:table-cell office:value-type="float" office:value="0.261858223359298">
                <text:p>0.261858223359298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.118636806918145">
                <text:p>0.118636806918145</text:p>
              </table:table-cell>
              <table:table-cell office:value-type="float" office:value="-0.0307546808231339">
                <text:p>-0.0307546808231339</text:p>
              </table:table-cell>
              <table:table-cell office:value-type="float" office:value="-0.0307546808231339">
                <text:p>-0.0307546808231339</text:p>
              </table:table-cell>
              <table:table-cell office:value-type="float" office:value="0.266275863366839">
                <text:p>0.266275863366839</text:p>
              </table:table-cell>
              <table:table-cell office:value-type="float" office:value="0.266275863366839">
                <text:p>0.266275863366839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.410062092765836">
                <text:p>0.410062092765836</text:p>
              </table:table-cell>
              <table:table-cell office:value-type="float" office:value="0.403456006143186">
                <text:p>0.403456006143186</text:p>
              </table:table-cell>
              <table:table-cell office:value-type="float" office:value="0.328170174023451">
                <text:p>0.328170174023451</text:p>
              </table:table-cell>
              <table:table-cell office:value-type="float" office:value="0.328170174023451">
                <text:p>0.328170174023451</text:p>
              </table:table-cell>
              <table:table-cell office:value-type="float" office:value="0.328170174023451">
                <text:p>0.328170174023451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.396092274612504">
                <text:p>0.396092274612504</text:p>
              </table:table-cell>
              <table:table-cell office:value-type="float" office:value="0.404415777750838">
                <text:p>0.404415777750838</text:p>
              </table:table-cell>
              <table:table-cell office:value-type="float" office:value="0.404415777750838">
                <text:p>0.404415777750838</text:p>
              </table:table-cell>
              <table:table-cell office:value-type="float" office:value="0.299609239618503">
                <text:p>0.299609239618503</text:p>
              </table:table-cell>
              <table:table-cell office:value-type="float" office:value="0.299609239618503">
                <text:p>0.2996092396185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74081618665176">
                <text:p>0.474081618665176</text:p>
              </table:table-cell>
              <table:table-cell office:value-type="float" office:value="0.634376311823433">
                <text:p>0.634376311823433</text:p>
              </table:table-cell>
              <table:table-cell office:value-type="float" office:value="0.634376311823433">
                <text:p>0.634376311823433</text:p>
              </table:table-cell>
              <table:table-cell office:value-type="float" office:value="0.634376311823433">
                <text:p>0.634376311823433</text:p>
              </table:table-cell>
              <table:table-cell office:value-type="float" office:value="0.634376311823433">
                <text:p>0.634376311823433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.464139851140408">
                <text:p>0.464139851140408</text:p>
              </table:table-cell>
              <table:table-cell office:value-type="float" office:value="0.627711957529941">
                <text:p>0.627711957529941</text:p>
              </table:table-cell>
              <table:table-cell office:value-type="float" office:value="0.627711957529941">
                <text:p>0.627711957529941</text:p>
              </table:table-cell>
              <table:table-cell office:value-type="float" office:value="0.627711957529941">
                <text:p>0.627711957529941</text:p>
              </table:table-cell>
              <table:table-cell office:value-type="float" office:value="0.627711957529941">
                <text:p>0.627711957529941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0.365205213130281">
                <text:p>0.365205213130281</text:p>
              </table:table-cell>
              <table:table-cell office:value-type="float" office:value="0.622175012921164">
                <text:p>0.622175012921164</text:p>
              </table:table-cell>
              <table:table-cell office:value-type="float" office:value="0.622175012921164">
                <text:p>0.622175012921164</text:p>
              </table:table-cell>
              <table:table-cell office:value-type="float" office:value="0.622175012921164">
                <text:p>0.622175012921164</text:p>
              </table:table-cell>
              <table:table-cell office:value-type="float" office:value="0.622175012921164">
                <text:p>0.622175012921164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.316554552615775">
                <text:p>0.316554552615775</text:p>
              </table:table-cell>
              <table:table-cell office:value-type="float" office:value="0.378529616635794">
                <text:p>0.378529616635794</text:p>
              </table:table-cell>
              <table:table-cell office:value-type="float" office:value="0.378529616635794">
                <text:p>0.378529616635794</text:p>
              </table:table-cell>
              <table:table-cell office:value-type="float" office:value="0.401670195615106">
                <text:p>0.401670195615106</text:p>
              </table:table-cell>
              <table:table-cell office:value-type="float" office:value="0.340653027169995">
                <text:p>0.340653027169995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.462226479233482">
                <text:p>0.462226479233482</text:p>
              </table:table-cell>
              <table:table-cell office:value-type="float" office:value="0.462226479233482">
                <text:p>0.462226479233482</text:p>
              </table:table-cell>
              <table:table-cell office:value-type="float" office:value="0.618167714971213">
                <text:p>0.618167714971213</text:p>
              </table:table-cell>
              <table:table-cell office:value-type="float" office:value="0.618167714971213">
                <text:p>0.618167714971213</text:p>
              </table:table-cell>
              <table:table-cell office:value-type="float" office:value="0.322894087817461">
                <text:p>0.3228940878174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7223787132394">
                <text:p>0.207223787132394</text:p>
              </table:table-cell>
              <table:table-cell office:value-type="float" office:value="0.464759125673534">
                <text:p>0.464759125673534</text:p>
              </table:table-cell>
              <table:table-cell office:value-type="float" office:value="0.60321121196773">
                <text:p>0.60321121196773</text:p>
              </table:table-cell>
              <table:table-cell office:value-type="float" office:value="0.60321121196773">
                <text:p>0.60321121196773</text:p>
              </table:table-cell>
              <table:table-cell office:value-type="float" office:value="0.60321121196773">
                <text:p>0.60321121196773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.160695985868367">
                <text:p>0.160695985868367</text:p>
              </table:table-cell>
              <table:table-cell office:value-type="float" office:value="0.518885306605737">
                <text:p>0.518885306605737</text:p>
              </table:table-cell>
              <table:table-cell office:value-type="float" office:value="0.518885306605737">
                <text:p>0.518885306605737</text:p>
              </table:table-cell>
              <table:table-cell office:value-type="float" office:value="0.518885306605737">
                <text:p>0.518885306605737</text:p>
              </table:table-cell>
              <table:table-cell office:value-type="float" office:value="0.518885306605737">
                <text:p>0.518885306605737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.362052662314568">
                <text:p>0.362052662314568</text:p>
              </table:table-cell>
              <table:table-cell office:value-type="float" office:value="0.601850289566127">
                <text:p>0.601850289566127</text:p>
              </table:table-cell>
              <table:table-cell office:value-type="float" office:value="0.601850289566127">
                <text:p>0.601850289566127</text:p>
              </table:table-cell>
              <table:table-cell office:value-type="float" office:value="0.601850289566127">
                <text:p>0.601850289566127</text:p>
              </table:table-cell>
              <table:table-cell office:value-type="float" office:value="0.601850289566127">
                <text:p>0.601850289566127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.495753343015966">
                <text:p>0.495753343015966</text:p>
              </table:table-cell>
              <table:table-cell office:value-type="float" office:value="0.495753343015966">
                <text:p>0.495753343015966</text:p>
              </table:table-cell>
              <table:table-cell office:value-type="float" office:value="0.621377267462282">
                <text:p>0.621377267462282</text:p>
              </table:table-cell>
              <table:table-cell office:value-type="float" office:value="0.621377267462282">
                <text:p>0.621377267462282</text:p>
              </table:table-cell>
              <table:table-cell office:value-type="float" office:value="0.621377267462282">
                <text:p>0.621377267462282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.281682710895968">
                <text:p>0.281682710895968</text:p>
              </table:table-cell>
              <table:table-cell office:value-type="float" office:value="0.601322328790659">
                <text:p>0.601322328790659</text:p>
              </table:table-cell>
              <table:table-cell office:value-type="float" office:value="0.601322328790659">
                <text:p>0.601322328790659</text:p>
              </table:table-cell>
              <table:table-cell office:value-type="float" office:value="0.601322328790659">
                <text:p>0.601322328790659</text:p>
              </table:table-cell>
              <table:table-cell office:value-type="float" office:value="0.601322328790659">
                <text:p>0.6013223287906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92567204499058">
                <text:p>0.392567204499058</text:p>
              </table:table-cell>
              <table:table-cell office:value-type="float" office:value="0.562105207717624">
                <text:p>0.562105207717624</text:p>
              </table:table-cell>
              <table:table-cell office:value-type="float" office:value="0.562105207717624">
                <text:p>0.562105207717624</text:p>
              </table:table-cell>
              <table:table-cell office:value-type="float" office:value="0.562105207717624">
                <text:p>0.562105207717624</text:p>
              </table:table-cell>
              <table:table-cell office:value-type="float" office:value="0.562105207717624">
                <text:p>0.562105207717624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0.194760704332365">
                <text:p>0.194760704332365</text:p>
              </table:table-cell>
              <table:table-cell office:value-type="float" office:value="0.386564144094552">
                <text:p>0.386564144094552</text:p>
              </table:table-cell>
              <table:table-cell office:value-type="float" office:value="0.558536511908312">
                <text:p>0.558536511908312</text:p>
              </table:table-cell>
              <table:table-cell office:value-type="float" office:value="0.558536511908312">
                <text:p>0.558536511908312</text:p>
              </table:table-cell>
              <table:table-cell office:value-type="float" office:value="0.240537864926037">
                <text:p>0.240537864926037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0.211505592912125">
                <text:p>0.211505592912125</text:p>
              </table:table-cell>
              <table:table-cell office:value-type="float" office:value="0.334637887139062">
                <text:p>0.334637887139062</text:p>
              </table:table-cell>
              <table:table-cell office:value-type="float" office:value="0.353712646487593">
                <text:p>0.353712646487593</text:p>
              </table:table-cell>
              <table:table-cell office:value-type="float" office:value="0.544757310428856">
                <text:p>0.544757310428856</text:p>
              </table:table-cell>
              <table:table-cell office:value-type="float" office:value="0.544757310428856">
                <text:p>0.544757310428856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.408974356220243">
                <text:p>0.408974356220243</text:p>
              </table:table-cell>
              <table:table-cell office:value-type="float" office:value="0.449682449160644">
                <text:p>0.449682449160644</text:p>
              </table:table-cell>
              <table:table-cell office:value-type="float" office:value="0.482284705519163">
                <text:p>0.482284705519163</text:p>
              </table:table-cell>
              <table:table-cell office:value-type="float" office:value="0.553050844824668">
                <text:p>0.553050844824668</text:p>
              </table:table-cell>
              <table:table-cell office:value-type="float" office:value="0.553050844824668">
                <text:p>0.553050844824668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0.277127435500577">
                <text:p>0.277127435500577</text:p>
              </table:table-cell>
              <table:table-cell office:value-type="float" office:value="0.273768318582668">
                <text:p>0.273768318582668</text:p>
              </table:table-cell>
              <table:table-cell office:value-type="float" office:value="0.384743424762746">
                <text:p>0.384743424762746</text:p>
              </table:table-cell>
              <table:table-cell office:value-type="float" office:value="0.562260739634046">
                <text:p>0.562260739634046</text:p>
              </table:table-cell>
              <table:table-cell office:value-type="float" office:value="0.562260739634046">
                <text:p>0.5622607396340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662923180115">
                <text:p>0.25662923180115</text:p>
              </table:table-cell>
              <table:table-cell office:value-type="float" office:value="0.275006571899243">
                <text:p>0.275006571899243</text:p>
              </table:table-cell>
              <table:table-cell office:value-type="float" office:value="0.604890086677691">
                <text:p>0.604890086677691</text:p>
              </table:table-cell>
              <table:table-cell office:value-type="float" office:value="0.604890086677691">
                <text:p>0.604890086677691</text:p>
              </table:table-cell>
              <table:table-cell office:value-type="float" office:value="0.604890086677691">
                <text:p>0.604890086677691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0.222075536216348">
                <text:p>0.222075536216348</text:p>
              </table:table-cell>
              <table:table-cell office:value-type="float" office:value="0.402741986279932">
                <text:p>0.402741986279932</text:p>
              </table:table-cell>
              <table:table-cell office:value-type="float" office:value="0.614450994418402">
                <text:p>0.614450994418402</text:p>
              </table:table-cell>
              <table:table-cell office:value-type="float" office:value="0.614450994418402">
                <text:p>0.614450994418402</text:p>
              </table:table-cell>
              <table:table-cell office:value-type="float" office:value="0.614450994418402">
                <text:p>0.614450994418402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.181022350220435">
                <text:p>0.181022350220435</text:p>
              </table:table-cell>
              <table:table-cell office:value-type="float" office:value="0.430971846279241">
                <text:p>0.430971846279241</text:p>
              </table:table-cell>
              <table:table-cell office:value-type="float" office:value="0.430971846279241">
                <text:p>0.430971846279241</text:p>
              </table:table-cell>
              <table:table-cell office:value-type="float" office:value="0.28635564083965">
                <text:p>0.28635564083965</text:p>
              </table:table-cell>
              <table:table-cell office:value-type="float" office:value="0.28635564083965">
                <text:p>0.28635564083965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0.288195690563077">
                <text:p>0.288195690563077</text:p>
              </table:table-cell>
              <table:table-cell office:value-type="float" office:value="0.473069080438106">
                <text:p>0.473069080438106</text:p>
              </table:table-cell>
              <table:table-cell office:value-type="float" office:value="0.599832628542577">
                <text:p>0.599832628542577</text:p>
              </table:table-cell>
              <table:table-cell office:value-type="float" office:value="0.599832628542577">
                <text:p>0.599832628542577</text:p>
              </table:table-cell>
              <table:table-cell office:value-type="float" office:value="0.599832628542577">
                <text:p>0.599832628542577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0.200665808694312">
                <text:p>0.200665808694312</text:p>
              </table:table-cell>
              <table:table-cell office:value-type="float" office:value="0.236301457997612">
                <text:p>0.236301457997612</text:p>
              </table:table-cell>
              <table:table-cell office:value-type="float" office:value="0.367032588916999">
                <text:p>0.367032588916999</text:p>
              </table:table-cell>
              <table:table-cell office:value-type="float" office:value="0.218473724653991">
                <text:p>0.218473724653991</text:p>
              </table:table-cell>
              <table:table-cell office:value-type="float" office:value="0.288081636012677">
                <text:p>0.2880816360126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04395036351065">
                <text:p>0.204395036351065</text:p>
              </table:table-cell>
              <table:table-cell office:value-type="float" office:value="0.00566531237078562">
                <text:p>0.00566531237078562</text:p>
              </table:table-cell>
              <table:table-cell office:value-type="float" office:value="0.00888907193116952">
                <text:p>0.00888907193116952</text:p>
              </table:table-cell>
              <table:table-cell office:value-type="float" office:value="0.291137622483068">
                <text:p>0.291137622483068</text:p>
              </table:table-cell>
              <table:table-cell office:value-type="float" office:value="0.291137622483068">
                <text:p>0.291137622483068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.342518572166645">
                <text:p>0.342518572166645</text:p>
              </table:table-cell>
              <table:table-cell office:value-type="float" office:value="0.431628995552947">
                <text:p>0.431628995552947</text:p>
              </table:table-cell>
              <table:table-cell office:value-type="float" office:value="0.20368205828063">
                <text:p>0.20368205828063</text:p>
              </table:table-cell>
              <table:table-cell office:value-type="float" office:value="0.316124692694651">
                <text:p>0.316124692694651</text:p>
              </table:table-cell>
              <table:table-cell office:value-type="float" office:value="0.316124692694651">
                <text:p>0.316124692694651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0.356077132144398">
                <text:p>0.356077132144398</text:p>
              </table:table-cell>
              <table:table-cell office:value-type="float" office:value="0.350872177613913">
                <text:p>0.350872177613913</text:p>
              </table:table-cell>
              <table:table-cell office:value-type="float" office:value="0.604693605776735">
                <text:p>0.604693605776735</text:p>
              </table:table-cell>
              <table:table-cell office:value-type="float" office:value="0.604693605776735">
                <text:p>0.604693605776735</text:p>
              </table:table-cell>
              <table:table-cell office:value-type="float" office:value="0.604693605776735">
                <text:p>0.604693605776735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0.30575996371669">
                <text:p>0.30575996371669</text:p>
              </table:table-cell>
              <table:table-cell office:value-type="float" office:value="0.492167689244389">
                <text:p>0.492167689244389</text:p>
              </table:table-cell>
              <table:table-cell office:value-type="float" office:value="0.621219716260995">
                <text:p>0.621219716260995</text:p>
              </table:table-cell>
              <table:table-cell office:value-type="float" office:value="0.621219716260995">
                <text:p>0.621219716260995</text:p>
              </table:table-cell>
              <table:table-cell office:value-type="float" office:value="0.621219716260995">
                <text:p>0.621219716260995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0.562673955108975">
                <text:p>0.562673955108975</text:p>
              </table:table-cell>
              <table:table-cell office:value-type="float" office:value="0.562673955108975">
                <text:p>0.562673955108975</text:p>
              </table:table-cell>
              <table:table-cell office:value-type="float" office:value="0.562673955108975">
                <text:p>0.562673955108975</text:p>
              </table:table-cell>
              <table:table-cell office:value-type="float" office:value="0.562673955108975">
                <text:p>0.562673955108975</text:p>
              </table:table-cell>
              <table:table-cell office:value-type="float" office:value="0.562673955108975">
                <text:p>0.5626739551089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64197852725478">
                <text:p>0.464197852725478</text:p>
              </table:table-cell>
              <table:table-cell office:value-type="float" office:value="0.64430104939511">
                <text:p>0.64430104939511</text:p>
              </table:table-cell>
              <table:table-cell office:value-type="float" office:value="0.64430104939511">
                <text:p>0.64430104939511</text:p>
              </table:table-cell>
              <table:table-cell office:value-type="float" office:value="0.64430104939511">
                <text:p>0.64430104939511</text:p>
              </table:table-cell>
              <table:table-cell office:value-type="float" office:value="0.64430104939511">
                <text:p>0.64430104939511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0.298872753561138">
                <text:p>0.298872753561138</text:p>
              </table:table-cell>
              <table:table-cell office:value-type="float" office:value="0.298872753561138">
                <text:p>0.298872753561138</text:p>
              </table:table-cell>
              <table:table-cell office:value-type="float" office:value="0.644131105354323">
                <text:p>0.644131105354323</text:p>
              </table:table-cell>
              <table:table-cell office:value-type="float" office:value="0.644131105354323">
                <text:p>0.644131105354323</text:p>
              </table:table-cell>
              <table:table-cell office:value-type="float" office:value="0.644131105354323">
                <text:p>0.644131105354323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0.498403460217121">
                <text:p>0.498403460217121</text:p>
              </table:table-cell>
              <table:table-cell office:value-type="float" office:value="0.657878388270576">
                <text:p>0.657878388270576</text:p>
              </table:table-cell>
              <table:table-cell office:value-type="float" office:value="0.657878388270576">
                <text:p>0.657878388270576</text:p>
              </table:table-cell>
              <table:table-cell office:value-type="float" office:value="0.657878388270576">
                <text:p>0.657878388270576</text:p>
              </table:table-cell>
              <table:table-cell office:value-type="float" office:value="0.657878388270576">
                <text:p>0.657878388270576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0.586996751913223">
                <text:p>0.586996751913223</text:p>
              </table:table-cell>
              <table:table-cell office:value-type="float" office:value="0.586996751913223">
                <text:p>0.586996751913223</text:p>
              </table:table-cell>
              <table:table-cell office:value-type="float" office:value="0.586996751913223">
                <text:p>0.586996751913223</text:p>
              </table:table-cell>
              <table:table-cell office:value-type="float" office:value="0.586996751913223">
                <text:p>0.586996751913223</text:p>
              </table:table-cell>
              <table:table-cell office:value-type="float" office:value="0.586996751913223">
                <text:p>0.586996751913223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.446964166094613">
                <text:p>0.446964166094613</text:p>
              </table:table-cell>
              <table:table-cell office:value-type="float" office:value="0.446964166094613">
                <text:p>0.446964166094613</text:p>
              </table:table-cell>
              <table:table-cell office:value-type="float" office:value="0.446964166094613">
                <text:p>0.446964166094613</text:p>
              </table:table-cell>
              <table:table-cell office:value-type="float" office:value="0.446964166094613">
                <text:p>0.446964166094613</text:p>
              </table:table-cell>
              <table:table-cell office:value-type="float" office:value="0.446964166094613">
                <text:p>0.4469641660946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48056898034756">
                <text:p>0.448056898034756</text:p>
              </table:table-cell>
              <table:table-cell office:value-type="float" office:value="0.448056898034756">
                <text:p>0.448056898034756</text:p>
              </table:table-cell>
              <table:table-cell office:value-type="float" office:value="0.448056898034756">
                <text:p>0.448056898034756</text:p>
              </table:table-cell>
              <table:table-cell office:value-type="float" office:value="0.448056898034756">
                <text:p>0.448056898034756</text:p>
              </table:table-cell>
              <table:table-cell office:value-type="float" office:value="0.448056898034756">
                <text:p>0.448056898034756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0.394930607681495">
                <text:p>0.394930607681495</text:p>
              </table:table-cell>
              <table:table-cell office:value-type="float" office:value="0.436085831490895">
                <text:p>0.436085831490895</text:p>
              </table:table-cell>
              <table:table-cell office:value-type="float" office:value="0.436085831490895">
                <text:p>0.436085831490895</text:p>
              </table:table-cell>
              <table:table-cell office:value-type="float" office:value="0.436085831490895">
                <text:p>0.436085831490895</text:p>
              </table:table-cell>
              <table:table-cell office:value-type="float" office:value="0.436085831490895">
                <text:p>0.436085831490895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0.474554903675101">
                <text:p>0.474554903675101</text:p>
              </table:table-cell>
              <table:table-cell office:value-type="float" office:value="0.474554903675101">
                <text:p>0.474554903675101</text:p>
              </table:table-cell>
              <table:table-cell office:value-type="float" office:value="0.474554903675101">
                <text:p>0.474554903675101</text:p>
              </table:table-cell>
              <table:table-cell office:value-type="float" office:value="0.474554903675101">
                <text:p>0.474554903675101</text:p>
              </table:table-cell>
              <table:table-cell office:value-type="float" office:value="0.474554903675101">
                <text:p>0.474554903675101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0.164323569738245">
                <text:p>0.164323569738245</text:p>
              </table:table-cell>
              <table:table-cell office:value-type="float" office:value="0.440920910609707">
                <text:p>0.440920910609707</text:p>
              </table:table-cell>
              <table:table-cell office:value-type="float" office:value="0.440920910609707">
                <text:p>0.440920910609707</text:p>
              </table:table-cell>
              <table:table-cell office:value-type="float" office:value="0.440920910609707">
                <text:p>0.440920910609707</text:p>
              </table:table-cell>
              <table:table-cell office:value-type="float" office:value="0.440920910609707">
                <text:p>0.440920910609707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0.372307978058328">
                <text:p>0.372307978058328</text:p>
              </table:table-cell>
              <table:table-cell office:value-type="float" office:value="0.372307978058328">
                <text:p>0.372307978058328</text:p>
              </table:table-cell>
              <table:table-cell office:value-type="float" office:value="0.372307978058328">
                <text:p>0.372307978058328</text:p>
              </table:table-cell>
              <table:table-cell office:value-type="float" office:value="0.502234956157722">
                <text:p>0.502234956157722</text:p>
              </table:table-cell>
              <table:table-cell office:value-type="float" office:value="0.502234956157722">
                <text:p>0.5022349561577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07937397821356">
                <text:p>0.407937397821356</text:p>
              </table:table-cell>
              <table:table-cell office:value-type="float" office:value="0.407937397821356">
                <text:p>0.407937397821356</text:p>
              </table:table-cell>
              <table:table-cell office:value-type="float" office:value="0.407937397821356">
                <text:p>0.407937397821356</text:p>
              </table:table-cell>
              <table:table-cell office:value-type="float" office:value="0.517253760536466">
                <text:p>0.517253760536466</text:p>
              </table:table-cell>
              <table:table-cell office:value-type="float" office:value="0.517253760536466">
                <text:p>0.517253760536466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0.522411444581984">
                <text:p>0.522411444581984</text:p>
              </table:table-cell>
              <table:table-cell office:value-type="float" office:value="0.522411444581984">
                <text:p>0.522411444581984</text:p>
              </table:table-cell>
              <table:table-cell office:value-type="float" office:value="0.522411444581984">
                <text:p>0.522411444581984</text:p>
              </table:table-cell>
              <table:table-cell office:value-type="float" office:value="0.522411444581984">
                <text:p>0.522411444581984</text:p>
              </table:table-cell>
              <table:table-cell office:value-type="float" office:value="0.522411444581984">
                <text:p>0.522411444581984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0.44310706112463">
                <text:p>0.44310706112463</text:p>
              </table:table-cell>
              <table:table-cell office:value-type="float" office:value="0.44310706112463">
                <text:p>0.44310706112463</text:p>
              </table:table-cell>
              <table:table-cell office:value-type="float" office:value="0.559856317679016">
                <text:p>0.559856317679016</text:p>
              </table:table-cell>
              <table:table-cell office:value-type="float" office:value="0.559856317679016">
                <text:p>0.559856317679016</text:p>
              </table:table-cell>
              <table:table-cell office:value-type="float" office:value="0.559856317679016">
                <text:p>0.559856317679016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0.361103745078088">
                <text:p>0.361103745078088</text:p>
              </table:table-cell>
              <table:table-cell office:value-type="float" office:value="0.5962698052429">
                <text:p>0.5962698052429</text:p>
              </table:table-cell>
              <table:table-cell office:value-type="float" office:value="0.5962698052429">
                <text:p>0.5962698052429</text:p>
              </table:table-cell>
              <table:table-cell office:value-type="float" office:value="0.5962698052429">
                <text:p>0.5962698052429</text:p>
              </table:table-cell>
              <table:table-cell office:value-type="float" office:value="0.5962698052429">
                <text:p>0.5962698052429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0.566407020575718">
                <text:p>0.566407020575718</text:p>
              </table:table-cell>
              <table:table-cell office:value-type="float" office:value="0.566407020575718">
                <text:p>0.566407020575718</text:p>
              </table:table-cell>
              <table:table-cell office:value-type="float" office:value="0.566407020575718">
                <text:p>0.566407020575718</text:p>
              </table:table-cell>
              <table:table-cell office:value-type="float" office:value="0.566407020575718">
                <text:p>0.566407020575718</text:p>
              </table:table-cell>
              <table:table-cell office:value-type="float" office:value="0.566407020575718">
                <text:p>0.5664070205757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4703606559588">
                <text:p>0.554703606559588</text:p>
              </table:table-cell>
              <table:table-cell office:value-type="float" office:value="0.554703606559588">
                <text:p>0.554703606559588</text:p>
              </table:table-cell>
              <table:table-cell office:value-type="float" office:value="0.554703606559588">
                <text:p>0.554703606559588</text:p>
              </table:table-cell>
              <table:table-cell office:value-type="float" office:value="0.554703606559588">
                <text:p>0.554703606559588</text:p>
              </table:table-cell>
              <table:table-cell office:value-type="float" office:value="0.554703606559588">
                <text:p>0.554703606559588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0.579566226190901">
                <text:p>0.579566226190901</text:p>
              </table:table-cell>
              <table:table-cell office:value-type="float" office:value="0.579566226190901">
                <text:p>0.579566226190901</text:p>
              </table:table-cell>
              <table:table-cell office:value-type="float" office:value="0.579566226190901">
                <text:p>0.579566226190901</text:p>
              </table:table-cell>
              <table:table-cell office:value-type="float" office:value="0.579566226190901">
                <text:p>0.579566226190901</text:p>
              </table:table-cell>
              <table:table-cell office:value-type="float" office:value="0.579566226190901">
                <text:p>0.579566226190901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0.297098189751393">
                <text:p>0.297098189751393</text:p>
              </table:table-cell>
              <table:table-cell office:value-type="float" office:value="0.297098189751393">
                <text:p>0.297098189751393</text:p>
              </table:table-cell>
              <table:table-cell office:value-type="float" office:value="0.297098189751393">
                <text:p>0.297098189751393</text:p>
              </table:table-cell>
              <table:table-cell office:value-type="float" office:value="0.412720367034589">
                <text:p>0.412720367034589</text:p>
              </table:table-cell>
              <table:table-cell office:value-type="float" office:value="0.412720367034589">
                <text:p>0.412720367034589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0.322522546876677">
                <text:p>0.322522546876677</text:p>
              </table:table-cell>
              <table:table-cell office:value-type="float" office:value="0.411030299954827">
                <text:p>0.411030299954827</text:p>
              </table:table-cell>
              <table:table-cell office:value-type="float" office:value="0.411030299954827">
                <text:p>0.411030299954827</text:p>
              </table:table-cell>
              <table:table-cell office:value-type="float" office:value="0.411030299954827">
                <text:p>0.411030299954827</text:p>
              </table:table-cell>
              <table:table-cell office:value-type="float" office:value="0.411030299954827">
                <text:p>0.411030299954827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0.488047500222457">
                <text:p>0.488047500222457</text:p>
              </table:table-cell>
              <table:table-cell office:value-type="float" office:value="0.488047500222457">
                <text:p>0.488047500222457</text:p>
              </table:table-cell>
              <table:table-cell office:value-type="float" office:value="0.488047500222457">
                <text:p>0.488047500222457</text:p>
              </table:table-cell>
              <table:table-cell office:value-type="float" office:value="0.488047500222457">
                <text:p>0.488047500222457</text:p>
              </table:table-cell>
              <table:table-cell office:value-type="float" office:value="0.488047500222457">
                <text:p>0.4880475002224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19382805029857">
                <text:p>0.219382805029857</text:p>
              </table:table-cell>
              <table:table-cell office:value-type="float" office:value="0.413492567956751">
                <text:p>0.413492567956751</text:p>
              </table:table-cell>
              <table:table-cell office:value-type="float" office:value="0.413492567956751">
                <text:p>0.413492567956751</text:p>
              </table:table-cell>
              <table:table-cell office:value-type="float" office:value="0.413492567956751">
                <text:p>0.413492567956751</text:p>
              </table:table-cell>
              <table:table-cell office:value-type="float" office:value="0.413492567956751">
                <text:p>0.413492567956751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0.322631085840805">
                <text:p>0.322631085840805</text:p>
              </table:table-cell>
              <table:table-cell office:value-type="float" office:value="0.322631085840805">
                <text:p>0.322631085840805</text:p>
              </table:table-cell>
              <table:table-cell office:value-type="float" office:value="0.45409216384215">
                <text:p>0.45409216384215</text:p>
              </table:table-cell>
              <table:table-cell office:value-type="float" office:value="0.45409216384215">
                <text:p>0.45409216384215</text:p>
              </table:table-cell>
              <table:table-cell office:value-type="float" office:value="0.45409216384215">
                <text:p>0.45409216384215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0.371205271542949">
                <text:p>0.371205271542949</text:p>
              </table:table-cell>
              <table:table-cell office:value-type="float" office:value="0.458603797340364">
                <text:p>0.458603797340364</text:p>
              </table:table-cell>
              <table:table-cell office:value-type="float" office:value="0.458603797340364">
                <text:p>0.458603797340364</text:p>
              </table:table-cell>
              <table:table-cell office:value-type="float" office:value="0.458603797340364">
                <text:p>0.458603797340364</text:p>
              </table:table-cell>
              <table:table-cell office:value-type="float" office:value="0.458603797340364">
                <text:p>0.458603797340364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0.316174422350894">
                <text:p>0.316174422350894</text:p>
              </table:table-cell>
              <table:table-cell office:value-type="float" office:value="0.316174422350894">
                <text:p>0.316174422350894</text:p>
              </table:table-cell>
              <table:table-cell office:value-type="float" office:value="0.406203476863656">
                <text:p>0.406203476863656</text:p>
              </table:table-cell>
              <table:table-cell office:value-type="float" office:value="0.406203476863656">
                <text:p>0.406203476863656</text:p>
              </table:table-cell>
              <table:table-cell office:value-type="float" office:value="0.406203476863656">
                <text:p>0.406203476863656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0.200091293347222">
                <text:p>0.200091293347222</text:p>
              </table:table-cell>
              <table:table-cell office:value-type="float" office:value="0.326211700511587">
                <text:p>0.326211700511587</text:p>
              </table:table-cell>
              <table:table-cell office:value-type="float" office:value="0.417461255662142">
                <text:p>0.417461255662142</text:p>
              </table:table-cell>
              <table:table-cell office:value-type="float" office:value="0.417461255662142">
                <text:p>0.417461255662142</text:p>
              </table:table-cell>
              <table:table-cell office:value-type="float" office:value="0.417461255662142">
                <text:p>0.41746125566214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18726479304721">
                <text:p>0.418726479304721</text:p>
              </table:table-cell>
              <table:table-cell office:value-type="float" office:value="0.418726479304721">
                <text:p>0.418726479304721</text:p>
              </table:table-cell>
              <table:table-cell office:value-type="float" office:value="0.418726479304721">
                <text:p>0.418726479304721</text:p>
              </table:table-cell>
              <table:table-cell office:value-type="float" office:value="0.418726479304721">
                <text:p>0.418726479304721</text:p>
              </table:table-cell>
              <table:table-cell office:value-type="float" office:value="0.418726479304721">
                <text:p>0.418726479304721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0.313859343291845">
                <text:p>0.313859343291845</text:p>
              </table:table-cell>
              <table:table-cell office:value-type="float" office:value="0.313859343291845">
                <text:p>0.313859343291845</text:p>
              </table:table-cell>
              <table:table-cell office:value-type="float" office:value="0.491171502972223">
                <text:p>0.491171502972223</text:p>
              </table:table-cell>
              <table:table-cell office:value-type="float" office:value="0.491171502972223">
                <text:p>0.491171502972223</text:p>
              </table:table-cell>
              <table:table-cell office:value-type="float" office:value="0.491171502972223">
                <text:p>0.491171502972223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0.275396706831508">
                <text:p>0.275396706831508</text:p>
              </table:table-cell>
              <table:table-cell office:value-type="float" office:value="0.522844811230355">
                <text:p>0.522844811230355</text:p>
              </table:table-cell>
              <table:table-cell office:value-type="float" office:value="0.522844811230355">
                <text:p>0.522844811230355</text:p>
              </table:table-cell>
              <table:table-cell office:value-type="float" office:value="0.522844811230355">
                <text:p>0.522844811230355</text:p>
              </table:table-cell>
              <table:table-cell office:value-type="float" office:value="0.522844811230355">
                <text:p>0.522844811230355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0.283504802830574">
                <text:p>0.283504802830574</text:p>
              </table:table-cell>
              <table:table-cell office:value-type="float" office:value="0.483433314906185">
                <text:p>0.483433314906185</text:p>
              </table:table-cell>
              <table:table-cell office:value-type="float" office:value="0.483433314906185">
                <text:p>0.483433314906185</text:p>
              </table:table-cell>
              <table:table-cell office:value-type="float" office:value="0.483433314906185">
                <text:p>0.483433314906185</text:p>
              </table:table-cell>
              <table:table-cell office:value-type="float" office:value="0.483433314906185">
                <text:p>0.483433314906185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0.366375474721094">
                <text:p>0.366375474721094</text:p>
              </table:table-cell>
              <table:table-cell office:value-type="float" office:value="0.488871795282744">
                <text:p>0.488871795282744</text:p>
              </table:table-cell>
              <table:table-cell office:value-type="float" office:value="0.192906908225688">
                <text:p>0.192906908225688</text:p>
              </table:table-cell>
              <table:table-cell office:value-type="float" office:value="0.192906908225688">
                <text:p>0.192906908225688</text:p>
              </table:table-cell>
              <table:table-cell office:value-type="float" office:value="0.192906908225688">
                <text:p>0.1929069082256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18361589422485">
                <text:p>0.518361589422485</text:p>
              </table:table-cell>
              <table:table-cell office:value-type="float" office:value="0.66869730545511">
                <text:p>0.66869730545511</text:p>
              </table:table-cell>
              <table:table-cell office:value-type="float" office:value="0.42336609031612">
                <text:p>0.42336609031612</text:p>
              </table:table-cell>
              <table:table-cell office:value-type="float" office:value="0.42336609031612">
                <text:p>0.42336609031612</text:p>
              </table:table-cell>
              <table:table-cell office:value-type="float" office:value="0.42336609031612">
                <text:p>0.42336609031612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0.337593593031455">
                <text:p>0.337593593031455</text:p>
              </table:table-cell>
              <table:table-cell office:value-type="float" office:value="0.568731946936637">
                <text:p>0.568731946936637</text:p>
              </table:table-cell>
              <table:table-cell office:value-type="float" office:value="0.568731946936637">
                <text:p>0.568731946936637</text:p>
              </table:table-cell>
              <table:table-cell office:value-type="float" office:value="0.568731946936637">
                <text:p>0.568731946936637</text:p>
              </table:table-cell>
              <table:table-cell office:value-type="float" office:value="0.568731946936637">
                <text:p>0.568731946936637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0.317746483578494">
                <text:p>0.317746483578494</text:p>
              </table:table-cell>
              <table:table-cell office:value-type="float" office:value="0.366711618564421">
                <text:p>0.366711618564421</text:p>
              </table:table-cell>
              <table:table-cell office:value-type="float" office:value="0.647498011912794">
                <text:p>0.647498011912794</text:p>
              </table:table-cell>
              <table:table-cell office:value-type="float" office:value="0.647498011912794">
                <text:p>0.647498011912794</text:p>
              </table:table-cell>
              <table:table-cell office:value-type="float" office:value="0.647498011912794">
                <text:p>0.647498011912794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0.586440037728711">
                <text:p>0.586440037728711</text:p>
              </table:table-cell>
              <table:table-cell office:value-type="float" office:value="0.586440037728711">
                <text:p>0.586440037728711</text:p>
              </table:table-cell>
              <table:table-cell office:value-type="float" office:value="0.586440037728711">
                <text:p>0.586440037728711</text:p>
              </table:table-cell>
              <table:table-cell office:value-type="float" office:value="0.586440037728711">
                <text:p>0.586440037728711</text:p>
              </table:table-cell>
              <table:table-cell office:value-type="float" office:value="0.586440037728711">
                <text:p>0.586440037728711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0.308175986714291">
                <text:p>0.308175986714291</text:p>
              </table:table-cell>
              <table:table-cell office:value-type="float" office:value="0.552273835686844">
                <text:p>0.552273835686844</text:p>
              </table:table-cell>
              <table:table-cell office:value-type="float" office:value="0.552273835686844">
                <text:p>0.552273835686844</text:p>
              </table:table-cell>
              <table:table-cell office:value-type="float" office:value="0.552273835686844">
                <text:p>0.552273835686844</text:p>
              </table:table-cell>
              <table:table-cell office:value-type="float" office:value="0.552273835686844">
                <text:p>0.5522738356868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78824968419805">
                <text:p>0.278824968419805</text:p>
              </table:table-cell>
              <table:table-cell office:value-type="float" office:value="0.412082685118564">
                <text:p>0.412082685118564</text:p>
              </table:table-cell>
              <table:table-cell office:value-type="float" office:value="0.507951621459897">
                <text:p>0.507951621459897</text:p>
              </table:table-cell>
              <table:table-cell office:value-type="float" office:value="0.606576780439689">
                <text:p>0.606576780439689</text:p>
              </table:table-cell>
              <table:table-cell office:value-type="float" office:value="0.606576780439689">
                <text:p>0.606576780439689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0.276229398276664">
                <text:p>0.276229398276664</text:p>
              </table:table-cell>
              <table:table-cell office:value-type="float" office:value="0.376102502291912">
                <text:p>0.376102502291912</text:p>
              </table:table-cell>
              <table:table-cell office:value-type="float" office:value="0.492158345937271">
                <text:p>0.492158345937271</text:p>
              </table:table-cell>
              <table:table-cell office:value-type="float" office:value="0.577595776129164">
                <text:p>0.577595776129164</text:p>
              </table:table-cell>
              <table:table-cell office:value-type="float" office:value="0.577595776129164">
                <text:p>0.577595776129164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0.283490991158262">
                <text:p>0.283490991158262</text:p>
              </table:table-cell>
              <table:table-cell office:value-type="float" office:value="0.352627121352944">
                <text:p>0.352627121352944</text:p>
              </table:table-cell>
              <table:table-cell office:value-type="float" office:value="0.430459485401896">
                <text:p>0.430459485401896</text:p>
              </table:table-cell>
              <table:table-cell office:value-type="float" office:value="0.605727665300375">
                <text:p>0.605727665300375</text:p>
              </table:table-cell>
              <table:table-cell office:value-type="float" office:value="0.605727665300375">
                <text:p>0.605727665300375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0.28948648148695">
                <text:p>0.28948648148695</text:p>
              </table:table-cell>
              <table:table-cell office:value-type="float" office:value="0.259796949481879">
                <text:p>0.259796949481879</text:p>
              </table:table-cell>
              <table:table-cell office:value-type="float" office:value="0.377860838190633">
                <text:p>0.377860838190633</text:p>
              </table:table-cell>
              <table:table-cell office:value-type="float" office:value="0.349796644432819">
                <text:p>0.349796644432819</text:p>
              </table:table-cell>
              <table:table-cell office:value-type="float" office:value="0.460624501687485">
                <text:p>0.460624501687485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0.2199806062603">
                <text:p>0.2199806062603</text:p>
              </table:table-cell>
              <table:table-cell office:value-type="float" office:value="0.340014521444999">
                <text:p>0.340014521444999</text:p>
              </table:table-cell>
              <table:table-cell office:value-type="float" office:value="0.454551501086513">
                <text:p>0.454551501086513</text:p>
              </table:table-cell>
              <table:table-cell office:value-type="float" office:value="0.456548158644786">
                <text:p>0.456548158644786</text:p>
              </table:table-cell>
              <table:table-cell office:value-type="float" office:value="0.581756763880369">
                <text:p>0.5817567638803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63977475491874">
                <text:p>0.363977475491874</text:p>
              </table:table-cell>
              <table:table-cell office:value-type="float" office:value="0.446015767780001">
                <text:p>0.446015767780001</text:p>
              </table:table-cell>
              <table:table-cell office:value-type="float" office:value="0.608354114038703">
                <text:p>0.608354114038703</text:p>
              </table:table-cell>
              <table:table-cell office:value-type="float" office:value="0.608354114038703">
                <text:p>0.608354114038703</text:p>
              </table:table-cell>
              <table:table-cell office:value-type="float" office:value="0.608354114038703">
                <text:p>0.608354114038703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0.277005805502809">
                <text:p>0.277005805502809</text:p>
              </table:table-cell>
              <table:table-cell office:value-type="float" office:value="0.369973080471789">
                <text:p>0.369973080471789</text:p>
              </table:table-cell>
              <table:table-cell office:value-type="float" office:value="0.445107752469181">
                <text:p>0.445107752469181</text:p>
              </table:table-cell>
              <table:table-cell office:value-type="float" office:value="0.594881858386368">
                <text:p>0.594881858386368</text:p>
              </table:table-cell>
              <table:table-cell office:value-type="float" office:value="0.594881858386368">
                <text:p>0.594881858386368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0.30354490716582">
                <text:p>0.30354490716582</text:p>
              </table:table-cell>
              <table:table-cell office:value-type="float" office:value="0.332831642313604">
                <text:p>0.332831642313604</text:p>
              </table:table-cell>
              <table:table-cell office:value-type="float" office:value="0.332831642313604">
                <text:p>0.332831642313604</text:p>
              </table:table-cell>
              <table:table-cell office:value-type="float" office:value="0.453194226475954">
                <text:p>0.453194226475954</text:p>
              </table:table-cell>
              <table:table-cell office:value-type="float" office:value="0.453194226475954">
                <text:p>0.453194226475954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0.303076008435992">
                <text:p>0.303076008435992</text:p>
              </table:table-cell>
              <table:table-cell office:value-type="float" office:value="0.352525446007309">
                <text:p>0.352525446007309</text:p>
              </table:table-cell>
              <table:table-cell office:value-type="float" office:value="0.471710930020499">
                <text:p>0.471710930020499</text:p>
              </table:table-cell>
              <table:table-cell office:value-type="float" office:value="0.578665664354029">
                <text:p>0.578665664354029</text:p>
              </table:table-cell>
              <table:table-cell office:value-type="float" office:value="0.578665664354029">
                <text:p>0.578665664354029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0.229421993495897">
                <text:p>0.229421993495897</text:p>
              </table:table-cell>
              <table:table-cell office:value-type="float" office:value="0.321112076337478">
                <text:p>0.321112076337478</text:p>
              </table:table-cell>
              <table:table-cell office:value-type="float" office:value="0.341623182846963">
                <text:p>0.341623182846963</text:p>
              </table:table-cell>
              <table:table-cell office:value-type="float" office:value="0.59131053210687">
                <text:p>0.59131053210687</text:p>
              </table:table-cell>
              <table:table-cell office:value-type="float" office:value="0.59131053210687">
                <text:p>0.591310532106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19578232692971">
                <text:p>0.319578232692971</text:p>
              </table:table-cell>
              <table:table-cell office:value-type="float" office:value="0.486559201387776">
                <text:p>0.486559201387776</text:p>
              </table:table-cell>
              <table:table-cell office:value-type="float" office:value="0.595172039926624">
                <text:p>0.595172039926624</text:p>
              </table:table-cell>
              <table:table-cell office:value-type="float" office:value="0.595172039926624">
                <text:p>0.595172039926624</text:p>
              </table:table-cell>
              <table:table-cell office:value-type="float" office:value="0.595172039926624">
                <text:p>0.595172039926624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0.311260165604989">
                <text:p>0.311260165604989</text:p>
              </table:table-cell>
              <table:table-cell office:value-type="float" office:value="0.447040452919856">
                <text:p>0.447040452919856</text:p>
              </table:table-cell>
              <table:table-cell office:value-type="float" office:value="0.602244222918615">
                <text:p>0.602244222918615</text:p>
              </table:table-cell>
              <table:table-cell office:value-type="float" office:value="0.602244222918615">
                <text:p>0.602244222918615</text:p>
              </table:table-cell>
              <table:table-cell office:value-type="float" office:value="0.602244222918615">
                <text:p>0.602244222918615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0.258971322130065">
                <text:p>0.258971322130065</text:p>
              </table:table-cell>
              <table:table-cell office:value-type="float" office:value="0.444375469026522">
                <text:p>0.444375469026522</text:p>
              </table:table-cell>
              <table:table-cell office:value-type="float" office:value="0.625852462903257">
                <text:p>0.625852462903257</text:p>
              </table:table-cell>
              <table:table-cell office:value-type="float" office:value="0.625852462903257">
                <text:p>0.625852462903257</text:p>
              </table:table-cell>
              <table:table-cell office:value-type="float" office:value="0.625852462903257">
                <text:p>0.625852462903257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0.1875624812529">
                <text:p>0.1875624812529</text:p>
              </table:table-cell>
              <table:table-cell office:value-type="float" office:value="0.361347884116188">
                <text:p>0.361347884116188</text:p>
              </table:table-cell>
              <table:table-cell office:value-type="float" office:value="0.509005005604509">
                <text:p>0.509005005604509</text:p>
              </table:table-cell>
              <table:table-cell office:value-type="float" office:value="0.625031798218034">
                <text:p>0.625031798218034</text:p>
              </table:table-cell>
              <table:table-cell office:value-type="float" office:value="0.625031798218034">
                <text:p>0.625031798218034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0.2259236960537">
                <text:p>0.2259236960537</text:p>
              </table:table-cell>
              <table:table-cell office:value-type="float" office:value="0.472790524291408">
                <text:p>0.472790524291408</text:p>
              </table:table-cell>
              <table:table-cell office:value-type="float" office:value="0.621736529774387">
                <text:p>0.621736529774387</text:p>
              </table:table-cell>
              <table:table-cell office:value-type="float" office:value="0.621736529774387">
                <text:p>0.621736529774387</text:p>
              </table:table-cell>
              <table:table-cell office:value-type="float" office:value="0.621736529774387">
                <text:p>0.6217365297743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36753505366353">
                <text:p>0.236753505366353</text:p>
              </table:table-cell>
              <table:table-cell office:value-type="float" office:value="0.264979786638217">
                <text:p>0.264979786638217</text:p>
              </table:table-cell>
              <table:table-cell office:value-type="float" office:value="0.607259142701512">
                <text:p>0.607259142701512</text:p>
              </table:table-cell>
              <table:table-cell office:value-type="float" office:value="0.607259142701512">
                <text:p>0.607259142701512</text:p>
              </table:table-cell>
              <table:table-cell office:value-type="float" office:value="0.607259142701512">
                <text:p>0.607259142701512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0.169253313516245">
                <text:p>0.169253313516245</text:p>
              </table:table-cell>
              <table:table-cell office:value-type="float" office:value="0.388468918690147">
                <text:p>0.388468918690147</text:p>
              </table:table-cell>
              <table:table-cell office:value-type="float" office:value="0.388468918690147">
                <text:p>0.388468918690147</text:p>
              </table:table-cell>
              <table:table-cell office:value-type="float" office:value="0.627091635499445">
                <text:p>0.627091635499445</text:p>
              </table:table-cell>
              <table:table-cell office:value-type="float" office:value="0.627091635499445">
                <text:p>0.627091635499445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0.343895953453249">
                <text:p>0.343895953453249</text:p>
              </table:table-cell>
              <table:table-cell office:value-type="float" office:value="0.622952778567882">
                <text:p>0.622952778567882</text:p>
              </table:table-cell>
              <table:table-cell office:value-type="float" office:value="0.622952778567882">
                <text:p>0.622952778567882</text:p>
              </table:table-cell>
              <table:table-cell office:value-type="float" office:value="0.622952778567882">
                <text:p>0.622952778567882</text:p>
              </table:table-cell>
              <table:table-cell office:value-type="float" office:value="0.622952778567882">
                <text:p>0.622952778567882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0.299112229972105">
                <text:p>0.299112229972105</text:p>
              </table:table-cell>
              <table:table-cell office:value-type="float" office:value="0.641320000422142">
                <text:p>0.641320000422142</text:p>
              </table:table-cell>
              <table:table-cell office:value-type="float" office:value="0.641320000422142">
                <text:p>0.641320000422142</text:p>
              </table:table-cell>
              <table:table-cell office:value-type="float" office:value="0.641320000422142">
                <text:p>0.641320000422142</text:p>
              </table:table-cell>
              <table:table-cell office:value-type="float" office:value="0.641320000422142">
                <text:p>0.641320000422142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0.487628276381955">
                <text:p>0.487628276381955</text:p>
              </table:table-cell>
              <table:table-cell office:value-type="float" office:value="0.487628276381955">
                <text:p>0.487628276381955</text:p>
              </table:table-cell>
              <table:table-cell office:value-type="float" office:value="0.487628276381955">
                <text:p>0.487628276381955</text:p>
              </table:table-cell>
              <table:table-cell office:value-type="float" office:value="0.487628276381955">
                <text:p>0.487628276381955</text:p>
              </table:table-cell>
              <table:table-cell office:value-type="float" office:value="0.602462541160307">
                <text:p>0.60246254116030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23960695122936">
                <text:p>0.323960695122936</text:p>
              </table:table-cell>
              <table:table-cell office:value-type="float" office:value="0.607974625748041">
                <text:p>0.607974625748041</text:p>
              </table:table-cell>
              <table:table-cell office:value-type="float" office:value="0.607974625748041">
                <text:p>0.607974625748041</text:p>
              </table:table-cell>
              <table:table-cell office:value-type="float" office:value="0.607974625748041">
                <text:p>0.607974625748041</text:p>
              </table:table-cell>
              <table:table-cell office:value-type="float" office:value="0.607974625748041">
                <text:p>0.607974625748041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0.280186041008105">
                <text:p>0.280186041008105</text:p>
              </table:table-cell>
              <table:table-cell office:value-type="float" office:value="0.406720850577104">
                <text:p>0.406720850577104</text:p>
              </table:table-cell>
              <table:table-cell office:value-type="float" office:value="0.604955433419085">
                <text:p>0.604955433419085</text:p>
              </table:table-cell>
              <table:table-cell office:value-type="float" office:value="0.604955433419085">
                <text:p>0.604955433419085</text:p>
              </table:table-cell>
              <table:table-cell office:value-type="float" office:value="0.604955433419085">
                <text:p>0.604955433419085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0.431635289840088">
                <text:p>0.431635289840088</text:p>
              </table:table-cell>
              <table:table-cell office:value-type="float" office:value="0.608267747129918">
                <text:p>0.608267747129918</text:p>
              </table:table-cell>
              <table:table-cell office:value-type="float" office:value="0.608267747129918">
                <text:p>0.608267747129918</text:p>
              </table:table-cell>
              <table:table-cell office:value-type="float" office:value="0.608267747129918">
                <text:p>0.608267747129918</text:p>
              </table:table-cell>
              <table:table-cell office:value-type="float" office:value="0.608267747129918">
                <text:p>0.608267747129918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0.137268743398116">
                <text:p>0.137268743398116</text:p>
              </table:table-cell>
              <table:table-cell office:value-type="float" office:value="0.458861554360874">
                <text:p>0.458861554360874</text:p>
              </table:table-cell>
              <table:table-cell office:value-type="float" office:value="0.619827686650214">
                <text:p>0.619827686650214</text:p>
              </table:table-cell>
              <table:table-cell office:value-type="float" office:value="0.619827686650214">
                <text:p>0.619827686650214</text:p>
              </table:table-cell>
              <table:table-cell office:value-type="float" office:value="0.619827686650214">
                <text:p>0.619827686650214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0.365699480485529">
                <text:p>0.365699480485529</text:p>
              </table:table-cell>
              <table:table-cell office:value-type="float" office:value="0.471562062320962">
                <text:p>0.471562062320962</text:p>
              </table:table-cell>
              <table:table-cell office:value-type="float" office:value="0.625137386989695">
                <text:p>0.625137386989695</text:p>
              </table:table-cell>
              <table:table-cell office:value-type="float" office:value="0.625137386989695">
                <text:p>0.625137386989695</text:p>
              </table:table-cell>
              <table:table-cell office:value-type="float" office:value="0.625137386989695">
                <text:p>0.6251373869896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15914747431662">
                <text:p>0.315914747431662</text:p>
              </table:table-cell>
              <table:table-cell office:value-type="float" office:value="0.319018012243572">
                <text:p>0.319018012243572</text:p>
              </table:table-cell>
              <table:table-cell office:value-type="float" office:value="0.497841448812572">
                <text:p>0.497841448812572</text:p>
              </table:table-cell>
              <table:table-cell office:value-type="float" office:value="0.624300793442914">
                <text:p>0.624300793442914</text:p>
              </table:table-cell>
              <table:table-cell office:value-type="float" office:value="0.624300793442914">
                <text:p>0.624300793442914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0.178833372576923">
                <text:p>0.178833372576923</text:p>
              </table:table-cell>
              <table:table-cell office:value-type="float" office:value="0.231716784339064">
                <text:p>0.231716784339064</text:p>
              </table:table-cell>
              <table:table-cell office:value-type="float" office:value="0.291722667583198">
                <text:p>0.291722667583198</text:p>
              </table:table-cell>
              <table:table-cell office:value-type="float" office:value="0.577168814901738">
                <text:p>0.577168814901738</text:p>
              </table:table-cell>
              <table:table-cell office:value-type="float" office:value="0.577168814901738">
                <text:p>0.577168814901738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0.236594590907452">
                <text:p>0.236594590907452</text:p>
              </table:table-cell>
              <table:table-cell office:value-type="float" office:value="0.251807380674446">
                <text:p>0.251807380674446</text:p>
              </table:table-cell>
              <table:table-cell office:value-type="float" office:value="0.236632514381465">
                <text:p>0.236632514381465</text:p>
              </table:table-cell>
              <table:table-cell office:value-type="float" office:value="0.371891390236349">
                <text:p>0.371891390236349</text:p>
              </table:table-cell>
              <table:table-cell office:value-type="float" office:value="0.371891390236349">
                <text:p>0.371891390236349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0.226716144837971">
                <text:p>0.226716144837971</text:p>
              </table:table-cell>
              <table:table-cell office:value-type="float" office:value="0.441797016640957">
                <text:p>0.441797016640957</text:p>
              </table:table-cell>
              <table:table-cell office:value-type="float" office:value="0.392299854552704">
                <text:p>0.392299854552704</text:p>
              </table:table-cell>
              <table:table-cell office:value-type="float" office:value="0.609482185382153">
                <text:p>0.609482185382153</text:p>
              </table:table-cell>
              <table:table-cell office:value-type="float" office:value="0.609482185382153">
                <text:p>0.609482185382153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0.278904412952736">
                <text:p>0.278904412952736</text:p>
              </table:table-cell>
              <table:table-cell office:value-type="float" office:value="0.401004634782161">
                <text:p>0.401004634782161</text:p>
              </table:table-cell>
              <table:table-cell office:value-type="float" office:value="0.428297233287027">
                <text:p>0.428297233287027</text:p>
              </table:table-cell>
              <table:table-cell office:value-type="float" office:value="0.481983717035936">
                <text:p>0.481983717035936</text:p>
              </table:table-cell>
              <table:table-cell office:value-type="float" office:value="0.153918220745574">
                <text:p>0.1539182207455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45762597627385">
                <text:p>0.245762597627385</text:p>
              </table:table-cell>
              <table:table-cell office:value-type="float" office:value="0.301936077308704">
                <text:p>0.301936077308704</text:p>
              </table:table-cell>
              <table:table-cell office:value-type="float" office:value="0.296782612875184">
                <text:p>0.296782612875184</text:p>
              </table:table-cell>
              <table:table-cell office:value-type="float" office:value="0.403253680541479">
                <text:p>0.403253680541479</text:p>
              </table:table-cell>
              <table:table-cell office:value-type="float" office:value="0.48347494996661">
                <text:p>0.48347494996661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0.434178651365993">
                <text:p>0.434178651365993</text:p>
              </table:table-cell>
              <table:table-cell office:value-type="float" office:value="0.443706176393514">
                <text:p>0.443706176393514</text:p>
              </table:table-cell>
              <table:table-cell office:value-type="float" office:value="0.447420503372758">
                <text:p>0.447420503372758</text:p>
              </table:table-cell>
              <table:table-cell office:value-type="float" office:value="0.629917591980933">
                <text:p>0.629917591980933</text:p>
              </table:table-cell>
              <table:table-cell office:value-type="float" office:value="0.629917591980933">
                <text:p>0.629917591980933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0.306418919412856">
                <text:p>0.306418919412856</text:p>
              </table:table-cell>
              <table:table-cell office:value-type="float" office:value="0.273224372782249">
                <text:p>0.273224372782249</text:p>
              </table:table-cell>
              <table:table-cell office:value-type="float" office:value="0.502593918448162">
                <text:p>0.502593918448162</text:p>
              </table:table-cell>
              <table:table-cell office:value-type="float" office:value="0.620026404069692">
                <text:p>0.620026404069692</text:p>
              </table:table-cell>
              <table:table-cell office:value-type="float" office:value="0.620026404069692">
                <text:p>0.620026404069692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.215182755866431">
                <text:p>0.215182755866431</text:p>
              </table:table-cell>
              <table:table-cell office:value-type="float" office:value="0.243092476684565">
                <text:p>0.243092476684565</text:p>
              </table:table-cell>
              <table:table-cell office:value-type="float" office:value="0.378454300563992">
                <text:p>0.378454300563992</text:p>
              </table:table-cell>
              <table:table-cell office:value-type="float" office:value="0.609110359671898">
                <text:p>0.609110359671898</text:p>
              </table:table-cell>
              <table:table-cell office:value-type="float" office:value="0.609110359671898">
                <text:p>0.609110359671898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0.181188127630759">
                <text:p>0.181188127630759</text:p>
              </table:table-cell>
              <table:table-cell office:value-type="float" office:value="0.237655452767784">
                <text:p>0.237655452767784</text:p>
              </table:table-cell>
              <table:table-cell office:value-type="float" office:value="0.481295153767681">
                <text:p>0.481295153767681</text:p>
              </table:table-cell>
              <table:table-cell office:value-type="float" office:value="0.481295153767681">
                <text:p>0.481295153767681</text:p>
              </table:table-cell>
              <table:table-cell office:value-type="float" office:value="0.481295153767681">
                <text:p>0.4812951537676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14162100483039">
                <text:p>0.214162100483039</text:p>
              </table:table-cell>
              <table:table-cell office:value-type="float" office:value="0.281966397726466">
                <text:p>0.281966397726466</text:p>
              </table:table-cell>
              <table:table-cell office:value-type="float" office:value="0.268303486144344">
                <text:p>0.268303486144344</text:p>
              </table:table-cell>
              <table:table-cell office:value-type="float" office:value="0.504771291735406">
                <text:p>0.504771291735406</text:p>
              </table:table-cell>
              <table:table-cell office:value-type="float" office:value="0.504771291735406">
                <text:p>0.504771291735406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0.178531605441225">
                <text:p>0.178531605441225</text:p>
              </table:table-cell>
              <table:table-cell office:value-type="float" office:value="0.171386836007331">
                <text:p>0.171386836007331</text:p>
              </table:table-cell>
              <table:table-cell office:value-type="float" office:value="0.335524033180917">
                <text:p>0.335524033180917</text:p>
              </table:table-cell>
              <table:table-cell office:value-type="float" office:value="0.646994033072443">
                <text:p>0.646994033072443</text:p>
              </table:table-cell>
              <table:table-cell office:value-type="float" office:value="0.646994033072443">
                <text:p>0.646994033072443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0.223484549784705">
                <text:p>0.223484549784705</text:p>
              </table:table-cell>
              <table:table-cell office:value-type="float" office:value="0.26051308197882">
                <text:p>0.26051308197882</text:p>
              </table:table-cell>
              <table:table-cell office:value-type="float" office:value="0.429524305308304">
                <text:p>0.429524305308304</text:p>
              </table:table-cell>
              <table:table-cell office:value-type="float" office:value="0.657896877996974">
                <text:p>0.657896877996974</text:p>
              </table:table-cell>
              <table:table-cell office:value-type="float" office:value="0.657896877996974">
                <text:p>0.657896877996974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0.330698273948855">
                <text:p>0.330698273948855</text:p>
              </table:table-cell>
              <table:table-cell office:value-type="float" office:value="0.443198070198261">
                <text:p>0.443198070198261</text:p>
              </table:table-cell>
              <table:table-cell office:value-type="float" office:value="0.664018007097509">
                <text:p>0.664018007097509</text:p>
              </table:table-cell>
              <table:table-cell office:value-type="float" office:value="0.664018007097509">
                <text:p>0.664018007097509</text:p>
              </table:table-cell>
              <table:table-cell office:value-type="float" office:value="0.664018007097509">
                <text:p>0.664018007097509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0.269877354387177">
                <text:p>0.269877354387177</text:p>
              </table:table-cell>
              <table:table-cell office:value-type="float" office:value="0.321163140867192">
                <text:p>0.321163140867192</text:p>
              </table:table-cell>
              <table:table-cell office:value-type="float" office:value="0.300577547054358">
                <text:p>0.300577547054358</text:p>
              </table:table-cell>
              <table:table-cell office:value-type="float" office:value="0.473379429680613">
                <text:p>0.473379429680613</text:p>
              </table:table-cell>
              <table:table-cell office:value-type="float" office:value="0.66481943281478">
                <text:p>0.664819432814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47326861718016">
                <text:p>0.147326861718016</text:p>
              </table:table-cell>
              <table:table-cell office:value-type="float" office:value="0.174913113803996">
                <text:p>0.174913113803996</text:p>
              </table:table-cell>
              <table:table-cell office:value-type="float" office:value="0.203685118830075">
                <text:p>0.203685118830075</text:p>
              </table:table-cell>
              <table:table-cell office:value-type="float" office:value="0.448250730172808">
                <text:p>0.448250730172808</text:p>
              </table:table-cell>
              <table:table-cell office:value-type="float" office:value="0.650455650107537">
                <text:p>0.650455650107537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0.260951743013205">
                <text:p>0.260951743013205</text:p>
              </table:table-cell>
              <table:table-cell office:value-type="float" office:value="0.260951743013205">
                <text:p>0.260951743013205</text:p>
              </table:table-cell>
              <table:table-cell office:value-type="float" office:value="0.278689838843925">
                <text:p>0.278689838843925</text:p>
              </table:table-cell>
              <table:table-cell office:value-type="float" office:value="0.471611672510707">
                <text:p>0.471611672510707</text:p>
              </table:table-cell>
              <table:table-cell office:value-type="float" office:value="0.639066999656189">
                <text:p>0.639066999656189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0.291831213840309">
                <text:p>0.291831213840309</text:p>
              </table:table-cell>
              <table:table-cell office:value-type="float" office:value="0.268182206132297">
                <text:p>0.268182206132297</text:p>
              </table:table-cell>
              <table:table-cell office:value-type="float" office:value="0.432704999669594">
                <text:p>0.432704999669594</text:p>
              </table:table-cell>
              <table:table-cell office:value-type="float" office:value="0.447293008013707">
                <text:p>0.447293008013707</text:p>
              </table:table-cell>
              <table:table-cell office:value-type="float" office:value="0.447293008013707">
                <text:p>0.447293008013707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0.249552585776601">
                <text:p>0.249552585776601</text:p>
              </table:table-cell>
              <table:table-cell office:value-type="float" office:value="0.327574070616305">
                <text:p>0.327574070616305</text:p>
              </table:table-cell>
              <table:table-cell office:value-type="float" office:value="0.442791944523789">
                <text:p>0.442791944523789</text:p>
              </table:table-cell>
              <table:table-cell office:value-type="float" office:value="0.409803044218488">
                <text:p>0.409803044218488</text:p>
              </table:table-cell>
              <table:table-cell office:value-type="float" office:value="0.409803044218488">
                <text:p>0.409803044218488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0.236669137938648">
                <text:p>0.236669137938648</text:p>
              </table:table-cell>
              <table:table-cell office:value-type="float" office:value="0.388554784509652">
                <text:p>0.388554784509652</text:p>
              </table:table-cell>
              <table:table-cell office:value-type="float" office:value="0.588353442073013">
                <text:p>0.588353442073013</text:p>
              </table:table-cell>
              <table:table-cell office:value-type="float" office:value="0.588353442073013">
                <text:p>0.588353442073013</text:p>
              </table:table-cell>
              <table:table-cell office:value-type="float" office:value="0.588353442073013">
                <text:p>0.5883534420730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68253749134909">
                <text:p>0.168253749134909</text:p>
              </table:table-cell>
              <table:table-cell office:value-type="float" office:value="0.160322929314493">
                <text:p>0.160322929314493</text:p>
              </table:table-cell>
              <table:table-cell office:value-type="float" office:value="0.432296086064567">
                <text:p>0.432296086064567</text:p>
              </table:table-cell>
              <table:table-cell office:value-type="float" office:value="0.436375427543958">
                <text:p>0.436375427543958</text:p>
              </table:table-cell>
              <table:table-cell office:value-type="float" office:value="0.592376177397633">
                <text:p>0.592376177397633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0.45339267724404">
                <text:p>0.45339267724404</text:p>
              </table:table-cell>
              <table:table-cell office:value-type="float" office:value="0.453329526322123">
                <text:p>0.453329526322123</text:p>
              </table:table-cell>
              <table:table-cell office:value-type="float" office:value="0.499629198768523">
                <text:p>0.499629198768523</text:p>
              </table:table-cell>
              <table:table-cell office:value-type="float" office:value="0.499629198768523">
                <text:p>0.499629198768523</text:p>
              </table:table-cell>
              <table:table-cell office:value-type="float" office:value="0.597337504622132">
                <text:p>0.597337504622132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0.274276738805987">
                <text:p>0.274276738805987</text:p>
              </table:table-cell>
              <table:table-cell office:value-type="float" office:value="0.348014514164223">
                <text:p>0.348014514164223</text:p>
              </table:table-cell>
              <table:table-cell office:value-type="float" office:value="0.359208530406289">
                <text:p>0.359208530406289</text:p>
              </table:table-cell>
              <table:table-cell office:value-type="float" office:value="0.579392016001172">
                <text:p>0.579392016001172</text:p>
              </table:table-cell>
              <table:table-cell office:value-type="float" office:value="0.509612447649148">
                <text:p>0.509612447649148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0.138962093521224">
                <text:p>0.138962093521224</text:p>
              </table:table-cell>
              <table:table-cell office:value-type="float" office:value="0.262701829495465">
                <text:p>0.262701829495465</text:p>
              </table:table-cell>
              <table:table-cell office:value-type="float" office:value="0.526209441257619">
                <text:p>0.526209441257619</text:p>
              </table:table-cell>
              <table:table-cell office:value-type="float" office:value="0.526209441257619">
                <text:p>0.526209441257619</text:p>
              </table:table-cell>
              <table:table-cell office:value-type="float" office:value="0.526209441257619">
                <text:p>0.526209441257619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0.314557067671656">
                <text:p>0.314557067671656</text:p>
              </table:table-cell>
              <table:table-cell office:value-type="float" office:value="0.311088848573762">
                <text:p>0.311088848573762</text:p>
              </table:table-cell>
              <table:table-cell office:value-type="float" office:value="0.576024042841357">
                <text:p>0.576024042841357</text:p>
              </table:table-cell>
              <table:table-cell office:value-type="float" office:value="0.576024042841357">
                <text:p>0.576024042841357</text:p>
              </table:table-cell>
              <table:table-cell office:value-type="float" office:value="0.576024042841357">
                <text:p>0.57602404284135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01547659604056">
                <text:p>0.201547659604056</text:p>
              </table:table-cell>
              <table:table-cell office:value-type="float" office:value="0.439737301034737">
                <text:p>0.439737301034737</text:p>
              </table:table-cell>
              <table:table-cell office:value-type="float" office:value="0.623701447460831">
                <text:p>0.623701447460831</text:p>
              </table:table-cell>
              <table:table-cell office:value-type="float" office:value="0.623701447460831">
                <text:p>0.623701447460831</text:p>
              </table:table-cell>
              <table:table-cell office:value-type="float" office:value="0.623701447460831">
                <text:p>0.623701447460831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0.412454961418321">
                <text:p>0.412454961418321</text:p>
              </table:table-cell>
              <table:table-cell office:value-type="float" office:value="0.412390788797462">
                <text:p>0.412390788797462</text:p>
              </table:table-cell>
              <table:table-cell office:value-type="float" office:value="0.592421283491798">
                <text:p>0.592421283491798</text:p>
              </table:table-cell>
              <table:table-cell office:value-type="float" office:value="0.592421283491798">
                <text:p>0.592421283491798</text:p>
              </table:table-cell>
              <table:table-cell office:value-type="float" office:value="0.592421283491798">
                <text:p>0.592421283491798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0.311125397245454">
                <text:p>0.311125397245454</text:p>
              </table:table-cell>
              <table:table-cell office:value-type="float" office:value="0.250681581310534">
                <text:p>0.250681581310534</text:p>
              </table:table-cell>
              <table:table-cell office:value-type="float" office:value="0.250681581310534">
                <text:p>0.250681581310534</text:p>
              </table:table-cell>
              <table:table-cell office:value-type="float" office:value="0.158914820937733">
                <text:p>0.158914820937733</text:p>
              </table:table-cell>
              <table:table-cell office:value-type="float" office:value="0.243384108328167">
                <text:p>0.243384108328167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0.304442936372436">
                <text:p>0.304442936372436</text:p>
              </table:table-cell>
              <table:table-cell office:value-type="float" office:value="0.496861473213719">
                <text:p>0.496861473213719</text:p>
              </table:table-cell>
              <table:table-cell office:value-type="float" office:value="0.248407202186859">
                <text:p>0.248407202186859</text:p>
              </table:table-cell>
              <table:table-cell office:value-type="float" office:value="0.648756825159874">
                <text:p>0.648756825159874</text:p>
              </table:table-cell>
              <table:table-cell office:value-type="float" office:value="0.648756825159874">
                <text:p>0.648756825159874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0.0822379265470662">
                <text:p>0.0822379265470662</text:p>
              </table:table-cell>
              <table:table-cell office:value-type="float" office:value="-0.0685303640831778">
                <text:p>-0.0685303640831778</text:p>
              </table:table-cell>
              <table:table-cell office:value-type="float" office:value="0.464749643895178">
                <text:p>0.464749643895178</text:p>
              </table:table-cell>
              <table:table-cell office:value-type="float" office:value="0.464749643895178">
                <text:p>0.464749643895178</text:p>
              </table:table-cell>
              <table:table-cell office:value-type="float" office:value="0.464749643895178">
                <text:p>0.4647496438951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58359008154166">
                <text:p>0.0858359008154166</text:p>
              </table:table-cell>
              <table:table-cell office:value-type="float" office:value="0.0384142444681309">
                <text:p>0.0384142444681309</text:p>
              </table:table-cell>
              <table:table-cell office:value-type="float" office:value="0.203980549188962">
                <text:p>0.203980549188962</text:p>
              </table:table-cell>
              <table:table-cell office:value-type="float" office:value="0.146553112406865">
                <text:p>0.146553112406865</text:p>
              </table:table-cell>
              <table:table-cell office:value-type="float" office:value="0.146553112406865">
                <text:p>0.146553112406865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0.0726836197690791">
                <text:p>0.0726836197690791</text:p>
              </table:table-cell>
              <table:table-cell office:value-type="float" office:value="0.128939953474984">
                <text:p>0.128939953474984</text:p>
              </table:table-cell>
              <table:table-cell office:value-type="float" office:value="0.242914179082868">
                <text:p>0.242914179082868</text:p>
              </table:table-cell>
              <table:table-cell office:value-type="float" office:value="0.00204337461609717">
                <text:p>0.00204337461609717</text:p>
              </table:table-cell>
              <table:table-cell office:value-type="float" office:value="0.00204337461609717">
                <text:p>0.00204337461609717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0.100544324350778">
                <text:p>0.100544324350778</text:p>
              </table:table-cell>
              <table:table-cell office:value-type="float" office:value="0.191567594729767">
                <text:p>0.191567594729767</text:p>
              </table:table-cell>
              <table:table-cell office:value-type="float" office:value="0.251486790112762">
                <text:p>0.251486790112762</text:p>
              </table:table-cell>
              <table:table-cell office:value-type="float" office:value="0.329703387231519">
                <text:p>0.329703387231519</text:p>
              </table:table-cell>
              <table:table-cell office:value-type="float" office:value="0.476813229115124">
                <text:p>0.476813229115124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0.0388246485448739">
                <text:p>0.0388246485448739</text:p>
              </table:table-cell>
              <table:table-cell office:value-type="float" office:value="0.109296317271391">
                <text:p>0.109296317271391</text:p>
              </table:table-cell>
              <table:table-cell office:value-type="float" office:value="0.301629682709844">
                <text:p>0.301629682709844</text:p>
              </table:table-cell>
              <table:table-cell office:value-type="float" office:value="0.276657092986652">
                <text:p>0.276657092986652</text:p>
              </table:table-cell>
              <table:table-cell office:value-type="float" office:value="0.386364617034825">
                <text:p>0.386364617034825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0.0968519212151345">
                <text:p>0.0968519212151345</text:p>
              </table:table-cell>
              <table:table-cell office:value-type="float" office:value="0.177537379739512">
                <text:p>0.177537379739512</text:p>
              </table:table-cell>
              <table:table-cell office:value-type="float" office:value="0.184440217369231">
                <text:p>0.184440217369231</text:p>
              </table:table-cell>
              <table:table-cell office:value-type="float" office:value="0.147019073786692">
                <text:p>0.147019073786692</text:p>
              </table:table-cell>
              <table:table-cell office:value-type="float" office:value="-0.0706000831060687">
                <text:p>-0.07060008310606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65449021537759">
                <text:p>0.165449021537759</text:p>
              </table:table-cell>
              <table:table-cell office:value-type="float" office:value="0.197690554186478">
                <text:p>0.197690554186478</text:p>
              </table:table-cell>
              <table:table-cell office:value-type="float" office:value="0.121238895786115">
                <text:p>0.121238895786115</text:p>
              </table:table-cell>
              <table:table-cell office:value-type="float" office:value="0.210233823510276">
                <text:p>0.210233823510276</text:p>
              </table:table-cell>
              <table:table-cell office:value-type="float" office:value="0.300721594994742">
                <text:p>0.300721594994742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0.220615948705355">
                <text:p>0.220615948705355</text:p>
              </table:table-cell>
              <table:table-cell office:value-type="float" office:value="0.20986084904696">
                <text:p>0.20986084904696</text:p>
              </table:table-cell>
              <table:table-cell office:value-type="float" office:value="0.213326951896894">
                <text:p>0.213326951896894</text:p>
              </table:table-cell>
              <table:table-cell office:value-type="float" office:value="0.209405924633091">
                <text:p>0.209405924633091</text:p>
              </table:table-cell>
              <table:table-cell office:value-type="float" office:value="0.425838999321105">
                <text:p>0.425838999321105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0.230165502645008">
                <text:p>0.230165502645008</text:p>
              </table:table-cell>
              <table:table-cell office:value-type="float" office:value="0.263250668796995">
                <text:p>0.263250668796995</text:p>
              </table:table-cell>
              <table:table-cell office:value-type="float" office:value="0.222630221450403">
                <text:p>0.222630221450403</text:p>
              </table:table-cell>
              <table:table-cell office:value-type="float" office:value="0.332909974273239">
                <text:p>0.332909974273239</text:p>
              </table:table-cell>
              <table:table-cell office:value-type="float" office:value="0.471120520735592">
                <text:p>0.471120520735592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0.188016361931782">
                <text:p>0.188016361931782</text:p>
              </table:table-cell>
              <table:table-cell office:value-type="float" office:value="0.212715943161183">
                <text:p>0.212715943161183</text:p>
              </table:table-cell>
              <table:table-cell office:value-type="float" office:value="0.396348461025012">
                <text:p>0.396348461025012</text:p>
              </table:table-cell>
              <table:table-cell office:value-type="float" office:value="0.307461382694806">
                <text:p>0.307461382694806</text:p>
              </table:table-cell>
              <table:table-cell office:value-type="float" office:value="0.56002080933233">
                <text:p>0.56002080933233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0.243063216887941">
                <text:p>0.243063216887941</text:p>
              </table:table-cell>
              <table:table-cell office:value-type="float" office:value="0.340371245636683">
                <text:p>0.340371245636683</text:p>
              </table:table-cell>
              <table:table-cell office:value-type="float" office:value="0.433482683195361">
                <text:p>0.433482683195361</text:p>
              </table:table-cell>
              <table:table-cell office:value-type="float" office:value="0.448532180912102">
                <text:p>0.448532180912102</text:p>
              </table:table-cell>
              <table:table-cell office:value-type="float" office:value="0.602317522252444">
                <text:p>0.6023175222524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18259887394779">
                <text:p>0.218259887394779</text:p>
              </table:table-cell>
              <table:table-cell office:value-type="float" office:value="0.298979197999368">
                <text:p>0.298979197999368</text:p>
              </table:table-cell>
              <table:table-cell office:value-type="float" office:value="0.261105996126563">
                <text:p>0.261105996126563</text:p>
              </table:table-cell>
              <table:table-cell office:value-type="float" office:value="0.34081329748971">
                <text:p>0.34081329748971</text:p>
              </table:table-cell>
              <table:table-cell office:value-type="float" office:value="0.458433290542937">
                <text:p>0.458433290542937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0.258434231793395">
                <text:p>0.258434231793395</text:p>
              </table:table-cell>
              <table:table-cell office:value-type="float" office:value="0.418612715115784">
                <text:p>0.418612715115784</text:p>
              </table:table-cell>
              <table:table-cell office:value-type="float" office:value="0.239752246732134">
                <text:p>0.239752246732134</text:p>
              </table:table-cell>
              <table:table-cell office:value-type="float" office:value="0.239752246732134">
                <text:p>0.239752246732134</text:p>
              </table:table-cell>
              <table:table-cell office:value-type="float" office:value="0.216624450305479">
                <text:p>0.216624450305479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0.231249103134693">
                <text:p>0.231249103134693</text:p>
              </table:table-cell>
              <table:table-cell office:value-type="float" office:value="0.256600254963617">
                <text:p>0.256600254963617</text:p>
              </table:table-cell>
              <table:table-cell office:value-type="float" office:value="0.331981565721618">
                <text:p>0.331981565721618</text:p>
              </table:table-cell>
              <table:table-cell office:value-type="float" office:value="0.329305026102543">
                <text:p>0.329305026102543</text:p>
              </table:table-cell>
              <table:table-cell office:value-type="float" office:value="0.420898001310418">
                <text:p>0.420898001310418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0.284833950223556">
                <text:p>0.284833950223556</text:p>
              </table:table-cell>
              <table:table-cell office:value-type="float" office:value="0.399723519051341">
                <text:p>0.399723519051341</text:p>
              </table:table-cell>
              <table:table-cell office:value-type="float" office:value="0.399723519051341">
                <text:p>0.399723519051341</text:p>
              </table:table-cell>
              <table:table-cell office:value-type="float" office:value="0.551703829648716">
                <text:p>0.551703829648716</text:p>
              </table:table-cell>
              <table:table-cell office:value-type="float" office:value="0.551703829648716">
                <text:p>0.551703829648716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0.170155092684421">
                <text:p>0.170155092684421</text:p>
              </table:table-cell>
              <table:table-cell office:value-type="float" office:value="0.17889915206941">
                <text:p>0.17889915206941</text:p>
              </table:table-cell>
              <table:table-cell office:value-type="float" office:value="0.226777792905264">
                <text:p>0.226777792905264</text:p>
              </table:table-cell>
              <table:table-cell office:value-type="float" office:value="0.332170542466679">
                <text:p>0.332170542466679</text:p>
              </table:table-cell>
              <table:table-cell office:value-type="float" office:value="0.326728789969922">
                <text:p>0.3267287899699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35945457268552">
                <text:p>0.335945457268552</text:p>
              </table:table-cell>
              <table:table-cell office:value-type="float" office:value="0.30670010320119">
                <text:p>0.30670010320119</text:p>
              </table:table-cell>
              <table:table-cell office:value-type="float" office:value="0.30670010320119">
                <text:p>0.30670010320119</text:p>
              </table:table-cell>
              <table:table-cell office:value-type="float" office:value="0.448737927104576">
                <text:p>0.448737927104576</text:p>
              </table:table-cell>
              <table:table-cell office:value-type="float" office:value="0.539844097329919">
                <text:p>0.539844097329919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0.196910470967527">
                <text:p>0.196910470967527</text:p>
              </table:table-cell>
              <table:table-cell office:value-type="float" office:value="0.221778932049902">
                <text:p>0.221778932049902</text:p>
              </table:table-cell>
              <table:table-cell office:value-type="float" office:value="0.373166933051858">
                <text:p>0.373166933051858</text:p>
              </table:table-cell>
              <table:table-cell office:value-type="float" office:value="0.334639316575848">
                <text:p>0.334639316575848</text:p>
              </table:table-cell>
              <table:table-cell office:value-type="float" office:value="0.555548627640698">
                <text:p>0.555548627640698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0.370926353751413">
                <text:p>0.370926353751413</text:p>
              </table:table-cell>
              <table:table-cell office:value-type="float" office:value="0.458418934171534">
                <text:p>0.458418934171534</text:p>
              </table:table-cell>
              <table:table-cell office:value-type="float" office:value="0.324380184797665">
                <text:p>0.324380184797665</text:p>
              </table:table-cell>
              <table:table-cell office:value-type="float" office:value="0.384811051196347">
                <text:p>0.384811051196347</text:p>
              </table:table-cell>
              <table:table-cell office:value-type="float" office:value="0.571121926357626">
                <text:p>0.571121926357626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0.356828682088538">
                <text:p>0.356828682088538</text:p>
              </table:table-cell>
              <table:table-cell office:value-type="float" office:value="0.340857734416489">
                <text:p>0.340857734416489</text:p>
              </table:table-cell>
              <table:table-cell office:value-type="float" office:value="0.607437335836194">
                <text:p>0.607437335836194</text:p>
              </table:table-cell>
              <table:table-cell office:value-type="float" office:value="0.607437335836194">
                <text:p>0.607437335836194</text:p>
              </table:table-cell>
              <table:table-cell office:value-type="float" office:value="0.607437335836194">
                <text:p>0.607437335836194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0.198127964327551">
                <text:p>0.198127964327551</text:p>
              </table:table-cell>
              <table:table-cell office:value-type="float" office:value="0.218691537083285">
                <text:p>0.218691537083285</text:p>
              </table:table-cell>
              <table:table-cell office:value-type="float" office:value="0.325699310563045">
                <text:p>0.325699310563045</text:p>
              </table:table-cell>
              <table:table-cell office:value-type="float" office:value="0.0100963129823645">
                <text:p>0.0100963129823645</text:p>
              </table:table-cell>
              <table:table-cell office:value-type="float" office:value="0.251700019521198">
                <text:p>0.2517000195211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778853338790296">
                <text:p>0.0778853338790296</text:p>
              </table:table-cell>
              <table:table-cell office:value-type="float" office:value="0.193418307092797">
                <text:p>0.193418307092797</text:p>
              </table:table-cell>
              <table:table-cell office:value-type="float" office:value="0.473901928791586">
                <text:p>0.473901928791586</text:p>
              </table:table-cell>
              <table:table-cell office:value-type="float" office:value="0.585096712167149">
                <text:p>0.585096712167149</text:p>
              </table:table-cell>
              <table:table-cell office:value-type="float" office:value="0.585096712167149">
                <text:p>0.585096712167149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0.186739641861647">
                <text:p>0.186739641861647</text:p>
              </table:table-cell>
              <table:table-cell office:value-type="float" office:value="0.179266794021146">
                <text:p>0.179266794021146</text:p>
              </table:table-cell>
              <table:table-cell office:value-type="float" office:value="0.262610944655875">
                <text:p>0.262610944655875</text:p>
              </table:table-cell>
              <table:table-cell office:value-type="float" office:value="0.439967309028851">
                <text:p>0.439967309028851</text:p>
              </table:table-cell>
              <table:table-cell office:value-type="float" office:value="0.508149993451165">
                <text:p>0.508149993451165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0.102187231029153">
                <text:p>0.102187231029153</text:p>
              </table:table-cell>
              <table:table-cell office:value-type="float" office:value="0.0886760028645978">
                <text:p>0.0886760028645978</text:p>
              </table:table-cell>
              <table:table-cell office:value-type="float" office:value="0.116248224062433">
                <text:p>0.116248224062433</text:p>
              </table:table-cell>
              <table:table-cell office:value-type="float" office:value="0.0708882139011716">
                <text:p>0.0708882139011716</text:p>
              </table:table-cell>
              <table:table-cell office:value-type="float" office:value="0.225016888134235">
                <text:p>0.225016888134235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0.230907645500889">
                <text:p>0.230907645500889</text:p>
              </table:table-cell>
              <table:table-cell office:value-type="float" office:value="0.201934765739536">
                <text:p>0.201934765739536</text:p>
              </table:table-cell>
              <table:table-cell office:value-type="float" office:value="0.218623642230245">
                <text:p>0.218623642230245</text:p>
              </table:table-cell>
              <table:table-cell office:value-type="float" office:value="0.224972440312917">
                <text:p>0.224972440312917</text:p>
              </table:table-cell>
              <table:table-cell office:value-type="float" office:value="0.527264917870342">
                <text:p>0.527264917870342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0.147709481942974">
                <text:p>0.147709481942974</text:p>
              </table:table-cell>
              <table:table-cell office:value-type="float" office:value="0.325044805760363">
                <text:p>0.325044805760363</text:p>
              </table:table-cell>
              <table:table-cell office:value-type="float" office:value="0.659175287826556">
                <text:p>0.659175287826556</text:p>
              </table:table-cell>
              <table:table-cell office:value-type="float" office:value="0.659175287826556">
                <text:p>0.659175287826556</text:p>
              </table:table-cell>
              <table:table-cell office:value-type="float" office:value="0.659175287826556">
                <text:p>0.6591752878265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78340378313608">
                <text:p>0.278340378313608</text:p>
              </table:table-cell>
              <table:table-cell office:value-type="float" office:value="0.339655817200084">
                <text:p>0.339655817200084</text:p>
              </table:table-cell>
              <table:table-cell office:value-type="float" office:value="0.651001442972423">
                <text:p>0.651001442972423</text:p>
              </table:table-cell>
              <table:table-cell office:value-type="float" office:value="0.651001442972423">
                <text:p>0.651001442972423</text:p>
              </table:table-cell>
              <table:table-cell office:value-type="float" office:value="0.651001442972423">
                <text:p>0.651001442972423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0.144735429124032">
                <text:p>0.144735429124032</text:p>
              </table:table-cell>
              <table:table-cell office:value-type="float" office:value="0.39604797746267">
                <text:p>0.39604797746267</text:p>
              </table:table-cell>
              <table:table-cell office:value-type="float" office:value="0.656948964927069">
                <text:p>0.656948964927069</text:p>
              </table:table-cell>
              <table:table-cell office:value-type="float" office:value="0.656948964927069">
                <text:p>0.656948964927069</text:p>
              </table:table-cell>
              <table:table-cell office:value-type="float" office:value="0.656948964927069">
                <text:p>0.65694896492706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0.502804077717613">
                <text:p>0.502804077717613</text:p>
              </table:table-cell>
              <table:table-cell office:value-type="float" office:value="0.625026579984363">
                <text:p>0.625026579984363</text:p>
              </table:table-cell>
              <table:table-cell office:value-type="float" office:value="0.625026579984363">
                <text:p>0.625026579984363</text:p>
              </table:table-cell>
              <table:table-cell office:value-type="float" office:value="0.625026579984363">
                <text:p>0.625026579984363</text:p>
              </table:table-cell>
              <table:table-cell office:value-type="float" office:value="0.625026579984363">
                <text:p>0.625026579984363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0.0947481824633904">
                <text:p>0.0947481824633904</text:p>
              </table:table-cell>
              <table:table-cell office:value-type="float" office:value="0.249466971829152">
                <text:p>0.249466971829152</text:p>
              </table:table-cell>
              <table:table-cell office:value-type="float" office:value="0.395322543888172">
                <text:p>0.395322543888172</text:p>
              </table:table-cell>
              <table:table-cell office:value-type="float" office:value="0.395322543888172">
                <text:p>0.395322543888172</text:p>
              </table:table-cell>
              <table:table-cell office:value-type="float" office:value="0.575073872468121">
                <text:p>0.575073872468121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0.123375759233307">
                <text:p>0.123375759233307</text:p>
              </table:table-cell>
              <table:table-cell office:value-type="float" office:value="0.151027211206235">
                <text:p>0.151027211206235</text:p>
              </table:table-cell>
              <table:table-cell office:value-type="float" office:value="0.183484856024521">
                <text:p>0.183484856024521</text:p>
              </table:table-cell>
              <table:table-cell office:value-type="float" office:value="0.326217948750571">
                <text:p>0.326217948750571</text:p>
              </table:table-cell>
              <table:table-cell office:value-type="float" office:value="0.326217948750571">
                <text:p>0.32621794875057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99219799539678">
                <text:p>0.299219799539678</text:p>
              </table:table-cell>
              <table:table-cell office:value-type="float" office:value="0.510905553974786">
                <text:p>0.510905553974786</text:p>
              </table:table-cell>
              <table:table-cell office:value-type="float" office:value="0.510905553974786">
                <text:p>0.510905553974786</text:p>
              </table:table-cell>
              <table:table-cell office:value-type="float" office:value="0.510905553974786">
                <text:p>0.510905553974786</text:p>
              </table:table-cell>
              <table:table-cell office:value-type="float" office:value="0.510905553974786">
                <text:p>0.510905553974786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0.215807880431726">
                <text:p>0.215807880431726</text:p>
              </table:table-cell>
              <table:table-cell office:value-type="float" office:value="0.167397890913271">
                <text:p>0.167397890913271</text:p>
              </table:table-cell>
              <table:table-cell office:value-type="float" office:value="0.42130112787313">
                <text:p>0.42130112787313</text:p>
              </table:table-cell>
              <table:table-cell office:value-type="float" office:value="0.42130112787313">
                <text:p>0.42130112787313</text:p>
              </table:table-cell>
              <table:table-cell office:value-type="float" office:value="0.42130112787313">
                <text:p>0.42130112787313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0.196105191874878">
                <text:p>0.196105191874878</text:p>
              </table:table-cell>
              <table:table-cell office:value-type="float" office:value="0.463565229262988">
                <text:p>0.463565229262988</text:p>
              </table:table-cell>
              <table:table-cell office:value-type="float" office:value="0.463565229262988">
                <text:p>0.463565229262988</text:p>
              </table:table-cell>
              <table:table-cell office:value-type="float" office:value="0.664980384119337">
                <text:p>0.664980384119337</text:p>
              </table:table-cell>
              <table:table-cell office:value-type="float" office:value="0.664980384119337">
                <text:p>0.664980384119337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0.36834081886451">
                <text:p>0.36834081886451</text:p>
              </table:table-cell>
              <table:table-cell office:value-type="float" office:value="0.36834081886451">
                <text:p>0.36834081886451</text:p>
              </table:table-cell>
              <table:table-cell office:value-type="float" office:value="0.552266520382413">
                <text:p>0.552266520382413</text:p>
              </table:table-cell>
              <table:table-cell office:value-type="float" office:value="0.552266520382413">
                <text:p>0.552266520382413</text:p>
              </table:table-cell>
              <table:table-cell office:value-type="float" office:value="0.552266520382413">
                <text:p>0.552266520382413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0.241792011243755">
                <text:p>0.241792011243755</text:p>
              </table:table-cell>
              <table:table-cell office:value-type="float" office:value="0.389872458494909">
                <text:p>0.389872458494909</text:p>
              </table:table-cell>
              <table:table-cell office:value-type="float" office:value="0.379422690855863">
                <text:p>0.379422690855863</text:p>
              </table:table-cell>
              <table:table-cell office:value-type="float" office:value="0.379422690855863">
                <text:p>0.379422690855863</text:p>
              </table:table-cell>
              <table:table-cell office:value-type="float" office:value="0.522660327437123">
                <text:p>0.52266032743712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00231349405628">
                <text:p>0.200231349405628</text:p>
              </table:table-cell>
              <table:table-cell office:value-type="float" office:value="0.200231349405628">
                <text:p>0.200231349405628</text:p>
              </table:table-cell>
              <table:table-cell office:value-type="float" office:value="0.200231349405628">
                <text:p>0.200231349405628</text:p>
              </table:table-cell>
              <table:table-cell office:value-type="float" office:value="0.459326976565974">
                <text:p>0.459326976565974</text:p>
              </table:table-cell>
              <table:table-cell office:value-type="float" office:value="0.459326976565974">
                <text:p>0.459326976565974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0.4063432298621">
                <text:p>0.4063432298621</text:p>
              </table:table-cell>
              <table:table-cell office:value-type="float" office:value="0.543997723881311">
                <text:p>0.543997723881311</text:p>
              </table:table-cell>
              <table:table-cell office:value-type="float" office:value="0.543997723881311">
                <text:p>0.543997723881311</text:p>
              </table:table-cell>
              <table:table-cell office:value-type="float" office:value="0.543997723881311">
                <text:p>0.543997723881311</text:p>
              </table:table-cell>
              <table:table-cell office:value-type="float" office:value="0.543997723881311">
                <text:p>0.543997723881311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0.386550198544205">
                <text:p>0.386550198544205</text:p>
              </table:table-cell>
              <table:table-cell office:value-type="float" office:value="0.386550198544205">
                <text:p>0.386550198544205</text:p>
              </table:table-cell>
              <table:table-cell office:value-type="float" office:value="0.54302507770093">
                <text:p>0.54302507770093</text:p>
              </table:table-cell>
              <table:table-cell office:value-type="float" office:value="0.54302507770093">
                <text:p>0.54302507770093</text:p>
              </table:table-cell>
              <table:table-cell office:value-type="float" office:value="0.54302507770093">
                <text:p>0.54302507770093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0.324212298149445">
                <text:p>0.324212298149445</text:p>
              </table:table-cell>
              <table:table-cell office:value-type="float" office:value="0.418059562852594">
                <text:p>0.418059562852594</text:p>
              </table:table-cell>
              <table:table-cell office:value-type="float" office:value="0.574505594937359">
                <text:p>0.574505594937359</text:p>
              </table:table-cell>
              <table:table-cell office:value-type="float" office:value="0.574505594937359">
                <text:p>0.574505594937359</text:p>
              </table:table-cell>
              <table:table-cell office:value-type="float" office:value="0.574505594937359">
                <text:p>0.574505594937359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0.537552268787388">
                <text:p>0.537552268787388</text:p>
              </table:table-cell>
              <table:table-cell office:value-type="float" office:value="0.537552268787388">
                <text:p>0.537552268787388</text:p>
              </table:table-cell>
              <table:table-cell office:value-type="float" office:value="0.537552268787388">
                <text:p>0.537552268787388</text:p>
              </table:table-cell>
              <table:table-cell office:value-type="float" office:value="0.537552268787388">
                <text:p>0.537552268787388</text:p>
              </table:table-cell>
              <table:table-cell office:value-type="float" office:value="0.537552268787388">
                <text:p>0.5375522687873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28583548267089">
                <text:p>0.328583548267089</text:p>
              </table:table-cell>
              <table:table-cell office:value-type="float" office:value="0.328583548267089">
                <text:p>0.328583548267089</text:p>
              </table:table-cell>
              <table:table-cell office:value-type="float" office:value="0.328583548267089">
                <text:p>0.328583548267089</text:p>
              </table:table-cell>
              <table:table-cell office:value-type="float" office:value="0.328583548267089">
                <text:p>0.328583548267089</text:p>
              </table:table-cell>
              <table:table-cell office:value-type="float" office:value="0.328583548267089">
                <text:p>0.328583548267089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0.31772324025831">
                <text:p>0.31772324025831</text:p>
              </table:table-cell>
              <table:table-cell office:value-type="float" office:value="0.31772324025831">
                <text:p>0.31772324025831</text:p>
              </table:table-cell>
              <table:table-cell office:value-type="float" office:value="0.31772324025831">
                <text:p>0.31772324025831</text:p>
              </table:table-cell>
              <table:table-cell office:value-type="float" office:value="0.31772324025831">
                <text:p>0.31772324025831</text:p>
              </table:table-cell>
              <table:table-cell office:value-type="float" office:value="0.31772324025831">
                <text:p>0.31772324025831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0.0864466661438701">
                <text:p>0.0864466661438701</text:p>
              </table:table-cell>
              <table:table-cell office:value-type="float" office:value="0.298552420916608">
                <text:p>0.298552420916608</text:p>
              </table:table-cell>
              <table:table-cell office:value-type="float" office:value="0.298552420916608">
                <text:p>0.298552420916608</text:p>
              </table:table-cell>
              <table:table-cell office:value-type="float" office:value="0.298552420916608">
                <text:p>0.298552420916608</text:p>
              </table:table-cell>
              <table:table-cell office:value-type="float" office:value="0.298552420916608">
                <text:p>0.298552420916608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0.117609727240799">
                <text:p>0.117609727240799</text:p>
              </table:table-cell>
              <table:table-cell office:value-type="float" office:value="0.158221385513984">
                <text:p>0.158221385513984</text:p>
              </table:table-cell>
              <table:table-cell office:value-type="float" office:value="0.310789788098266">
                <text:p>0.310789788098266</text:p>
              </table:table-cell>
              <table:table-cell office:value-type="float" office:value="0.310789788098266">
                <text:p>0.310789788098266</text:p>
              </table:table-cell>
              <table:table-cell office:value-type="float" office:value="0.310789788098266">
                <text:p>0.310789788098266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0.141254542444875">
                <text:p>0.141254542444875</text:p>
              </table:table-cell>
              <table:table-cell office:value-type="float" office:value="0.350030767565488">
                <text:p>0.350030767565488</text:p>
              </table:table-cell>
              <table:table-cell office:value-type="float" office:value="0.350030767565488">
                <text:p>0.350030767565488</text:p>
              </table:table-cell>
              <table:table-cell office:value-type="float" office:value="0.350030767565488">
                <text:p>0.350030767565488</text:p>
              </table:table-cell>
              <table:table-cell office:value-type="float" office:value="0.350030767565488">
                <text:p>0.35003076756548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0301414985876096">
                <text:p>-0.0301414985876096</text:p>
              </table:table-cell>
              <table:table-cell office:value-type="float" office:value="0.310440112588339">
                <text:p>0.310440112588339</text:p>
              </table:table-cell>
              <table:table-cell office:value-type="float" office:value="0.310440112588339">
                <text:p>0.310440112588339</text:p>
              </table:table-cell>
              <table:table-cell office:value-type="float" office:value="0.310440112588339">
                <text:p>0.310440112588339</text:p>
              </table:table-cell>
              <table:table-cell office:value-type="float" office:value="0.310440112588339">
                <text:p>0.310440112588339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-0.232405790900218">
                <text:p>-0.232405790900218</text:p>
              </table:table-cell>
              <table:table-cell office:value-type="float" office:value="0.0525936876369529">
                <text:p>0.0525936876369529</text:p>
              </table:table-cell>
              <table:table-cell office:value-type="float" office:value="0.0525936876369529">
                <text:p>0.0525936876369529</text:p>
              </table:table-cell>
              <table:table-cell office:value-type="float" office:value="0.293947970551528">
                <text:p>0.293947970551528</text:p>
              </table:table-cell>
              <table:table-cell office:value-type="float" office:value="0.293947970551528">
                <text:p>0.29394797055152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0.353109304408426">
                <text:p>0.353109304408426</text:p>
              </table:table-cell>
              <table:table-cell office:value-type="float" office:value="0.353109304408426">
                <text:p>0.353109304408426</text:p>
              </table:table-cell>
              <table:table-cell office:value-type="float" office:value="0.353109304408426">
                <text:p>0.353109304408426</text:p>
              </table:table-cell>
              <table:table-cell office:value-type="float" office:value="0.353109304408426">
                <text:p>0.353109304408426</text:p>
              </table:table-cell>
              <table:table-cell office:value-type="float" office:value="0.353109304408426">
                <text:p>0.353109304408426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0.388575389132907">
                <text:p>0.388575389132907</text:p>
              </table:table-cell>
              <table:table-cell office:value-type="float" office:value="0.388575389132907">
                <text:p>0.388575389132907</text:p>
              </table:table-cell>
              <table:table-cell office:value-type="float" office:value="0.388575389132907">
                <text:p>0.388575389132907</text:p>
              </table:table-cell>
              <table:table-cell office:value-type="float" office:value="0.388575389132907">
                <text:p>0.388575389132907</text:p>
              </table:table-cell>
              <table:table-cell office:value-type="float" office:value="0.388575389132907">
                <text:p>0.388575389132907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0.064537749431581">
                <text:p>0.064537749431581</text:p>
              </table:table-cell>
              <table:table-cell office:value-type="float" office:value="0.312523642530813">
                <text:p>0.312523642530813</text:p>
              </table:table-cell>
              <table:table-cell office:value-type="float" office:value="0.312523642530813">
                <text:p>0.312523642530813</text:p>
              </table:table-cell>
              <table:table-cell office:value-type="float" office:value="0.312523642530813">
                <text:p>0.312523642530813</text:p>
              </table:table-cell>
              <table:table-cell office:value-type="float" office:value="0.312523642530813">
                <text:p>0.3125236425308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2475227647259">
                <text:p>0.182475227647259</text:p>
              </table:table-cell>
              <table:table-cell office:value-type="float" office:value="0.157740534227097">
                <text:p>0.157740534227097</text:p>
              </table:table-cell>
              <table:table-cell office:value-type="float" office:value="0.157740534227097">
                <text:p>0.157740534227097</text:p>
              </table:table-cell>
              <table:table-cell office:value-type="float" office:value="0.415738926195789">
                <text:p>0.415738926195789</text:p>
              </table:table-cell>
              <table:table-cell office:value-type="float" office:value="0.415738926195789">
                <text:p>0.415738926195789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0.221082592350173">
                <text:p>0.221082592350173</text:p>
              </table:table-cell>
              <table:table-cell office:value-type="float" office:value="0.269861298469238">
                <text:p>0.269861298469238</text:p>
              </table:table-cell>
              <table:table-cell office:value-type="float" office:value="0.546134291883977">
                <text:p>0.546134291883977</text:p>
              </table:table-cell>
              <table:table-cell office:value-type="float" office:value="0.546134291883977">
                <text:p>0.546134291883977</text:p>
              </table:table-cell>
              <table:table-cell office:value-type="float" office:value="0.546134291883977">
                <text:p>0.546134291883977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0.0982604298722182">
                <text:p>0.0982604298722182</text:p>
              </table:table-cell>
              <table:table-cell office:value-type="float" office:value="0.327123787695119">
                <text:p>0.327123787695119</text:p>
              </table:table-cell>
              <table:table-cell office:value-type="float" office:value="0.511153151211822">
                <text:p>0.511153151211822</text:p>
              </table:table-cell>
              <table:table-cell office:value-type="float" office:value="0.511153151211822">
                <text:p>0.511153151211822</text:p>
              </table:table-cell>
              <table:table-cell office:value-type="float" office:value="0.511153151211822">
                <text:p>0.511153151211822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0.161490771220843">
                <text:p>0.161490771220843</text:p>
              </table:table-cell>
              <table:table-cell office:value-type="float" office:value="0.325267498775079">
                <text:p>0.325267498775079</text:p>
              </table:table-cell>
              <table:table-cell office:value-type="float" office:value="0.325267498775079">
                <text:p>0.325267498775079</text:p>
              </table:table-cell>
              <table:table-cell office:value-type="float" office:value="0.490745892905022">
                <text:p>0.490745892905022</text:p>
              </table:table-cell>
              <table:table-cell office:value-type="float" office:value="0.490745892905022">
                <text:p>0.490745892905022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0.350226250031962">
                <text:p>0.350226250031962</text:p>
              </table:table-cell>
              <table:table-cell office:value-type="float" office:value="0.45015093681863">
                <text:p>0.45015093681863</text:p>
              </table:table-cell>
              <table:table-cell office:value-type="float" office:value="0.45015093681863">
                <text:p>0.45015093681863</text:p>
              </table:table-cell>
              <table:table-cell office:value-type="float" office:value="0.45015093681863">
                <text:p>0.45015093681863</text:p>
              </table:table-cell>
              <table:table-cell office:value-type="float" office:value="0.45015093681863">
                <text:p>0.450150936818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3080992949371">
                <text:p>0.483080992949371</text:p>
              </table:table-cell>
              <table:table-cell office:value-type="float" office:value="0.661483348326087">
                <text:p>0.661483348326087</text:p>
              </table:table-cell>
              <table:table-cell office:value-type="float" office:value="0.661483348326087">
                <text:p>0.661483348326087</text:p>
              </table:table-cell>
              <table:table-cell office:value-type="float" office:value="0.661483348326087">
                <text:p>0.661483348326087</text:p>
              </table:table-cell>
              <table:table-cell office:value-type="float" office:value="0.661483348326087">
                <text:p>0.661483348326087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0.458071479949292">
                <text:p>0.458071479949292</text:p>
              </table:table-cell>
              <table:table-cell office:value-type="float" office:value="0.458071479949292">
                <text:p>0.458071479949292</text:p>
              </table:table-cell>
              <table:table-cell office:value-type="float" office:value="0.655850293964622">
                <text:p>0.655850293964622</text:p>
              </table:table-cell>
              <table:table-cell office:value-type="float" office:value="0.655850293964622">
                <text:p>0.655850293964622</text:p>
              </table:table-cell>
              <table:table-cell office:value-type="float" office:value="0.655850293964622">
                <text:p>0.655850293964622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0.48888005790118">
                <text:p>0.48888005790118</text:p>
              </table:table-cell>
              <table:table-cell office:value-type="float" office:value="0.52832985675704">
                <text:p>0.52832985675704</text:p>
              </table:table-cell>
              <table:table-cell office:value-type="float" office:value="0.52832985675704">
                <text:p>0.52832985675704</text:p>
              </table:table-cell>
              <table:table-cell office:value-type="float" office:value="0.440849401313884">
                <text:p>0.440849401313884</text:p>
              </table:table-cell>
              <table:table-cell office:value-type="float" office:value="0.440849401313884">
                <text:p>0.440849401313884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0.287961822163833">
                <text:p>0.287961822163833</text:p>
              </table:table-cell>
              <table:table-cell office:value-type="float" office:value="0.326486231260391">
                <text:p>0.326486231260391</text:p>
              </table:table-cell>
              <table:table-cell office:value-type="float" office:value="0.45444046417497">
                <text:p>0.45444046417497</text:p>
              </table:table-cell>
              <table:table-cell office:value-type="float" office:value="0.637146963110824">
                <text:p>0.637146963110824</text:p>
              </table:table-cell>
              <table:table-cell office:value-type="float" office:value="0.637146963110824">
                <text:p>0.637146963110824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0.318210530728313">
                <text:p>0.318210530728313</text:p>
              </table:table-cell>
              <table:table-cell office:value-type="float" office:value="0.28902010702821">
                <text:p>0.28902010702821</text:p>
              </table:table-cell>
              <table:table-cell office:value-type="float" office:value="0.451466856825038">
                <text:p>0.451466856825038</text:p>
              </table:table-cell>
              <table:table-cell office:value-type="float" office:value="0.451466856825038">
                <text:p>0.451466856825038</text:p>
              </table:table-cell>
              <table:table-cell office:value-type="float" office:value="0.633099701139853">
                <text:p>0.6330997011398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4351777836301">
                <text:p>0.44351777836301</text:p>
              </table:table-cell>
              <table:table-cell office:value-type="float" office:value="0.503345071665196">
                <text:p>0.503345071665196</text:p>
              </table:table-cell>
              <table:table-cell office:value-type="float" office:value="0.632910834045211">
                <text:p>0.632910834045211</text:p>
              </table:table-cell>
              <table:table-cell office:value-type="float" office:value="0.511942969279098">
                <text:p>0.511942969279098</text:p>
              </table:table-cell>
              <table:table-cell office:value-type="float" office:value="0.511942969279098">
                <text:p>0.511942969279098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0.14369783374446">
                <text:p>0.14369783374446</text:p>
              </table:table-cell>
              <table:table-cell office:value-type="float" office:value="0.46632777246742">
                <text:p>0.46632777246742</text:p>
              </table:table-cell>
              <table:table-cell office:value-type="float" office:value="0.594191304113019">
                <text:p>0.594191304113019</text:p>
              </table:table-cell>
              <table:table-cell office:value-type="float" office:value="0.594191304113019">
                <text:p>0.594191304113019</text:p>
              </table:table-cell>
              <table:table-cell office:value-type="float" office:value="0.594191304113019">
                <text:p>0.594191304113019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0.0610024043772188">
                <text:p>0.0610024043772188</text:p>
              </table:table-cell>
              <table:table-cell office:value-type="float" office:value="0.222349346071323">
                <text:p>0.222349346071323</text:p>
              </table:table-cell>
              <table:table-cell office:value-type="float" office:value="0.316113552336727">
                <text:p>0.316113552336727</text:p>
              </table:table-cell>
              <table:table-cell office:value-type="float" office:value="0.316113552336727">
                <text:p>0.316113552336727</text:p>
              </table:table-cell>
              <table:table-cell office:value-type="float" office:value="0.480768362743681">
                <text:p>0.480768362743681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0.161675986297966">
                <text:p>0.161675986297966</text:p>
              </table:table-cell>
              <table:table-cell office:value-type="float" office:value="0.461160984035566">
                <text:p>0.461160984035566</text:p>
              </table:table-cell>
              <table:table-cell office:value-type="float" office:value="0.514386846507644">
                <text:p>0.514386846507644</text:p>
              </table:table-cell>
              <table:table-cell office:value-type="float" office:value="0.514386846507644">
                <text:p>0.514386846507644</text:p>
              </table:table-cell>
              <table:table-cell office:value-type="float" office:value="0.624532154014274">
                <text:p>0.624532154014274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0.161371065625203">
                <text:p>0.161371065625203</text:p>
              </table:table-cell>
              <table:table-cell office:value-type="float" office:value="0.311822556818738">
                <text:p>0.311822556818738</text:p>
              </table:table-cell>
              <table:table-cell office:value-type="float" office:value="0.406406654033091">
                <text:p>0.406406654033091</text:p>
              </table:table-cell>
              <table:table-cell office:value-type="float" office:value="0.631608276284355">
                <text:p>0.631608276284355</text:p>
              </table:table-cell>
              <table:table-cell office:value-type="float" office:value="0.631608276284355">
                <text:p>0.6316082762843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101364491184661">
                <text:p>-0.0101364491184661</text:p>
              </table:table-cell>
              <table:table-cell office:value-type="float" office:value="0.262970191179706">
                <text:p>0.262970191179706</text:p>
              </table:table-cell>
              <table:table-cell office:value-type="float" office:value="0.436308526498548">
                <text:p>0.436308526498548</text:p>
              </table:table-cell>
              <table:table-cell office:value-type="float" office:value="0.436308526498548">
                <text:p>0.436308526498548</text:p>
              </table:table-cell>
              <table:table-cell office:value-type="float" office:value="0.436308526498548">
                <text:p>0.43630852649854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0.341244343591683">
                <text:p>0.341244343591683</text:p>
              </table:table-cell>
              <table:table-cell office:value-type="float" office:value="0.341244343591683">
                <text:p>0.341244343591683</text:p>
              </table:table-cell>
              <table:table-cell office:value-type="float" office:value="0.44248107127126">
                <text:p>0.44248107127126</text:p>
              </table:table-cell>
              <table:table-cell office:value-type="float" office:value="0.44248107127126">
                <text:p>0.44248107127126</text:p>
              </table:table-cell>
              <table:table-cell office:value-type="float" office:value="0.529146735818395">
                <text:p>0.529146735818395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0.527407765174004">
                <text:p>0.527407765174004</text:p>
              </table:table-cell>
              <table:table-cell office:value-type="float" office:value="0.527407765174004">
                <text:p>0.527407765174004</text:p>
              </table:table-cell>
              <table:table-cell office:value-type="float" office:value="0.527407765174004">
                <text:p>0.527407765174004</text:p>
              </table:table-cell>
              <table:table-cell office:value-type="float" office:value="0.527407765174004">
                <text:p>0.527407765174004</text:p>
              </table:table-cell>
              <table:table-cell office:value-type="float" office:value="0.527407765174004">
                <text:p>0.527407765174004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0.435672189598656">
                <text:p>0.435672189598656</text:p>
              </table:table-cell>
              <table:table-cell office:value-type="float" office:value="0.435672189598656">
                <text:p>0.435672189598656</text:p>
              </table:table-cell>
              <table:table-cell office:value-type="float" office:value="0.528033834238052">
                <text:p>0.528033834238052</text:p>
              </table:table-cell>
              <table:table-cell office:value-type="float" office:value="0.528033834238052">
                <text:p>0.528033834238052</text:p>
              </table:table-cell>
              <table:table-cell office:value-type="float" office:value="0.528033834238052">
                <text:p>0.528033834238052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0.417695379244501">
                <text:p>0.417695379244501</text:p>
              </table:table-cell>
              <table:table-cell office:value-type="float" office:value="0.501599090924908">
                <text:p>0.501599090924908</text:p>
              </table:table-cell>
              <table:table-cell office:value-type="float" office:value="0.501599090924908">
                <text:p>0.501599090924908</text:p>
              </table:table-cell>
              <table:table-cell office:value-type="float" office:value="0.501599090924908">
                <text:p>0.501599090924908</text:p>
              </table:table-cell>
              <table:table-cell office:value-type="float" office:value="0.501599090924908">
                <text:p>0.50159909092490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77396628184802">
                <text:p>0.477396628184802</text:p>
              </table:table-cell>
              <table:table-cell office:value-type="float" office:value="0.477396628184802">
                <text:p>0.477396628184802</text:p>
              </table:table-cell>
              <table:table-cell office:value-type="float" office:value="0.546097744011891">
                <text:p>0.546097744011891</text:p>
              </table:table-cell>
              <table:table-cell office:value-type="float" office:value="0.546097744011891">
                <text:p>0.546097744011891</text:p>
              </table:table-cell>
              <table:table-cell office:value-type="float" office:value="0.546097744011891">
                <text:p>0.546097744011891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0.557144366941323">
                <text:p>0.557144366941323</text:p>
              </table:table-cell>
              <table:table-cell office:value-type="float" office:value="0.557144366941323">
                <text:p>0.557144366941323</text:p>
              </table:table-cell>
              <table:table-cell office:value-type="float" office:value="0.557144366941323">
                <text:p>0.557144366941323</text:p>
              </table:table-cell>
              <table:table-cell office:value-type="float" office:value="0.557144366941323">
                <text:p>0.557144366941323</text:p>
              </table:table-cell>
              <table:table-cell office:value-type="float" office:value="0.557144366941323">
                <text:p>0.557144366941323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0.319465019915859">
                <text:p>0.319465019915859</text:p>
              </table:table-cell>
              <table:table-cell office:value-type="float" office:value="0.421351126267664">
                <text:p>0.421351126267664</text:p>
              </table:table-cell>
              <table:table-cell office:value-type="float" office:value="0.421351126267664">
                <text:p>0.421351126267664</text:p>
              </table:table-cell>
              <table:table-cell office:value-type="float" office:value="0.421351126267664">
                <text:p>0.421351126267664</text:p>
              </table:table-cell>
              <table:table-cell office:value-type="float" office:value="0.421351126267664">
                <text:p>0.421351126267664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0.342704451788897">
                <text:p>0.342704451788897</text:p>
              </table:table-cell>
              <table:table-cell office:value-type="float" office:value="0.342704451788897">
                <text:p>0.342704451788897</text:p>
              </table:table-cell>
              <table:table-cell office:value-type="float" office:value="0.342704451788897">
                <text:p>0.342704451788897</text:p>
              </table:table-cell>
              <table:table-cell office:value-type="float" office:value="0.342704451788897">
                <text:p>0.342704451788897</text:p>
              </table:table-cell>
              <table:table-cell office:value-type="float" office:value="0.342704451788897">
                <text:p>0.342704451788897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0.187710271002191">
                <text:p>0.187710271002191</text:p>
              </table:table-cell>
              <table:table-cell office:value-type="float" office:value="0.221127615379253">
                <text:p>0.221127615379253</text:p>
              </table:table-cell>
              <table:table-cell office:value-type="float" office:value="0.221127615379253">
                <text:p>0.221127615379253</text:p>
              </table:table-cell>
              <table:table-cell office:value-type="float" office:value="0.221127615379253">
                <text:p>0.221127615379253</text:p>
              </table:table-cell>
              <table:table-cell office:value-type="float" office:value="0.221127615379253">
                <text:p>0.22112761537925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38696676389519">
                <text:p>0.238696676389519</text:p>
              </table:table-cell>
              <table:table-cell office:value-type="float" office:value="0.238696676389519">
                <text:p>0.238696676389519</text:p>
              </table:table-cell>
              <table:table-cell office:value-type="float" office:value="0.238696676389519">
                <text:p>0.238696676389519</text:p>
              </table:table-cell>
              <table:table-cell office:value-type="float" office:value="0.238696676389519">
                <text:p>0.238696676389519</text:p>
              </table:table-cell>
              <table:table-cell office:value-type="float" office:value="0.238696676389519">
                <text:p>0.238696676389519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0.331701460474852">
                <text:p>0.331701460474852</text:p>
              </table:table-cell>
              <table:table-cell office:value-type="float" office:value="0.331701460474852">
                <text:p>0.331701460474852</text:p>
              </table:table-cell>
              <table:table-cell office:value-type="float" office:value="0.331701460474852">
                <text:p>0.331701460474852</text:p>
              </table:table-cell>
              <table:table-cell office:value-type="float" office:value="0.331701460474852">
                <text:p>0.331701460474852</text:p>
              </table:table-cell>
              <table:table-cell office:value-type="float" office:value="0.331701460474852">
                <text:p>0.331701460474852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0.250916798371566">
                <text:p>0.250916798371566</text:p>
              </table:table-cell>
              <table:table-cell office:value-type="float" office:value="0.250916798371566">
                <text:p>0.250916798371566</text:p>
              </table:table-cell>
              <table:table-cell office:value-type="float" office:value="0.250916798371566">
                <text:p>0.250916798371566</text:p>
              </table:table-cell>
              <table:table-cell office:value-type="float" office:value="0.250916798371566">
                <text:p>0.250916798371566</text:p>
              </table:table-cell>
              <table:table-cell office:value-type="float" office:value="0.250916798371566">
                <text:p>0.250916798371566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0.439201288748311">
                <text:p>0.439201288748311</text:p>
              </table:table-cell>
              <table:table-cell office:value-type="float" office:value="0.439201288748311">
                <text:p>0.439201288748311</text:p>
              </table:table-cell>
              <table:table-cell office:value-type="float" office:value="0.439201288748311">
                <text:p>0.439201288748311</text:p>
              </table:table-cell>
              <table:table-cell office:value-type="float" office:value="0.439201288748311">
                <text:p>0.439201288748311</text:p>
              </table:table-cell>
              <table:table-cell office:value-type="float" office:value="0.439201288748311">
                <text:p>0.439201288748311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0.0788316459991188">
                <text:p>0.0788316459991188</text:p>
              </table:table-cell>
              <table:table-cell office:value-type="float" office:value="0.340144641083718">
                <text:p>0.340144641083718</text:p>
              </table:table-cell>
              <table:table-cell office:value-type="float" office:value="0.340144641083718">
                <text:p>0.340144641083718</text:p>
              </table:table-cell>
              <table:table-cell office:value-type="float" office:value="0.340144641083718">
                <text:p>0.340144641083718</text:p>
              </table:table-cell>
              <table:table-cell office:value-type="float" office:value="0.340144641083718">
                <text:p>0.3401446410837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0149321350375861">
                <text:p>-0.0149321350375861</text:p>
              </table:table-cell>
              <table:table-cell office:value-type="float" office:value="0.224587736424635">
                <text:p>0.224587736424635</text:p>
              </table:table-cell>
              <table:table-cell office:value-type="float" office:value="0.224587736424635">
                <text:p>0.224587736424635</text:p>
              </table:table-cell>
              <table:table-cell office:value-type="float" office:value="0.224587736424635">
                <text:p>0.224587736424635</text:p>
              </table:table-cell>
              <table:table-cell office:value-type="float" office:value="0.224587736424635">
                <text:p>0.224587736424635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0.171812485961299">
                <text:p>0.171812485961299</text:p>
              </table:table-cell>
              <table:table-cell office:value-type="float" office:value="0.171812485961299">
                <text:p>0.171812485961299</text:p>
              </table:table-cell>
              <table:table-cell office:value-type="float" office:value="0.171812485961299">
                <text:p>0.171812485961299</text:p>
              </table:table-cell>
              <table:table-cell office:value-type="float" office:value="0.214826636662984">
                <text:p>0.214826636662984</text:p>
              </table:table-cell>
              <table:table-cell office:value-type="float" office:value="0.214826636662984">
                <text:p>0.214826636662984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0.333359369677625">
                <text:p>0.333359369677625</text:p>
              </table:table-cell>
              <table:table-cell office:value-type="float" office:value="0.333359369677625">
                <text:p>0.333359369677625</text:p>
              </table:table-cell>
              <table:table-cell office:value-type="float" office:value="0.333359369677625">
                <text:p>0.333359369677625</text:p>
              </table:table-cell>
              <table:table-cell office:value-type="float" office:value="0.478399757558334">
                <text:p>0.478399757558334</text:p>
              </table:table-cell>
              <table:table-cell office:value-type="float" office:value="0.478399757558334">
                <text:p>0.478399757558334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0.373039072278387">
                <text:p>0.373039072278387</text:p>
              </table:table-cell>
              <table:table-cell office:value-type="float" office:value="0.373039072278387">
                <text:p>0.373039072278387</text:p>
              </table:table-cell>
              <table:table-cell office:value-type="float" office:value="0.373039072278387">
                <text:p>0.373039072278387</text:p>
              </table:table-cell>
              <table:table-cell office:value-type="float" office:value="0.378488867072057">
                <text:p>0.378488867072057</text:p>
              </table:table-cell>
              <table:table-cell office:value-type="float" office:value="0.378488867072057">
                <text:p>0.378488867072057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0.370031710030618">
                <text:p>0.370031710030618</text:p>
              </table:table-cell>
              <table:table-cell office:value-type="float" office:value="0.370031710030618">
                <text:p>0.370031710030618</text:p>
              </table:table-cell>
              <table:table-cell office:value-type="float" office:value="0.370031710030618">
                <text:p>0.370031710030618</text:p>
              </table:table-cell>
              <table:table-cell office:value-type="float" office:value="0.370031710030618">
                <text:p>0.370031710030618</text:p>
              </table:table-cell>
              <table:table-cell office:value-type="float" office:value="0.370031710030618">
                <text:p>0.37003171003061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158311498833776">
                <text:p>-0.0158311498833776</text:p>
              </table:table-cell>
              <table:table-cell office:value-type="float" office:value="0.179892624456942">
                <text:p>0.179892624456942</text:p>
              </table:table-cell>
              <table:table-cell office:value-type="float" office:value="0.179892624456942">
                <text:p>0.179892624456942</text:p>
              </table:table-cell>
              <table:table-cell office:value-type="float" office:value="0.179892624456942">
                <text:p>0.179892624456942</text:p>
              </table:table-cell>
              <table:table-cell office:value-type="float" office:value="0.222366199477931">
                <text:p>0.222366199477931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0.301706721747963">
                <text:p>0.301706721747963</text:p>
              </table:table-cell>
              <table:table-cell office:value-type="float" office:value="0.301706721747963">
                <text:p>0.301706721747963</text:p>
              </table:table-cell>
              <table:table-cell office:value-type="float" office:value="0.301706721747963">
                <text:p>0.301706721747963</text:p>
              </table:table-cell>
              <table:table-cell office:value-type="float" office:value="0.301706721747963">
                <text:p>0.301706721747963</text:p>
              </table:table-cell>
              <table:table-cell office:value-type="float" office:value="0.301706721747963">
                <text:p>0.301706721747963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0.205095459219442">
                <text:p>0.205095459219442</text:p>
              </table:table-cell>
              <table:table-cell office:value-type="float" office:value="0.205095459219442">
                <text:p>0.205095459219442</text:p>
              </table:table-cell>
              <table:table-cell office:value-type="float" office:value="0.205095459219442">
                <text:p>0.205095459219442</text:p>
              </table:table-cell>
              <table:table-cell office:value-type="float" office:value="0.205095459219442">
                <text:p>0.205095459219442</text:p>
              </table:table-cell>
              <table:table-cell office:value-type="float" office:value="0.205095459219442">
                <text:p>0.205095459219442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0.284112267418945">
                <text:p>0.284112267418945</text:p>
              </table:table-cell>
              <table:table-cell office:value-type="float" office:value="0.284112267418945">
                <text:p>0.284112267418945</text:p>
              </table:table-cell>
              <table:table-cell office:value-type="float" office:value="0.284112267418945">
                <text:p>0.284112267418945</text:p>
              </table:table-cell>
              <table:table-cell office:value-type="float" office:value="0.284112267418945">
                <text:p>0.284112267418945</text:p>
              </table:table-cell>
              <table:table-cell office:value-type="float" office:value="0.284112267418945">
                <text:p>0.284112267418945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0.249359186628655">
                <text:p>0.249359186628655</text:p>
              </table:table-cell>
              <table:table-cell office:value-type="float" office:value="0.274583954227437">
                <text:p>0.274583954227437</text:p>
              </table:table-cell>
              <table:table-cell office:value-type="float" office:value="0.274583954227437">
                <text:p>0.274583954227437</text:p>
              </table:table-cell>
              <table:table-cell office:value-type="float" office:value="0.274583954227437">
                <text:p>0.274583954227437</text:p>
              </table:table-cell>
              <table:table-cell office:value-type="float" office:value="0.274583954227437">
                <text:p>0.27458395422743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85044909641827">
                <text:p>0.285044909641827</text:p>
              </table:table-cell>
              <table:table-cell office:value-type="float" office:value="0.285044909641827">
                <text:p>0.285044909641827</text:p>
              </table:table-cell>
              <table:table-cell office:value-type="float" office:value="0.285044909641827">
                <text:p>0.285044909641827</text:p>
              </table:table-cell>
              <table:table-cell office:value-type="float" office:value="0.285044909641827">
                <text:p>0.285044909641827</text:p>
              </table:table-cell>
              <table:table-cell office:value-type="float" office:value="0.285044909641827">
                <text:p>0.285044909641827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0.586794193323925">
                <text:p>0.586794193323925</text:p>
              </table:table-cell>
              <table:table-cell office:value-type="float" office:value="0.586794193323925">
                <text:p>0.586794193323925</text:p>
              </table:table-cell>
              <table:table-cell office:value-type="float" office:value="0.586794193323925">
                <text:p>0.586794193323925</text:p>
              </table:table-cell>
              <table:table-cell office:value-type="float" office:value="0.586794193323925">
                <text:p>0.586794193323925</text:p>
              </table:table-cell>
              <table:table-cell office:value-type="float" office:value="0.586794193323925">
                <text:p>0.586794193323925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0.378963015345786">
                <text:p>0.378963015345786</text:p>
              </table:table-cell>
              <table:table-cell office:value-type="float" office:value="0.378963015345786">
                <text:p>0.378963015345786</text:p>
              </table:table-cell>
              <table:table-cell office:value-type="float" office:value="0.378963015345786">
                <text:p>0.378963015345786</text:p>
              </table:table-cell>
              <table:table-cell office:value-type="float" office:value="0.378963015345786">
                <text:p>0.378963015345786</text:p>
              </table:table-cell>
              <table:table-cell office:value-type="float" office:value="0.378963015345786">
                <text:p>0.378963015345786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0.450314987822991">
                <text:p>0.450314987822991</text:p>
              </table:table-cell>
              <table:table-cell office:value-type="float" office:value="0.484347770976296">
                <text:p>0.484347770976296</text:p>
              </table:table-cell>
              <table:table-cell office:value-type="float" office:value="0.484347770976296">
                <text:p>0.484347770976296</text:p>
              </table:table-cell>
              <table:table-cell office:value-type="float" office:value="0.484347770976296">
                <text:p>0.484347770976296</text:p>
              </table:table-cell>
              <table:table-cell office:value-type="float" office:value="0.484347770976296">
                <text:p>0.484347770976296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0.387533174346317">
                <text:p>0.387533174346317</text:p>
              </table:table-cell>
              <table:table-cell office:value-type="float" office:value="0.538018695634979">
                <text:p>0.538018695634979</text:p>
              </table:table-cell>
              <table:table-cell office:value-type="float" office:value="0.538018695634979">
                <text:p>0.538018695634979</text:p>
              </table:table-cell>
              <table:table-cell office:value-type="float" office:value="0.538018695634979">
                <text:p>0.538018695634979</text:p>
              </table:table-cell>
              <table:table-cell office:value-type="float" office:value="0.538018695634979">
                <text:p>0.53801869563497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11030655595104">
                <text:p>0.411030655595104</text:p>
              </table:table-cell>
              <table:table-cell office:value-type="float" office:value="0.54991426927609">
                <text:p>0.54991426927609</text:p>
              </table:table-cell>
              <table:table-cell office:value-type="float" office:value="0.54991426927609">
                <text:p>0.54991426927609</text:p>
              </table:table-cell>
              <table:table-cell office:value-type="float" office:value="0.54991426927609">
                <text:p>0.54991426927609</text:p>
              </table:table-cell>
              <table:table-cell office:value-type="float" office:value="0.54991426927609">
                <text:p>0.54991426927609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0.208732375067372">
                <text:p>0.208732375067372</text:p>
              </table:table-cell>
              <table:table-cell office:value-type="float" office:value="0.395319123728838">
                <text:p>0.395319123728838</text:p>
              </table:table-cell>
              <table:table-cell office:value-type="float" office:value="0.539511708753579">
                <text:p>0.539511708753579</text:p>
              </table:table-cell>
              <table:table-cell office:value-type="float" office:value="0.539511708753579">
                <text:p>0.539511708753579</text:p>
              </table:table-cell>
              <table:table-cell office:value-type="float" office:value="0.539511708753579">
                <text:p>0.539511708753579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0.314748872978369">
                <text:p>0.314748872978369</text:p>
              </table:table-cell>
              <table:table-cell office:value-type="float" office:value="0.314748872978369">
                <text:p>0.314748872978369</text:p>
              </table:table-cell>
              <table:table-cell office:value-type="float" office:value="0.314748872978369">
                <text:p>0.314748872978369</text:p>
              </table:table-cell>
              <table:table-cell office:value-type="float" office:value="0.314748872978369">
                <text:p>0.314748872978369</text:p>
              </table:table-cell>
              <table:table-cell office:value-type="float" office:value="0.314748872978369">
                <text:p>0.314748872978369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0.173726490430833">
                <text:p>0.173726490430833</text:p>
              </table:table-cell>
              <table:table-cell office:value-type="float" office:value="0.173726490430833">
                <text:p>0.173726490430833</text:p>
              </table:table-cell>
              <table:table-cell office:value-type="float" office:value="0.329328520646672">
                <text:p>0.329328520646672</text:p>
              </table:table-cell>
              <table:table-cell office:value-type="float" office:value="0.329328520646672">
                <text:p>0.329328520646672</text:p>
              </table:table-cell>
              <table:table-cell office:value-type="float" office:value="0.329328520646672">
                <text:p>0.329328520646672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0.343987471227725">
                <text:p>0.343987471227725</text:p>
              </table:table-cell>
              <table:table-cell office:value-type="float" office:value="0.343987471227725">
                <text:p>0.343987471227725</text:p>
              </table:table-cell>
              <table:table-cell office:value-type="float" office:value="0.343987471227725">
                <text:p>0.343987471227725</text:p>
              </table:table-cell>
              <table:table-cell office:value-type="float" office:value="0.343987471227725">
                <text:p>0.343987471227725</text:p>
              </table:table-cell>
              <table:table-cell office:value-type="float" office:value="0.343987471227725">
                <text:p>0.3439874712277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3975424604278">
                <text:p>0.493975424604278</text:p>
              </table:table-cell>
              <table:table-cell office:value-type="float" office:value="0.493975424604278">
                <text:p>0.493975424604278</text:p>
              </table:table-cell>
              <table:table-cell office:value-type="float" office:value="0.493975424604278">
                <text:p>0.493975424604278</text:p>
              </table:table-cell>
              <table:table-cell office:value-type="float" office:value="0.493975424604278">
                <text:p>0.493975424604278</text:p>
              </table:table-cell>
              <table:table-cell office:value-type="float" office:value="0.493975424604278">
                <text:p>0.493975424604278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0.395920180016494">
                <text:p>0.395920180016494</text:p>
              </table:table-cell>
              <table:table-cell office:value-type="float" office:value="0.558292163195773">
                <text:p>0.558292163195773</text:p>
              </table:table-cell>
              <table:table-cell office:value-type="float" office:value="0.558292163195773">
                <text:p>0.558292163195773</text:p>
              </table:table-cell>
              <table:table-cell office:value-type="float" office:value="0.558292163195773">
                <text:p>0.558292163195773</text:p>
              </table:table-cell>
              <table:table-cell office:value-type="float" office:value="0.558292163195773">
                <text:p>0.558292163195773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0.583355385690045">
                <text:p>0.583355385690045</text:p>
              </table:table-cell>
              <table:table-cell office:value-type="float" office:value="0.583355385690045">
                <text:p>0.583355385690045</text:p>
              </table:table-cell>
              <table:table-cell office:value-type="float" office:value="0.583355385690045">
                <text:p>0.583355385690045</text:p>
              </table:table-cell>
              <table:table-cell office:value-type="float" office:value="0.583355385690045">
                <text:p>0.583355385690045</text:p>
              </table:table-cell>
              <table:table-cell office:value-type="float" office:value="0.583355385690045">
                <text:p>0.583355385690045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0.481941187450494">
                <text:p>0.481941187450494</text:p>
              </table:table-cell>
              <table:table-cell office:value-type="float" office:value="0.481941187450494">
                <text:p>0.481941187450494</text:p>
              </table:table-cell>
              <table:table-cell office:value-type="float" office:value="0.481941187450494">
                <text:p>0.481941187450494</text:p>
              </table:table-cell>
              <table:table-cell office:value-type="float" office:value="0.481941187450494">
                <text:p>0.481941187450494</text:p>
              </table:table-cell>
              <table:table-cell office:value-type="float" office:value="0.481941187450494">
                <text:p>0.481941187450494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0.531772662227651">
                <text:p>0.531772662227651</text:p>
              </table:table-cell>
              <table:table-cell office:value-type="float" office:value="0.531772662227651">
                <text:p>0.531772662227651</text:p>
              </table:table-cell>
              <table:table-cell office:value-type="float" office:value="0.531772662227651">
                <text:p>0.531772662227651</text:p>
              </table:table-cell>
              <table:table-cell office:value-type="float" office:value="0.531772662227651">
                <text:p>0.531772662227651</text:p>
              </table:table-cell>
              <table:table-cell office:value-type="float" office:value="0.531772662227651">
                <text:p>0.53177266222765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94766467016731">
                <text:p>0.194766467016731</text:p>
              </table:table-cell>
              <table:table-cell office:value-type="float" office:value="0.194766467016731">
                <text:p>0.194766467016731</text:p>
              </table:table-cell>
              <table:table-cell office:value-type="float" office:value="0.23826337140887">
                <text:p>0.23826337140887</text:p>
              </table:table-cell>
              <table:table-cell office:value-type="float" office:value="0.23826337140887">
                <text:p>0.23826337140887</text:p>
              </table:table-cell>
              <table:table-cell office:value-type="float" office:value="0.23826337140887">
                <text:p>0.23826337140887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0.211449355485701">
                <text:p>0.211449355485701</text:p>
              </table:table-cell>
              <table:table-cell office:value-type="float" office:value="0.211449355485701">
                <text:p>0.211449355485701</text:p>
              </table:table-cell>
              <table:table-cell office:value-type="float" office:value="0.211449355485701">
                <text:p>0.211449355485701</text:p>
              </table:table-cell>
              <table:table-cell office:value-type="float" office:value="0.211449355485701">
                <text:p>0.211449355485701</text:p>
              </table:table-cell>
              <table:table-cell office:value-type="float" office:value="0.211449355485701">
                <text:p>0.211449355485701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0.275616872076255">
                <text:p>0.275616872076255</text:p>
              </table:table-cell>
              <table:table-cell office:value-type="float" office:value="0.275616872076255">
                <text:p>0.275616872076255</text:p>
              </table:table-cell>
              <table:table-cell office:value-type="float" office:value="0.275616872076255">
                <text:p>0.275616872076255</text:p>
              </table:table-cell>
              <table:table-cell office:value-type="float" office:value="0.275616872076255">
                <text:p>0.275616872076255</text:p>
              </table:table-cell>
              <table:table-cell office:value-type="float" office:value="0.275616872076255">
                <text:p>0.275616872076255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0.211591561638356">
                <text:p>0.211591561638356</text:p>
              </table:table-cell>
              <table:table-cell office:value-type="float" office:value="0.211591561638356">
                <text:p>0.211591561638356</text:p>
              </table:table-cell>
              <table:table-cell office:value-type="float" office:value="0.211591561638356">
                <text:p>0.211591561638356</text:p>
              </table:table-cell>
              <table:table-cell office:value-type="float" office:value="0.211591561638356">
                <text:p>0.211591561638356</text:p>
              </table:table-cell>
              <table:table-cell office:value-type="float" office:value="0.211591561638356">
                <text:p>0.211591561638356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0.160646203747141">
                <text:p>0.160646203747141</text:p>
              </table:table-cell>
              <table:table-cell office:value-type="float" office:value="0.160646203747141">
                <text:p>0.160646203747141</text:p>
              </table:table-cell>
              <table:table-cell office:value-type="float" office:value="0.160646203747141">
                <text:p>0.160646203747141</text:p>
              </table:table-cell>
              <table:table-cell office:value-type="float" office:value="0.160646203747141">
                <text:p>0.160646203747141</text:p>
              </table:table-cell>
              <table:table-cell office:value-type="float" office:value="0.160646203747141">
                <text:p>0.1606462037471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65310556600479">
                <text:p>0.165310556600479</text:p>
              </table:table-cell>
              <table:table-cell office:value-type="float" office:value="0.165310556600479">
                <text:p>0.165310556600479</text:p>
              </table:table-cell>
              <table:table-cell office:value-type="float" office:value="0.165310556600479">
                <text:p>0.165310556600479</text:p>
              </table:table-cell>
              <table:table-cell office:value-type="float" office:value="0.165310556600479">
                <text:p>0.165310556600479</text:p>
              </table:table-cell>
              <table:table-cell office:value-type="float" office:value="0.165310556600479">
                <text:p>0.165310556600479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-0.0909310215214776">
                <text:p>-0.0909310215214776</text:p>
              </table:table-cell>
              <table:table-cell office:value-type="float" office:value="0.120724653750564">
                <text:p>0.120724653750564</text:p>
              </table:table-cell>
              <table:table-cell office:value-type="float" office:value="0.120724653750564">
                <text:p>0.120724653750564</text:p>
              </table:table-cell>
              <table:table-cell office:value-type="float" office:value="0.120724653750564">
                <text:p>0.120724653750564</text:p>
              </table:table-cell>
              <table:table-cell office:value-type="float" office:value="0.120724653750564">
                <text:p>0.120724653750564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0.226703822762707">
                <text:p>0.226703822762707</text:p>
              </table:table-cell>
              <table:table-cell office:value-type="float" office:value="0.226703822762707">
                <text:p>0.226703822762707</text:p>
              </table:table-cell>
              <table:table-cell office:value-type="float" office:value="0.226703822762707">
                <text:p>0.226703822762707</text:p>
              </table:table-cell>
              <table:table-cell office:value-type="float" office:value="0.226703822762707">
                <text:p>0.226703822762707</text:p>
              </table:table-cell>
              <table:table-cell office:value-type="float" office:value="0.226703822762707">
                <text:p>0.226703822762707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0.406767282988929">
                <text:p>0.406767282988929</text:p>
              </table:table-cell>
              <table:table-cell office:value-type="float" office:value="0.406767282988929">
                <text:p>0.406767282988929</text:p>
              </table:table-cell>
              <table:table-cell office:value-type="float" office:value="0.406767282988929">
                <text:p>0.406767282988929</text:p>
              </table:table-cell>
              <table:table-cell office:value-type="float" office:value="0.406767282988929">
                <text:p>0.406767282988929</text:p>
              </table:table-cell>
              <table:table-cell office:value-type="float" office:value="0.406767282988929">
                <text:p>0.406767282988929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0.358077906179754">
                <text:p>0.358077906179754</text:p>
              </table:table-cell>
              <table:table-cell office:value-type="float" office:value="0.358077906179754">
                <text:p>0.358077906179754</text:p>
              </table:table-cell>
              <table:table-cell office:value-type="float" office:value="0.358077906179754">
                <text:p>0.358077906179754</text:p>
              </table:table-cell>
              <table:table-cell office:value-type="float" office:value="0.358077906179754">
                <text:p>0.358077906179754</text:p>
              </table:table-cell>
              <table:table-cell office:value-type="float" office:value="0.358077906179754">
                <text:p>0.35807790617975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66166196439345">
                <text:p>0.266166196439345</text:p>
              </table:table-cell>
              <table:table-cell office:value-type="float" office:value="0.266166196439345">
                <text:p>0.266166196439345</text:p>
              </table:table-cell>
              <table:table-cell office:value-type="float" office:value="0.266166196439345">
                <text:p>0.266166196439345</text:p>
              </table:table-cell>
              <table:table-cell office:value-type="float" office:value="0.266166196439345">
                <text:p>0.266166196439345</text:p>
              </table:table-cell>
              <table:table-cell office:value-type="float" office:value="0.444092721839615">
                <text:p>0.444092721839615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0.314878335881088">
                <text:p>0.314878335881088</text:p>
              </table:table-cell>
              <table:table-cell office:value-type="float" office:value="0.314878335881088">
                <text:p>0.314878335881088</text:p>
              </table:table-cell>
              <table:table-cell office:value-type="float" office:value="0.200255707043673">
                <text:p>0.200255707043673</text:p>
              </table:table-cell>
              <table:table-cell office:value-type="float" office:value="0.401085687851653">
                <text:p>0.401085687851653</text:p>
              </table:table-cell>
              <table:table-cell office:value-type="float" office:value="0.401085687851653">
                <text:p>0.401085687851653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0.395946071162393">
                <text:p>0.395946071162393</text:p>
              </table:table-cell>
              <table:table-cell office:value-type="float" office:value="0.395946071162393">
                <text:p>0.395946071162393</text:p>
              </table:table-cell>
              <table:table-cell office:value-type="float" office:value="0.395946071162393">
                <text:p>0.395946071162393</text:p>
              </table:table-cell>
              <table:table-cell office:value-type="float" office:value="0.395946071162393">
                <text:p>0.395946071162393</text:p>
              </table:table-cell>
              <table:table-cell office:value-type="float" office:value="0.395946071162393">
                <text:p>0.395946071162393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0.0383619686779577">
                <text:p>0.0383619686779577</text:p>
              </table:table-cell>
              <table:table-cell office:value-type="float" office:value="0.401485508283123">
                <text:p>0.401485508283123</text:p>
              </table:table-cell>
              <table:table-cell office:value-type="float" office:value="0.401485508283123">
                <text:p>0.401485508283123</text:p>
              </table:table-cell>
              <table:table-cell office:value-type="float" office:value="0.401485508283123">
                <text:p>0.401485508283123</text:p>
              </table:table-cell>
              <table:table-cell office:value-type="float" office:value="0.401485508283123">
                <text:p>0.401485508283123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0.176091711387784">
                <text:p>0.176091711387784</text:p>
              </table:table-cell>
              <table:table-cell office:value-type="float" office:value="0.356949909850485">
                <text:p>0.356949909850485</text:p>
              </table:table-cell>
              <table:table-cell office:value-type="float" office:value="0.356949909850485">
                <text:p>0.356949909850485</text:p>
              </table:table-cell>
              <table:table-cell office:value-type="float" office:value="0.356949909850485">
                <text:p>0.356949909850485</text:p>
              </table:table-cell>
              <table:table-cell office:value-type="float" office:value="0.356949909850485">
                <text:p>0.3569499098504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94637442417283">
                <text:p>0.394637442417283</text:p>
              </table:table-cell>
              <table:table-cell office:value-type="float" office:value="0.394637442417283">
                <text:p>0.394637442417283</text:p>
              </table:table-cell>
              <table:table-cell office:value-type="float" office:value="0.394637442417283">
                <text:p>0.394637442417283</text:p>
              </table:table-cell>
              <table:table-cell office:value-type="float" office:value="0.394637442417283">
                <text:p>0.394637442417283</text:p>
              </table:table-cell>
              <table:table-cell office:value-type="float" office:value="0.394637442417283">
                <text:p>0.394637442417283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0.412579899182196">
                <text:p>0.412579899182196</text:p>
              </table:table-cell>
              <table:table-cell office:value-type="float" office:value="0.412579899182196">
                <text:p>0.412579899182196</text:p>
              </table:table-cell>
              <table:table-cell office:value-type="float" office:value="0.412579899182196">
                <text:p>0.412579899182196</text:p>
              </table:table-cell>
              <table:table-cell office:value-type="float" office:value="0.412579899182196">
                <text:p>0.412579899182196</text:p>
              </table:table-cell>
              <table:table-cell office:value-type="float" office:value="0.412579899182196">
                <text:p>0.412579899182196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0.28309105820358">
                <text:p>0.28309105820358</text:p>
              </table:table-cell>
              <table:table-cell office:value-type="float" office:value="0.297986262027353">
                <text:p>0.297986262027353</text:p>
              </table:table-cell>
              <table:table-cell office:value-type="float" office:value="0.392891242816379">
                <text:p>0.392891242816379</text:p>
              </table:table-cell>
              <table:table-cell office:value-type="float" office:value="0.392891242816379">
                <text:p>0.392891242816379</text:p>
              </table:table-cell>
              <table:table-cell office:value-type="float" office:value="0.392891242816379">
                <text:p>0.392891242816379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0.110800439358784">
                <text:p>0.110800439358784</text:p>
              </table:table-cell>
              <table:table-cell office:value-type="float" office:value="0.31645194477245">
                <text:p>0.31645194477245</text:p>
              </table:table-cell>
              <table:table-cell office:value-type="float" office:value="0.31645194477245">
                <text:p>0.31645194477245</text:p>
              </table:table-cell>
              <table:table-cell office:value-type="float" office:value="0.31645194477245">
                <text:p>0.31645194477245</text:p>
              </table:table-cell>
              <table:table-cell office:value-type="float" office:value="0.31645194477245">
                <text:p>0.31645194477245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0.322049879134547">
                <text:p>0.322049879134547</text:p>
              </table:table-cell>
              <table:table-cell office:value-type="float" office:value="0.367875387066264">
                <text:p>0.367875387066264</text:p>
              </table:table-cell>
              <table:table-cell office:value-type="float" office:value="0.367875387066264">
                <text:p>0.367875387066264</text:p>
              </table:table-cell>
              <table:table-cell office:value-type="float" office:value="0.367875387066264">
                <text:p>0.367875387066264</text:p>
              </table:table-cell>
              <table:table-cell office:value-type="float" office:value="0.367875387066264">
                <text:p>0.3678753870662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9345809848138">
                <text:p>0.389345809848138</text:p>
              </table:table-cell>
              <table:table-cell office:value-type="float" office:value="0.539268863624797">
                <text:p>0.539268863624797</text:p>
              </table:table-cell>
              <table:table-cell office:value-type="float" office:value="0.539268863624797">
                <text:p>0.539268863624797</text:p>
              </table:table-cell>
              <table:table-cell office:value-type="float" office:value="0.539268863624797">
                <text:p>0.539268863624797</text:p>
              </table:table-cell>
              <table:table-cell office:value-type="float" office:value="0.539268863624797">
                <text:p>0.539268863624797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0.153461519401064">
                <text:p>0.153461519401064</text:p>
              </table:table-cell>
              <table:table-cell office:value-type="float" office:value="0.153461519401064">
                <text:p>0.153461519401064</text:p>
              </table:table-cell>
              <table:table-cell office:value-type="float" office:value="0.260342233373535">
                <text:p>0.260342233373535</text:p>
              </table:table-cell>
              <table:table-cell office:value-type="float" office:value="0.409779298572033">
                <text:p>0.409779298572033</text:p>
              </table:table-cell>
              <table:table-cell office:value-type="float" office:value="0.409779298572033">
                <text:p>0.409779298572033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0.360797421478135">
                <text:p>0.360797421478135</text:p>
              </table:table-cell>
              <table:table-cell office:value-type="float" office:value="0.360797421478135">
                <text:p>0.360797421478135</text:p>
              </table:table-cell>
              <table:table-cell office:value-type="float" office:value="0.30629121545362">
                <text:p>0.30629121545362</text:p>
              </table:table-cell>
              <table:table-cell office:value-type="float" office:value="0.454920446945196">
                <text:p>0.454920446945196</text:p>
              </table:table-cell>
              <table:table-cell office:value-type="float" office:value="0.454920446945196">
                <text:p>0.454920446945196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0.263589737333093">
                <text:p>0.263589737333093</text:p>
              </table:table-cell>
              <table:table-cell office:value-type="float" office:value="0.428945945518892">
                <text:p>0.428945945518892</text:p>
              </table:table-cell>
              <table:table-cell office:value-type="float" office:value="0.428945945518892">
                <text:p>0.428945945518892</text:p>
              </table:table-cell>
              <table:table-cell office:value-type="float" office:value="0.428945945518892">
                <text:p>0.428945945518892</text:p>
              </table:table-cell>
              <table:table-cell office:value-type="float" office:value="0.428945945518892">
                <text:p>0.428945945518892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0.39287628311117">
                <text:p>0.39287628311117</text:p>
              </table:table-cell>
              <table:table-cell office:value-type="float" office:value="0.39287628311117">
                <text:p>0.39287628311117</text:p>
              </table:table-cell>
              <table:table-cell office:value-type="float" office:value="0.58317685454296">
                <text:p>0.58317685454296</text:p>
              </table:table-cell>
              <table:table-cell office:value-type="float" office:value="0.58317685454296">
                <text:p>0.58317685454296</text:p>
              </table:table-cell>
              <table:table-cell office:value-type="float" office:value="0.58317685454296">
                <text:p>0.5831768545429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85649081853231">
                <text:p>0.485649081853231</text:p>
              </table:table-cell>
              <table:table-cell office:value-type="float" office:value="0.428016571305372">
                <text:p>0.428016571305372</text:p>
              </table:table-cell>
              <table:table-cell office:value-type="float" office:value="0.428016571305372">
                <text:p>0.428016571305372</text:p>
              </table:table-cell>
              <table:table-cell office:value-type="float" office:value="0.428016571305372">
                <text:p>0.428016571305372</text:p>
              </table:table-cell>
              <table:table-cell office:value-type="float" office:value="0.428016571305372">
                <text:p>0.428016571305372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0.21592002415057">
                <text:p>0.21592002415057</text:p>
              </table:table-cell>
              <table:table-cell office:value-type="float" office:value="0.456827994915921">
                <text:p>0.456827994915921</text:p>
              </table:table-cell>
              <table:table-cell office:value-type="float" office:value="0.456827994915921">
                <text:p>0.456827994915921</text:p>
              </table:table-cell>
              <table:table-cell office:value-type="float" office:value="0.456827994915921">
                <text:p>0.456827994915921</text:p>
              </table:table-cell>
              <table:table-cell office:value-type="float" office:value="0.456827994915921">
                <text:p>0.456827994915921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0.244632912719446">
                <text:p>0.244632912719446</text:p>
              </table:table-cell>
              <table:table-cell office:value-type="float" office:value="0.244632912719446">
                <text:p>0.244632912719446</text:p>
              </table:table-cell>
              <table:table-cell office:value-type="float" office:value="0.136460301590529">
                <text:p>0.136460301590529</text:p>
              </table:table-cell>
              <table:table-cell office:value-type="float" office:value="0.136460301590529">
                <text:p>0.136460301590529</text:p>
              </table:table-cell>
              <table:table-cell office:value-type="float" office:value="0.431733293387751">
                <text:p>0.431733293387751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0.32014114358877">
                <text:p>0.32014114358877</text:p>
              </table:table-cell>
              <table:table-cell office:value-type="float" office:value="0.531209367334185">
                <text:p>0.531209367334185</text:p>
              </table:table-cell>
              <table:table-cell office:value-type="float" office:value="0.531209367334185">
                <text:p>0.531209367334185</text:p>
              </table:table-cell>
              <table:table-cell office:value-type="float" office:value="0.531209367334185">
                <text:p>0.531209367334185</text:p>
              </table:table-cell>
              <table:table-cell office:value-type="float" office:value="0.531209367334185">
                <text:p>0.531209367334185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0.588092778032139">
                <text:p>0.588092778032139</text:p>
              </table:table-cell>
              <table:table-cell office:value-type="float" office:value="0.588092778032139">
                <text:p>0.588092778032139</text:p>
              </table:table-cell>
              <table:table-cell office:value-type="float" office:value="0.588092778032139">
                <text:p>0.588092778032139</text:p>
              </table:table-cell>
              <table:table-cell office:value-type="float" office:value="0.588092778032139">
                <text:p>0.588092778032139</text:p>
              </table:table-cell>
              <table:table-cell office:value-type="float" office:value="0.588092778032139">
                <text:p>0.58809277803213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26180813945038">
                <text:p>0.226180813945038</text:p>
              </table:table-cell>
              <table:table-cell office:value-type="float" office:value="0.218171195116473">
                <text:p>0.218171195116473</text:p>
              </table:table-cell>
              <table:table-cell office:value-type="float" office:value="0.192172706260267">
                <text:p>0.192172706260267</text:p>
              </table:table-cell>
              <table:table-cell office:value-type="float" office:value="0.192172706260267">
                <text:p>0.192172706260267</text:p>
              </table:table-cell>
              <table:table-cell office:value-type="float" office:value="0.192172706260267">
                <text:p>0.192172706260267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0.41578087468621">
                <text:p>0.41578087468621</text:p>
              </table:table-cell>
              <table:table-cell office:value-type="float" office:value="0.382668388820239">
                <text:p>0.382668388820239</text:p>
              </table:table-cell>
              <table:table-cell office:value-type="float" office:value="0.162050193184387">
                <text:p>0.162050193184387</text:p>
              </table:table-cell>
              <table:table-cell office:value-type="float" office:value="0.162050193184387">
                <text:p>0.162050193184387</text:p>
              </table:table-cell>
              <table:table-cell office:value-type="float" office:value="0.386837352485932">
                <text:p>0.386837352485932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0.460082770291172">
                <text:p>0.460082770291172</text:p>
              </table:table-cell>
              <table:table-cell office:value-type="float" office:value="0.478604991363333">
                <text:p>0.478604991363333</text:p>
              </table:table-cell>
              <table:table-cell office:value-type="float" office:value="0.455684361702273">
                <text:p>0.455684361702273</text:p>
              </table:table-cell>
              <table:table-cell office:value-type="float" office:value="0.22360812012367">
                <text:p>0.22360812012367</text:p>
              </table:table-cell>
              <table:table-cell office:value-type="float" office:value="0.457172421351609">
                <text:p>0.457172421351609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0.503023353753656">
                <text:p>0.503023353753656</text:p>
              </table:table-cell>
              <table:table-cell office:value-type="float" office:value="0.495154586274422">
                <text:p>0.495154586274422</text:p>
              </table:table-cell>
              <table:table-cell office:value-type="float" office:value="0.412504141786847">
                <text:p>0.412504141786847</text:p>
              </table:table-cell>
              <table:table-cell office:value-type="float" office:value="0.412504141786847">
                <text:p>0.412504141786847</text:p>
              </table:table-cell>
              <table:table-cell office:value-type="float" office:value="0.412504141786847">
                <text:p>0.412504141786847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0.234610472068892">
                <text:p>0.234610472068892</text:p>
              </table:table-cell>
              <table:table-cell office:value-type="float" office:value="0.367202620839255">
                <text:p>0.367202620839255</text:p>
              </table:table-cell>
              <table:table-cell office:value-type="float" office:value="0.367202620839255">
                <text:p>0.367202620839255</text:p>
              </table:table-cell>
              <table:table-cell office:value-type="float" office:value="0.529249208057212">
                <text:p>0.529249208057212</text:p>
              </table:table-cell>
              <table:table-cell office:value-type="float" office:value="0.529249208057212">
                <text:p>0.5292492080572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33792290593564">
                <text:p>0.233792290593564</text:p>
              </table:table-cell>
              <table:table-cell office:value-type="float" office:value="0.323646982922946">
                <text:p>0.323646982922946</text:p>
              </table:table-cell>
              <table:table-cell office:value-type="float" office:value="0.323646982922946">
                <text:p>0.323646982922946</text:p>
              </table:table-cell>
              <table:table-cell office:value-type="float" office:value="0.522493558626824">
                <text:p>0.522493558626824</text:p>
              </table:table-cell>
              <table:table-cell office:value-type="float" office:value="0.522493558626824">
                <text:p>0.522493558626824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0.327763100903117">
                <text:p>0.327763100903117</text:p>
              </table:table-cell>
              <table:table-cell office:value-type="float" office:value="0.327763100903117">
                <text:p>0.327763100903117</text:p>
              </table:table-cell>
              <table:table-cell office:value-type="float" office:value="0.477965671410949">
                <text:p>0.477965671410949</text:p>
              </table:table-cell>
              <table:table-cell office:value-type="float" office:value="0.477965671410949">
                <text:p>0.477965671410949</text:p>
              </table:table-cell>
              <table:table-cell office:value-type="float" office:value="0.477965671410949">
                <text:p>0.477965671410949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0.527898954420526">
                <text:p>0.527898954420526</text:p>
              </table:table-cell>
              <table:table-cell office:value-type="float" office:value="0.527898954420526">
                <text:p>0.527898954420526</text:p>
              </table:table-cell>
              <table:table-cell office:value-type="float" office:value="0.527898954420526">
                <text:p>0.527898954420526</text:p>
              </table:table-cell>
              <table:table-cell office:value-type="float" office:value="0.527898954420526">
                <text:p>0.527898954420526</text:p>
              </table:table-cell>
              <table:table-cell office:value-type="float" office:value="0.527898954420526">
                <text:p>0.527898954420526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0.393159081926422">
                <text:p>0.393159081926422</text:p>
              </table:table-cell>
              <table:table-cell office:value-type="float" office:value="0.510256364487056">
                <text:p>0.510256364487056</text:p>
              </table:table-cell>
              <table:table-cell office:value-type="float" office:value="0.510256364487056">
                <text:p>0.510256364487056</text:p>
              </table:table-cell>
              <table:table-cell office:value-type="float" office:value="0.510256364487056">
                <text:p>0.510256364487056</text:p>
              </table:table-cell>
              <table:table-cell office:value-type="float" office:value="0.510256364487056">
                <text:p>0.510256364487056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0.39375886579816">
                <text:p>0.39375886579816</text:p>
              </table:table-cell>
              <table:table-cell office:value-type="float" office:value="0.39375886579816">
                <text:p>0.39375886579816</text:p>
              </table:table-cell>
              <table:table-cell office:value-type="float" office:value="0.571265326988938">
                <text:p>0.571265326988938</text:p>
              </table:table-cell>
              <table:table-cell office:value-type="float" office:value="0.398663122625409">
                <text:p>0.398663122625409</text:p>
              </table:table-cell>
              <table:table-cell office:value-type="float" office:value="0.398663122625409">
                <text:p>0.39866312262540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7002380033341">
                <text:p>0.297002380033341</text:p>
              </table:table-cell>
              <table:table-cell office:value-type="float" office:value="0.238288596751018">
                <text:p>0.238288596751018</text:p>
              </table:table-cell>
              <table:table-cell office:value-type="float" office:value="0.238288596751018">
                <text:p>0.238288596751018</text:p>
              </table:table-cell>
              <table:table-cell office:value-type="float" office:value="0.56089689008716">
                <text:p>0.56089689008716</text:p>
              </table:table-cell>
              <table:table-cell office:value-type="float" office:value="0.56089689008716">
                <text:p>0.56089689008716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0.272974360627475">
                <text:p>0.272974360627475</text:p>
              </table:table-cell>
              <table:table-cell office:value-type="float" office:value="0.246447234099703">
                <text:p>0.246447234099703</text:p>
              </table:table-cell>
              <table:table-cell office:value-type="float" office:value="0.41569110398713">
                <text:p>0.41569110398713</text:p>
              </table:table-cell>
              <table:table-cell office:value-type="float" office:value="0.41569110398713">
                <text:p>0.41569110398713</text:p>
              </table:table-cell>
              <table:table-cell office:value-type="float" office:value="0.41569110398713">
                <text:p>0.41569110398713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0.378707282352761">
                <text:p>0.378707282352761</text:p>
              </table:table-cell>
              <table:table-cell office:value-type="float" office:value="0.497451513659218">
                <text:p>0.497451513659218</text:p>
              </table:table-cell>
              <table:table-cell office:value-type="float" office:value="0.497451513659218">
                <text:p>0.497451513659218</text:p>
              </table:table-cell>
              <table:table-cell office:value-type="float" office:value="0.497451513659218">
                <text:p>0.497451513659218</text:p>
              </table:table-cell>
              <table:table-cell office:value-type="float" office:value="0.497451513659218">
                <text:p>0.497451513659218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0.494404251514963">
                <text:p>0.494404251514963</text:p>
              </table:table-cell>
              <table:table-cell office:value-type="float" office:value="0.494404251514963">
                <text:p>0.494404251514963</text:p>
              </table:table-cell>
              <table:table-cell office:value-type="float" office:value="0.494404251514963">
                <text:p>0.494404251514963</text:p>
              </table:table-cell>
              <table:table-cell office:value-type="float" office:value="0.494404251514963">
                <text:p>0.494404251514963</text:p>
              </table:table-cell>
              <table:table-cell office:value-type="float" office:value="0.494404251514963">
                <text:p>0.494404251514963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0.497550638060476">
                <text:p>0.497550638060476</text:p>
              </table:table-cell>
              <table:table-cell office:value-type="float" office:value="0.486491492602533">
                <text:p>0.486491492602533</text:p>
              </table:table-cell>
              <table:table-cell office:value-type="float" office:value="0.486491492602533">
                <text:p>0.486491492602533</text:p>
              </table:table-cell>
              <table:table-cell office:value-type="float" office:value="0.486491492602533">
                <text:p>0.486491492602533</text:p>
              </table:table-cell>
              <table:table-cell office:value-type="float" office:value="0.626893714099389">
                <text:p>0.626893714099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